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miar_noc_sobota-52" table:style-name="ta1">
        <table:shapes>
          <draw:frame draw:z-index="0" draw:style-name="gr1" draw:text-style-name="P1" svg:width="21.521cm" svg:height="12.856cm" svg:x="2.625cm" svg:y="4.648cm">
            <draw:object draw:notify-on-update-of-ranges="'Pomiar_noc_sobota-52'.C6:'Pomiar_noc_sobota-52'.ALO6 'Pomiar_noc_sobota-52'.B2:'Pomiar_noc_sobota-52'.B2 'Pomiar_noc_sobota-52'.C2:'Pomiar_noc_sobota-52'.ALO2 'Pomiar_noc_sobota-52'.C6:'Pomiar_noc_sobota-52'.ALO6 'Pomiar_noc_sobota-52'.B3:'Pomiar_noc_sobota-52'.B3 'Pomiar_noc_sobota-52'.C3:'Pomiar_noc_sobota-52'.ALO3 'Pomiar_noc_sobota-52'.C6:'Pomiar_noc_sobota-52'.ALO6 'Pomiar_noc_sobota-52'.B4:'Pomiar_noc_sobota-52'.B4 'Pomiar_noc_sobota-52'.C4:'Pomiar_noc_sobota-52'.ALO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5" table:default-cell-style-name="Default"/>
        <table:table-column table:style-name="co3" table:number-columns-repeated="26" table:default-cell-style-name="Default"/>
        <table:table-column table:style-name="co5" table:default-cell-style-name="Default"/>
        <table:table-column table:style-name="co3" table:number-columns-repeated="4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31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column table:style-name="co4" table:default-cell-style-name="Default"/>
        <table:table-column table:style-name="co3" table:number-columns-repeated="3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4" table:default-cell-style-name="Default"/>
        <table:table-column table:style-name="co4" table:number-columns-repeated="2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number-columns-repeated="3" table:default-cell-style-name="Default"/>
        <table:table-column table:style-name="co3" table:number-columns-repeated="30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1" table:default-cell-style-name="Default"/>
        <table:table-column table:style-name="co4" table:number-columns-repeated="3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3" table:default-cell-style-name="Default"/>
        <table:table-column table:style-name="co5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column table:style-name="co3" table:number-columns-repeated="7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81" table:default-cell-style-name="Default"/>
        <table:table-column table:style-name="co5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70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miar 477</text:p>
          </table:table-cell>
          <table:table-cell office:value-type="string" calcext:value-type="string">
            <text:p>Sun May 12 00:58:11 2024</text:p>
          </table:table-cell>
          <table:table-cell table:number-columns-repeated="100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zum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541946" calcext:value-type="float">
            <text:p>-115,8541946</text:p>
          </table:table-cell>
          <table:table-cell table:number-columns-repeated="4" office:value-type="float" office:value="-115.8343887" calcext:value-type="float">
            <text:p>-115,834388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143051" calcext:value-type="float">
            <text:p>-116,0143051</text:p>
          </table:table-cell>
          <table:table-cell table:number-columns-repeated="2" office:value-type="float" office:value="-116.1158905" calcext:value-type="float">
            <text:p>-116,1158905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451141" calcext:value-type="float">
            <text:p>-113,4451141</text:p>
          </table:table-cell>
          <table:table-cell table:number-columns-repeated="3" office:value-type="float" office:value="-113.4001541" calcext:value-type="float">
            <text:p>-113,4001541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1654434" calcext:value-type="float">
            <text:p>-114,165443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322647" calcext:value-type="float">
            <text:p>-114,5322647</text:p>
          </table:table-cell>
          <table:table-cell table:number-columns-repeated="3" office:value-type="float" office:value="-114.5152511" calcext:value-type="float">
            <text:p>-114,515251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1158905" calcext:value-type="float">
            <text:p>-116,1158905</text:p>
          </table:table-cell>
          <table:table-cell table:number-columns-repeated="3" office:value-type="float" office:value="-116.0751113" calcext:value-type="float">
            <text:p>-116,075111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1158905" calcext:value-type="float">
            <text:p>-116,1158905</text:p>
          </table:table-cell>
          <table:table-cell table:number-columns-repeated="2" office:value-type="float" office:value="-116.1568603" calcext:value-type="float">
            <text:p>-116,1568603</text:p>
          </table:table-cell>
          <table:table-cell office:value-type="float" office:value="-116.1774215" calcext:value-type="float">
            <text:p>-116,1774215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2186889" calcext:value-type="float">
            <text:p>-116,2186889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3857269" calcext:value-type="float">
            <text:p>-116,3857269</text:p>
          </table:table-cell>
          <table:table-cell office:value-type="float" office:value="-116.4704666" calcext:value-type="float">
            <text:p>-116,4704666</text:p>
          </table:table-cell>
          <table:table-cell table:number-columns-repeated="2" office:value-type="float" office:value="-116.5991516" calcext:value-type="float">
            <text:p>-116,5991516</text:p>
          </table:table-cell>
          <table:table-cell office:value-type="float" office:value="-116.5560455" calcext:value-type="float">
            <text:p>-116,5560455</text:p>
          </table:table-cell>
          <table:table-cell office:value-type="float" office:value="-116.4917831" calcext:value-type="float">
            <text:p>-116,4917831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4280014" calcext:value-type="float">
            <text:p>-116,4280014</text:p>
          </table:table-cell>
          <table:table-cell table:number-columns-repeated="2" office:value-type="float" office:value="-116.4068298" calcext:value-type="float">
            <text:p>-116,4068298</text:p>
          </table:table-cell>
          <table:table-cell office:value-type="float" office:value="-116.4280014" calcext:value-type="float">
            <text:p>-116,4280014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4280014" calcext:value-type="float">
            <text:p>-116,4280014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133041" calcext:value-type="float">
            <text:p>-115,1133041</text:p>
          </table:table-cell>
          <table:table-cell table:number-columns-repeated="2" office:value-type="float" office:value="-115.0951156" calcext:value-type="float">
            <text:p>-115,0951156</text:p>
          </table:table-cell>
          <table:table-cell table:number-columns-repeated="2" office:value-type="float" office:value="-115.1133041" calcext:value-type="float">
            <text:p>-115,113304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86763" calcext:value-type="float">
            <text:p>-114,986763</text:p>
          </table:table-cell>
          <table:table-cell table:number-columns-repeated="2" office:value-type="float" office:value="-114.9688339" calcext:value-type="float">
            <text:p>-114,9688339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864471" calcext:value-type="float">
            <text:p>-115,1864471</text:p>
          </table:table-cell>
          <table:table-cell table:number-columns-repeated="2" office:value-type="float" office:value="-115.1680984" calcext:value-type="float">
            <text:p>-115,1680984</text:p>
          </table:table-cell>
          <table:table-cell table:number-columns-repeated="2" office:value-type="float" office:value="-115.1498031" calcext:value-type="float">
            <text:p>-115,14980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3" office:value-type="float" office:value="-115.1864471" calcext:value-type="float">
            <text:p>-115,1864471</text:p>
          </table:table-cell>
          <table:table-cell table:number-columns-repeated="2" office:value-type="float" office:value="-115.2048263" calcext:value-type="float">
            <text:p>-115,2048263</text:p>
          </table:table-cell>
          <table:table-cell table:number-columns-repeated="2"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9330902" calcext:value-type="float">
            <text:p>-114,9330902</text:p>
          </table:table-cell>
          <table:table-cell table:number-columns-repeated="3" office:value-type="float" office:value="-114.8974914" calcext:value-type="float">
            <text:p>-114,8974914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302688" calcext:value-type="float">
            <text:p>-114,3302688</text:p>
          </table:table-cell>
          <table:table-cell table:number-columns-repeated="4" office:value-type="float" office:value="-114.3136367" calcext:value-type="float">
            <text:p>-114,3136367</text:p>
          </table:table-cell>
          <table:table-cell office:value-type="float" office:value="-114.3302688" calcext:value-type="float">
            <text:p>-114,3302688</text:p>
          </table:table-cell>
          <table:table-cell table:number-columns-repeated="4" office:value-type="float" office:value="-114.2970504" calcext:value-type="float">
            <text:p>-114,297050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970504" calcext:value-type="float">
            <text:p>-114,2970504</text:p>
          </table:table-cell>
          <table:table-cell table:number-columns-repeated="2" office:value-type="float" office:value="-114.2804794" calcext:value-type="float">
            <text:p>-114,2804794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588531" calcext:value-type="float">
            <text:p>-115,0588531</text:p>
          </table:table-cell>
          <table:table-cell table:number-columns-repeated="3" office:value-type="float" office:value="-115.0407638" calcext:value-type="float">
            <text:p>-115,0407638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216644" calcext:value-type="float">
            <text:p>-114,7216644</text:p>
          </table:table-cell>
          <table:table-cell table:number-columns-repeated="2" office:value-type="float" office:value="-114.704277" calcext:value-type="float">
            <text:p>-114,704277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164688" calcext:value-type="float">
            <text:p>-115,7164688</text:p>
          </table:table-cell>
          <table:table-cell table:number-columns-repeated="2" office:value-type="float" office:value="-115.6969757" calcext:value-type="float">
            <text:p>-115,6969757</text:p>
          </table:table-cell>
          <table:table-cell table:number-columns-repeated="2" office:value-type="float" office:value="-115.7164688" calcext:value-type="float">
            <text:p>-115,7164688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541946" calcext:value-type="float">
            <text:p>-115,8541946</text:p>
          </table:table-cell>
          <table:table-cell table:number-columns-repeated="2" office:value-type="float" office:value="-115.8939437" calcext:value-type="float">
            <text:p>-115,893943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973327" calcext:value-type="float">
            <text:p>-115,2973327</text:p>
          </table:table-cell>
          <table:table-cell table:number-columns-repeated="3" office:value-type="float" office:value="-115.2787551" calcext:value-type="float">
            <text:p>-115,278755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509506" calcext:value-type="float">
            <text:p>-114,9509506</text:p>
          </table:table-cell>
          <table:table-cell table:number-columns-repeated="2" office:value-type="float" office:value="-114.9330902" calcext:value-type="float">
            <text:p>-114,9330902</text:p>
          </table:table-cell>
          <table:table-cell table:number-columns-repeated="2"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4280014" calcext:value-type="float">
            <text:p>-116,4280014</text:p>
          </table:table-cell>
          <table:table-cell office:value-type="float" office:value="-116.513153" calcext:value-type="float">
            <text:p>-116,513153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5775756" calcext:value-type="float">
            <text:p>-116,5775756</text:p>
          </table:table-cell>
          <table:table-cell office:value-type="float" office:value="-116.6424713" calcext:value-type="float">
            <text:p>-116,6424713</text:p>
          </table:table-cell>
          <table:table-cell table:number-columns-repeated="2" office:value-type="float" office:value="-116.7297668" calcext:value-type="float">
            <text:p>-116,7297668</text:p>
          </table:table-cell>
          <table:table-cell office:value-type="float" office:value="-116.6207809" calcext:value-type="float">
            <text:p>-116,6207809</text:p>
          </table:table-cell>
          <table:table-cell office:value-type="float" office:value="-116.513153" calcext:value-type="float">
            <text:p>-116,513153</text:p>
          </table:table-cell>
          <table:table-cell office:value-type="float" office:value="-116.4068298" calcext:value-type="float">
            <text:p>-116,4068298</text:p>
          </table:table-cell>
          <table:table-cell office:value-type="float" office:value="-116.343666" calcext:value-type="float">
            <text:p>-116,343666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8091354" calcext:value-type="float">
            <text:p>-114,8091354</text:p>
          </table:table-cell>
          <table:table-cell table:number-columns-repeated="3" office:value-type="float" office:value="-114.7740402" calcext:value-type="float">
            <text:p>-114,7740402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602157" calcext:value-type="float">
            <text:p>-115,2602157</text:p>
          </table:table-cell>
          <table:table-cell table:number-columns-repeated="3" office:value-type="float" office:value="-115.2973327" calcext:value-type="float">
            <text:p>-115,2973327</text:p>
          </table:table-cell>
          <table:table-cell office:value-type="float" office:value="-115.3346176" calcext:value-type="float">
            <text:p>-115,3346176</text:p>
          </table:table-cell>
          <table:table-cell table:number-columns-repeated="2" office:value-type="float" office:value="-115.3533096" calcext:value-type="float">
            <text:p>-115,3533096</text:p>
          </table:table-cell>
          <table:table-cell table:number-columns-repeated="5" office:value-type="float" office:value="-115.3346176" calcext:value-type="float">
            <text:p>-115,3346176</text:p>
          </table:table-cell>
          <table:table-cell table:number-columns-repeated="2"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3227081" calcext:value-type="float">
            <text:p>-116,3227081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6424713" calcext:value-type="float">
            <text:p>-116,6424713</text:p>
          </table:table-cell>
          <table:table-cell office:value-type="float" office:value="-116.7958221" calcext:value-type="float">
            <text:p>-116,7958221</text:p>
          </table:table-cell>
          <table:table-cell office:value-type="float" office:value="-116.9970474" calcext:value-type="float">
            <text:p>-116,9970474</text:p>
          </table:table-cell>
          <table:table-cell office:value-type="float" office:value="-117.2494964" calcext:value-type="float">
            <text:p>-117,2494964</text:p>
          </table:table-cell>
          <table:table-cell office:value-type="float" office:value="-117.1799163" calcext:value-type="float">
            <text:p>-117,1799163</text:p>
          </table:table-cell>
          <table:table-cell office:value-type="float" office:value="-117.1338348" calcext:value-type="float">
            <text:p>-117,1338348</text:p>
          </table:table-cell>
          <table:table-cell office:value-type="float" office:value="-117.0651702" calcext:value-type="float">
            <text:p>-117,0651702</text:p>
          </table:table-cell>
          <table:table-cell office:value-type="float" office:value="-116.9970474" calcext:value-type="float">
            <text:p>-116,9970474</text:p>
          </table:table-cell>
          <table:table-cell office:value-type="float" office:value="-116.9519195" calcext:value-type="float">
            <text:p>-116,9519195</text:p>
          </table:table-cell>
          <table:table-cell office:value-type="float" office:value="-116.8401336" calcext:value-type="float">
            <text:p>-116,8401336</text:p>
          </table:table-cell>
          <table:table-cell office:value-type="float" office:value="-116.7517242" calcext:value-type="float">
            <text:p>-116,7517242</text:p>
          </table:table-cell>
          <table:table-cell office:value-type="float" office:value="-116.6424713" calcext:value-type="float">
            <text:p>-116,6424713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4492034" calcext:value-type="float">
            <text:p>-116,4492034</text:p>
          </table:table-cell>
          <table:table-cell office:value-type="float" office:value="-116.3646698" calcext:value-type="float">
            <text:p>-116,3646698</text:p>
          </table:table-cell>
          <table:table-cell office:value-type="float" office:value="-116.2809524" calcext:value-type="float">
            <text:p>-116,2809524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table:number-columns-repeated="2" office:value-type="float" office:value="-114.986763" calcext:value-type="float">
            <text:p>-114,986763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1774215" calcext:value-type="float">
            <text:p>-116,1774215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13887" calcext:value-type="float">
            <text:p>-115,913887</text:p>
          </table:table-cell>
          <table:table-cell table:number-columns-repeated="2" office:value-type="float" office:value="-115.8939437" calcext:value-type="float">
            <text:p>-115,893943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0841903" calcext:value-type="float">
            <text:p>-114,0841903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9080658" calcext:value-type="float">
            <text:p>-113,9080658</text:p>
          </table:table-cell>
          <table:table-cell table:number-columns-repeated="2" office:value-type="float" office:value="-113.8922271" calcext:value-type="float">
            <text:p>-113,8922271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1654434" calcext:value-type="float">
            <text:p>-114,1654434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493164" calcext:value-type="float">
            <text:p>-114,5493164</text:p>
          </table:table-cell>
          <table:table-cell table:number-columns-repeated="3" office:value-type="float" office:value="-114.5152511" calcext:value-type="float">
            <text:p>-114,515251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5"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315307" calcext:value-type="float">
            <text:p>-115,1315307</text:p>
          </table:table-cell>
          <table:table-cell table:number-columns-repeated="2" office:value-type="float" office:value="-115.0951156" calcext:value-type="float">
            <text:p>-115,0951156</text:p>
          </table:table-cell>
          <table:table-cell table:number-columns-repeated="4" office:value-type="float" office:value="-115.0769577" calcext:value-type="float">
            <text:p>-115,0769577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096527" calcext:value-type="float">
            <text:p>-115,4096527</text:p>
          </table:table-cell>
          <table:table-cell table:number-columns-repeated="3" office:value-type="float" office:value="-115.4853515" calcext:value-type="float">
            <text:p>-115,4853515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982681" calcext:value-type="float">
            <text:p>-114,4982681</text:p>
          </table:table-cell>
          <table:table-cell table:number-columns-repeated="2" office:value-type="float" office:value="-114.4813232" calcext:value-type="float">
            <text:p>-114,4813232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2186889" calcext:value-type="float">
            <text:p>-116,2186889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580886" calcext:value-type="float">
            <text:p>-113,6580886</text:p>
          </table:table-cell>
          <table:table-cell table:number-columns-repeated="3" office:value-type="float" office:value="-113.6273422" calcext:value-type="float">
            <text:p>-113,6273422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table:number-columns-repeated="2" office:value-type="float" office:value="-114.5493164" calcext:value-type="float">
            <text:p>-114,5493164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34523" calcext:value-type="float">
            <text:p>-116,034523</text:p>
          </table:table-cell>
          <table:table-cell table:number-columns-repeated="2" office:value-type="float" office:value="-115.9941253" calcext:value-type="float">
            <text:p>-115,994125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2809524" calcext:value-type="float">
            <text:p>-116,2809524</text:p>
          </table:table-cell>
          <table:table-cell office:value-type="float" office:value="-116.3646698" calcext:value-type="float">
            <text:p>-116,3646698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4917831" calcext:value-type="float">
            <text:p>-116,4917831</text:p>
          </table:table-cell>
          <table:table-cell office:value-type="float" office:value="-116.343666" calcext:value-type="float">
            <text:p>-116,343666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939437" calcext:value-type="float">
            <text:p>-115,8939437</text:p>
          </table:table-cell>
          <table:table-cell table:number-columns-repeated="2" office:value-type="float" office:value="-115.8740463" calcext:value-type="float">
            <text:p>-115,8740463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4068298" calcext:value-type="float">
            <text:p>-116,4068298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6642074" calcext:value-type="float">
            <text:p>-116,6642074</text:p>
          </table:table-cell>
          <table:table-cell table:number-columns-repeated="4" office:value-type="float" office:value="-116.6860122" calcext:value-type="float">
            <text:p>-116,6860122</text:p>
          </table:table-cell>
          <table:table-cell office:value-type="float" office:value="-116.7297668" calcext:value-type="float">
            <text:p>-116,7297668</text:p>
          </table:table-cell>
          <table:table-cell office:value-type="float" office:value="-116.7517242" calcext:value-type="float">
            <text:p>-116,7517242</text:p>
          </table:table-cell>
          <table:table-cell office:value-type="float" office:value="-116.7958221" calcext:value-type="float">
            <text:p>-116,7958221</text:p>
          </table:table-cell>
          <table:table-cell office:value-type="float" office:value="-116.7737426" calcext:value-type="float">
            <text:p>-116,7737426</text:p>
          </table:table-cell>
          <table:table-cell office:value-type="float" office:value="-116.7297668" calcext:value-type="float">
            <text:p>-116,7297668</text:p>
          </table:table-cell>
          <table:table-cell office:value-type="float" office:value="-116.5775756" calcext:value-type="float">
            <text:p>-116,5775756</text:p>
          </table:table-cell>
          <table:table-cell office:value-type="float" office:value="-116.4492034" calcext:value-type="float">
            <text:p>-116,4492034</text:p>
          </table:table-cell>
          <table:table-cell office:value-type="float" office:value="-116.3227081" calcext:value-type="float">
            <text:p>-116,3227081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343887" calcext:value-type="float">
            <text:p>-115,8343887</text:p>
          </table:table-cell>
          <table:table-cell table:number-columns-repeated="3" office:value-type="float" office:value="-115.8146209" calcext:value-type="float">
            <text:p>-115,814620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47467" calcext:value-type="float">
            <text:p>-114,247467</text:p>
          </table:table-cell>
          <table:table-cell table:number-columns-repeated="4" office:value-type="float" office:value="-114.2309951" calcext:value-type="float">
            <text:p>-114,2309951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1654434" calcext:value-type="float">
            <text:p>-114,1654434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165924" calcext:value-type="float">
            <text:p>-114,1165924</text:p>
          </table:table-cell>
          <table:table-cell table:number-columns-repeated="2" office:value-type="float" office:value="-114.1003723" calcext:value-type="float">
            <text:p>-114,1003723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5234451" calcext:value-type="float">
            <text:p>-115,5234451</text:p>
          </table:table-cell>
          <table:table-cell table:number-columns-repeated="2" office:value-type="float" office:value="-115.5043792" calcext:value-type="float">
            <text:p>-115,5043792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86763" calcext:value-type="float">
            <text:p>-114,986763</text:p>
          </table:table-cell>
          <table:table-cell table:number-columns-repeated="2" office:value-type="float" office:value="-114.9688339" calcext:value-type="float">
            <text:p>-114,9688339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6869201" calcext:value-type="float">
            <text:p>-114,6869201</text:p>
          </table:table-cell>
          <table:table-cell table:number-columns-repeated="3" office:value-type="float" office:value="-114.6696014" calcext:value-type="float">
            <text:p>-114,669601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table:number-columns-repeated="2" office:value-type="float" office:value="-114.986763" calcext:value-type="float">
            <text:p>-114,986763</text:p>
          </table:table-cell>
          <table:table-cell table:number-columns-repeated="2" office:value-type="float" office:value="-114.9688339" calcext:value-type="float">
            <text:p>-114,9688339</text:p>
          </table:table-cell>
          <table:table-cell table:number-columns-repeated="5" office:value-type="float" office:value="-114.9509506" calcext:value-type="float">
            <text:p>-114,9509506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47467" calcext:value-type="float">
            <text:p>-114,247467</text:p>
          </table:table-cell>
          <table:table-cell table:number-columns-repeated="2" office:value-type="float" office:value="-114.2309951" calcext:value-type="float">
            <text:p>-114,2309951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588531" calcext:value-type="float">
            <text:p>-115,058853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zór 1</text:p>
          </table:table-cell>
          <table:table-cell office:value-type="float" office:value="-114.4138641" calcext:value-type="float">
            <text:p>-114,4138641</text:p>
          </table:table-cell>
          <table:table-cell table:number-columns-repeated="4" office:value-type="float" office:value="-114.3803253" calcext:value-type="float">
            <text:p>-114,3803253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4" office:value-type="float" office:value="-115.3159561" calcext:value-type="float">
            <text:p>-115,315956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86763" calcext:value-type="float">
            <text:p>-114,986763</text:p>
          </table:table-cell>
          <table:table-cell table:number-columns-repeated="3" office:value-type="float" office:value="-114.9688339" calcext:value-type="float">
            <text:p>-114,9688339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787551" calcext:value-type="float">
            <text:p>-115,2787551</text:p>
          </table:table-cell>
          <table:table-cell table:number-columns-repeated="2" office:value-type="float" office:value="-115.2602157" calcext:value-type="float">
            <text:p>-115,2602157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159561" calcext:value-type="float">
            <text:p>-115,3159561</text:p>
          </table:table-cell>
          <table:table-cell table:number-columns-repeated="2"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6" office:value-type="float" office:value="-115.3346176" calcext:value-type="float">
            <text:p>-115,334617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3136367" calcext:value-type="float">
            <text:p>-114,3136367</text:p>
          </table:table-cell>
          <table:table-cell table:number-columns-repeated="3" office:value-type="float" office:value="-114.2970504" calcext:value-type="float">
            <text:p>-114,2970504</text:p>
          </table:table-cell>
          <table:table-cell office:value-type="float" office:value="-114.3136367" calcext:value-type="float">
            <text:p>-114,3136367</text:p>
          </table:table-cell>
          <table:table-cell table:number-columns-repeated="2" office:value-type="float" office:value="-114.3302688" calcext:value-type="float">
            <text:p>-114,3302688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876419" calcext:value-type="float">
            <text:p>-113,876419</text:p>
          </table:table-cell>
          <table:table-cell table:number-columns-repeated="3" office:value-type="float" office:value="-113.8606414" calcext:value-type="float">
            <text:p>-113,860641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814285" calcext:value-type="float">
            <text:p>-113,5814285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852081" calcext:value-type="float">
            <text:p>-113,3852081</text:p>
          </table:table-cell>
          <table:table-cell table:number-columns-repeated="3"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7821807" calcext:value-type="float">
            <text:p>-113,7821807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1680984" calcext:value-type="float">
            <text:p>-115,1680984</text:p>
          </table:table-cell>
          <table:table-cell table:number-columns-repeated="5"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047226" calcext:value-type="float">
            <text:p>-115,0047226</text:p>
          </table:table-cell>
          <table:table-cell table:number-columns-repeated="4"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620452" calcext:value-type="float">
            <text:p>-114,8620452</text:p>
          </table:table-cell>
          <table:table-cell table:number-columns-repeated="4" office:value-type="float" office:value="-114.8443756" calcext:value-type="float">
            <text:p>-114,8443756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6194229" calcext:value-type="float">
            <text:p>-115,6194229</text:p>
          </table:table-cell>
          <table:table-cell table:number-columns-repeated="3"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617065" calcext:value-type="float">
            <text:p>-115,5617065</text:p>
          </table:table-cell>
          <table:table-cell table:number-columns-repeated="3" office:value-type="float" office:value="-115.5425567" calcext:value-type="float">
            <text:p>-115,542556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581115" calcext:value-type="float">
            <text:p>-115,6581115</text:p>
          </table:table-cell>
          <table:table-cell table:number-columns-repeated="3"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194229" calcext:value-type="float">
            <text:p>-115,6194229</text:p>
          </table:table-cell>
          <table:table-cell table:number-columns-repeated="4" office:value-type="float" office:value="-115.6001434" calcext:value-type="float">
            <text:p>-115,6001434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5663986" calcext:value-type="float">
            <text:p>-114,5663986</text:p>
          </table:table-cell>
          <table:table-cell table:number-columns-repeated="2" office:value-type="float" office:value="-114.5493164" calcext:value-type="float">
            <text:p>-114,5493164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4138641" calcext:value-type="float">
            <text:p>-114,4138641</text:p>
          </table:table-cell>
          <table:table-cell table:number-columns-repeated="2" office:value-type="float" office:value="-114.3970794" calcext:value-type="float">
            <text:p>-114,3970794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159561" calcext:value-type="float">
            <text:p>-115,3159561</text:p>
          </table:table-cell>
          <table:table-cell table:number-columns-repeated="3" office:value-type="float" office:value="-115.2973327" calcext:value-type="float">
            <text:p>-115,2973327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315307" calcext:value-type="float">
            <text:p>-115,1315307</text:p>
          </table:table-cell>
          <table:table-cell table:number-columns-repeated="3" office:value-type="float" office:value="-115.1133041" calcext:value-type="float">
            <text:p>-115,1133041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346176" calcext:value-type="float">
            <text:p>-115,3346176</text:p>
          </table:table-cell>
          <table:table-cell table:number-columns-repeated="3" office:value-type="float" office:value="-115.3159561" calcext:value-type="float">
            <text:p>-115,3159561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602157" calcext:value-type="float">
            <text:p>-115,2602157</text:p>
          </table:table-cell>
          <table:table-cell table:number-columns-repeated="2" office:value-type="float" office:value="-115.2417144" calcext:value-type="float">
            <text:p>-115,2417144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2" office:value-type="float" office:value="-115.4096527" calcext:value-type="float">
            <text:p>-115,409652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720474" calcext:value-type="float">
            <text:p>-115,3720474</text:p>
          </table:table-cell>
          <table:table-cell table:number-columns-repeated="5" office:value-type="float" office:value="-115.3533096" calcext:value-type="float">
            <text:p>-115,3533096</text:p>
          </table:table-cell>
          <table:table-cell table:number-columns-repeated="2"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541946" calcext:value-type="float">
            <text:p>-115,8541946</text:p>
          </table:table-cell>
          <table:table-cell table:number-columns-repeated="2" office:value-type="float" office:value="-115.9539184" calcext:value-type="float">
            <text:p>-115,9539184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table:number-columns-repeated="2"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6869201" calcext:value-type="float">
            <text:p>-114,6869201</text:p>
          </table:table-cell>
          <table:table-cell table:number-columns-repeated="2" office:value-type="float" office:value="-114.6696014" calcext:value-type="float">
            <text:p>-114,669601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322647" calcext:value-type="float">
            <text:p>-114,5322647</text:p>
          </table:table-cell>
          <table:table-cell table:number-columns-repeated="3" office:value-type="float" office:value="-114.5152511" calcext:value-type="float">
            <text:p>-114,515251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869201" calcext:value-type="float">
            <text:p>-114,6869201</text:p>
          </table:table-cell>
          <table:table-cell table:number-columns-repeated="3" office:value-type="float" office:value="-114.6696014" calcext:value-type="float">
            <text:p>-114,669601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620452" calcext:value-type="float">
            <text:p>-114,8620452</text:p>
          </table:table-cell>
          <table:table-cell table:number-columns-repeated="3" office:value-type="float" office:value="-114.8443756" calcext:value-type="float">
            <text:p>-114,8443756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2393875" calcext:value-type="float">
            <text:p>-116,2393875</text:p>
          </table:table-cell>
          <table:table-cell office:value-type="float" office:value="-116.2186889" calcext:value-type="float">
            <text:p>-116,2186889</text:p>
          </table:table-cell>
          <table:table-cell table:number-columns-repeated="4" office:value-type="float" office:value="-116.1980285" calcext:value-type="float">
            <text:p>-116,198028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13887" calcext:value-type="float">
            <text:p>-115,913887</text:p>
          </table:table-cell>
          <table:table-cell table:number-columns-repeated="2" office:value-type="float" office:value="-115.8939437" calcext:value-type="float">
            <text:p>-115,893943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973327" calcext:value-type="float">
            <text:p>-115,2973327</text:p>
          </table:table-cell>
          <table:table-cell table:number-columns-repeated="2" office:value-type="float" office:value="-115.2787551" calcext:value-type="float">
            <text:p>-115,2787551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5425567" calcext:value-type="float">
            <text:p>-115,5425567</text:p>
          </table:table-cell>
          <table:table-cell table:number-columns-repeated="2" office:value-type="float" office:value="-115.5617065" calcext:value-type="float">
            <text:p>-115,5617065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360076" calcext:value-type="float">
            <text:p>-115,7360076</text:p>
          </table:table-cell>
          <table:table-cell table:number-columns-repeated="2" office:value-type="float" office:value="-115.8541946" calcext:value-type="float">
            <text:p>-115,8541946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2" office:value-type="float" office:value="-115.3159561" calcext:value-type="float">
            <text:p>-115,3159561</text:p>
          </table:table-cell>
          <table:table-cell table:number-columns-repeated="2" office:value-type="float" office:value="-115.2973327" calcext:value-type="float">
            <text:p>-115,2973327</text:p>
          </table:table-cell>
          <table:table-cell table:number-columns-repeated="2" office:value-type="float" office:value="-115.2787551" calcext:value-type="float">
            <text:p>-115,2787551</text:p>
          </table:table-cell>
          <table:table-cell table:number-columns-repeated="2" office:value-type="float" office:value="-115.2973327" calcext:value-type="float">
            <text:p>-115,2973327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table:number-columns-repeated="2" office:value-type="float" office:value="-115.5043792" calcext:value-type="float">
            <text:p>-115,504379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table:number-columns-repeated="3"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1158905" calcext:value-type="float">
            <text:p>-116,1158905</text:p>
          </table:table-cell>
          <table:table-cell table:number-columns-repeated="2" office:value-type="float" office:value="-116.2393875" calcext:value-type="float">
            <text:p>-116,239387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2"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948989" calcext:value-type="float">
            <text:p>-115,7948989</text:p>
          </table:table-cell>
          <table:table-cell table:number-columns-repeated="3" office:value-type="float" office:value="-115.7752227" calcext:value-type="float">
            <text:p>-115,7752227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775207" calcext:value-type="float">
            <text:p>-115,6775207</text:p>
          </table:table-cell>
          <table:table-cell table:number-columns-repeated="2"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740463" calcext:value-type="float">
            <text:p>-115,8740463</text:p>
          </table:table-cell>
          <table:table-cell table:number-columns-repeated="2" office:value-type="float" office:value="-115.933876" calcext:value-type="float">
            <text:p>-115,933876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3" office:value-type="float" office:value="-115.1680984" calcext:value-type="float">
            <text:p>-115,168098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table:number-columns-repeated="4"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688339" calcext:value-type="float">
            <text:p>-114,9688339</text:p>
          </table:table-cell>
          <table:table-cell table:number-columns-repeated="3" office:value-type="float" office:value="-114.9330902" calcext:value-type="float">
            <text:p>-114,9330902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234451" calcext:value-type="float">
            <text:p>-115,5234451</text:p>
          </table:table-cell>
          <table:table-cell table:number-columns-repeated="3" office:value-type="float" office:value="-115.5043792" calcext:value-type="float">
            <text:p>-115,5043792</text:p>
          </table:table-cell>
          <table:table-cell table:number-columns-repeated="2" office:value-type="float" office:value="-115.5234451" calcext:value-type="float">
            <text:p>-115,5234451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table:number-columns-repeated="3" office:value-type="float" office:value="-115.1498031" calcext:value-type="float">
            <text:p>-115,14980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001434" calcext:value-type="float">
            <text:p>-115,6001434</text:p>
          </table:table-cell>
          <table:table-cell table:number-columns-repeated="3" office:value-type="float" office:value="-115.5809021" calcext:value-type="float">
            <text:p>-115,5809021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001434" calcext:value-type="float">
            <text:p>-115,6001434</text:p>
          </table:table-cell>
          <table:table-cell table:number-columns-repeated="3" office:value-type="float" office:value="-115.5809021" calcext:value-type="float">
            <text:p>-115,5809021</text:p>
          </table:table-cell>
          <table:table-cell office:value-type="float" office:value="-115.6001434" calcext:value-type="float">
            <text:p>-115,6001434</text:p>
          </table:table-cell>
          <table:table-cell table:number-columns-repeated="2" office:value-type="float" office:value="-115.6194229" calcext:value-type="float">
            <text:p>-115,6194229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138641" calcext:value-type="float">
            <text:p>-114,4138641</text:p>
          </table:table-cell>
          <table:table-cell table:number-columns-repeated="3" office:value-type="float" office:value="-114.3970794" calcext:value-type="float">
            <text:p>-114,3970794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096527" calcext:value-type="float">
            <text:p>-115,4096527</text:p>
          </table:table-cell>
          <table:table-cell table:number-columns-repeated="2"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227356" calcext:value-type="float">
            <text:p>-115,0227356</text:p>
          </table:table-cell>
          <table:table-cell table:number-columns-repeated="2" office:value-type="float" office:value="-115.0047226" calcext:value-type="float">
            <text:p>-115,004722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8267288" calcext:value-type="float">
            <text:p>-114,8267288</text:p>
          </table:table-cell>
          <table:table-cell table:number-columns-repeated="4" office:value-type="float" office:value="-114.8091354" calcext:value-type="float">
            <text:p>-114,8091354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498031" calcext:value-type="float">
            <text:p>-115,1498031</text:p>
          </table:table-cell>
          <table:table-cell table:number-columns-repeated="3" office:value-type="float" office:value="-115.1315307" calcext:value-type="float">
            <text:p>-115,1315307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2" office:value-type="float" office:value="-115.4096527" calcext:value-type="float">
            <text:p>-115,409652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787551" calcext:value-type="float">
            <text:p>-115,2787551</text:p>
          </table:table-cell>
          <table:table-cell table:number-columns-repeated="4" office:value-type="float" office:value="-115.2602157" calcext:value-type="float">
            <text:p>-115,260215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178436" calcext:value-type="float">
            <text:p>-114,6178436</text:p>
          </table:table-cell>
          <table:table-cell table:number-columns-repeated="5" office:value-type="float" office:value="-114.5835113" calcext:value-type="float">
            <text:p>-114,5835113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267288" calcext:value-type="float">
            <text:p>-114,8267288</text:p>
          </table:table-cell>
          <table:table-cell table:number-columns-repeated="2" office:value-type="float" office:value="-114.8974914" calcext:value-type="float">
            <text:p>-114,8974914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680984" calcext:value-type="float">
            <text:p>-115,1680984</text:p>
          </table:table-cell>
          <table:table-cell table:number-columns-repeated="2"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4" office:value-type="float" office:value="-115.3346176" calcext:value-type="float">
            <text:p>-115,3346176</text:p>
          </table:table-cell>
          <table:table-cell table:number-columns-repeated="2" office:value-type="float" office:value="-115.3159561" calcext:value-type="float">
            <text:p>-115,3159561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602157" calcext:value-type="float">
            <text:p>-115,2602157</text:p>
          </table:table-cell>
          <table:table-cell table:number-columns-repeated="3" office:value-type="float" office:value="-115.2417144" calcext:value-type="float">
            <text:p>-115,241714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3"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346176" calcext:value-type="float">
            <text:p>-115,3346176</text:p>
          </table:table-cell>
          <table:table-cell table:number-columns-repeated="2" office:value-type="float" office:value="-115.3159561" calcext:value-type="float">
            <text:p>-115,3159561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581115" calcext:value-type="float">
            <text:p>-115,6581115</text:p>
          </table:table-cell>
          <table:table-cell table:number-columns-repeated="2"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4068298" calcext:value-type="float">
            <text:p>-116,4068298</text:p>
          </table:table-cell>
          <table:table-cell office:value-type="float" office:value="-116.3857269" calcext:value-type="float">
            <text:p>-116,3857269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2393875" calcext:value-type="float">
            <text:p>-116,2393875</text:p>
          </table:table-cell>
          <table:table-cell office:value-type="float" office:value="-116.1774215" calcext:value-type="float">
            <text:p>-116,1774215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398193" calcext:value-type="float">
            <text:p>-113,9398193</text:p>
          </table:table-cell>
          <table:table-cell table:number-columns-repeated="4" office:value-type="float" office:value="-113.9239273" calcext:value-type="float">
            <text:p>-113,9239273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4.0357971" calcext:value-type="float">
            <text:p>-114,035797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zór 2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4521713" calcext:value-type="float">
            <text:p>-112,4521713</text:p>
          </table:table-cell>
          <table:table-cell office:value-type="float" office:value="-112.3191528" calcext:value-type="float">
            <text:p>-112,3191528</text:p>
          </table:table-cell>
          <table:table-cell office:value-type="float" office:value="-112.2141876" calcext:value-type="float">
            <text:p>-112,2141876</text:p>
          </table:table-cell>
          <table:table-cell office:value-type="float" office:value="-112.1492157" calcext:value-type="float">
            <text:p>-112,1492157</text:p>
          </table:table-cell>
          <table:table-cell office:value-type="float" office:value="-112.0847396" calcext:value-type="float">
            <text:p>-112,0847396</text:p>
          </table:table-cell>
          <table:table-cell office:value-type="float" office:value="-112.020729" calcext:value-type="float">
            <text:p>-112,020729</text:p>
          </table:table-cell>
          <table:table-cell office:value-type="float" office:value="-111.9698638" calcext:value-type="float">
            <text:p>-111,9698638</text:p>
          </table:table-cell>
          <table:table-cell office:value-type="float" office:value="-111.8941116" calcext:value-type="float">
            <text:p>-111,8941116</text:p>
          </table:table-cell>
          <table:table-cell office:value-type="float" office:value="-111.8314895" calcext:value-type="float">
            <text:p>-111,8314895</text:p>
          </table:table-cell>
          <table:table-cell office:value-type="float" office:value="-111.76931" calcext:value-type="float">
            <text:p>-111,76931</text:p>
          </table:table-cell>
          <table:table-cell office:value-type="float" office:value="-111.7322158" calcext:value-type="float">
            <text:p>-111,7322158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6707458" calcext:value-type="float">
            <text:p>-111,6707458</text:p>
          </table:table-cell>
          <table:table-cell table:number-columns-repeated="5" office:value-type="float" office:value="-111.646286" calcext:value-type="float">
            <text:p>-111,646286</text:p>
          </table:table-cell>
          <table:table-cell office:value-type="float" office:value="-111.6585006" calcext:value-type="float">
            <text:p>-111,6585006</text:p>
          </table:table-cell>
          <table:table-cell office:value-type="float" office:value="-111.6830062" calcext:value-type="float">
            <text:p>-111,6830062</text:p>
          </table:table-cell>
          <table:table-cell office:value-type="float" office:value="-111.7075729" calcext:value-type="float">
            <text:p>-111,7075729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8065643" calcext:value-type="float">
            <text:p>-111,8065643</text:p>
          </table:table-cell>
          <table:table-cell office:value-type="float" office:value="-111.8690109" calcext:value-type="float">
            <text:p>-111,8690109</text:p>
          </table:table-cell>
          <table:table-cell office:value-type="float" office:value="-111.9319" calcext:value-type="float">
            <text:p>-111,9319</text:p>
          </table:table-cell>
          <table:table-cell office:value-type="float" office:value="-112.0079803" calcext:value-type="float">
            <text:p>-112,0079803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2.1362838" calcext:value-type="float">
            <text:p>-112,1362838</text:p>
          </table:table-cell>
          <table:table-cell office:value-type="float" office:value="-112.2011566" calcext:value-type="float">
            <text:p>-112,2011566</text:p>
          </table:table-cell>
          <table:table-cell office:value-type="float" office:value="-112.2796402" calcext:value-type="float">
            <text:p>-112,2796402</text:p>
          </table:table-cell>
          <table:table-cell office:value-type="float" office:value="-112.3987197" calcext:value-type="float">
            <text:p>-112,3987197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9344635" calcext:value-type="float">
            <text:p>-112,9344635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7354354" calcext:value-type="float">
            <text:p>-113,7354354</text:p>
          </table:table-cell>
          <table:table-cell table:number-columns-repeated="2" office:value-type="float" office:value="-113.8291702" calcext:value-type="float">
            <text:p>-113,8291702</text:p>
          </table:table-cell>
          <table:table-cell table:number-columns-repeated="2" office:value-type="float" office:value="-113.8134765" calcext:value-type="float">
            <text:p>-113,8134765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841903" calcext:value-type="float">
            <text:p>-114,0841903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8291702" calcext:value-type="float">
            <text:p>-113,8291702</text:p>
          </table:table-cell>
          <table:table-cell table:number-columns-repeated="4" office:value-type="float" office:value="-113.8134765" calcext:value-type="float">
            <text:p>-113,8134765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8448944" calcext:value-type="float">
            <text:p>-113,844894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554153" calcext:value-type="float">
            <text:p>-113,3554153</text:p>
          </table:table-cell>
          <table:table-cell table:number-columns-repeated="4" office:value-type="float" office:value="-113.3405532" calcext:value-type="float">
            <text:p>-113,3405532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6889495" calcext:value-type="float">
            <text:p>-113,6889495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703002" calcext:value-type="float">
            <text:p>-113,3703002</text:p>
          </table:table-cell>
          <table:table-cell table:number-columns-repeated="2" office:value-type="float" office:value="-113.3554153" calcext:value-type="float">
            <text:p>-113,3554153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485687" calcext:value-type="float">
            <text:p>-113,0485687</text:p>
          </table:table-cell>
          <table:table-cell table:number-columns-repeated="2" office:value-type="float" office:value="-113.0342178" calcext:value-type="float">
            <text:p>-113,0342178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10913" calcext:value-type="float">
            <text:p>-113,310913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889495" calcext:value-type="float">
            <text:p>-113,6889495</text:p>
          </table:table-cell>
          <table:table-cell table:number-columns-repeated="2" office:value-type="float" office:value="-113.6735076" calcext:value-type="float">
            <text:p>-113,6735076</text:p>
          </table:table-cell>
          <table:table-cell table:number-columns-repeated="2" office:value-type="float" office:value="-113.6580886" calcext:value-type="float">
            <text:p>-113,6580886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6889495" calcext:value-type="float">
            <text:p>-113,6889495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7665634" calcext:value-type="float">
            <text:p>-113,7665634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7354354" calcext:value-type="float">
            <text:p>-113,7354354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6008834" calcext:value-type="float">
            <text:p>-112,6008834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5194473" calcext:value-type="float">
            <text:p>-112,5194473</text:p>
          </table:table-cell>
          <table:table-cell table:number-columns-repeated="3" office:value-type="float" office:value="-112.5059585" calcext:value-type="float">
            <text:p>-112,5059585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6145248" calcext:value-type="float">
            <text:p>-112,614524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693267" calcext:value-type="float">
            <text:p>-112,6693267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738327" calcext:value-type="float">
            <text:p>-112,738327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486389" calcext:value-type="float">
            <text:p>-112,9486389</text:p>
          </table:table-cell>
          <table:table-cell table:number-columns-repeated="2" office:value-type="float" office:value="-112.9344635" calcext:value-type="float">
            <text:p>-112,9344635</text:p>
          </table:table-cell>
          <table:table-cell table:number-columns-repeated="3" office:value-type="float" office:value="-112.9203033" calcext:value-type="float">
            <text:p>-112,9203033</text:p>
          </table:table-cell>
          <table:table-cell table:number-columns-repeated="2" office:value-type="float" office:value="-112.9344635" calcext:value-type="float">
            <text:p>-112,9344635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913253" calcext:value-type="float">
            <text:p>-112,9913253</text:p>
          </table:table-cell>
          <table:table-cell table:number-columns-repeated="2" office:value-type="float" office:value="-112.9770736" calcext:value-type="float">
            <text:p>-112,9770736</text:p>
          </table:table-cell>
          <table:table-cell office:value-type="float" office:value="-112.9628448" calcext:value-type="float">
            <text:p>-112,9628448</text:p>
          </table:table-cell>
          <table:table-cell table:number-columns-repeated="7" office:value-type="float" office:value="-112.9486389" calcext:value-type="float">
            <text:p>-112,9486389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310913" calcext:value-type="float">
            <text:p>-113,310913</text:p>
          </table:table-cell>
          <table:table-cell table:number-columns-repeated="2" office:value-type="float" office:value="-113.2961273" calcext:value-type="float">
            <text:p>-113,2961273</text:p>
          </table:table-cell>
          <table:table-cell office:value-type="float" office:value="-113.2519226" calcext:value-type="float">
            <text:p>-113,2519226</text:p>
          </table:table-cell>
          <table:table-cell table:number-columns-repeated="2" office:value-type="float" office:value="-113.237236" calcext:value-type="float">
            <text:p>-113,237236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10913" calcext:value-type="float">
            <text:p>-113,310913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5059585" calcext:value-type="float">
            <text:p>-112,5059585</text:p>
          </table:table-cell>
          <table:table-cell office:value-type="float" office:value="-112.4521713" calcext:value-type="float">
            <text:p>-112,4521713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3323669" calcext:value-type="float">
            <text:p>-112,3323669</text:p>
          </table:table-cell>
          <table:table-cell office:value-type="float" office:value="-112.2927932" calcext:value-type="float">
            <text:p>-112,2927932</text:p>
          </table:table-cell>
          <table:table-cell office:value-type="float" office:value="-112.26651" calcext:value-type="float">
            <text:p>-112,26651</text:p>
          </table:table-cell>
          <table:table-cell table:number-columns-repeated="3" office:value-type="float" office:value="-112.2534027" calcext:value-type="float">
            <text:p>-112,2534027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2796402" calcext:value-type="float">
            <text:p>-112,2796402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3191528" calcext:value-type="float">
            <text:p>-112,3191528</text:p>
          </table:table-cell>
          <table:table-cell office:value-type="float" office:value="-112.3455963" calcext:value-type="float">
            <text:p>-112,3455963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4254074" calcext:value-type="float">
            <text:p>-112,4254074</text:p>
          </table:table-cell>
          <table:table-cell office:value-type="float" office:value="-112.4924774" calcext:value-type="float">
            <text:p>-112,4924774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2079391" calcext:value-type="float">
            <text:p>-113,2079391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6120071" calcext:value-type="float">
            <text:p>-113,6120071</text:p>
          </table:table-cell>
          <table:table-cell table:number-columns-repeated="2" office:value-type="float" office:value="-113.6273422" calcext:value-type="float">
            <text:p>-113,6273422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4752273" calcext:value-type="float">
            <text:p>-113,4752273</text:p>
          </table:table-cell>
          <table:table-cell table:number-columns-repeated="2" office:value-type="float" office:value="-113.4601593" calcext:value-type="float">
            <text:p>-113,460159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2225799" calcext:value-type="float">
            <text:p>-113,2225799</text:p>
          </table:table-cell>
          <table:table-cell table:number-columns-repeated="2" office:value-type="float" office:value="-113.2079391" calcext:value-type="float">
            <text:p>-113,2079391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8218383" calcext:value-type="float">
            <text:p>-112,8218383</text:p>
          </table:table-cell>
          <table:table-cell table:number-columns-repeated="3" office:value-type="float" office:value="-112.7939147" calcext:value-type="float">
            <text:p>-112,7939147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266632" calcext:value-type="float">
            <text:p>-113,266632</text:p>
          </table:table-cell>
          <table:table-cell table:number-columns-repeated="2" office:value-type="float" office:value="-113.3405532" calcext:value-type="float">
            <text:p>-113,3405532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7354354" calcext:value-type="float">
            <text:p>-113,7354354</text:p>
          </table:table-cell>
          <table:table-cell office:value-type="float" office:value="-113.7821807" calcext:value-type="float">
            <text:p>-113,7821807</text:p>
          </table:table-cell>
          <table:table-cell table:number-columns-repeated="2" office:value-type="float" office:value="-113.8448944" calcext:value-type="float">
            <text:p>-113,8448944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854064" calcext:value-type="float">
            <text:p>-112,3854064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1621704" calcext:value-type="float">
            <text:p>-112,1621704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1.9825515" calcext:value-type="float">
            <text:p>-111,9825515</text:p>
          </table:table-cell>
          <table:table-cell office:value-type="float" office:value="-111.9192886" calcext:value-type="float">
            <text:p>-111,9192886</text:p>
          </table:table-cell>
          <table:table-cell office:value-type="float" office:value="-111.8564758" calcext:value-type="float">
            <text:p>-111,8564758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7941284" calcext:value-type="float">
            <text:p>-111,7941284</text:p>
          </table:table-cell>
          <table:table-cell table:number-columns-repeated="3" office:value-type="float" office:value="-111.7817077" calcext:value-type="float">
            <text:p>-111,7817077</text:p>
          </table:table-cell>
          <table:table-cell office:value-type="float" office:value="-111.7941284" calcext:value-type="float">
            <text:p>-111,7941284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8564758" calcext:value-type="float">
            <text:p>-111,8564758</text:p>
          </table:table-cell>
          <table:table-cell office:value-type="float" office:value="-111.9192886" calcext:value-type="float">
            <text:p>-111,9192886</text:p>
          </table:table-cell>
          <table:table-cell office:value-type="float" office:value="-111.9952621" calcext:value-type="float">
            <text:p>-111,9952621</text:p>
          </table:table-cell>
          <table:table-cell office:value-type="float" office:value="-112.0975952" calcext:value-type="float">
            <text:p>-112,0975952</text:p>
          </table:table-cell>
          <table:table-cell office:value-type="float" office:value="-112.2272415" calcext:value-type="float">
            <text:p>-112,2272415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4790267" calcext:value-type="float">
            <text:p>-112,4790267</text:p>
          </table:table-cell>
          <table:table-cell office:value-type="float" office:value="-112.5872573" calcext:value-type="float">
            <text:p>-112,5872573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6555938" calcext:value-type="float">
            <text:p>-112,6555938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6145248" calcext:value-type="float">
            <text:p>-112,6145248</text:p>
          </table:table-cell>
          <table:table-cell table:number-columns-repeated="2" office:value-type="float" office:value="-112.6008834" calcext:value-type="float">
            <text:p>-112,6008834</text:p>
          </table:table-cell>
          <table:table-cell office:value-type="float" office:value="-112.6145248" calcext:value-type="float">
            <text:p>-112,614524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555938" calcext:value-type="float">
            <text:p>-112,6555938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7665634" calcext:value-type="float">
            <text:p>-113,7665634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0841903" calcext:value-type="float">
            <text:p>-114,0841903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1751556" calcext:value-type="float">
            <text:p>-112,1751556</text:p>
          </table:table-cell>
          <table:table-cell office:value-type="float" office:value="-112.0462799" calcext:value-type="float">
            <text:p>-112,0462799</text:p>
          </table:table-cell>
          <table:table-cell office:value-type="float" office:value="-111.9698638" calcext:value-type="float">
            <text:p>-111,9698638</text:p>
          </table:table-cell>
          <table:table-cell office:value-type="float" office:value="-111.8941116" calcext:value-type="float">
            <text:p>-111,8941116</text:p>
          </table:table-cell>
          <table:table-cell office:value-type="float" office:value="-111.8314895" calcext:value-type="float">
            <text:p>-111,8314895</text:p>
          </table:table-cell>
          <table:table-cell office:value-type="float" office:value="-111.76931" calcext:value-type="float">
            <text:p>-111,76931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646286" calcext:value-type="float">
            <text:p>-111,646286</text:p>
          </table:table-cell>
          <table:table-cell office:value-type="float" office:value="-111.5975494" calcext:value-type="float">
            <text:p>-111,5975494</text:p>
          </table:table-cell>
          <table:table-cell office:value-type="float" office:value="-111.5611877" calcext:value-type="float">
            <text:p>-111,5611877</text:p>
          </table:table-cell>
          <table:table-cell table:number-columns-repeated="3" office:value-type="float" office:value="-111.5490951" calcext:value-type="float">
            <text:p>-111,5490951</text:p>
          </table:table-cell>
          <table:table-cell office:value-type="float" office:value="-111.5611877" calcext:value-type="float">
            <text:p>-111,5611877</text:p>
          </table:table-cell>
          <table:table-cell office:value-type="float" office:value="-111.585411" calcext:value-type="float">
            <text:p>-111,585411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6340713" calcext:value-type="float">
            <text:p>-111,6340713</text:p>
          </table:table-cell>
          <table:table-cell office:value-type="float" office:value="-111.6707458" calcext:value-type="float">
            <text:p>-111,6707458</text:p>
          </table:table-cell>
          <table:table-cell office:value-type="float" office:value="-111.7445678" calcext:value-type="float">
            <text:p>-111,7445678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9066925" calcext:value-type="float">
            <text:p>-111,9066925</text:p>
          </table:table-cell>
          <table:table-cell office:value-type="float" office:value="-112.0079803" calcext:value-type="float">
            <text:p>-112,0079803</text:p>
          </table:table-cell>
          <table:table-cell office:value-type="float" office:value="-112.1362838" calcext:value-type="float">
            <text:p>-112,1362838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3.0773239" calcext:value-type="float">
            <text:p>-113,0773239</text:p>
          </table:table-cell>
          <table:table-cell table:number-columns-repeated="2" office:value-type="float" office:value="-113.2961273" calcext:value-type="float">
            <text:p>-113,2961273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079391" calcext:value-type="float">
            <text:p>-113,2079391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78749" calcext:value-type="float">
            <text:p>-113,178749</text:p>
          </table:table-cell>
          <table:table-cell table:number-columns-repeated="2" office:value-type="float" office:value="-113.1641845" calcext:value-type="float">
            <text:p>-113,1641845</text:p>
          </table:table-cell>
          <table:table-cell table:number-columns-repeated="2" office:value-type="float" office:value="-113.1496505" calcext:value-type="float">
            <text:p>-113,1496505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6555938" calcext:value-type="float">
            <text:p>-112,6555938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1492157" calcext:value-type="float">
            <text:p>-112,1492157</text:p>
          </table:table-cell>
          <table:table-cell office:value-type="float" office:value="-112.020729" calcext:value-type="float">
            <text:p>-112,020729</text:p>
          </table:table-cell>
          <table:table-cell office:value-type="float" office:value="-111.9445419" calcext:value-type="float">
            <text:p>-111,9445419</text:p>
          </table:table-cell>
          <table:table-cell office:value-type="float" office:value="-111.8690109" calcext:value-type="float">
            <text:p>-111,8690109</text:p>
          </table:table-cell>
          <table:table-cell office:value-type="float" office:value="-111.7941284" calcext:value-type="float">
            <text:p>-111,7941284</text:p>
          </table:table-cell>
          <table:table-cell office:value-type="float" office:value="-111.7445678" calcext:value-type="float">
            <text:p>-111,7445678</text:p>
          </table:table-cell>
          <table:table-cell office:value-type="float" office:value="-111.6585006" calcext:value-type="float">
            <text:p>-111,6585006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5611877" calcext:value-type="float">
            <text:p>-111,5611877</text:p>
          </table:table-cell>
          <table:table-cell table:number-columns-repeated="3" office:value-type="float" office:value="-111.5370254" calcext:value-type="float">
            <text:p>-111,5370254</text:p>
          </table:table-cell>
          <table:table-cell office:value-type="float" office:value="-111.5611877" calcext:value-type="float">
            <text:p>-111,5611877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646286" calcext:value-type="float">
            <text:p>-111,646286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9319" calcext:value-type="float">
            <text:p>-111,9319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2.2272415" calcext:value-type="float">
            <text:p>-112,2272415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6008834" calcext:value-type="float">
            <text:p>-112,6008834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7939147" calcext:value-type="float">
            <text:p>-112,7939147</text:p>
          </table:table-cell>
          <table:table-cell table:number-columns-repeated="2" office:value-type="float" office:value="-112.7799835" calcext:value-type="float">
            <text:p>-112,7799835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738327" calcext:value-type="float">
            <text:p>-112,738327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987197" calcext:value-type="float">
            <text:p>-112,3987197</text:p>
          </table:table-cell>
          <table:table-cell office:value-type="float" office:value="-112.3323669" calcext:value-type="float">
            <text:p>-112,3323669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1621704" calcext:value-type="float">
            <text:p>-112,1621704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1.9825515" calcext:value-type="float">
            <text:p>-111,9825515</text:p>
          </table:table-cell>
          <table:table-cell office:value-type="float" office:value="-111.9066925" calcext:value-type="float">
            <text:p>-111,9066925</text:p>
          </table:table-cell>
          <table:table-cell office:value-type="float" office:value="-111.8314895" calcext:value-type="float">
            <text:p>-111,8314895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646286" calcext:value-type="float">
            <text:p>-111,646286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5732879" calcext:value-type="float">
            <text:p>-111,5732879</text:p>
          </table:table-cell>
          <table:table-cell office:value-type="float" office:value="-111.5490951" calcext:value-type="float">
            <text:p>-111,5490951</text:p>
          </table:table-cell>
          <table:table-cell office:value-type="float" office:value="-111.5129241" calcext:value-type="float">
            <text:p>-111,5129241</text:p>
          </table:table-cell>
          <table:table-cell office:value-type="float" office:value="-111.4769134" calcext:value-type="float">
            <text:p>-111,4769134</text:p>
          </table:table-cell>
          <table:table-cell office:value-type="float" office:value="-111.4529876" calcext:value-type="float">
            <text:p>-111,4529876</text:p>
          </table:table-cell>
          <table:table-cell table:number-columns-repeated="3" office:value-type="float" office:value="-111.44104" calcext:value-type="float">
            <text:p>-111,44104</text:p>
          </table:table-cell>
          <table:table-cell office:value-type="float" office:value="-111.4529876" calcext:value-type="float">
            <text:p>-111,4529876</text:p>
          </table:table-cell>
          <table:table-cell office:value-type="float" office:value="-111.4649429" calcext:value-type="float">
            <text:p>-111,4649429</text:p>
          </table:table-cell>
          <table:table-cell office:value-type="float" office:value="-111.4888992" calcext:value-type="float">
            <text:p>-111,4888992</text:p>
          </table:table-cell>
          <table:table-cell office:value-type="float" office:value="-111.5129241" calcext:value-type="float">
            <text:p>-111,5129241</text:p>
          </table:table-cell>
          <table:table-cell office:value-type="float" office:value="-111.5370254" calcext:value-type="float">
            <text:p>-111,5370254</text:p>
          </table:table-cell>
          <table:table-cell office:value-type="float" office:value="-111.5732879" calcext:value-type="float">
            <text:p>-111,5732879</text:p>
          </table:table-cell>
          <table:table-cell office:value-type="float" office:value="-111.6340713" calcext:value-type="float">
            <text:p>-111,6340713</text:p>
          </table:table-cell>
          <table:table-cell office:value-type="float" office:value="-111.7075729" calcext:value-type="float">
            <text:p>-111,7075729</text:p>
          </table:table-cell>
          <table:table-cell office:value-type="float" office:value="-111.7941284" calcext:value-type="float">
            <text:p>-111,7941284</text:p>
          </table:table-cell>
          <table:table-cell office:value-type="float" office:value="-111.8815536" calcext:value-type="float">
            <text:p>-111,8815536</text:p>
          </table:table-cell>
          <table:table-cell office:value-type="float" office:value="-111.9952621" calcext:value-type="float">
            <text:p>-111,9952621</text:p>
          </table:table-cell>
          <table:table-cell office:value-type="float" office:value="-112.1104736" calcext:value-type="float">
            <text:p>-112,1104736</text:p>
          </table:table-cell>
          <table:table-cell office:value-type="float" office:value="-112.2403106" calcext:value-type="float">
            <text:p>-112,2403106</text:p>
          </table:table-cell>
          <table:table-cell office:value-type="float" office:value="-112.3323669" calcext:value-type="float">
            <text:p>-112,3323669</text:p>
          </table:table-cell>
          <table:table-cell office:value-type="float" office:value="-112.4254074" calcext:value-type="float">
            <text:p>-112,4254074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358383" calcext:value-type="float">
            <text:p>-112,8358383</text:p>
          </table:table-cell>
          <table:table-cell table:number-columns-repeated="5" office:value-type="float" office:value="-112.8078613" calcext:value-type="float">
            <text:p>-112,8078613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1351394" calcext:value-type="float">
            <text:p>-113,1351394</text:p>
          </table:table-cell>
          <table:table-cell table:number-columns-repeated="2" office:value-type="float" office:value="-113.2519226" calcext:value-type="float">
            <text:p>-113,2519226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628448" calcext:value-type="float">
            <text:p>-112,9628448</text:p>
          </table:table-cell>
          <table:table-cell table:number-columns-repeated="3" office:value-type="float" office:value="-112.9486389" calcext:value-type="float">
            <text:p>-112,9486389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145248" calcext:value-type="float">
            <text:p>-112,6145248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5194473" calcext:value-type="float">
            <text:p>-112,5194473</text:p>
          </table:table-cell>
          <table:table-cell table:number-columns-repeated="2" office:value-type="float" office:value="-112.5059585" calcext:value-type="float">
            <text:p>-112,5059585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344635" calcext:value-type="float">
            <text:p>-112,9344635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6693267" calcext:value-type="float">
            <text:p>-112,6693267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5872573" calcext:value-type="float">
            <text:p>-112,5872573</text:p>
          </table:table-cell>
          <table:table-cell office:value-type="float" office:value="-112.5600738" calcext:value-type="float">
            <text:p>-112,5600738</text:p>
          </table:table-cell>
          <table:table-cell table:number-columns-repeated="2" office:value-type="float" office:value="-112.5329742" calcext:value-type="float">
            <text:p>-112,5329742</text:p>
          </table:table-cell>
          <table:table-cell table:number-columns-repeated="3" office:value-type="float" office:value="-112.5194473" calcext:value-type="float">
            <text:p>-112,5194473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5872573" calcext:value-type="float">
            <text:p>-112,5872573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9344635" calcext:value-type="float">
            <text:p>-112,9344635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8218383" calcext:value-type="float">
            <text:p>-112,8218383</text:p>
          </table:table-cell>
          <table:table-cell table:number-columns-repeated="2" office:value-type="float" office:value="-112.7939147" calcext:value-type="float">
            <text:p>-112,7939147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8779678" calcext:value-type="float">
            <text:p>-112,8779678</text:p>
          </table:table-cell>
          <table:table-cell table:number-columns-repeated="3" office:value-type="float" office:value="-112.8638992" calcext:value-type="float">
            <text:p>-112,8638992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342178" calcext:value-type="float">
            <text:p>-113,0342178</text:p>
          </table:table-cell>
          <table:table-cell table:number-columns-repeated="2" office:value-type="float" office:value="-113.0629272" calcext:value-type="float">
            <text:p>-113,0629272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752182" calcext:value-type="float">
            <text:p>-112,752182</text:p>
          </table:table-cell>
          <table:table-cell table:number-columns-repeated="2" office:value-type="float" office:value="-112.738327" calcext:value-type="float">
            <text:p>-112,738327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7660751" calcext:value-type="float">
            <text:p>-112,7660751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876419" calcext:value-type="float">
            <text:p>-113,876419</text:p>
          </table:table-cell>
          <table:table-cell table:number-columns-repeated="2" office:value-type="float" office:value="-113.8922271" calcext:value-type="float">
            <text:p>-113,8922271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5205764" calcext:value-type="float">
            <text:p>-113,5205764</text:p>
          </table:table-cell>
          <table:table-cell table:number-columns-repeated="2" office:value-type="float" office:value="-113.4903183" calcext:value-type="float">
            <text:p>-113,4903183</text:p>
          </table:table-cell>
          <table:table-cell table:number-columns-repeated="2" office:value-type="float" office:value="-113.5054321" calcext:value-type="float">
            <text:p>-113,5054321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7665634" calcext:value-type="float">
            <text:p>-113,766563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0917434" calcext:value-type="float">
            <text:p>-113,0917434</text:p>
          </table:table-cell>
          <table:table-cell table:number-columns-repeated="2" office:value-type="float" office:value="-113.1061782" calcext:value-type="float">
            <text:p>-113,1061782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3852081" calcext:value-type="float">
            <text:p>-113,3852081</text:p>
          </table:table-cell>
          <table:table-cell table:number-columns-repeated="4" office:value-type="float" office:value="-113.3554153" calcext:value-type="float">
            <text:p>-113,3554153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6889495" calcext:value-type="float">
            <text:p>-113,6889495</text:p>
          </table:table-cell>
          <table:table-cell office:value-type="float" office:value="-113.7821807" calcext:value-type="float">
            <text:p>-113,7821807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309951" calcext:value-type="float">
            <text:p>-114,2309951</text:p>
          </table:table-cell>
          <table:table-cell table:number-columns-repeated="3" office:value-type="float" office:value="-114.2145614" calcext:value-type="float">
            <text:p>-114,2145614</text:p>
          </table:table-cell>
          <table:table-cell office:value-type="float" office:value="-114.1981506" calcext:value-type="float">
            <text:p>-114,1981506</text:p>
          </table:table-cell>
          <table:table-cell table:number-columns-repeated="4" office:value-type="float" office:value="-114.1817855" calcext:value-type="float">
            <text:p>-114,1817855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3.9876785" calcext:value-type="float">
            <text:p>-113,9876785</text:p>
          </table:table-cell>
          <table:table-cell table:number-columns-repeated="5" office:value-type="float" office:value="-113.9716949" calcext:value-type="float">
            <text:p>-113,9716949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3588485" calcext:value-type="float">
            <text:p>-112,3588485</text:p>
          </table:table-cell>
          <table:table-cell office:value-type="float" office:value="-112.3191528" calcext:value-type="float">
            <text:p>-112,3191528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2272415" calcext:value-type="float">
            <text:p>-112,2272415</text:p>
          </table:table-cell>
          <table:table-cell table:number-columns-repeated="2" office:value-type="float" office:value="-112.2141876" calcext:value-type="float">
            <text:p>-112,2141876</text:p>
          </table:table-cell>
          <table:table-cell office:value-type="float" office:value="-112.2272415" calcext:value-type="float">
            <text:p>-112,2272415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4254074" calcext:value-type="float">
            <text:p>-112,4254074</text:p>
          </table:table-cell>
          <table:table-cell office:value-type="float" office:value="-112.4924774" calcext:value-type="float">
            <text:p>-112,4924774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7660751" calcext:value-type="float">
            <text:p>-112,7660751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3554153" calcext:value-type="float">
            <text:p>-113,3554153</text:p>
          </table:table-cell>
          <table:table-cell table:number-columns-repeated="6" office:value-type="float" office:value="-113.3405532" calcext:value-type="float">
            <text:p>-113,3405532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7821807" calcext:value-type="float">
            <text:p>-113,7821807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2639541" calcext:value-type="float">
            <text:p>-114,2639541</text:p>
          </table:table-cell>
          <table:table-cell table:number-columns-repeated="3" office:value-type="float" office:value="-114.247467" calcext:value-type="float">
            <text:p>-114,247467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970794" calcext:value-type="float">
            <text:p>-114,3970794</text:p>
          </table:table-cell>
          <table:table-cell table:number-columns-repeated="2" office:value-type="float" office:value="-114.3803253" calcext:value-type="float">
            <text:p>-114,3803253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0197219" calcext:value-type="float">
            <text:p>-114,0197219</text:p>
          </table:table-cell>
          <table:table-cell table:number-columns-repeated="3" office:value-type="float" office:value="-113.9876785" calcext:value-type="float">
            <text:p>-113,9876785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4306793" calcext:value-type="float">
            <text:p>-114,4306793</text:p>
          </table:table-cell>
          <table:table-cell table:number-columns-repeated="4" office:value-type="float" office:value="-114.3970794" calcext:value-type="float">
            <text:p>-114,3970794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8448944" calcext:value-type="float">
            <text:p>-113,8448944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814285" calcext:value-type="float">
            <text:p>-113,5814285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852081" calcext:value-type="float">
            <text:p>-113,3852081</text:p>
          </table:table-cell>
          <table:table-cell table:number-columns-repeated="2"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5814285" calcext:value-type="float">
            <text:p>-113,5814285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1362838" calcext:value-type="float">
            <text:p>-112,1362838</text:p>
          </table:table-cell>
          <table:table-cell office:value-type="float" office:value="-111.9952621" calcext:value-type="float">
            <text:p>-111,9952621</text:p>
          </table:table-cell>
          <table:table-cell office:value-type="float" office:value="-111.8815536" calcext:value-type="float">
            <text:p>-111,8815536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6830062" calcext:value-type="float">
            <text:p>-111,6830062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5370254" calcext:value-type="float">
            <text:p>-111,5370254</text:p>
          </table:table-cell>
          <table:table-cell office:value-type="float" office:value="-111.4769134" calcext:value-type="float">
            <text:p>-111,4769134</text:p>
          </table:table-cell>
          <table:table-cell office:value-type="float" office:value="-111.3934478" calcext:value-type="float">
            <text:p>-111,3934478</text:p>
          </table:table-cell>
          <table:table-cell office:value-type="float" office:value="-111.3107833" calcext:value-type="float">
            <text:p>-111,3107833</text:p>
          </table:table-cell>
          <table:table-cell office:value-type="float" office:value="-111.2405471" calcext:value-type="float">
            <text:p>-111,2405471</text:p>
          </table:table-cell>
          <table:table-cell office:value-type="float" office:value="-111.1940383" calcext:value-type="float">
            <text:p>-111,1940383</text:p>
          </table:table-cell>
          <table:table-cell office:value-type="float" office:value="-111.1477737" calcext:value-type="float">
            <text:p>-111,1477737</text:p>
          </table:table-cell>
          <table:table-cell office:value-type="float" office:value="-111.1132354" calcext:value-type="float">
            <text:p>-111,1132354</text:p>
          </table:table-cell>
          <table:table-cell office:value-type="float" office:value="-111.1017532" calcext:value-type="float">
            <text:p>-111,1017532</text:p>
          </table:table-cell>
          <table:table-cell table:number-columns-repeated="3" office:value-type="float" office:value="-111.0902862" calcext:value-type="float">
            <text:p>-111,0902862</text:p>
          </table:table-cell>
          <table:table-cell office:value-type="float" office:value="-111.1132354" calcext:value-type="float">
            <text:p>-111,1132354</text:p>
          </table:table-cell>
          <table:table-cell office:value-type="float" office:value="-111.1247406" calcext:value-type="float">
            <text:p>-111,1247406</text:p>
          </table:table-cell>
          <table:table-cell office:value-type="float" office:value="-111.1593093" calcext:value-type="float">
            <text:p>-111,1593093</text:p>
          </table:table-cell>
          <table:table-cell office:value-type="float" office:value="-111.2172546" calcext:value-type="float">
            <text:p>-111,2172546</text:p>
          </table:table-cell>
          <table:table-cell office:value-type="float" office:value="-111.2755966" calcext:value-type="float">
            <text:p>-111,2755966</text:p>
          </table:table-cell>
          <table:table-cell office:value-type="float" office:value="-111.3579254" calcext:value-type="float">
            <text:p>-111,3579254</text:p>
          </table:table-cell>
        </table:table-row>
        <table:table-row table:style-name="ro1">
          <table:table-cell table:formula="of:=0.033/[.$A$2]" office:value-type="float" office:value="0.000032967032967033" calcext:value-type="float">
            <text:p>3,2967032967033E-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string" calcext:value-type="string">
            <text:p>ostatnia kolumna</text:p>
          </table:table-cell>
          <table:table-cell table:formula="of:=[.C5]*[.$A$5]" office:value-type="float" office:value="0" calcext:value-type="float">
            <text:p>0</text:p>
          </table:table-cell>
          <table:table-cell table:formula="of:=[.D5]*[.$A$5]" office:value-type="float" office:value="0.000032967032967033" calcext:value-type="float">
            <text:p>3,2967032967033E-05</text:p>
          </table:table-cell>
          <table:table-cell table:formula="of:=[.E5]*[.$A$5]" office:value-type="float" office:value="0.0000659340659340659" calcext:value-type="float">
            <text:p>6,59340659340659E-05</text:p>
          </table:table-cell>
          <table:table-cell table:formula="of:=[.F5]*[.$A$5]" office:value-type="float" office:value="0.0000989010989010989" calcext:value-type="float">
            <text:p>9,89010989010989E-05</text:p>
          </table:table-cell>
          <table:table-cell table:formula="of:=[.G5]*[.$A$5]" office:value-type="float" office:value="0.000131868131868132" calcext:value-type="float">
            <text:p>0,000131868131868132</text:p>
          </table:table-cell>
          <table:table-cell table:formula="of:=[.H5]*[.$A$5]" office:value-type="float" office:value="0.000164835164835165" calcext:value-type="float">
            <text:p>0,000164835164835165</text:p>
          </table:table-cell>
          <table:table-cell table:formula="of:=[.I5]*[.$A$5]" office:value-type="float" office:value="0.000197802197802198" calcext:value-type="float">
            <text:p>0,000197802197802198</text:p>
          </table:table-cell>
          <table:table-cell table:formula="of:=[.J5]*[.$A$5]" office:value-type="float" office:value="0.000230769230769231" calcext:value-type="float">
            <text:p>0,000230769230769231</text:p>
          </table:table-cell>
          <table:table-cell table:formula="of:=[.K5]*[.$A$5]" office:value-type="float" office:value="0.000263736263736264" calcext:value-type="float">
            <text:p>0,000263736263736264</text:p>
          </table:table-cell>
          <table:table-cell table:formula="of:=[.L5]*[.$A$5]" office:value-type="float" office:value="0.000296703296703297" calcext:value-type="float">
            <text:p>0,000296703296703297</text:p>
          </table:table-cell>
          <table:table-cell table:formula="of:=[.M5]*[.$A$5]" office:value-type="float" office:value="0.00032967032967033" calcext:value-type="float">
            <text:p>0,00032967032967033</text:p>
          </table:table-cell>
          <table:table-cell table:formula="of:=[.N5]*[.$A$5]" office:value-type="float" office:value="0.000362637362637363" calcext:value-type="float">
            <text:p>0,000362637362637363</text:p>
          </table:table-cell>
          <table:table-cell table:formula="of:=[.O5]*[.$A$5]" office:value-type="float" office:value="0.000395604395604396" calcext:value-type="float">
            <text:p>0,000395604395604396</text:p>
          </table:table-cell>
          <table:table-cell table:formula="of:=[.P5]*[.$A$5]" office:value-type="float" office:value="0.000428571428571429" calcext:value-type="float">
            <text:p>0,000428571428571429</text:p>
          </table:table-cell>
          <table:table-cell table:formula="of:=[.Q5]*[.$A$5]" office:value-type="float" office:value="0.000461538461538462" calcext:value-type="float">
            <text:p>0,000461538461538462</text:p>
          </table:table-cell>
          <table:table-cell table:formula="of:=[.R5]*[.$A$5]" office:value-type="float" office:value="0.000494505494505495" calcext:value-type="float">
            <text:p>0,000494505494505495</text:p>
          </table:table-cell>
          <table:table-cell table:formula="of:=[.S5]*[.$A$5]" office:value-type="float" office:value="0.000527472527472528" calcext:value-type="float">
            <text:p>0,000527472527472528</text:p>
          </table:table-cell>
          <table:table-cell table:formula="of:=[.T5]*[.$A$5]" office:value-type="float" office:value="0.000560439560439561" calcext:value-type="float">
            <text:p>0,000560439560439561</text:p>
          </table:table-cell>
          <table:table-cell table:formula="of:=[.U5]*[.$A$5]" office:value-type="float" office:value="0.000593406593406594" calcext:value-type="float">
            <text:p>0,000593406593406594</text:p>
          </table:table-cell>
          <table:table-cell table:formula="of:=[.V5]*[.$A$5]" office:value-type="float" office:value="0.000626373626373626" calcext:value-type="float">
            <text:p>0,000626373626373626</text:p>
          </table:table-cell>
          <table:table-cell table:formula="of:=[.W5]*[.$A$5]" office:value-type="float" office:value="0.000659340659340659" calcext:value-type="float">
            <text:p>0,000659340659340659</text:p>
          </table:table-cell>
          <table:table-cell table:formula="of:=[.X5]*[.$A$5]" office:value-type="float" office:value="0.000692307692307692" calcext:value-type="float">
            <text:p>0,000692307692307692</text:p>
          </table:table-cell>
          <table:table-cell table:formula="of:=[.Y5]*[.$A$5]" office:value-type="float" office:value="0.000725274725274725" calcext:value-type="float">
            <text:p>0,000725274725274725</text:p>
          </table:table-cell>
          <table:table-cell table:formula="of:=[.Z5]*[.$A$5]" office:value-type="float" office:value="0.000758241758241758" calcext:value-type="float">
            <text:p>0,000758241758241758</text:p>
          </table:table-cell>
          <table:table-cell table:formula="of:=[.AA5]*[.$A$5]" office:value-type="float" office:value="0.000791208791208791" calcext:value-type="float">
            <text:p>0,000791208791208791</text:p>
          </table:table-cell>
          <table:table-cell table:formula="of:=[.AB5]*[.$A$5]" office:value-type="float" office:value="0.000824175824175824" calcext:value-type="float">
            <text:p>0,000824175824175824</text:p>
          </table:table-cell>
          <table:table-cell table:formula="of:=[.AC5]*[.$A$5]" office:value-type="float" office:value="0.000857142857142857" calcext:value-type="float">
            <text:p>0,000857142857142857</text:p>
          </table:table-cell>
          <table:table-cell table:formula="of:=[.AD5]*[.$A$5]" office:value-type="float" office:value="0.00089010989010989" calcext:value-type="float">
            <text:p>0,00089010989010989</text:p>
          </table:table-cell>
          <table:table-cell table:formula="of:=[.AE5]*[.$A$5]" office:value-type="float" office:value="0.000923076923076923" calcext:value-type="float">
            <text:p>0,000923076923076923</text:p>
          </table:table-cell>
          <table:table-cell table:formula="of:=[.AF5]*[.$A$5]" office:value-type="float" office:value="0.000956043956043956" calcext:value-type="float">
            <text:p>0,000956043956043956</text:p>
          </table:table-cell>
          <table:table-cell table:formula="of:=[.AG5]*[.$A$5]" office:value-type="float" office:value="0.000989010989010989" calcext:value-type="float">
            <text:p>0,000989010989010989</text:p>
          </table:table-cell>
          <table:table-cell table:formula="of:=[.AH5]*[.$A$5]" office:value-type="float" office:value="0.00102197802197802" calcext:value-type="float">
            <text:p>0,00102197802197802</text:p>
          </table:table-cell>
          <table:table-cell table:formula="of:=[.AI5]*[.$A$5]" office:value-type="float" office:value="0.00105494505494506" calcext:value-type="float">
            <text:p>0,00105494505494506</text:p>
          </table:table-cell>
          <table:table-cell table:formula="of:=[.AJ5]*[.$A$5]" office:value-type="float" office:value="0.00108791208791209" calcext:value-type="float">
            <text:p>0,00108791208791209</text:p>
          </table:table-cell>
          <table:table-cell table:formula="of:=[.AK5]*[.$A$5]" office:value-type="float" office:value="0.00112087912087912" calcext:value-type="float">
            <text:p>0,00112087912087912</text:p>
          </table:table-cell>
          <table:table-cell table:formula="of:=[.AL5]*[.$A$5]" office:value-type="float" office:value="0.00115384615384615" calcext:value-type="float">
            <text:p>0,00115384615384615</text:p>
          </table:table-cell>
          <table:table-cell table:formula="of:=[.AM5]*[.$A$5]" office:value-type="float" office:value="0.00118681318681319" calcext:value-type="float">
            <text:p>0,00118681318681319</text:p>
          </table:table-cell>
          <table:table-cell table:formula="of:=[.AN5]*[.$A$5]" office:value-type="float" office:value="0.00121978021978022" calcext:value-type="float">
            <text:p>0,00121978021978022</text:p>
          </table:table-cell>
          <table:table-cell table:formula="of:=[.AO5]*[.$A$5]" office:value-type="float" office:value="0.00125274725274725" calcext:value-type="float">
            <text:p>0,00125274725274725</text:p>
          </table:table-cell>
          <table:table-cell table:formula="of:=[.AP5]*[.$A$5]" office:value-type="float" office:value="0.00128571428571429" calcext:value-type="float">
            <text:p>0,00128571428571429</text:p>
          </table:table-cell>
          <table:table-cell table:formula="of:=[.AQ5]*[.$A$5]" office:value-type="float" office:value="0.00131868131868132" calcext:value-type="float">
            <text:p>0,00131868131868132</text:p>
          </table:table-cell>
          <table:table-cell table:formula="of:=[.AR5]*[.$A$5]" office:value-type="float" office:value="0.00135164835164835" calcext:value-type="float">
            <text:p>0,00135164835164835</text:p>
          </table:table-cell>
          <table:table-cell table:formula="of:=[.AS5]*[.$A$5]" office:value-type="float" office:value="0.00138461538461538" calcext:value-type="float">
            <text:p>0,00138461538461538</text:p>
          </table:table-cell>
          <table:table-cell table:formula="of:=[.AT5]*[.$A$5]" office:value-type="float" office:value="0.00141758241758242" calcext:value-type="float">
            <text:p>0,00141758241758242</text:p>
          </table:table-cell>
          <table:table-cell table:formula="of:=[.AU5]*[.$A$5]" office:value-type="float" office:value="0.00145054945054945" calcext:value-type="float">
            <text:p>0,00145054945054945</text:p>
          </table:table-cell>
          <table:table-cell table:formula="of:=[.AV5]*[.$A$5]" office:value-type="float" office:value="0.00148351648351648" calcext:value-type="float">
            <text:p>0,00148351648351648</text:p>
          </table:table-cell>
          <table:table-cell table:formula="of:=[.AW5]*[.$A$5]" office:value-type="float" office:value="0.00151648351648352" calcext:value-type="float">
            <text:p>0,00151648351648352</text:p>
          </table:table-cell>
          <table:table-cell table:formula="of:=[.AX5]*[.$A$5]" office:value-type="float" office:value="0.00154945054945055" calcext:value-type="float">
            <text:p>0,00154945054945055</text:p>
          </table:table-cell>
          <table:table-cell table:formula="of:=[.AY5]*[.$A$5]" office:value-type="float" office:value="0.00158241758241758" calcext:value-type="float">
            <text:p>0,00158241758241758</text:p>
          </table:table-cell>
          <table:table-cell table:formula="of:=[.AZ5]*[.$A$5]" office:value-type="float" office:value="0.00161538461538462" calcext:value-type="float">
            <text:p>0,00161538461538462</text:p>
          </table:table-cell>
          <table:table-cell table:formula="of:=[.BA5]*[.$A$5]" office:value-type="float" office:value="0.00164835164835165" calcext:value-type="float">
            <text:p>0,00164835164835165</text:p>
          </table:table-cell>
          <table:table-cell table:formula="of:=[.BB5]*[.$A$5]" office:value-type="float" office:value="0.00168131868131868" calcext:value-type="float">
            <text:p>0,00168131868131868</text:p>
          </table:table-cell>
          <table:table-cell table:formula="of:=[.BC5]*[.$A$5]" office:value-type="float" office:value="0.00171428571428571" calcext:value-type="float">
            <text:p>0,00171428571428571</text:p>
          </table:table-cell>
          <table:table-cell table:formula="of:=[.BD5]*[.$A$5]" office:value-type="float" office:value="0.00174725274725275" calcext:value-type="float">
            <text:p>0,00174725274725275</text:p>
          </table:table-cell>
          <table:table-cell table:formula="of:=[.BE5]*[.$A$5]" office:value-type="float" office:value="0.00178021978021978" calcext:value-type="float">
            <text:p>0,00178021978021978</text:p>
          </table:table-cell>
          <table:table-cell table:formula="of:=[.BF5]*[.$A$5]" office:value-type="float" office:value="0.00181318681318681" calcext:value-type="float">
            <text:p>0,00181318681318681</text:p>
          </table:table-cell>
          <table:table-cell table:formula="of:=[.BG5]*[.$A$5]" office:value-type="float" office:value="0.00184615384615385" calcext:value-type="float">
            <text:p>0,00184615384615385</text:p>
          </table:table-cell>
          <table:table-cell table:formula="of:=[.BH5]*[.$A$5]" office:value-type="float" office:value="0.00187912087912088" calcext:value-type="float">
            <text:p>0,00187912087912088</text:p>
          </table:table-cell>
          <table:table-cell table:formula="of:=[.BI5]*[.$A$5]" office:value-type="float" office:value="0.00191208791208791" calcext:value-type="float">
            <text:p>0,00191208791208791</text:p>
          </table:table-cell>
          <table:table-cell table:formula="of:=[.BJ5]*[.$A$5]" office:value-type="float" office:value="0.00194505494505495" calcext:value-type="float">
            <text:p>0,00194505494505495</text:p>
          </table:table-cell>
          <table:table-cell table:formula="of:=[.BK5]*[.$A$5]" office:value-type="float" office:value="0.00197802197802198" calcext:value-type="float">
            <text:p>0,00197802197802198</text:p>
          </table:table-cell>
          <table:table-cell table:formula="of:=[.BL5]*[.$A$5]" office:value-type="float" office:value="0.00201098901098901" calcext:value-type="float">
            <text:p>0,00201098901098901</text:p>
          </table:table-cell>
          <table:table-cell table:formula="of:=[.BM5]*[.$A$5]" office:value-type="float" office:value="0.00204395604395604" calcext:value-type="float">
            <text:p>0,00204395604395604</text:p>
          </table:table-cell>
          <table:table-cell table:formula="of:=[.BN5]*[.$A$5]" office:value-type="float" office:value="0.00207692307692308" calcext:value-type="float">
            <text:p>0,00207692307692308</text:p>
          </table:table-cell>
          <table:table-cell table:formula="of:=[.BO5]*[.$A$5]" office:value-type="float" office:value="0.00210989010989011" calcext:value-type="float">
            <text:p>0,00210989010989011</text:p>
          </table:table-cell>
          <table:table-cell table:formula="of:=[.BP5]*[.$A$5]" office:value-type="float" office:value="0.00214285714285714" calcext:value-type="float">
            <text:p>0,00214285714285714</text:p>
          </table:table-cell>
          <table:table-cell table:formula="of:=[.BQ5]*[.$A$5]" office:value-type="float" office:value="0.00217582417582418" calcext:value-type="float">
            <text:p>0,00217582417582418</text:p>
          </table:table-cell>
          <table:table-cell table:formula="of:=[.BR5]*[.$A$5]" office:value-type="float" office:value="0.00220879120879121" calcext:value-type="float">
            <text:p>0,00220879120879121</text:p>
          </table:table-cell>
          <table:table-cell table:formula="of:=[.BS5]*[.$A$5]" office:value-type="float" office:value="0.00224175824175824" calcext:value-type="float">
            <text:p>0,00224175824175824</text:p>
          </table:table-cell>
          <table:table-cell table:formula="of:=[.BT5]*[.$A$5]" office:value-type="float" office:value="0.00227472527472528" calcext:value-type="float">
            <text:p>0,00227472527472528</text:p>
          </table:table-cell>
          <table:table-cell table:formula="of:=[.BU5]*[.$A$5]" office:value-type="float" office:value="0.00230769230769231" calcext:value-type="float">
            <text:p>0,00230769230769231</text:p>
          </table:table-cell>
          <table:table-cell table:formula="of:=[.BV5]*[.$A$5]" office:value-type="float" office:value="0.00234065934065934" calcext:value-type="float">
            <text:p>0,00234065934065934</text:p>
          </table:table-cell>
          <table:table-cell table:formula="of:=[.BW5]*[.$A$5]" office:value-type="float" office:value="0.00237362637362637" calcext:value-type="float">
            <text:p>0,00237362637362637</text:p>
          </table:table-cell>
          <table:table-cell table:formula="of:=[.BX5]*[.$A$5]" office:value-type="float" office:value="0.00240659340659341" calcext:value-type="float">
            <text:p>0,00240659340659341</text:p>
          </table:table-cell>
          <table:table-cell table:formula="of:=[.BY5]*[.$A$5]" office:value-type="float" office:value="0.00243956043956044" calcext:value-type="float">
            <text:p>0,00243956043956044</text:p>
          </table:table-cell>
          <table:table-cell table:formula="of:=[.BZ5]*[.$A$5]" office:value-type="float" office:value="0.00247252747252747" calcext:value-type="float">
            <text:p>0,00247252747252747</text:p>
          </table:table-cell>
          <table:table-cell table:formula="of:=[.CA5]*[.$A$5]" office:value-type="float" office:value="0.00250549450549451" calcext:value-type="float">
            <text:p>0,00250549450549451</text:p>
          </table:table-cell>
          <table:table-cell table:formula="of:=[.CB5]*[.$A$5]" office:value-type="float" office:value="0.00253846153846154" calcext:value-type="float">
            <text:p>0,00253846153846154</text:p>
          </table:table-cell>
          <table:table-cell table:formula="of:=[.CC5]*[.$A$5]" office:value-type="float" office:value="0.00257142857142857" calcext:value-type="float">
            <text:p>0,00257142857142857</text:p>
          </table:table-cell>
          <table:table-cell table:formula="of:=[.CD5]*[.$A$5]" office:value-type="float" office:value="0.0026043956043956" calcext:value-type="float">
            <text:p>0,0026043956043956</text:p>
          </table:table-cell>
          <table:table-cell table:formula="of:=[.CE5]*[.$A$5]" office:value-type="float" office:value="0.00263736263736264" calcext:value-type="float">
            <text:p>0,00263736263736264</text:p>
          </table:table-cell>
          <table:table-cell table:formula="of:=[.CF5]*[.$A$5]" office:value-type="float" office:value="0.00267032967032967" calcext:value-type="float">
            <text:p>0,00267032967032967</text:p>
          </table:table-cell>
          <table:table-cell table:formula="of:=[.CG5]*[.$A$5]" office:value-type="float" office:value="0.0027032967032967" calcext:value-type="float">
            <text:p>0,0027032967032967</text:p>
          </table:table-cell>
          <table:table-cell table:formula="of:=[.CH5]*[.$A$5]" office:value-type="float" office:value="0.00273626373626374" calcext:value-type="float">
            <text:p>0,00273626373626374</text:p>
          </table:table-cell>
          <table:table-cell table:formula="of:=[.CI5]*[.$A$5]" office:value-type="float" office:value="0.00276923076923077" calcext:value-type="float">
            <text:p>0,00276923076923077</text:p>
          </table:table-cell>
          <table:table-cell table:formula="of:=[.CJ5]*[.$A$5]" office:value-type="float" office:value="0.0028021978021978" calcext:value-type="float">
            <text:p>0,0028021978021978</text:p>
          </table:table-cell>
          <table:table-cell table:formula="of:=[.CK5]*[.$A$5]" office:value-type="float" office:value="0.00283516483516484" calcext:value-type="float">
            <text:p>0,00283516483516484</text:p>
          </table:table-cell>
          <table:table-cell table:formula="of:=[.CL5]*[.$A$5]" office:value-type="float" office:value="0.00286813186813187" calcext:value-type="float">
            <text:p>0,00286813186813187</text:p>
          </table:table-cell>
          <table:table-cell table:formula="of:=[.CM5]*[.$A$5]" office:value-type="float" office:value="0.0029010989010989" calcext:value-type="float">
            <text:p>0,0029010989010989</text:p>
          </table:table-cell>
          <table:table-cell table:formula="of:=[.CN5]*[.$A$5]" office:value-type="float" office:value="0.00293406593406593" calcext:value-type="float">
            <text:p>0,00293406593406593</text:p>
          </table:table-cell>
          <table:table-cell table:formula="of:=[.CO5]*[.$A$5]" office:value-type="float" office:value="0.00296703296703297" calcext:value-type="float">
            <text:p>0,00296703296703297</text:p>
          </table:table-cell>
          <table:table-cell table:formula="of:=[.CP5]*[.$A$5]" office:value-type="float" office:value="0.003" calcext:value-type="float">
            <text:p>0,003</text:p>
          </table:table-cell>
          <table:table-cell table:formula="of:=[.CQ5]*[.$A$5]" office:value-type="float" office:value="0.00303296703296703" calcext:value-type="float">
            <text:p>0,00303296703296703</text:p>
          </table:table-cell>
          <table:table-cell table:formula="of:=[.CR5]*[.$A$5]" office:value-type="float" office:value="0.00306593406593407" calcext:value-type="float">
            <text:p>0,00306593406593407</text:p>
          </table:table-cell>
          <table:table-cell table:formula="of:=[.CS5]*[.$A$5]" office:value-type="float" office:value="0.0030989010989011" calcext:value-type="float">
            <text:p>0,0030989010989011</text:p>
          </table:table-cell>
          <table:table-cell table:formula="of:=[.CT5]*[.$A$5]" office:value-type="float" office:value="0.00313186813186813" calcext:value-type="float">
            <text:p>0,00313186813186813</text:p>
          </table:table-cell>
          <table:table-cell table:formula="of:=[.CU5]*[.$A$5]" office:value-type="float" office:value="0.00316483516483517" calcext:value-type="float">
            <text:p>0,00316483516483517</text:p>
          </table:table-cell>
          <table:table-cell table:formula="of:=[.CV5]*[.$A$5]" office:value-type="float" office:value="0.0031978021978022" calcext:value-type="float">
            <text:p>0,0031978021978022</text:p>
          </table:table-cell>
          <table:table-cell table:formula="of:=[.CW5]*[.$A$5]" office:value-type="float" office:value="0.00323076923076923" calcext:value-type="float">
            <text:p>0,00323076923076923</text:p>
          </table:table-cell>
          <table:table-cell table:formula="of:=[.CX5]*[.$A$5]" office:value-type="float" office:value="0.00326373626373626" calcext:value-type="float">
            <text:p>0,00326373626373626</text:p>
          </table:table-cell>
          <table:table-cell table:formula="of:=[.CY5]*[.$A$5]" office:value-type="float" office:value="0.0032967032967033" calcext:value-type="float">
            <text:p>0,0032967032967033</text:p>
          </table:table-cell>
          <table:table-cell table:formula="of:=[.CZ5]*[.$A$5]" office:value-type="float" office:value="0.00332967032967033" calcext:value-type="float">
            <text:p>0,00332967032967033</text:p>
          </table:table-cell>
          <table:table-cell table:formula="of:=[.DA5]*[.$A$5]" office:value-type="float" office:value="0.00336263736263736" calcext:value-type="float">
            <text:p>0,00336263736263736</text:p>
          </table:table-cell>
          <table:table-cell table:formula="of:=[.DB5]*[.$A$5]" office:value-type="float" office:value="0.0033956043956044" calcext:value-type="float">
            <text:p>0,0033956043956044</text:p>
          </table:table-cell>
          <table:table-cell table:formula="of:=[.DC5]*[.$A$5]" office:value-type="float" office:value="0.00342857142857143" calcext:value-type="float">
            <text:p>0,00342857142857143</text:p>
          </table:table-cell>
          <table:table-cell table:formula="of:=[.DD5]*[.$A$5]" office:value-type="float" office:value="0.00346153846153846" calcext:value-type="float">
            <text:p>0,00346153846153846</text:p>
          </table:table-cell>
          <table:table-cell table:formula="of:=[.DE5]*[.$A$5]" office:value-type="float" office:value="0.0034945054945055" calcext:value-type="float">
            <text:p>0,0034945054945055</text:p>
          </table:table-cell>
          <table:table-cell table:formula="of:=[.DF5]*[.$A$5]" office:value-type="float" office:value="0.00352747252747253" calcext:value-type="float">
            <text:p>0,00352747252747253</text:p>
          </table:table-cell>
          <table:table-cell table:formula="of:=[.DG5]*[.$A$5]" office:value-type="float" office:value="0.00356043956043956" calcext:value-type="float">
            <text:p>0,00356043956043956</text:p>
          </table:table-cell>
          <table:table-cell table:formula="of:=[.DH5]*[.$A$5]" office:value-type="float" office:value="0.00359340659340659" calcext:value-type="float">
            <text:p>0,00359340659340659</text:p>
          </table:table-cell>
          <table:table-cell table:formula="of:=[.DI5]*[.$A$5]" office:value-type="float" office:value="0.00362637362637363" calcext:value-type="float">
            <text:p>0,00362637362637363</text:p>
          </table:table-cell>
          <table:table-cell table:formula="of:=[.DJ5]*[.$A$5]" office:value-type="float" office:value="0.00365934065934066" calcext:value-type="float">
            <text:p>0,00365934065934066</text:p>
          </table:table-cell>
          <table:table-cell table:formula="of:=[.DK5]*[.$A$5]" office:value-type="float" office:value="0.00369230769230769" calcext:value-type="float">
            <text:p>0,00369230769230769</text:p>
          </table:table-cell>
          <table:table-cell table:formula="of:=[.DL5]*[.$A$5]" office:value-type="float" office:value="0.00372527472527473" calcext:value-type="float">
            <text:p>0,00372527472527473</text:p>
          </table:table-cell>
          <table:table-cell table:formula="of:=[.DM5]*[.$A$5]" office:value-type="float" office:value="0.00375824175824176" calcext:value-type="float">
            <text:p>0,00375824175824176</text:p>
          </table:table-cell>
          <table:table-cell table:formula="of:=[.DN5]*[.$A$5]" office:value-type="float" office:value="0.00379120879120879" calcext:value-type="float">
            <text:p>0,00379120879120879</text:p>
          </table:table-cell>
          <table:table-cell table:formula="of:=[.DO5]*[.$A$5]" office:value-type="float" office:value="0.00382417582417582" calcext:value-type="float">
            <text:p>0,00382417582417582</text:p>
          </table:table-cell>
          <table:table-cell table:formula="of:=[.DP5]*[.$A$5]" office:value-type="float" office:value="0.00385714285714286" calcext:value-type="float">
            <text:p>0,00385714285714286</text:p>
          </table:table-cell>
          <table:table-cell table:formula="of:=[.DQ5]*[.$A$5]" office:value-type="float" office:value="0.00389010989010989" calcext:value-type="float">
            <text:p>0,00389010989010989</text:p>
          </table:table-cell>
          <table:table-cell table:formula="of:=[.DR5]*[.$A$5]" office:value-type="float" office:value="0.00392307692307692" calcext:value-type="float">
            <text:p>0,00392307692307692</text:p>
          </table:table-cell>
          <table:table-cell table:formula="of:=[.DS5]*[.$A$5]" office:value-type="float" office:value="0.00395604395604396" calcext:value-type="float">
            <text:p>0,00395604395604396</text:p>
          </table:table-cell>
          <table:table-cell table:formula="of:=[.DT5]*[.$A$5]" office:value-type="float" office:value="0.00398901098901099" calcext:value-type="float">
            <text:p>0,00398901098901099</text:p>
          </table:table-cell>
          <table:table-cell table:formula="of:=[.DU5]*[.$A$5]" office:value-type="float" office:value="0.00402197802197802" calcext:value-type="float">
            <text:p>0,00402197802197802</text:p>
          </table:table-cell>
          <table:table-cell table:formula="of:=[.DV5]*[.$A$5]" office:value-type="float" office:value="0.00405494505494506" calcext:value-type="float">
            <text:p>0,00405494505494506</text:p>
          </table:table-cell>
          <table:table-cell table:formula="of:=[.DW5]*[.$A$5]" office:value-type="float" office:value="0.00408791208791209" calcext:value-type="float">
            <text:p>0,00408791208791209</text:p>
          </table:table-cell>
          <table:table-cell table:formula="of:=[.DX5]*[.$A$5]" office:value-type="float" office:value="0.00412087912087912" calcext:value-type="float">
            <text:p>0,00412087912087912</text:p>
          </table:table-cell>
          <table:table-cell table:formula="of:=[.DY5]*[.$A$5]" office:value-type="float" office:value="0.00415384615384616" calcext:value-type="float">
            <text:p>0,00415384615384616</text:p>
          </table:table-cell>
          <table:table-cell table:formula="of:=[.DZ5]*[.$A$5]" office:value-type="float" office:value="0.00418681318681319" calcext:value-type="float">
            <text:p>0,00418681318681319</text:p>
          </table:table-cell>
          <table:table-cell table:formula="of:=[.EA5]*[.$A$5]" office:value-type="float" office:value="0.00421978021978022" calcext:value-type="float">
            <text:p>0,00421978021978022</text:p>
          </table:table-cell>
          <table:table-cell table:formula="of:=[.EB5]*[.$A$5]" office:value-type="float" office:value="0.00425274725274725" calcext:value-type="float">
            <text:p>0,00425274725274725</text:p>
          </table:table-cell>
          <table:table-cell table:formula="of:=[.EC5]*[.$A$5]" office:value-type="float" office:value="0.00428571428571429" calcext:value-type="float">
            <text:p>0,00428571428571429</text:p>
          </table:table-cell>
          <table:table-cell table:formula="of:=[.ED5]*[.$A$5]" office:value-type="float" office:value="0.00431868131868132" calcext:value-type="float">
            <text:p>0,00431868131868132</text:p>
          </table:table-cell>
          <table:table-cell table:formula="of:=[.EE5]*[.$A$5]" office:value-type="float" office:value="0.00435164835164835" calcext:value-type="float">
            <text:p>0,00435164835164835</text:p>
          </table:table-cell>
          <table:table-cell table:formula="of:=[.EF5]*[.$A$5]" office:value-type="float" office:value="0.00438461538461539" calcext:value-type="float">
            <text:p>0,00438461538461539</text:p>
          </table:table-cell>
          <table:table-cell table:formula="of:=[.EG5]*[.$A$5]" office:value-type="float" office:value="0.00441758241758242" calcext:value-type="float">
            <text:p>0,00441758241758242</text:p>
          </table:table-cell>
          <table:table-cell table:formula="of:=[.EH5]*[.$A$5]" office:value-type="float" office:value="0.00445054945054945" calcext:value-type="float">
            <text:p>0,00445054945054945</text:p>
          </table:table-cell>
          <table:table-cell table:formula="of:=[.EI5]*[.$A$5]" office:value-type="float" office:value="0.00448351648351648" calcext:value-type="float">
            <text:p>0,00448351648351648</text:p>
          </table:table-cell>
          <table:table-cell table:formula="of:=[.EJ5]*[.$A$5]" office:value-type="float" office:value="0.00451648351648352" calcext:value-type="float">
            <text:p>0,00451648351648352</text:p>
          </table:table-cell>
          <table:table-cell table:formula="of:=[.EK5]*[.$A$5]" office:value-type="float" office:value="0.00454945054945055" calcext:value-type="float">
            <text:p>0,00454945054945055</text:p>
          </table:table-cell>
          <table:table-cell table:formula="of:=[.EL5]*[.$A$5]" office:value-type="float" office:value="0.00458241758241758" calcext:value-type="float">
            <text:p>0,00458241758241758</text:p>
          </table:table-cell>
          <table:table-cell table:formula="of:=[.EM5]*[.$A$5]" office:value-type="float" office:value="0.00461538461538462" calcext:value-type="float">
            <text:p>0,00461538461538462</text:p>
          </table:table-cell>
          <table:table-cell table:formula="of:=[.EN5]*[.$A$5]" office:value-type="float" office:value="0.00464835164835165" calcext:value-type="float">
            <text:p>0,00464835164835165</text:p>
          </table:table-cell>
          <table:table-cell table:formula="of:=[.EO5]*[.$A$5]" office:value-type="float" office:value="0.00468131868131868" calcext:value-type="float">
            <text:p>0,00468131868131868</text:p>
          </table:table-cell>
          <table:table-cell table:formula="of:=[.EP5]*[.$A$5]" office:value-type="float" office:value="0.00471428571428572" calcext:value-type="float">
            <text:p>0,00471428571428572</text:p>
          </table:table-cell>
          <table:table-cell table:formula="of:=[.EQ5]*[.$A$5]" office:value-type="float" office:value="0.00474725274725275" calcext:value-type="float">
            <text:p>0,00474725274725275</text:p>
          </table:table-cell>
          <table:table-cell table:formula="of:=[.ER5]*[.$A$5]" office:value-type="float" office:value="0.00478021978021978" calcext:value-type="float">
            <text:p>0,00478021978021978</text:p>
          </table:table-cell>
          <table:table-cell table:formula="of:=[.ES5]*[.$A$5]" office:value-type="float" office:value="0.00481318681318681" calcext:value-type="float">
            <text:p>0,00481318681318681</text:p>
          </table:table-cell>
          <table:table-cell table:formula="of:=[.ET5]*[.$A$5]" office:value-type="float" office:value="0.00484615384615385" calcext:value-type="float">
            <text:p>0,00484615384615385</text:p>
          </table:table-cell>
          <table:table-cell table:formula="of:=[.EU5]*[.$A$5]" office:value-type="float" office:value="0.00487912087912088" calcext:value-type="float">
            <text:p>0,00487912087912088</text:p>
          </table:table-cell>
          <table:table-cell table:formula="of:=[.EV5]*[.$A$5]" office:value-type="float" office:value="0.00491208791208791" calcext:value-type="float">
            <text:p>0,00491208791208791</text:p>
          </table:table-cell>
          <table:table-cell table:formula="of:=[.EW5]*[.$A$5]" office:value-type="float" office:value="0.00494505494505495" calcext:value-type="float">
            <text:p>0,00494505494505495</text:p>
          </table:table-cell>
          <table:table-cell table:formula="of:=[.EX5]*[.$A$5]" office:value-type="float" office:value="0.00497802197802198" calcext:value-type="float">
            <text:p>0,00497802197802198</text:p>
          </table:table-cell>
          <table:table-cell table:formula="of:=[.EY5]*[.$A$5]" office:value-type="float" office:value="0.00501098901098901" calcext:value-type="float">
            <text:p>0,00501098901098901</text:p>
          </table:table-cell>
          <table:table-cell table:formula="of:=[.EZ5]*[.$A$5]" office:value-type="float" office:value="0.00504395604395604" calcext:value-type="float">
            <text:p>0,00504395604395604</text:p>
          </table:table-cell>
          <table:table-cell table:formula="of:=[.FA5]*[.$A$5]" office:value-type="float" office:value="0.00507692307692308" calcext:value-type="float">
            <text:p>0,00507692307692308</text:p>
          </table:table-cell>
          <table:table-cell table:formula="of:=[.FB5]*[.$A$5]" office:value-type="float" office:value="0.00510989010989011" calcext:value-type="float">
            <text:p>0,00510989010989011</text:p>
          </table:table-cell>
          <table:table-cell table:formula="of:=[.FC5]*[.$A$5]" office:value-type="float" office:value="0.00514285714285714" calcext:value-type="float">
            <text:p>0,00514285714285714</text:p>
          </table:table-cell>
          <table:table-cell table:formula="of:=[.FD5]*[.$A$5]" office:value-type="float" office:value="0.00517582417582418" calcext:value-type="float">
            <text:p>0,00517582417582418</text:p>
          </table:table-cell>
          <table:table-cell table:formula="of:=[.FE5]*[.$A$5]" office:value-type="float" office:value="0.00520879120879121" calcext:value-type="float">
            <text:p>0,00520879120879121</text:p>
          </table:table-cell>
          <table:table-cell table:formula="of:=[.FF5]*[.$A$5]" office:value-type="float" office:value="0.00524175824175824" calcext:value-type="float">
            <text:p>0,00524175824175824</text:p>
          </table:table-cell>
          <table:table-cell table:formula="of:=[.FG5]*[.$A$5]" office:value-type="float" office:value="0.00527472527472528" calcext:value-type="float">
            <text:p>0,00527472527472528</text:p>
          </table:table-cell>
          <table:table-cell table:formula="of:=[.FH5]*[.$A$5]" office:value-type="float" office:value="0.00530769230769231" calcext:value-type="float">
            <text:p>0,00530769230769231</text:p>
          </table:table-cell>
          <table:table-cell table:formula="of:=[.FI5]*[.$A$5]" office:value-type="float" office:value="0.00534065934065934" calcext:value-type="float">
            <text:p>0,00534065934065934</text:p>
          </table:table-cell>
          <table:table-cell table:formula="of:=[.FJ5]*[.$A$5]" office:value-type="float" office:value="0.00537362637362637" calcext:value-type="float">
            <text:p>0,00537362637362637</text:p>
          </table:table-cell>
          <table:table-cell table:formula="of:=[.FK5]*[.$A$5]" office:value-type="float" office:value="0.00540659340659341" calcext:value-type="float">
            <text:p>0,00540659340659341</text:p>
          </table:table-cell>
          <table:table-cell table:formula="of:=[.FL5]*[.$A$5]" office:value-type="float" office:value="0.00543956043956044" calcext:value-type="float">
            <text:p>0,00543956043956044</text:p>
          </table:table-cell>
          <table:table-cell table:formula="of:=[.FM5]*[.$A$5]" office:value-type="float" office:value="0.00547252747252747" calcext:value-type="float">
            <text:p>0,00547252747252747</text:p>
          </table:table-cell>
          <table:table-cell table:formula="of:=[.FN5]*[.$A$5]" office:value-type="float" office:value="0.00550549450549451" calcext:value-type="float">
            <text:p>0,00550549450549451</text:p>
          </table:table-cell>
          <table:table-cell table:formula="of:=[.FO5]*[.$A$5]" office:value-type="float" office:value="0.00553846153846154" calcext:value-type="float">
            <text:p>0,00553846153846154</text:p>
          </table:table-cell>
          <table:table-cell table:formula="of:=[.FP5]*[.$A$5]" office:value-type="float" office:value="0.00557142857142857" calcext:value-type="float">
            <text:p>0,00557142857142857</text:p>
          </table:table-cell>
          <table:table-cell table:formula="of:=[.FQ5]*[.$A$5]" office:value-type="float" office:value="0.00560439560439561" calcext:value-type="float">
            <text:p>0,00560439560439561</text:p>
          </table:table-cell>
          <table:table-cell table:formula="of:=[.FR5]*[.$A$5]" office:value-type="float" office:value="0.00563736263736264" calcext:value-type="float">
            <text:p>0,00563736263736264</text:p>
          </table:table-cell>
          <table:table-cell table:formula="of:=[.FS5]*[.$A$5]" office:value-type="float" office:value="0.00567032967032967" calcext:value-type="float">
            <text:p>0,00567032967032967</text:p>
          </table:table-cell>
          <table:table-cell table:formula="of:=[.FT5]*[.$A$5]" office:value-type="float" office:value="0.0057032967032967" calcext:value-type="float">
            <text:p>0,0057032967032967</text:p>
          </table:table-cell>
          <table:table-cell table:formula="of:=[.FU5]*[.$A$5]" office:value-type="float" office:value="0.00573626373626374" calcext:value-type="float">
            <text:p>0,00573626373626374</text:p>
          </table:table-cell>
          <table:table-cell table:formula="of:=[.FV5]*[.$A$5]" office:value-type="float" office:value="0.00576923076923077" calcext:value-type="float">
            <text:p>0,00576923076923077</text:p>
          </table:table-cell>
          <table:table-cell table:formula="of:=[.FW5]*[.$A$5]" office:value-type="float" office:value="0.0058021978021978" calcext:value-type="float">
            <text:p>0,0058021978021978</text:p>
          </table:table-cell>
          <table:table-cell table:formula="of:=[.FX5]*[.$A$5]" office:value-type="float" office:value="0.00583516483516484" calcext:value-type="float">
            <text:p>0,00583516483516484</text:p>
          </table:table-cell>
          <table:table-cell table:formula="of:=[.FY5]*[.$A$5]" office:value-type="float" office:value="0.00586813186813187" calcext:value-type="float">
            <text:p>0,00586813186813187</text:p>
          </table:table-cell>
          <table:table-cell table:formula="of:=[.FZ5]*[.$A$5]" office:value-type="float" office:value="0.0059010989010989" calcext:value-type="float">
            <text:p>0,0059010989010989</text:p>
          </table:table-cell>
          <table:table-cell table:formula="of:=[.GA5]*[.$A$5]" office:value-type="float" office:value="0.00593406593406593" calcext:value-type="float">
            <text:p>0,00593406593406593</text:p>
          </table:table-cell>
          <table:table-cell table:formula="of:=[.GB5]*[.$A$5]" office:value-type="float" office:value="0.00596703296703297" calcext:value-type="float">
            <text:p>0,00596703296703297</text:p>
          </table:table-cell>
          <table:table-cell table:formula="of:=[.GC5]*[.$A$5]" office:value-type="float" office:value="0.006" calcext:value-type="float">
            <text:p>0,006</text:p>
          </table:table-cell>
          <table:table-cell table:formula="of:=[.GD5]*[.$A$5]" office:value-type="float" office:value="0.00603296703296703" calcext:value-type="float">
            <text:p>0,00603296703296703</text:p>
          </table:table-cell>
          <table:table-cell table:formula="of:=[.GE5]*[.$A$5]" office:value-type="float" office:value="0.00606593406593407" calcext:value-type="float">
            <text:p>0,00606593406593407</text:p>
          </table:table-cell>
          <table:table-cell table:formula="of:=[.GF5]*[.$A$5]" office:value-type="float" office:value="0.0060989010989011" calcext:value-type="float">
            <text:p>0,0060989010989011</text:p>
          </table:table-cell>
          <table:table-cell table:formula="of:=[.GG5]*[.$A$5]" office:value-type="float" office:value="0.00613186813186813" calcext:value-type="float">
            <text:p>0,00613186813186813</text:p>
          </table:table-cell>
          <table:table-cell table:formula="of:=[.GH5]*[.$A$5]" office:value-type="float" office:value="0.00616483516483517" calcext:value-type="float">
            <text:p>0,00616483516483517</text:p>
          </table:table-cell>
          <table:table-cell table:formula="of:=[.GI5]*[.$A$5]" office:value-type="float" office:value="0.0061978021978022" calcext:value-type="float">
            <text:p>0,0061978021978022</text:p>
          </table:table-cell>
          <table:table-cell table:formula="of:=[.GJ5]*[.$A$5]" office:value-type="float" office:value="0.00623076923076923" calcext:value-type="float">
            <text:p>0,00623076923076923</text:p>
          </table:table-cell>
          <table:table-cell table:formula="of:=[.GK5]*[.$A$5]" office:value-type="float" office:value="0.00626373626373626" calcext:value-type="float">
            <text:p>0,00626373626373626</text:p>
          </table:table-cell>
          <table:table-cell table:formula="of:=[.GL5]*[.$A$5]" office:value-type="float" office:value="0.0062967032967033" calcext:value-type="float">
            <text:p>0,0062967032967033</text:p>
          </table:table-cell>
          <table:table-cell table:formula="of:=[.GM5]*[.$A$5]" office:value-type="float" office:value="0.00632967032967033" calcext:value-type="float">
            <text:p>0,00632967032967033</text:p>
          </table:table-cell>
          <table:table-cell table:formula="of:=[.GN5]*[.$A$5]" office:value-type="float" office:value="0.00636263736263736" calcext:value-type="float">
            <text:p>0,00636263736263736</text:p>
          </table:table-cell>
          <table:table-cell table:formula="of:=[.GO5]*[.$A$5]" office:value-type="float" office:value="0.0063956043956044" calcext:value-type="float">
            <text:p>0,0063956043956044</text:p>
          </table:table-cell>
          <table:table-cell table:formula="of:=[.GP5]*[.$A$5]" office:value-type="float" office:value="0.00642857142857143" calcext:value-type="float">
            <text:p>0,00642857142857143</text:p>
          </table:table-cell>
          <table:table-cell table:formula="of:=[.GQ5]*[.$A$5]" office:value-type="float" office:value="0.00646153846153846" calcext:value-type="float">
            <text:p>0,00646153846153846</text:p>
          </table:table-cell>
          <table:table-cell table:formula="of:=[.GR5]*[.$A$5]" office:value-type="float" office:value="0.0064945054945055" calcext:value-type="float">
            <text:p>0,0064945054945055</text:p>
          </table:table-cell>
          <table:table-cell table:formula="of:=[.GS5]*[.$A$5]" office:value-type="float" office:value="0.00652747252747253" calcext:value-type="float">
            <text:p>0,00652747252747253</text:p>
          </table:table-cell>
          <table:table-cell table:formula="of:=[.GT5]*[.$A$5]" office:value-type="float" office:value="0.00656043956043956" calcext:value-type="float">
            <text:p>0,00656043956043956</text:p>
          </table:table-cell>
          <table:table-cell table:formula="of:=[.GU5]*[.$A$5]" office:value-type="float" office:value="0.00659340659340659" calcext:value-type="float">
            <text:p>0,00659340659340659</text:p>
          </table:table-cell>
          <table:table-cell table:formula="of:=[.GV5]*[.$A$5]" office:value-type="float" office:value="0.00662637362637363" calcext:value-type="float">
            <text:p>0,00662637362637363</text:p>
          </table:table-cell>
          <table:table-cell table:formula="of:=[.GW5]*[.$A$5]" office:value-type="float" office:value="0.00665934065934066" calcext:value-type="float">
            <text:p>0,00665934065934066</text:p>
          </table:table-cell>
          <table:table-cell table:formula="of:=[.GX5]*[.$A$5]" office:value-type="float" office:value="0.00669230769230769" calcext:value-type="float">
            <text:p>0,00669230769230769</text:p>
          </table:table-cell>
          <table:table-cell table:formula="of:=[.GY5]*[.$A$5]" office:value-type="float" office:value="0.00672527472527473" calcext:value-type="float">
            <text:p>0,00672527472527473</text:p>
          </table:table-cell>
          <table:table-cell table:formula="of:=[.GZ5]*[.$A$5]" office:value-type="float" office:value="0.00675824175824176" calcext:value-type="float">
            <text:p>0,00675824175824176</text:p>
          </table:table-cell>
          <table:table-cell table:formula="of:=[.HA5]*[.$A$5]" office:value-type="float" office:value="0.00679120879120879" calcext:value-type="float">
            <text:p>0,00679120879120879</text:p>
          </table:table-cell>
          <table:table-cell table:formula="of:=[.HB5]*[.$A$5]" office:value-type="float" office:value="0.00682417582417583" calcext:value-type="float">
            <text:p>0,00682417582417583</text:p>
          </table:table-cell>
          <table:table-cell table:formula="of:=[.HC5]*[.$A$5]" office:value-type="float" office:value="0.00685714285714286" calcext:value-type="float">
            <text:p>0,00685714285714286</text:p>
          </table:table-cell>
          <table:table-cell table:formula="of:=[.HD5]*[.$A$5]" office:value-type="float" office:value="0.00689010989010989" calcext:value-type="float">
            <text:p>0,00689010989010989</text:p>
          </table:table-cell>
          <table:table-cell table:formula="of:=[.HE5]*[.$A$5]" office:value-type="float" office:value="0.00692307692307692" calcext:value-type="float">
            <text:p>0,00692307692307692</text:p>
          </table:table-cell>
          <table:table-cell table:formula="of:=[.HF5]*[.$A$5]" office:value-type="float" office:value="0.00695604395604396" calcext:value-type="float">
            <text:p>0,00695604395604396</text:p>
          </table:table-cell>
          <table:table-cell table:formula="of:=[.HG5]*[.$A$5]" office:value-type="float" office:value="0.00698901098901099" calcext:value-type="float">
            <text:p>0,00698901098901099</text:p>
          </table:table-cell>
          <table:table-cell table:formula="of:=[.HH5]*[.$A$5]" office:value-type="float" office:value="0.00702197802197802" calcext:value-type="float">
            <text:p>0,00702197802197802</text:p>
          </table:table-cell>
          <table:table-cell table:formula="of:=[.HI5]*[.$A$5]" office:value-type="float" office:value="0.00705494505494506" calcext:value-type="float">
            <text:p>0,00705494505494506</text:p>
          </table:table-cell>
          <table:table-cell table:formula="of:=[.HJ5]*[.$A$5]" office:value-type="float" office:value="0.00708791208791209" calcext:value-type="float">
            <text:p>0,00708791208791209</text:p>
          </table:table-cell>
          <table:table-cell table:formula="of:=[.HK5]*[.$A$5]" office:value-type="float" office:value="0.00712087912087912" calcext:value-type="float">
            <text:p>0,00712087912087912</text:p>
          </table:table-cell>
          <table:table-cell table:formula="of:=[.HL5]*[.$A$5]" office:value-type="float" office:value="0.00715384615384616" calcext:value-type="float">
            <text:p>0,00715384615384616</text:p>
          </table:table-cell>
          <table:table-cell table:formula="of:=[.HM5]*[.$A$5]" office:value-type="float" office:value="0.00718681318681319" calcext:value-type="float">
            <text:p>0,00718681318681319</text:p>
          </table:table-cell>
          <table:table-cell table:formula="of:=[.HN5]*[.$A$5]" office:value-type="float" office:value="0.00721978021978022" calcext:value-type="float">
            <text:p>0,00721978021978022</text:p>
          </table:table-cell>
          <table:table-cell table:formula="of:=[.HO5]*[.$A$5]" office:value-type="float" office:value="0.00725274725274725" calcext:value-type="float">
            <text:p>0,00725274725274725</text:p>
          </table:table-cell>
          <table:table-cell table:formula="of:=[.HP5]*[.$A$5]" office:value-type="float" office:value="0.00728571428571429" calcext:value-type="float">
            <text:p>0,00728571428571429</text:p>
          </table:table-cell>
          <table:table-cell table:formula="of:=[.HQ5]*[.$A$5]" office:value-type="float" office:value="0.00731868131868132" calcext:value-type="float">
            <text:p>0,00731868131868132</text:p>
          </table:table-cell>
          <table:table-cell table:formula="of:=[.HR5]*[.$A$5]" office:value-type="float" office:value="0.00735164835164835" calcext:value-type="float">
            <text:p>0,00735164835164835</text:p>
          </table:table-cell>
          <table:table-cell table:formula="of:=[.HS5]*[.$A$5]" office:value-type="float" office:value="0.00738461538461539" calcext:value-type="float">
            <text:p>0,00738461538461539</text:p>
          </table:table-cell>
          <table:table-cell table:formula="of:=[.HT5]*[.$A$5]" office:value-type="float" office:value="0.00741758241758242" calcext:value-type="float">
            <text:p>0,00741758241758242</text:p>
          </table:table-cell>
          <table:table-cell table:formula="of:=[.HU5]*[.$A$5]" office:value-type="float" office:value="0.00745054945054945" calcext:value-type="float">
            <text:p>0,00745054945054945</text:p>
          </table:table-cell>
          <table:table-cell table:formula="of:=[.HV5]*[.$A$5]" office:value-type="float" office:value="0.00748351648351649" calcext:value-type="float">
            <text:p>0,00748351648351649</text:p>
          </table:table-cell>
          <table:table-cell table:formula="of:=[.HW5]*[.$A$5]" office:value-type="float" office:value="0.00751648351648352" calcext:value-type="float">
            <text:p>0,00751648351648352</text:p>
          </table:table-cell>
          <table:table-cell table:formula="of:=[.HX5]*[.$A$5]" office:value-type="float" office:value="0.00754945054945055" calcext:value-type="float">
            <text:p>0,00754945054945055</text:p>
          </table:table-cell>
          <table:table-cell table:formula="of:=[.HY5]*[.$A$5]" office:value-type="float" office:value="0.00758241758241758" calcext:value-type="float">
            <text:p>0,00758241758241758</text:p>
          </table:table-cell>
          <table:table-cell table:formula="of:=[.HZ5]*[.$A$5]" office:value-type="float" office:value="0.00761538461538462" calcext:value-type="float">
            <text:p>0,00761538461538462</text:p>
          </table:table-cell>
          <table:table-cell table:formula="of:=[.IA5]*[.$A$5]" office:value-type="float" office:value="0.00764835164835165" calcext:value-type="float">
            <text:p>0,00764835164835165</text:p>
          </table:table-cell>
          <table:table-cell table:formula="of:=[.IB5]*[.$A$5]" office:value-type="float" office:value="0.00768131868131868" calcext:value-type="float">
            <text:p>0,00768131868131868</text:p>
          </table:table-cell>
          <table:table-cell table:formula="of:=[.IC5]*[.$A$5]" office:value-type="float" office:value="0.00771428571428572" calcext:value-type="float">
            <text:p>0,00771428571428572</text:p>
          </table:table-cell>
          <table:table-cell table:formula="of:=[.ID5]*[.$A$5]" office:value-type="float" office:value="0.00774725274725275" calcext:value-type="float">
            <text:p>0,00774725274725275</text:p>
          </table:table-cell>
          <table:table-cell table:formula="of:=[.IE5]*[.$A$5]" office:value-type="float" office:value="0.00778021978021978" calcext:value-type="float">
            <text:p>0,00778021978021978</text:p>
          </table:table-cell>
          <table:table-cell table:formula="of:=[.IF5]*[.$A$5]" office:value-type="float" office:value="0.00781318681318682" calcext:value-type="float">
            <text:p>0,00781318681318682</text:p>
          </table:table-cell>
          <table:table-cell table:formula="of:=[.IG5]*[.$A$5]" office:value-type="float" office:value="0.00784615384615385" calcext:value-type="float">
            <text:p>0,00784615384615385</text:p>
          </table:table-cell>
          <table:table-cell table:formula="of:=[.IH5]*[.$A$5]" office:value-type="float" office:value="0.00787912087912088" calcext:value-type="float">
            <text:p>0,00787912087912088</text:p>
          </table:table-cell>
          <table:table-cell table:formula="of:=[.II5]*[.$A$5]" office:value-type="float" office:value="0.00791208791208791" calcext:value-type="float">
            <text:p>0,00791208791208791</text:p>
          </table:table-cell>
          <table:table-cell table:formula="of:=[.IJ5]*[.$A$5]" office:value-type="float" office:value="0.00794505494505495" calcext:value-type="float">
            <text:p>0,00794505494505495</text:p>
          </table:table-cell>
          <table:table-cell table:formula="of:=[.IK5]*[.$A$5]" office:value-type="float" office:value="0.00797802197802198" calcext:value-type="float">
            <text:p>0,00797802197802198</text:p>
          </table:table-cell>
          <table:table-cell table:formula="of:=[.IL5]*[.$A$5]" office:value-type="float" office:value="0.00801098901098901" calcext:value-type="float">
            <text:p>0,00801098901098901</text:p>
          </table:table-cell>
          <table:table-cell table:formula="of:=[.IM5]*[.$A$5]" office:value-type="float" office:value="0.00804395604395605" calcext:value-type="float">
            <text:p>0,00804395604395605</text:p>
          </table:table-cell>
          <table:table-cell table:formula="of:=[.IN5]*[.$A$5]" office:value-type="float" office:value="0.00807692307692308" calcext:value-type="float">
            <text:p>0,00807692307692308</text:p>
          </table:table-cell>
          <table:table-cell table:formula="of:=[.IO5]*[.$A$5]" office:value-type="float" office:value="0.00810989010989011" calcext:value-type="float">
            <text:p>0,00810989010989011</text:p>
          </table:table-cell>
          <table:table-cell table:formula="of:=[.IP5]*[.$A$5]" office:value-type="float" office:value="0.00814285714285714" calcext:value-type="float">
            <text:p>0,00814285714285714</text:p>
          </table:table-cell>
          <table:table-cell table:formula="of:=[.IQ5]*[.$A$5]" office:value-type="float" office:value="0.00817582417582418" calcext:value-type="float">
            <text:p>0,00817582417582418</text:p>
          </table:table-cell>
          <table:table-cell table:formula="of:=[.IR5]*[.$A$5]" office:value-type="float" office:value="0.00820879120879121" calcext:value-type="float">
            <text:p>0,00820879120879121</text:p>
          </table:table-cell>
          <table:table-cell table:formula="of:=[.IS5]*[.$A$5]" office:value-type="float" office:value="0.00824175824175824" calcext:value-type="float">
            <text:p>0,00824175824175824</text:p>
          </table:table-cell>
          <table:table-cell table:formula="of:=[.IT5]*[.$A$5]" office:value-type="float" office:value="0.00827472527472528" calcext:value-type="float">
            <text:p>0,00827472527472528</text:p>
          </table:table-cell>
          <table:table-cell table:formula="of:=[.IU5]*[.$A$5]" office:value-type="float" office:value="0.00830769230769231" calcext:value-type="float">
            <text:p>0,00830769230769231</text:p>
          </table:table-cell>
          <table:table-cell table:formula="of:=[.IV5]*[.$A$5]" office:value-type="float" office:value="0.00834065934065934" calcext:value-type="float">
            <text:p>0,00834065934065934</text:p>
          </table:table-cell>
          <table:table-cell table:formula="of:=[.IW5]*[.$A$5]" office:value-type="float" office:value="0.00837362637362638" calcext:value-type="float">
            <text:p>0,00837362637362638</text:p>
          </table:table-cell>
          <table:table-cell table:formula="of:=[.IX5]*[.$A$5]" office:value-type="float" office:value="0.00840659340659341" calcext:value-type="float">
            <text:p>0,00840659340659341</text:p>
          </table:table-cell>
          <table:table-cell table:formula="of:=[.IY5]*[.$A$5]" office:value-type="float" office:value="0.00843956043956044" calcext:value-type="float">
            <text:p>0,00843956043956044</text:p>
          </table:table-cell>
          <table:table-cell table:formula="of:=[.IZ5]*[.$A$5]" office:value-type="float" office:value="0.00847252747252747" calcext:value-type="float">
            <text:p>0,00847252747252747</text:p>
          </table:table-cell>
          <table:table-cell table:formula="of:=[.JA5]*[.$A$5]" office:value-type="float" office:value="0.00850549450549451" calcext:value-type="float">
            <text:p>0,00850549450549451</text:p>
          </table:table-cell>
          <table:table-cell table:formula="of:=[.JB5]*[.$A$5]" office:value-type="float" office:value="0.00853846153846154" calcext:value-type="float">
            <text:p>0,00853846153846154</text:p>
          </table:table-cell>
          <table:table-cell table:formula="of:=[.JC5]*[.$A$5]" office:value-type="float" office:value="0.00857142857142857" calcext:value-type="float">
            <text:p>0,00857142857142857</text:p>
          </table:table-cell>
          <table:table-cell table:formula="of:=[.JD5]*[.$A$5]" office:value-type="float" office:value="0.00860439560439561" calcext:value-type="float">
            <text:p>0,00860439560439561</text:p>
          </table:table-cell>
          <table:table-cell table:formula="of:=[.JE5]*[.$A$5]" office:value-type="float" office:value="0.00863736263736264" calcext:value-type="float">
            <text:p>0,00863736263736264</text:p>
          </table:table-cell>
          <table:table-cell table:formula="of:=[.JF5]*[.$A$5]" office:value-type="float" office:value="0.00867032967032967" calcext:value-type="float">
            <text:p>0,00867032967032967</text:p>
          </table:table-cell>
          <table:table-cell table:formula="of:=[.JG5]*[.$A$5]" office:value-type="float" office:value="0.00870329670329671" calcext:value-type="float">
            <text:p>0,00870329670329671</text:p>
          </table:table-cell>
          <table:table-cell table:formula="of:=[.JH5]*[.$A$5]" office:value-type="float" office:value="0.00873626373626374" calcext:value-type="float">
            <text:p>0,00873626373626374</text:p>
          </table:table-cell>
          <table:table-cell table:formula="of:=[.JI5]*[.$A$5]" office:value-type="float" office:value="0.00876923076923077" calcext:value-type="float">
            <text:p>0,00876923076923077</text:p>
          </table:table-cell>
          <table:table-cell table:formula="of:=[.JJ5]*[.$A$5]" office:value-type="float" office:value="0.0088021978021978" calcext:value-type="float">
            <text:p>0,0088021978021978</text:p>
          </table:table-cell>
          <table:table-cell table:formula="of:=[.JK5]*[.$A$5]" office:value-type="float" office:value="0.00883516483516484" calcext:value-type="float">
            <text:p>0,00883516483516484</text:p>
          </table:table-cell>
          <table:table-cell table:formula="of:=[.JL5]*[.$A$5]" office:value-type="float" office:value="0.00886813186813187" calcext:value-type="float">
            <text:p>0,00886813186813187</text:p>
          </table:table-cell>
          <table:table-cell table:formula="of:=[.JM5]*[.$A$5]" office:value-type="float" office:value="0.0089010989010989" calcext:value-type="float">
            <text:p>0,0089010989010989</text:p>
          </table:table-cell>
          <table:table-cell table:formula="of:=[.JN5]*[.$A$5]" office:value-type="float" office:value="0.00893406593406594" calcext:value-type="float">
            <text:p>0,00893406593406594</text:p>
          </table:table-cell>
          <table:table-cell table:formula="of:=[.JO5]*[.$A$5]" office:value-type="float" office:value="0.00896703296703297" calcext:value-type="float">
            <text:p>0,00896703296703297</text:p>
          </table:table-cell>
          <table:table-cell table:formula="of:=[.JP5]*[.$A$5]" office:value-type="float" office:value="0.009" calcext:value-type="float">
            <text:p>0,009</text:p>
          </table:table-cell>
          <table:table-cell table:formula="of:=[.JQ5]*[.$A$5]" office:value-type="float" office:value="0.00903296703296704" calcext:value-type="float">
            <text:p>0,00903296703296704</text:p>
          </table:table-cell>
          <table:table-cell table:formula="of:=[.JR5]*[.$A$5]" office:value-type="float" office:value="0.00906593406593407" calcext:value-type="float">
            <text:p>0,00906593406593407</text:p>
          </table:table-cell>
          <table:table-cell table:formula="of:=[.JS5]*[.$A$5]" office:value-type="float" office:value="0.0090989010989011" calcext:value-type="float">
            <text:p>0,0090989010989011</text:p>
          </table:table-cell>
          <table:table-cell table:formula="of:=[.JT5]*[.$A$5]" office:value-type="float" office:value="0.00913186813186813" calcext:value-type="float">
            <text:p>0,00913186813186813</text:p>
          </table:table-cell>
          <table:table-cell table:formula="of:=[.JU5]*[.$A$5]" office:value-type="float" office:value="0.00916483516483517" calcext:value-type="float">
            <text:p>0,00916483516483517</text:p>
          </table:table-cell>
          <table:table-cell table:formula="of:=[.JV5]*[.$A$5]" office:value-type="float" office:value="0.0091978021978022" calcext:value-type="float">
            <text:p>0,0091978021978022</text:p>
          </table:table-cell>
          <table:table-cell table:formula="of:=[.JW5]*[.$A$5]" office:value-type="float" office:value="0.00923076923076923" calcext:value-type="float">
            <text:p>0,00923076923076923</text:p>
          </table:table-cell>
          <table:table-cell table:formula="of:=[.JX5]*[.$A$5]" office:value-type="float" office:value="0.00926373626373627" calcext:value-type="float">
            <text:p>0,00926373626373627</text:p>
          </table:table-cell>
          <table:table-cell table:formula="of:=[.JY5]*[.$A$5]" office:value-type="float" office:value="0.0092967032967033" calcext:value-type="float">
            <text:p>0,0092967032967033</text:p>
          </table:table-cell>
          <table:table-cell table:formula="of:=[.JZ5]*[.$A$5]" office:value-type="float" office:value="0.00932967032967033" calcext:value-type="float">
            <text:p>0,00932967032967033</text:p>
          </table:table-cell>
          <table:table-cell table:formula="of:=[.KA5]*[.$A$5]" office:value-type="float" office:value="0.00936263736263737" calcext:value-type="float">
            <text:p>0,00936263736263737</text:p>
          </table:table-cell>
          <table:table-cell table:formula="of:=[.KB5]*[.$A$5]" office:value-type="float" office:value="0.0093956043956044" calcext:value-type="float">
            <text:p>0,0093956043956044</text:p>
          </table:table-cell>
          <table:table-cell table:formula="of:=[.KC5]*[.$A$5]" office:value-type="float" office:value="0.00942857142857143" calcext:value-type="float">
            <text:p>0,00942857142857143</text:p>
          </table:table-cell>
          <table:table-cell table:formula="of:=[.KD5]*[.$A$5]" office:value-type="float" office:value="0.00946153846153846" calcext:value-type="float">
            <text:p>0,00946153846153846</text:p>
          </table:table-cell>
          <table:table-cell table:formula="of:=[.KE5]*[.$A$5]" office:value-type="float" office:value="0.0094945054945055" calcext:value-type="float">
            <text:p>0,0094945054945055</text:p>
          </table:table-cell>
          <table:table-cell table:formula="of:=[.KF5]*[.$A$5]" office:value-type="float" office:value="0.00952747252747253" calcext:value-type="float">
            <text:p>0,00952747252747253</text:p>
          </table:table-cell>
          <table:table-cell table:formula="of:=[.KG5]*[.$A$5]" office:value-type="float" office:value="0.00956043956043956" calcext:value-type="float">
            <text:p>0,00956043956043956</text:p>
          </table:table-cell>
          <table:table-cell table:formula="of:=[.KH5]*[.$A$5]" office:value-type="float" office:value="0.0095934065934066" calcext:value-type="float">
            <text:p>0,0095934065934066</text:p>
          </table:table-cell>
          <table:table-cell table:formula="of:=[.KI5]*[.$A$5]" office:value-type="float" office:value="0.00962637362637363" calcext:value-type="float">
            <text:p>0,00962637362637363</text:p>
          </table:table-cell>
          <table:table-cell table:formula="of:=[.KJ5]*[.$A$5]" office:value-type="float" office:value="0.00965934065934066" calcext:value-type="float">
            <text:p>0,00965934065934066</text:p>
          </table:table-cell>
          <table:table-cell table:formula="of:=[.KK5]*[.$A$5]" office:value-type="float" office:value="0.00969230769230769" calcext:value-type="float">
            <text:p>0,00969230769230769</text:p>
          </table:table-cell>
          <table:table-cell table:formula="of:=[.KL5]*[.$A$5]" office:value-type="float" office:value="0.00972527472527473" calcext:value-type="float">
            <text:p>0,00972527472527473</text:p>
          </table:table-cell>
          <table:table-cell table:formula="of:=[.KM5]*[.$A$5]" office:value-type="float" office:value="0.00975824175824176" calcext:value-type="float">
            <text:p>0,00975824175824176</text:p>
          </table:table-cell>
          <table:table-cell table:formula="of:=[.KN5]*[.$A$5]" office:value-type="float" office:value="0.00979120879120879" calcext:value-type="float">
            <text:p>0,00979120879120879</text:p>
          </table:table-cell>
          <table:table-cell table:formula="of:=[.KO5]*[.$A$5]" office:value-type="float" office:value="0.00982417582417583" calcext:value-type="float">
            <text:p>0,00982417582417583</text:p>
          </table:table-cell>
          <table:table-cell table:formula="of:=[.KP5]*[.$A$5]" office:value-type="float" office:value="0.00985714285714286" calcext:value-type="float">
            <text:p>0,00985714285714286</text:p>
          </table:table-cell>
          <table:table-cell table:formula="of:=[.KQ5]*[.$A$5]" office:value-type="float" office:value="0.00989010989010989" calcext:value-type="float">
            <text:p>0,00989010989010989</text:p>
          </table:table-cell>
          <table:table-cell table:formula="of:=[.KR5]*[.$A$5]" office:value-type="float" office:value="0.00992307692307693" calcext:value-type="float">
            <text:p>0,00992307692307693</text:p>
          </table:table-cell>
          <table:table-cell table:formula="of:=[.KS5]*[.$A$5]" office:value-type="float" office:value="0.00995604395604396" calcext:value-type="float">
            <text:p>0,00995604395604396</text:p>
          </table:table-cell>
          <table:table-cell table:formula="of:=[.KT5]*[.$A$5]" office:value-type="float" office:value="0.00998901098901099" calcext:value-type="float">
            <text:p>0,00998901098901099</text:p>
          </table:table-cell>
          <table:table-cell table:formula="of:=[.KU5]*[.$A$5]" office:value-type="float" office:value="0.010021978021978" calcext:value-type="float">
            <text:p>0,010021978021978</text:p>
          </table:table-cell>
          <table:table-cell table:formula="of:=[.KV5]*[.$A$5]" office:value-type="float" office:value="0.0100549450549451" calcext:value-type="float">
            <text:p>0,0100549450549451</text:p>
          </table:table-cell>
          <table:table-cell table:formula="of:=[.KW5]*[.$A$5]" office:value-type="float" office:value="0.0100879120879121" calcext:value-type="float">
            <text:p>0,0100879120879121</text:p>
          </table:table-cell>
          <table:table-cell table:formula="of:=[.KX5]*[.$A$5]" office:value-type="float" office:value="0.0101208791208791" calcext:value-type="float">
            <text:p>0,0101208791208791</text:p>
          </table:table-cell>
          <table:table-cell table:formula="of:=[.KY5]*[.$A$5]" office:value-type="float" office:value="0.0101538461538462" calcext:value-type="float">
            <text:p>0,0101538461538462</text:p>
          </table:table-cell>
          <table:table-cell table:formula="of:=[.KZ5]*[.$A$5]" office:value-type="float" office:value="0.0101868131868132" calcext:value-type="float">
            <text:p>0,0101868131868132</text:p>
          </table:table-cell>
          <table:table-cell table:formula="of:=[.LA5]*[.$A$5]" office:value-type="float" office:value="0.0102197802197802" calcext:value-type="float">
            <text:p>0,0102197802197802</text:p>
          </table:table-cell>
          <table:table-cell table:formula="of:=[.LB5]*[.$A$5]" office:value-type="float" office:value="0.0102527472527473" calcext:value-type="float">
            <text:p>0,0102527472527473</text:p>
          </table:table-cell>
          <table:table-cell table:formula="of:=[.LC5]*[.$A$5]" office:value-type="float" office:value="0.0102857142857143" calcext:value-type="float">
            <text:p>0,0102857142857143</text:p>
          </table:table-cell>
          <table:table-cell table:formula="of:=[.LD5]*[.$A$5]" office:value-type="float" office:value="0.0103186813186813" calcext:value-type="float">
            <text:p>0,0103186813186813</text:p>
          </table:table-cell>
          <table:table-cell table:formula="of:=[.LE5]*[.$A$5]" office:value-type="float" office:value="0.0103516483516484" calcext:value-type="float">
            <text:p>0,0103516483516484</text:p>
          </table:table-cell>
          <table:table-cell table:formula="of:=[.LF5]*[.$A$5]" office:value-type="float" office:value="0.0103846153846154" calcext:value-type="float">
            <text:p>0,0103846153846154</text:p>
          </table:table-cell>
          <table:table-cell table:formula="of:=[.LG5]*[.$A$5]" office:value-type="float" office:value="0.0104175824175824" calcext:value-type="float">
            <text:p>0,0104175824175824</text:p>
          </table:table-cell>
          <table:table-cell table:formula="of:=[.LH5]*[.$A$5]" office:value-type="float" office:value="0.0104505494505495" calcext:value-type="float">
            <text:p>0,0104505494505495</text:p>
          </table:table-cell>
          <table:table-cell table:formula="of:=[.LI5]*[.$A$5]" office:value-type="float" office:value="0.0104835164835165" calcext:value-type="float">
            <text:p>0,0104835164835165</text:p>
          </table:table-cell>
          <table:table-cell table:formula="of:=[.LJ5]*[.$A$5]" office:value-type="float" office:value="0.0105164835164835" calcext:value-type="float">
            <text:p>0,0105164835164835</text:p>
          </table:table-cell>
          <table:table-cell table:formula="of:=[.LK5]*[.$A$5]" office:value-type="float" office:value="0.0105494505494506" calcext:value-type="float">
            <text:p>0,0105494505494506</text:p>
          </table:table-cell>
          <table:table-cell table:formula="of:=[.LL5]*[.$A$5]" office:value-type="float" office:value="0.0105824175824176" calcext:value-type="float">
            <text:p>0,0105824175824176</text:p>
          </table:table-cell>
          <table:table-cell table:formula="of:=[.LM5]*[.$A$5]" office:value-type="float" office:value="0.0106153846153846" calcext:value-type="float">
            <text:p>0,0106153846153846</text:p>
          </table:table-cell>
          <table:table-cell table:formula="of:=[.LN5]*[.$A$5]" office:value-type="float" office:value="0.0106483516483517" calcext:value-type="float">
            <text:p>0,0106483516483517</text:p>
          </table:table-cell>
          <table:table-cell table:formula="of:=[.LO5]*[.$A$5]" office:value-type="float" office:value="0.0106813186813187" calcext:value-type="float">
            <text:p>0,0106813186813187</text:p>
          </table:table-cell>
          <table:table-cell table:formula="of:=[.LP5]*[.$A$5]" office:value-type="float" office:value="0.0107142857142857" calcext:value-type="float">
            <text:p>0,0107142857142857</text:p>
          </table:table-cell>
          <table:table-cell table:formula="of:=[.LQ5]*[.$A$5]" office:value-type="float" office:value="0.0107472527472527" calcext:value-type="float">
            <text:p>0,0107472527472527</text:p>
          </table:table-cell>
          <table:table-cell table:formula="of:=[.LR5]*[.$A$5]" office:value-type="float" office:value="0.0107802197802198" calcext:value-type="float">
            <text:p>0,0107802197802198</text:p>
          </table:table-cell>
          <table:table-cell table:formula="of:=[.LS5]*[.$A$5]" office:value-type="float" office:value="0.0108131868131868" calcext:value-type="float">
            <text:p>0,0108131868131868</text:p>
          </table:table-cell>
          <table:table-cell table:formula="of:=[.LT5]*[.$A$5]" office:value-type="float" office:value="0.0108461538461538" calcext:value-type="float">
            <text:p>0,0108461538461538</text:p>
          </table:table-cell>
          <table:table-cell table:formula="of:=[.LU5]*[.$A$5]" office:value-type="float" office:value="0.0108791208791209" calcext:value-type="float">
            <text:p>0,0108791208791209</text:p>
          </table:table-cell>
          <table:table-cell table:formula="of:=[.LV5]*[.$A$5]" office:value-type="float" office:value="0.0109120879120879" calcext:value-type="float">
            <text:p>0,0109120879120879</text:p>
          </table:table-cell>
          <table:table-cell table:formula="of:=[.LW5]*[.$A$5]" office:value-type="float" office:value="0.0109450549450549" calcext:value-type="float">
            <text:p>0,0109450549450549</text:p>
          </table:table-cell>
          <table:table-cell table:formula="of:=[.LX5]*[.$A$5]" office:value-type="float" office:value="0.010978021978022" calcext:value-type="float">
            <text:p>0,010978021978022</text:p>
          </table:table-cell>
          <table:table-cell table:formula="of:=[.LY5]*[.$A$5]" office:value-type="float" office:value="0.011010989010989" calcext:value-type="float">
            <text:p>0,011010989010989</text:p>
          </table:table-cell>
          <table:table-cell table:formula="of:=[.LZ5]*[.$A$5]" office:value-type="float" office:value="0.011043956043956" calcext:value-type="float">
            <text:p>0,011043956043956</text:p>
          </table:table-cell>
          <table:table-cell table:formula="of:=[.MA5]*[.$A$5]" office:value-type="float" office:value="0.0110769230769231" calcext:value-type="float">
            <text:p>0,0110769230769231</text:p>
          </table:table-cell>
          <table:table-cell table:formula="of:=[.MB5]*[.$A$5]" office:value-type="float" office:value="0.0111098901098901" calcext:value-type="float">
            <text:p>0,0111098901098901</text:p>
          </table:table-cell>
          <table:table-cell table:formula="of:=[.MC5]*[.$A$5]" office:value-type="float" office:value="0.0111428571428571" calcext:value-type="float">
            <text:p>0,0111428571428571</text:p>
          </table:table-cell>
          <table:table-cell table:formula="of:=[.MD5]*[.$A$5]" office:value-type="float" office:value="0.0111758241758242" calcext:value-type="float">
            <text:p>0,0111758241758242</text:p>
          </table:table-cell>
          <table:table-cell table:formula="of:=[.ME5]*[.$A$5]" office:value-type="float" office:value="0.0112087912087912" calcext:value-type="float">
            <text:p>0,0112087912087912</text:p>
          </table:table-cell>
          <table:table-cell table:formula="of:=[.MF5]*[.$A$5]" office:value-type="float" office:value="0.0112417582417582" calcext:value-type="float">
            <text:p>0,0112417582417582</text:p>
          </table:table-cell>
          <table:table-cell table:formula="of:=[.MG5]*[.$A$5]" office:value-type="float" office:value="0.0112747252747253" calcext:value-type="float">
            <text:p>0,0112747252747253</text:p>
          </table:table-cell>
          <table:table-cell table:formula="of:=[.MH5]*[.$A$5]" office:value-type="float" office:value="0.0113076923076923" calcext:value-type="float">
            <text:p>0,0113076923076923</text:p>
          </table:table-cell>
          <table:table-cell table:formula="of:=[.MI5]*[.$A$5]" office:value-type="float" office:value="0.0113406593406593" calcext:value-type="float">
            <text:p>0,0113406593406593</text:p>
          </table:table-cell>
          <table:table-cell table:formula="of:=[.MJ5]*[.$A$5]" office:value-type="float" office:value="0.0113736263736264" calcext:value-type="float">
            <text:p>0,0113736263736264</text:p>
          </table:table-cell>
          <table:table-cell table:formula="of:=[.MK5]*[.$A$5]" office:value-type="float" office:value="0.0114065934065934" calcext:value-type="float">
            <text:p>0,0114065934065934</text:p>
          </table:table-cell>
          <table:table-cell table:formula="of:=[.ML5]*[.$A$5]" office:value-type="float" office:value="0.0114395604395604" calcext:value-type="float">
            <text:p>0,0114395604395604</text:p>
          </table:table-cell>
          <table:table-cell table:formula="of:=[.MM5]*[.$A$5]" office:value-type="float" office:value="0.0114725274725275" calcext:value-type="float">
            <text:p>0,0114725274725275</text:p>
          </table:table-cell>
          <table:table-cell table:formula="of:=[.MN5]*[.$A$5]" office:value-type="float" office:value="0.0115054945054945" calcext:value-type="float">
            <text:p>0,0115054945054945</text:p>
          </table:table-cell>
          <table:table-cell table:formula="of:=[.MO5]*[.$A$5]" office:value-type="float" office:value="0.0115384615384615" calcext:value-type="float">
            <text:p>0,0115384615384615</text:p>
          </table:table-cell>
          <table:table-cell table:formula="of:=[.MP5]*[.$A$5]" office:value-type="float" office:value="0.0115714285714286" calcext:value-type="float">
            <text:p>0,0115714285714286</text:p>
          </table:table-cell>
          <table:table-cell table:formula="of:=[.MQ5]*[.$A$5]" office:value-type="float" office:value="0.0116043956043956" calcext:value-type="float">
            <text:p>0,0116043956043956</text:p>
          </table:table-cell>
          <table:table-cell table:formula="of:=[.MR5]*[.$A$5]" office:value-type="float" office:value="0.0116373626373626" calcext:value-type="float">
            <text:p>0,0116373626373626</text:p>
          </table:table-cell>
          <table:table-cell table:formula="of:=[.MS5]*[.$A$5]" office:value-type="float" office:value="0.0116703296703297" calcext:value-type="float">
            <text:p>0,0116703296703297</text:p>
          </table:table-cell>
          <table:table-cell table:formula="of:=[.MT5]*[.$A$5]" office:value-type="float" office:value="0.0117032967032967" calcext:value-type="float">
            <text:p>0,0117032967032967</text:p>
          </table:table-cell>
          <table:table-cell table:formula="of:=[.MU5]*[.$A$5]" office:value-type="float" office:value="0.0117362637362637" calcext:value-type="float">
            <text:p>0,0117362637362637</text:p>
          </table:table-cell>
          <table:table-cell table:formula="of:=[.MV5]*[.$A$5]" office:value-type="float" office:value="0.0117692307692308" calcext:value-type="float">
            <text:p>0,0117692307692308</text:p>
          </table:table-cell>
          <table:table-cell table:formula="of:=[.MW5]*[.$A$5]" office:value-type="float" office:value="0.0118021978021978" calcext:value-type="float">
            <text:p>0,0118021978021978</text:p>
          </table:table-cell>
          <table:table-cell table:formula="of:=[.MX5]*[.$A$5]" office:value-type="float" office:value="0.0118351648351648" calcext:value-type="float">
            <text:p>0,0118351648351648</text:p>
          </table:table-cell>
          <table:table-cell table:formula="of:=[.MY5]*[.$A$5]" office:value-type="float" office:value="0.0118681318681319" calcext:value-type="float">
            <text:p>0,0118681318681319</text:p>
          </table:table-cell>
          <table:table-cell table:formula="of:=[.MZ5]*[.$A$5]" office:value-type="float" office:value="0.0119010989010989" calcext:value-type="float">
            <text:p>0,0119010989010989</text:p>
          </table:table-cell>
          <table:table-cell table:formula="of:=[.NA5]*[.$A$5]" office:value-type="float" office:value="0.0119340659340659" calcext:value-type="float">
            <text:p>0,0119340659340659</text:p>
          </table:table-cell>
          <table:table-cell table:formula="of:=[.NB5]*[.$A$5]" office:value-type="float" office:value="0.011967032967033" calcext:value-type="float">
            <text:p>0,011967032967033</text:p>
          </table:table-cell>
          <table:table-cell table:formula="of:=[.NC5]*[.$A$5]" office:value-type="float" office:value="0.012" calcext:value-type="float">
            <text:p>0,012</text:p>
          </table:table-cell>
          <table:table-cell table:formula="of:=[.ND5]*[.$A$5]" office:value-type="float" office:value="0.012032967032967" calcext:value-type="float">
            <text:p>0,012032967032967</text:p>
          </table:table-cell>
          <table:table-cell table:formula="of:=[.NE5]*[.$A$5]" office:value-type="float" office:value="0.0120659340659341" calcext:value-type="float">
            <text:p>0,0120659340659341</text:p>
          </table:table-cell>
          <table:table-cell table:formula="of:=[.NF5]*[.$A$5]" office:value-type="float" office:value="0.0120989010989011" calcext:value-type="float">
            <text:p>0,0120989010989011</text:p>
          </table:table-cell>
          <table:table-cell table:formula="of:=[.NG5]*[.$A$5]" office:value-type="float" office:value="0.0121318681318681" calcext:value-type="float">
            <text:p>0,0121318681318681</text:p>
          </table:table-cell>
          <table:table-cell table:formula="of:=[.NH5]*[.$A$5]" office:value-type="float" office:value="0.0121648351648352" calcext:value-type="float">
            <text:p>0,0121648351648352</text:p>
          </table:table-cell>
          <table:table-cell table:formula="of:=[.NI5]*[.$A$5]" office:value-type="float" office:value="0.0121978021978022" calcext:value-type="float">
            <text:p>0,0121978021978022</text:p>
          </table:table-cell>
          <table:table-cell table:formula="of:=[.NJ5]*[.$A$5]" office:value-type="float" office:value="0.0122307692307692" calcext:value-type="float">
            <text:p>0,0122307692307692</text:p>
          </table:table-cell>
          <table:table-cell table:formula="of:=[.NK5]*[.$A$5]" office:value-type="float" office:value="0.0122637362637363" calcext:value-type="float">
            <text:p>0,0122637362637363</text:p>
          </table:table-cell>
          <table:table-cell table:formula="of:=[.NL5]*[.$A$5]" office:value-type="float" office:value="0.0122967032967033" calcext:value-type="float">
            <text:p>0,0122967032967033</text:p>
          </table:table-cell>
          <table:table-cell table:formula="of:=[.NM5]*[.$A$5]" office:value-type="float" office:value="0.0123296703296703" calcext:value-type="float">
            <text:p>0,0123296703296703</text:p>
          </table:table-cell>
          <table:table-cell table:formula="of:=[.NN5]*[.$A$5]" office:value-type="float" office:value="0.0123626373626374" calcext:value-type="float">
            <text:p>0,0123626373626374</text:p>
          </table:table-cell>
          <table:table-cell table:formula="of:=[.NO5]*[.$A$5]" office:value-type="float" office:value="0.0123956043956044" calcext:value-type="float">
            <text:p>0,0123956043956044</text:p>
          </table:table-cell>
          <table:table-cell table:formula="of:=[.NP5]*[.$A$5]" office:value-type="float" office:value="0.0124285714285714" calcext:value-type="float">
            <text:p>0,0124285714285714</text:p>
          </table:table-cell>
          <table:table-cell table:formula="of:=[.NQ5]*[.$A$5]" office:value-type="float" office:value="0.0124615384615385" calcext:value-type="float">
            <text:p>0,0124615384615385</text:p>
          </table:table-cell>
          <table:table-cell table:formula="of:=[.NR5]*[.$A$5]" office:value-type="float" office:value="0.0124945054945055" calcext:value-type="float">
            <text:p>0,0124945054945055</text:p>
          </table:table-cell>
          <table:table-cell table:formula="of:=[.NS5]*[.$A$5]" office:value-type="float" office:value="0.0125274725274725" calcext:value-type="float">
            <text:p>0,0125274725274725</text:p>
          </table:table-cell>
          <table:table-cell table:formula="of:=[.NT5]*[.$A$5]" office:value-type="float" office:value="0.0125604395604396" calcext:value-type="float">
            <text:p>0,0125604395604396</text:p>
          </table:table-cell>
          <table:table-cell table:formula="of:=[.NU5]*[.$A$5]" office:value-type="float" office:value="0.0125934065934066" calcext:value-type="float">
            <text:p>0,0125934065934066</text:p>
          </table:table-cell>
          <table:table-cell table:formula="of:=[.NV5]*[.$A$5]" office:value-type="float" office:value="0.0126263736263736" calcext:value-type="float">
            <text:p>0,0126263736263736</text:p>
          </table:table-cell>
          <table:table-cell table:formula="of:=[.NW5]*[.$A$5]" office:value-type="float" office:value="0.0126593406593407" calcext:value-type="float">
            <text:p>0,0126593406593407</text:p>
          </table:table-cell>
          <table:table-cell table:formula="of:=[.NX5]*[.$A$5]" office:value-type="float" office:value="0.0126923076923077" calcext:value-type="float">
            <text:p>0,0126923076923077</text:p>
          </table:table-cell>
          <table:table-cell table:formula="of:=[.NY5]*[.$A$5]" office:value-type="float" office:value="0.0127252747252747" calcext:value-type="float">
            <text:p>0,0127252747252747</text:p>
          </table:table-cell>
          <table:table-cell table:formula="of:=[.NZ5]*[.$A$5]" office:value-type="float" office:value="0.0127582417582418" calcext:value-type="float">
            <text:p>0,0127582417582418</text:p>
          </table:table-cell>
          <table:table-cell table:formula="of:=[.OA5]*[.$A$5]" office:value-type="float" office:value="0.0127912087912088" calcext:value-type="float">
            <text:p>0,0127912087912088</text:p>
          </table:table-cell>
          <table:table-cell table:formula="of:=[.OB5]*[.$A$5]" office:value-type="float" office:value="0.0128241758241758" calcext:value-type="float">
            <text:p>0,0128241758241758</text:p>
          </table:table-cell>
          <table:table-cell table:formula="of:=[.OC5]*[.$A$5]" office:value-type="float" office:value="0.0128571428571429" calcext:value-type="float">
            <text:p>0,0128571428571429</text:p>
          </table:table-cell>
          <table:table-cell table:formula="of:=[.OD5]*[.$A$5]" office:value-type="float" office:value="0.0128901098901099" calcext:value-type="float">
            <text:p>0,0128901098901099</text:p>
          </table:table-cell>
          <table:table-cell table:formula="of:=[.OE5]*[.$A$5]" office:value-type="float" office:value="0.0129230769230769" calcext:value-type="float">
            <text:p>0,0129230769230769</text:p>
          </table:table-cell>
          <table:table-cell table:formula="of:=[.OF5]*[.$A$5]" office:value-type="float" office:value="0.012956043956044" calcext:value-type="float">
            <text:p>0,012956043956044</text:p>
          </table:table-cell>
          <table:table-cell table:formula="of:=[.OG5]*[.$A$5]" office:value-type="float" office:value="0.012989010989011" calcext:value-type="float">
            <text:p>0,012989010989011</text:p>
          </table:table-cell>
          <table:table-cell table:formula="of:=[.OH5]*[.$A$5]" office:value-type="float" office:value="0.013021978021978" calcext:value-type="float">
            <text:p>0,013021978021978</text:p>
          </table:table-cell>
          <table:table-cell table:formula="of:=[.OI5]*[.$A$5]" office:value-type="float" office:value="0.0130549450549451" calcext:value-type="float">
            <text:p>0,0130549450549451</text:p>
          </table:table-cell>
          <table:table-cell table:formula="of:=[.OJ5]*[.$A$5]" office:value-type="float" office:value="0.0130879120879121" calcext:value-type="float">
            <text:p>0,0130879120879121</text:p>
          </table:table-cell>
          <table:table-cell table:formula="of:=[.OK5]*[.$A$5]" office:value-type="float" office:value="0.0131208791208791" calcext:value-type="float">
            <text:p>0,0131208791208791</text:p>
          </table:table-cell>
          <table:table-cell table:formula="of:=[.OL5]*[.$A$5]" office:value-type="float" office:value="0.0131538461538462" calcext:value-type="float">
            <text:p>0,0131538461538462</text:p>
          </table:table-cell>
          <table:table-cell table:formula="of:=[.OM5]*[.$A$5]" office:value-type="float" office:value="0.0131868131868132" calcext:value-type="float">
            <text:p>0,0131868131868132</text:p>
          </table:table-cell>
          <table:table-cell table:formula="of:=[.ON5]*[.$A$5]" office:value-type="float" office:value="0.0132197802197802" calcext:value-type="float">
            <text:p>0,0132197802197802</text:p>
          </table:table-cell>
          <table:table-cell table:formula="of:=[.OO5]*[.$A$5]" office:value-type="float" office:value="0.0132527472527473" calcext:value-type="float">
            <text:p>0,0132527472527473</text:p>
          </table:table-cell>
          <table:table-cell table:formula="of:=[.OP5]*[.$A$5]" office:value-type="float" office:value="0.0132857142857143" calcext:value-type="float">
            <text:p>0,0132857142857143</text:p>
          </table:table-cell>
          <table:table-cell table:formula="of:=[.OQ5]*[.$A$5]" office:value-type="float" office:value="0.0133186813186813" calcext:value-type="float">
            <text:p>0,0133186813186813</text:p>
          </table:table-cell>
          <table:table-cell table:formula="of:=[.OR5]*[.$A$5]" office:value-type="float" office:value="0.0133516483516484" calcext:value-type="float">
            <text:p>0,0133516483516484</text:p>
          </table:table-cell>
          <table:table-cell table:formula="of:=[.OS5]*[.$A$5]" office:value-type="float" office:value="0.0133846153846154" calcext:value-type="float">
            <text:p>0,0133846153846154</text:p>
          </table:table-cell>
          <table:table-cell table:formula="of:=[.OT5]*[.$A$5]" office:value-type="float" office:value="0.0134175824175824" calcext:value-type="float">
            <text:p>0,0134175824175824</text:p>
          </table:table-cell>
          <table:table-cell table:formula="of:=[.OU5]*[.$A$5]" office:value-type="float" office:value="0.0134505494505495" calcext:value-type="float">
            <text:p>0,0134505494505495</text:p>
          </table:table-cell>
          <table:table-cell table:formula="of:=[.OV5]*[.$A$5]" office:value-type="float" office:value="0.0134835164835165" calcext:value-type="float">
            <text:p>0,0134835164835165</text:p>
          </table:table-cell>
          <table:table-cell table:formula="of:=[.OW5]*[.$A$5]" office:value-type="float" office:value="0.0135164835164835" calcext:value-type="float">
            <text:p>0,0135164835164835</text:p>
          </table:table-cell>
          <table:table-cell table:formula="of:=[.OX5]*[.$A$5]" office:value-type="float" office:value="0.0135494505494506" calcext:value-type="float">
            <text:p>0,0135494505494506</text:p>
          </table:table-cell>
          <table:table-cell table:formula="of:=[.OY5]*[.$A$5]" office:value-type="float" office:value="0.0135824175824176" calcext:value-type="float">
            <text:p>0,0135824175824176</text:p>
          </table:table-cell>
          <table:table-cell table:formula="of:=[.OZ5]*[.$A$5]" office:value-type="float" office:value="0.0136153846153846" calcext:value-type="float">
            <text:p>0,0136153846153846</text:p>
          </table:table-cell>
          <table:table-cell table:formula="of:=[.PA5]*[.$A$5]" office:value-type="float" office:value="0.0136483516483517" calcext:value-type="float">
            <text:p>0,0136483516483517</text:p>
          </table:table-cell>
          <table:table-cell table:formula="of:=[.PB5]*[.$A$5]" office:value-type="float" office:value="0.0136813186813187" calcext:value-type="float">
            <text:p>0,0136813186813187</text:p>
          </table:table-cell>
          <table:table-cell table:formula="of:=[.PC5]*[.$A$5]" office:value-type="float" office:value="0.0137142857142857" calcext:value-type="float">
            <text:p>0,0137142857142857</text:p>
          </table:table-cell>
          <table:table-cell table:formula="of:=[.PD5]*[.$A$5]" office:value-type="float" office:value="0.0137472527472527" calcext:value-type="float">
            <text:p>0,0137472527472527</text:p>
          </table:table-cell>
          <table:table-cell table:formula="of:=[.PE5]*[.$A$5]" office:value-type="float" office:value="0.0137802197802198" calcext:value-type="float">
            <text:p>0,0137802197802198</text:p>
          </table:table-cell>
          <table:table-cell table:formula="of:=[.PF5]*[.$A$5]" office:value-type="float" office:value="0.0138131868131868" calcext:value-type="float">
            <text:p>0,0138131868131868</text:p>
          </table:table-cell>
          <table:table-cell table:formula="of:=[.PG5]*[.$A$5]" office:value-type="float" office:value="0.0138461538461538" calcext:value-type="float">
            <text:p>0,0138461538461538</text:p>
          </table:table-cell>
          <table:table-cell table:formula="of:=[.PH5]*[.$A$5]" office:value-type="float" office:value="0.0138791208791209" calcext:value-type="float">
            <text:p>0,0138791208791209</text:p>
          </table:table-cell>
          <table:table-cell table:formula="of:=[.PI5]*[.$A$5]" office:value-type="float" office:value="0.0139120879120879" calcext:value-type="float">
            <text:p>0,0139120879120879</text:p>
          </table:table-cell>
          <table:table-cell table:formula="of:=[.PJ5]*[.$A$5]" office:value-type="float" office:value="0.0139450549450549" calcext:value-type="float">
            <text:p>0,0139450549450549</text:p>
          </table:table-cell>
          <table:table-cell table:formula="of:=[.PK5]*[.$A$5]" office:value-type="float" office:value="0.013978021978022" calcext:value-type="float">
            <text:p>0,013978021978022</text:p>
          </table:table-cell>
          <table:table-cell table:formula="of:=[.PL5]*[.$A$5]" office:value-type="float" office:value="0.014010989010989" calcext:value-type="float">
            <text:p>0,014010989010989</text:p>
          </table:table-cell>
          <table:table-cell table:formula="of:=[.PM5]*[.$A$5]" office:value-type="float" office:value="0.014043956043956" calcext:value-type="float">
            <text:p>0,014043956043956</text:p>
          </table:table-cell>
          <table:table-cell table:formula="of:=[.PN5]*[.$A$5]" office:value-type="float" office:value="0.0140769230769231" calcext:value-type="float">
            <text:p>0,0140769230769231</text:p>
          </table:table-cell>
          <table:table-cell table:formula="of:=[.PO5]*[.$A$5]" office:value-type="float" office:value="0.0141098901098901" calcext:value-type="float">
            <text:p>0,0141098901098901</text:p>
          </table:table-cell>
          <table:table-cell table:formula="of:=[.PP5]*[.$A$5]" office:value-type="float" office:value="0.0141428571428571" calcext:value-type="float">
            <text:p>0,0141428571428571</text:p>
          </table:table-cell>
          <table:table-cell table:formula="of:=[.PQ5]*[.$A$5]" office:value-type="float" office:value="0.0141758241758242" calcext:value-type="float">
            <text:p>0,0141758241758242</text:p>
          </table:table-cell>
          <table:table-cell table:formula="of:=[.PR5]*[.$A$5]" office:value-type="float" office:value="0.0142087912087912" calcext:value-type="float">
            <text:p>0,0142087912087912</text:p>
          </table:table-cell>
          <table:table-cell table:formula="of:=[.PS5]*[.$A$5]" office:value-type="float" office:value="0.0142417582417582" calcext:value-type="float">
            <text:p>0,0142417582417582</text:p>
          </table:table-cell>
          <table:table-cell table:formula="of:=[.PT5]*[.$A$5]" office:value-type="float" office:value="0.0142747252747253" calcext:value-type="float">
            <text:p>0,0142747252747253</text:p>
          </table:table-cell>
          <table:table-cell table:formula="of:=[.PU5]*[.$A$5]" office:value-type="float" office:value="0.0143076923076923" calcext:value-type="float">
            <text:p>0,0143076923076923</text:p>
          </table:table-cell>
          <table:table-cell table:formula="of:=[.PV5]*[.$A$5]" office:value-type="float" office:value="0.0143406593406593" calcext:value-type="float">
            <text:p>0,0143406593406593</text:p>
          </table:table-cell>
          <table:table-cell table:formula="of:=[.PW5]*[.$A$5]" office:value-type="float" office:value="0.0143736263736264" calcext:value-type="float">
            <text:p>0,0143736263736264</text:p>
          </table:table-cell>
          <table:table-cell table:formula="of:=[.PX5]*[.$A$5]" office:value-type="float" office:value="0.0144065934065934" calcext:value-type="float">
            <text:p>0,0144065934065934</text:p>
          </table:table-cell>
          <table:table-cell table:formula="of:=[.PY5]*[.$A$5]" office:value-type="float" office:value="0.0144395604395604" calcext:value-type="float">
            <text:p>0,0144395604395604</text:p>
          </table:table-cell>
          <table:table-cell table:formula="of:=[.PZ5]*[.$A$5]" office:value-type="float" office:value="0.0144725274725275" calcext:value-type="float">
            <text:p>0,0144725274725275</text:p>
          </table:table-cell>
          <table:table-cell table:formula="of:=[.QA5]*[.$A$5]" office:value-type="float" office:value="0.0145054945054945" calcext:value-type="float">
            <text:p>0,0145054945054945</text:p>
          </table:table-cell>
          <table:table-cell table:formula="of:=[.QB5]*[.$A$5]" office:value-type="float" office:value="0.0145384615384615" calcext:value-type="float">
            <text:p>0,0145384615384615</text:p>
          </table:table-cell>
          <table:table-cell table:formula="of:=[.QC5]*[.$A$5]" office:value-type="float" office:value="0.0145714285714286" calcext:value-type="float">
            <text:p>0,0145714285714286</text:p>
          </table:table-cell>
          <table:table-cell table:formula="of:=[.QD5]*[.$A$5]" office:value-type="float" office:value="0.0146043956043956" calcext:value-type="float">
            <text:p>0,0146043956043956</text:p>
          </table:table-cell>
          <table:table-cell table:formula="of:=[.QE5]*[.$A$5]" office:value-type="float" office:value="0.0146373626373626" calcext:value-type="float">
            <text:p>0,0146373626373626</text:p>
          </table:table-cell>
          <table:table-cell table:formula="of:=[.QF5]*[.$A$5]" office:value-type="float" office:value="0.0146703296703297" calcext:value-type="float">
            <text:p>0,0146703296703297</text:p>
          </table:table-cell>
          <table:table-cell table:formula="of:=[.QG5]*[.$A$5]" office:value-type="float" office:value="0.0147032967032967" calcext:value-type="float">
            <text:p>0,0147032967032967</text:p>
          </table:table-cell>
          <table:table-cell table:formula="of:=[.QH5]*[.$A$5]" office:value-type="float" office:value="0.0147362637362637" calcext:value-type="float">
            <text:p>0,0147362637362637</text:p>
          </table:table-cell>
          <table:table-cell table:formula="of:=[.QI5]*[.$A$5]" office:value-type="float" office:value="0.0147692307692308" calcext:value-type="float">
            <text:p>0,0147692307692308</text:p>
          </table:table-cell>
          <table:table-cell table:formula="of:=[.QJ5]*[.$A$5]" office:value-type="float" office:value="0.0148021978021978" calcext:value-type="float">
            <text:p>0,0148021978021978</text:p>
          </table:table-cell>
          <table:table-cell table:formula="of:=[.QK5]*[.$A$5]" office:value-type="float" office:value="0.0148351648351648" calcext:value-type="float">
            <text:p>0,0148351648351648</text:p>
          </table:table-cell>
          <table:table-cell table:formula="of:=[.QL5]*[.$A$5]" office:value-type="float" office:value="0.0148681318681319" calcext:value-type="float">
            <text:p>0,0148681318681319</text:p>
          </table:table-cell>
          <table:table-cell table:formula="of:=[.QM5]*[.$A$5]" office:value-type="float" office:value="0.0149010989010989" calcext:value-type="float">
            <text:p>0,0149010989010989</text:p>
          </table:table-cell>
          <table:table-cell table:formula="of:=[.QN5]*[.$A$5]" office:value-type="float" office:value="0.0149340659340659" calcext:value-type="float">
            <text:p>0,0149340659340659</text:p>
          </table:table-cell>
          <table:table-cell table:formula="of:=[.QO5]*[.$A$5]" office:value-type="float" office:value="0.014967032967033" calcext:value-type="float">
            <text:p>0,014967032967033</text:p>
          </table:table-cell>
          <table:table-cell table:formula="of:=[.QP5]*[.$A$5]" office:value-type="float" office:value="0.015" calcext:value-type="float">
            <text:p>0,015</text:p>
          </table:table-cell>
          <table:table-cell table:formula="of:=[.QQ5]*[.$A$5]" office:value-type="float" office:value="0.015032967032967" calcext:value-type="float">
            <text:p>0,015032967032967</text:p>
          </table:table-cell>
          <table:table-cell table:formula="of:=[.QR5]*[.$A$5]" office:value-type="float" office:value="0.0150659340659341" calcext:value-type="float">
            <text:p>0,0150659340659341</text:p>
          </table:table-cell>
          <table:table-cell table:formula="of:=[.QS5]*[.$A$5]" office:value-type="float" office:value="0.0150989010989011" calcext:value-type="float">
            <text:p>0,0150989010989011</text:p>
          </table:table-cell>
          <table:table-cell table:formula="of:=[.QT5]*[.$A$5]" office:value-type="float" office:value="0.0151318681318681" calcext:value-type="float">
            <text:p>0,0151318681318681</text:p>
          </table:table-cell>
          <table:table-cell table:formula="of:=[.QU5]*[.$A$5]" office:value-type="float" office:value="0.0151648351648352" calcext:value-type="float">
            <text:p>0,0151648351648352</text:p>
          </table:table-cell>
          <table:table-cell table:formula="of:=[.QV5]*[.$A$5]" office:value-type="float" office:value="0.0151978021978022" calcext:value-type="float">
            <text:p>0,0151978021978022</text:p>
          </table:table-cell>
          <table:table-cell table:formula="of:=[.QW5]*[.$A$5]" office:value-type="float" office:value="0.0152307692307692" calcext:value-type="float">
            <text:p>0,0152307692307692</text:p>
          </table:table-cell>
          <table:table-cell table:formula="of:=[.QX5]*[.$A$5]" office:value-type="float" office:value="0.0152637362637363" calcext:value-type="float">
            <text:p>0,0152637362637363</text:p>
          </table:table-cell>
          <table:table-cell table:formula="of:=[.QY5]*[.$A$5]" office:value-type="float" office:value="0.0152967032967033" calcext:value-type="float">
            <text:p>0,0152967032967033</text:p>
          </table:table-cell>
          <table:table-cell table:formula="of:=[.QZ5]*[.$A$5]" office:value-type="float" office:value="0.0153296703296703" calcext:value-type="float">
            <text:p>0,0153296703296703</text:p>
          </table:table-cell>
          <table:table-cell table:formula="of:=[.RA5]*[.$A$5]" office:value-type="float" office:value="0.0153626373626374" calcext:value-type="float">
            <text:p>0,0153626373626374</text:p>
          </table:table-cell>
          <table:table-cell table:formula="of:=[.RB5]*[.$A$5]" office:value-type="float" office:value="0.0153956043956044" calcext:value-type="float">
            <text:p>0,0153956043956044</text:p>
          </table:table-cell>
          <table:table-cell table:formula="of:=[.RC5]*[.$A$5]" office:value-type="float" office:value="0.0154285714285714" calcext:value-type="float">
            <text:p>0,0154285714285714</text:p>
          </table:table-cell>
          <table:table-cell table:formula="of:=[.RD5]*[.$A$5]" office:value-type="float" office:value="0.0154615384615385" calcext:value-type="float">
            <text:p>0,0154615384615385</text:p>
          </table:table-cell>
          <table:table-cell table:formula="of:=[.RE5]*[.$A$5]" office:value-type="float" office:value="0.0154945054945055" calcext:value-type="float">
            <text:p>0,0154945054945055</text:p>
          </table:table-cell>
          <table:table-cell table:formula="of:=[.RF5]*[.$A$5]" office:value-type="float" office:value="0.0155274725274725" calcext:value-type="float">
            <text:p>0,0155274725274725</text:p>
          </table:table-cell>
          <table:table-cell table:formula="of:=[.RG5]*[.$A$5]" office:value-type="float" office:value="0.0155604395604396" calcext:value-type="float">
            <text:p>0,0155604395604396</text:p>
          </table:table-cell>
          <table:table-cell table:formula="of:=[.RH5]*[.$A$5]" office:value-type="float" office:value="0.0155934065934066" calcext:value-type="float">
            <text:p>0,0155934065934066</text:p>
          </table:table-cell>
          <table:table-cell table:formula="of:=[.RI5]*[.$A$5]" office:value-type="float" office:value="0.0156263736263736" calcext:value-type="float">
            <text:p>0,0156263736263736</text:p>
          </table:table-cell>
          <table:table-cell table:formula="of:=[.RJ5]*[.$A$5]" office:value-type="float" office:value="0.0156593406593407" calcext:value-type="float">
            <text:p>0,0156593406593407</text:p>
          </table:table-cell>
          <table:table-cell table:formula="of:=[.RK5]*[.$A$5]" office:value-type="float" office:value="0.0156923076923077" calcext:value-type="float">
            <text:p>0,0156923076923077</text:p>
          </table:table-cell>
          <table:table-cell table:formula="of:=[.RL5]*[.$A$5]" office:value-type="float" office:value="0.0157252747252747" calcext:value-type="float">
            <text:p>0,0157252747252747</text:p>
          </table:table-cell>
          <table:table-cell table:formula="of:=[.RM5]*[.$A$5]" office:value-type="float" office:value="0.0157582417582418" calcext:value-type="float">
            <text:p>0,0157582417582418</text:p>
          </table:table-cell>
          <table:table-cell table:formula="of:=[.RN5]*[.$A$5]" office:value-type="float" office:value="0.0157912087912088" calcext:value-type="float">
            <text:p>0,0157912087912088</text:p>
          </table:table-cell>
          <table:table-cell table:formula="of:=[.RO5]*[.$A$5]" office:value-type="float" office:value="0.0158241758241758" calcext:value-type="float">
            <text:p>0,0158241758241758</text:p>
          </table:table-cell>
          <table:table-cell table:formula="of:=[.RP5]*[.$A$5]" office:value-type="float" office:value="0.0158571428571429" calcext:value-type="float">
            <text:p>0,0158571428571429</text:p>
          </table:table-cell>
          <table:table-cell table:formula="of:=[.RQ5]*[.$A$5]" office:value-type="float" office:value="0.0158901098901099" calcext:value-type="float">
            <text:p>0,0158901098901099</text:p>
          </table:table-cell>
          <table:table-cell table:formula="of:=[.RR5]*[.$A$5]" office:value-type="float" office:value="0.0159230769230769" calcext:value-type="float">
            <text:p>0,0159230769230769</text:p>
          </table:table-cell>
          <table:table-cell table:formula="of:=[.RS5]*[.$A$5]" office:value-type="float" office:value="0.015956043956044" calcext:value-type="float">
            <text:p>0,015956043956044</text:p>
          </table:table-cell>
          <table:table-cell table:formula="of:=[.RT5]*[.$A$5]" office:value-type="float" office:value="0.015989010989011" calcext:value-type="float">
            <text:p>0,015989010989011</text:p>
          </table:table-cell>
          <table:table-cell table:formula="of:=[.RU5]*[.$A$5]" office:value-type="float" office:value="0.016021978021978" calcext:value-type="float">
            <text:p>0,016021978021978</text:p>
          </table:table-cell>
          <table:table-cell table:formula="of:=[.RV5]*[.$A$5]" office:value-type="float" office:value="0.0160549450549451" calcext:value-type="float">
            <text:p>0,0160549450549451</text:p>
          </table:table-cell>
          <table:table-cell table:formula="of:=[.RW5]*[.$A$5]" office:value-type="float" office:value="0.0160879120879121" calcext:value-type="float">
            <text:p>0,0160879120879121</text:p>
          </table:table-cell>
          <table:table-cell table:formula="of:=[.RX5]*[.$A$5]" office:value-type="float" office:value="0.0161208791208791" calcext:value-type="float">
            <text:p>0,0161208791208791</text:p>
          </table:table-cell>
          <table:table-cell table:formula="of:=[.RY5]*[.$A$5]" office:value-type="float" office:value="0.0161538461538462" calcext:value-type="float">
            <text:p>0,0161538461538462</text:p>
          </table:table-cell>
          <table:table-cell table:formula="of:=[.RZ5]*[.$A$5]" office:value-type="float" office:value="0.0161868131868132" calcext:value-type="float">
            <text:p>0,0161868131868132</text:p>
          </table:table-cell>
          <table:table-cell table:formula="of:=[.SA5]*[.$A$5]" office:value-type="float" office:value="0.0162197802197802" calcext:value-type="float">
            <text:p>0,0162197802197802</text:p>
          </table:table-cell>
          <table:table-cell table:formula="of:=[.SB5]*[.$A$5]" office:value-type="float" office:value="0.0162527472527473" calcext:value-type="float">
            <text:p>0,0162527472527473</text:p>
          </table:table-cell>
          <table:table-cell table:formula="of:=[.SC5]*[.$A$5]" office:value-type="float" office:value="0.0162857142857143" calcext:value-type="float">
            <text:p>0,0162857142857143</text:p>
          </table:table-cell>
          <table:table-cell table:formula="of:=[.SD5]*[.$A$5]" office:value-type="float" office:value="0.0163186813186813" calcext:value-type="float">
            <text:p>0,0163186813186813</text:p>
          </table:table-cell>
          <table:table-cell table:formula="of:=[.SE5]*[.$A$5]" office:value-type="float" office:value="0.0163516483516484" calcext:value-type="float">
            <text:p>0,0163516483516484</text:p>
          </table:table-cell>
          <table:table-cell table:formula="of:=[.SF5]*[.$A$5]" office:value-type="float" office:value="0.0163846153846154" calcext:value-type="float">
            <text:p>0,0163846153846154</text:p>
          </table:table-cell>
          <table:table-cell table:formula="of:=[.SG5]*[.$A$5]" office:value-type="float" office:value="0.0164175824175824" calcext:value-type="float">
            <text:p>0,0164175824175824</text:p>
          </table:table-cell>
          <table:table-cell table:formula="of:=[.SH5]*[.$A$5]" office:value-type="float" office:value="0.0164505494505495" calcext:value-type="float">
            <text:p>0,0164505494505495</text:p>
          </table:table-cell>
          <table:table-cell table:formula="of:=[.SI5]*[.$A$5]" office:value-type="float" office:value="0.0164835164835165" calcext:value-type="float">
            <text:p>0,0164835164835165</text:p>
          </table:table-cell>
          <table:table-cell table:formula="of:=[.SJ5]*[.$A$5]" office:value-type="float" office:value="0.0165164835164835" calcext:value-type="float">
            <text:p>0,0165164835164835</text:p>
          </table:table-cell>
          <table:table-cell table:formula="of:=[.SK5]*[.$A$5]" office:value-type="float" office:value="0.0165494505494506" calcext:value-type="float">
            <text:p>0,0165494505494506</text:p>
          </table:table-cell>
          <table:table-cell table:formula="of:=[.SL5]*[.$A$5]" office:value-type="float" office:value="0.0165824175824176" calcext:value-type="float">
            <text:p>0,0165824175824176</text:p>
          </table:table-cell>
          <table:table-cell table:formula="of:=[.SM5]*[.$A$5]" office:value-type="float" office:value="0.0166153846153846" calcext:value-type="float">
            <text:p>0,0166153846153846</text:p>
          </table:table-cell>
          <table:table-cell table:formula="of:=[.SN5]*[.$A$5]" office:value-type="float" office:value="0.0166483516483517" calcext:value-type="float">
            <text:p>0,0166483516483517</text:p>
          </table:table-cell>
          <table:table-cell table:formula="of:=[.SO5]*[.$A$5]" office:value-type="float" office:value="0.0166813186813187" calcext:value-type="float">
            <text:p>0,0166813186813187</text:p>
          </table:table-cell>
          <table:table-cell table:formula="of:=[.SP5]*[.$A$5]" office:value-type="float" office:value="0.0167142857142857" calcext:value-type="float">
            <text:p>0,0167142857142857</text:p>
          </table:table-cell>
          <table:table-cell table:formula="of:=[.SQ5]*[.$A$5]" office:value-type="float" office:value="0.0167472527472528" calcext:value-type="float">
            <text:p>0,0167472527472528</text:p>
          </table:table-cell>
          <table:table-cell table:formula="of:=[.SR5]*[.$A$5]" office:value-type="float" office:value="0.0167802197802198" calcext:value-type="float">
            <text:p>0,0167802197802198</text:p>
          </table:table-cell>
          <table:table-cell table:formula="of:=[.SS5]*[.$A$5]" office:value-type="float" office:value="0.0168131868131868" calcext:value-type="float">
            <text:p>0,0168131868131868</text:p>
          </table:table-cell>
          <table:table-cell table:formula="of:=[.ST5]*[.$A$5]" office:value-type="float" office:value="0.0168461538461538" calcext:value-type="float">
            <text:p>0,0168461538461538</text:p>
          </table:table-cell>
          <table:table-cell table:formula="of:=[.SU5]*[.$A$5]" office:value-type="float" office:value="0.0168791208791209" calcext:value-type="float">
            <text:p>0,0168791208791209</text:p>
          </table:table-cell>
          <table:table-cell table:formula="of:=[.SV5]*[.$A$5]" office:value-type="float" office:value="0.0169120879120879" calcext:value-type="float">
            <text:p>0,0169120879120879</text:p>
          </table:table-cell>
          <table:table-cell table:formula="of:=[.SW5]*[.$A$5]" office:value-type="float" office:value="0.016945054945055" calcext:value-type="float">
            <text:p>0,016945054945055</text:p>
          </table:table-cell>
          <table:table-cell table:formula="of:=[.SX5]*[.$A$5]" office:value-type="float" office:value="0.016978021978022" calcext:value-type="float">
            <text:p>0,016978021978022</text:p>
          </table:table-cell>
          <table:table-cell table:formula="of:=[.SY5]*[.$A$5]" office:value-type="float" office:value="0.017010989010989" calcext:value-type="float">
            <text:p>0,017010989010989</text:p>
          </table:table-cell>
          <table:table-cell table:formula="of:=[.SZ5]*[.$A$5]" office:value-type="float" office:value="0.017043956043956" calcext:value-type="float">
            <text:p>0,017043956043956</text:p>
          </table:table-cell>
          <table:table-cell table:formula="of:=[.TA5]*[.$A$5]" office:value-type="float" office:value="0.0170769230769231" calcext:value-type="float">
            <text:p>0,0170769230769231</text:p>
          </table:table-cell>
          <table:table-cell table:formula="of:=[.TB5]*[.$A$5]" office:value-type="float" office:value="0.0171098901098901" calcext:value-type="float">
            <text:p>0,0171098901098901</text:p>
          </table:table-cell>
          <table:table-cell table:formula="of:=[.TC5]*[.$A$5]" office:value-type="float" office:value="0.0171428571428571" calcext:value-type="float">
            <text:p>0,0171428571428571</text:p>
          </table:table-cell>
          <table:table-cell table:formula="of:=[.TD5]*[.$A$5]" office:value-type="float" office:value="0.0171758241758242" calcext:value-type="float">
            <text:p>0,0171758241758242</text:p>
          </table:table-cell>
          <table:table-cell table:formula="of:=[.TE5]*[.$A$5]" office:value-type="float" office:value="0.0172087912087912" calcext:value-type="float">
            <text:p>0,0172087912087912</text:p>
          </table:table-cell>
          <table:table-cell table:formula="of:=[.TF5]*[.$A$5]" office:value-type="float" office:value="0.0172417582417582" calcext:value-type="float">
            <text:p>0,0172417582417582</text:p>
          </table:table-cell>
          <table:table-cell table:formula="of:=[.TG5]*[.$A$5]" office:value-type="float" office:value="0.0172747252747253" calcext:value-type="float">
            <text:p>0,0172747252747253</text:p>
          </table:table-cell>
          <table:table-cell table:formula="of:=[.TH5]*[.$A$5]" office:value-type="float" office:value="0.0173076923076923" calcext:value-type="float">
            <text:p>0,0173076923076923</text:p>
          </table:table-cell>
          <table:table-cell table:formula="of:=[.TI5]*[.$A$5]" office:value-type="float" office:value="0.0173406593406593" calcext:value-type="float">
            <text:p>0,0173406593406593</text:p>
          </table:table-cell>
          <table:table-cell table:formula="of:=[.TJ5]*[.$A$5]" office:value-type="float" office:value="0.0173736263736264" calcext:value-type="float">
            <text:p>0,0173736263736264</text:p>
          </table:table-cell>
          <table:table-cell table:formula="of:=[.TK5]*[.$A$5]" office:value-type="float" office:value="0.0174065934065934" calcext:value-type="float">
            <text:p>0,0174065934065934</text:p>
          </table:table-cell>
          <table:table-cell table:formula="of:=[.TL5]*[.$A$5]" office:value-type="float" office:value="0.0174395604395604" calcext:value-type="float">
            <text:p>0,0174395604395604</text:p>
          </table:table-cell>
          <table:table-cell table:formula="of:=[.TM5]*[.$A$5]" office:value-type="float" office:value="0.0174725274725275" calcext:value-type="float">
            <text:p>0,0174725274725275</text:p>
          </table:table-cell>
          <table:table-cell table:formula="of:=[.TN5]*[.$A$5]" office:value-type="float" office:value="0.0175054945054945" calcext:value-type="float">
            <text:p>0,0175054945054945</text:p>
          </table:table-cell>
          <table:table-cell table:formula="of:=[.TO5]*[.$A$5]" office:value-type="float" office:value="0.0175384615384615" calcext:value-type="float">
            <text:p>0,0175384615384615</text:p>
          </table:table-cell>
          <table:table-cell table:formula="of:=[.TP5]*[.$A$5]" office:value-type="float" office:value="0.0175714285714286" calcext:value-type="float">
            <text:p>0,0175714285714286</text:p>
          </table:table-cell>
          <table:table-cell table:formula="of:=[.TQ5]*[.$A$5]" office:value-type="float" office:value="0.0176043956043956" calcext:value-type="float">
            <text:p>0,0176043956043956</text:p>
          </table:table-cell>
          <table:table-cell table:formula="of:=[.TR5]*[.$A$5]" office:value-type="float" office:value="0.0176373626373626" calcext:value-type="float">
            <text:p>0,0176373626373626</text:p>
          </table:table-cell>
          <table:table-cell table:formula="of:=[.TS5]*[.$A$5]" office:value-type="float" office:value="0.0176703296703297" calcext:value-type="float">
            <text:p>0,0176703296703297</text:p>
          </table:table-cell>
          <table:table-cell table:formula="of:=[.TT5]*[.$A$5]" office:value-type="float" office:value="0.0177032967032967" calcext:value-type="float">
            <text:p>0,0177032967032967</text:p>
          </table:table-cell>
          <table:table-cell table:formula="of:=[.TU5]*[.$A$5]" office:value-type="float" office:value="0.0177362637362637" calcext:value-type="float">
            <text:p>0,0177362637362637</text:p>
          </table:table-cell>
          <table:table-cell table:formula="of:=[.TV5]*[.$A$5]" office:value-type="float" office:value="0.0177692307692308" calcext:value-type="float">
            <text:p>0,0177692307692308</text:p>
          </table:table-cell>
          <table:table-cell table:formula="of:=[.TW5]*[.$A$5]" office:value-type="float" office:value="0.0178021978021978" calcext:value-type="float">
            <text:p>0,0178021978021978</text:p>
          </table:table-cell>
          <table:table-cell table:formula="of:=[.TX5]*[.$A$5]" office:value-type="float" office:value="0.0178351648351648" calcext:value-type="float">
            <text:p>0,0178351648351648</text:p>
          </table:table-cell>
          <table:table-cell table:formula="of:=[.TY5]*[.$A$5]" office:value-type="float" office:value="0.0178681318681319" calcext:value-type="float">
            <text:p>0,0178681318681319</text:p>
          </table:table-cell>
          <table:table-cell table:formula="of:=[.TZ5]*[.$A$5]" office:value-type="float" office:value="0.0179010989010989" calcext:value-type="float">
            <text:p>0,0179010989010989</text:p>
          </table:table-cell>
          <table:table-cell table:formula="of:=[.UA5]*[.$A$5]" office:value-type="float" office:value="0.0179340659340659" calcext:value-type="float">
            <text:p>0,0179340659340659</text:p>
          </table:table-cell>
          <table:table-cell table:formula="of:=[.UB5]*[.$A$5]" office:value-type="float" office:value="0.017967032967033" calcext:value-type="float">
            <text:p>0,017967032967033</text:p>
          </table:table-cell>
          <table:table-cell table:formula="of:=[.UC5]*[.$A$5]" office:value-type="float" office:value="0.018" calcext:value-type="float">
            <text:p>0,018</text:p>
          </table:table-cell>
          <table:table-cell table:formula="of:=[.UD5]*[.$A$5]" office:value-type="float" office:value="0.018032967032967" calcext:value-type="float">
            <text:p>0,018032967032967</text:p>
          </table:table-cell>
          <table:table-cell table:formula="of:=[.UE5]*[.$A$5]" office:value-type="float" office:value="0.0180659340659341" calcext:value-type="float">
            <text:p>0,0180659340659341</text:p>
          </table:table-cell>
          <table:table-cell table:formula="of:=[.UF5]*[.$A$5]" office:value-type="float" office:value="0.0180989010989011" calcext:value-type="float">
            <text:p>0,0180989010989011</text:p>
          </table:table-cell>
          <table:table-cell table:formula="of:=[.UG5]*[.$A$5]" office:value-type="float" office:value="0.0181318681318681" calcext:value-type="float">
            <text:p>0,0181318681318681</text:p>
          </table:table-cell>
          <table:table-cell table:formula="of:=[.UH5]*[.$A$5]" office:value-type="float" office:value="0.0181648351648352" calcext:value-type="float">
            <text:p>0,0181648351648352</text:p>
          </table:table-cell>
          <table:table-cell table:formula="of:=[.UI5]*[.$A$5]" office:value-type="float" office:value="0.0181978021978022" calcext:value-type="float">
            <text:p>0,0181978021978022</text:p>
          </table:table-cell>
          <table:table-cell table:formula="of:=[.UJ5]*[.$A$5]" office:value-type="float" office:value="0.0182307692307692" calcext:value-type="float">
            <text:p>0,0182307692307692</text:p>
          </table:table-cell>
          <table:table-cell table:formula="of:=[.UK5]*[.$A$5]" office:value-type="float" office:value="0.0182637362637363" calcext:value-type="float">
            <text:p>0,0182637362637363</text:p>
          </table:table-cell>
          <table:table-cell table:formula="of:=[.UL5]*[.$A$5]" office:value-type="float" office:value="0.0182967032967033" calcext:value-type="float">
            <text:p>0,0182967032967033</text:p>
          </table:table-cell>
          <table:table-cell table:formula="of:=[.UM5]*[.$A$5]" office:value-type="float" office:value="0.0183296703296703" calcext:value-type="float">
            <text:p>0,0183296703296703</text:p>
          </table:table-cell>
          <table:table-cell table:formula="of:=[.UN5]*[.$A$5]" office:value-type="float" office:value="0.0183626373626374" calcext:value-type="float">
            <text:p>0,0183626373626374</text:p>
          </table:table-cell>
          <table:table-cell table:formula="of:=[.UO5]*[.$A$5]" office:value-type="float" office:value="0.0183956043956044" calcext:value-type="float">
            <text:p>0,0183956043956044</text:p>
          </table:table-cell>
          <table:table-cell table:formula="of:=[.UP5]*[.$A$5]" office:value-type="float" office:value="0.0184285714285714" calcext:value-type="float">
            <text:p>0,0184285714285714</text:p>
          </table:table-cell>
          <table:table-cell table:formula="of:=[.UQ5]*[.$A$5]" office:value-type="float" office:value="0.0184615384615385" calcext:value-type="float">
            <text:p>0,0184615384615385</text:p>
          </table:table-cell>
          <table:table-cell table:formula="of:=[.UR5]*[.$A$5]" office:value-type="float" office:value="0.0184945054945055" calcext:value-type="float">
            <text:p>0,0184945054945055</text:p>
          </table:table-cell>
          <table:table-cell table:formula="of:=[.US5]*[.$A$5]" office:value-type="float" office:value="0.0185274725274725" calcext:value-type="float">
            <text:p>0,0185274725274725</text:p>
          </table:table-cell>
          <table:table-cell table:formula="of:=[.UT5]*[.$A$5]" office:value-type="float" office:value="0.0185604395604396" calcext:value-type="float">
            <text:p>0,0185604395604396</text:p>
          </table:table-cell>
          <table:table-cell table:formula="of:=[.UU5]*[.$A$5]" office:value-type="float" office:value="0.0185934065934066" calcext:value-type="float">
            <text:p>0,0185934065934066</text:p>
          </table:table-cell>
          <table:table-cell table:formula="of:=[.UV5]*[.$A$5]" office:value-type="float" office:value="0.0186263736263736" calcext:value-type="float">
            <text:p>0,0186263736263736</text:p>
          </table:table-cell>
          <table:table-cell table:formula="of:=[.UW5]*[.$A$5]" office:value-type="float" office:value="0.0186593406593407" calcext:value-type="float">
            <text:p>0,0186593406593407</text:p>
          </table:table-cell>
          <table:table-cell table:formula="of:=[.UX5]*[.$A$5]" office:value-type="float" office:value="0.0186923076923077" calcext:value-type="float">
            <text:p>0,0186923076923077</text:p>
          </table:table-cell>
          <table:table-cell table:formula="of:=[.UY5]*[.$A$5]" office:value-type="float" office:value="0.0187252747252747" calcext:value-type="float">
            <text:p>0,0187252747252747</text:p>
          </table:table-cell>
          <table:table-cell table:formula="of:=[.UZ5]*[.$A$5]" office:value-type="float" office:value="0.0187582417582418" calcext:value-type="float">
            <text:p>0,0187582417582418</text:p>
          </table:table-cell>
          <table:table-cell table:formula="of:=[.VA5]*[.$A$5]" office:value-type="float" office:value="0.0187912087912088" calcext:value-type="float">
            <text:p>0,0187912087912088</text:p>
          </table:table-cell>
          <table:table-cell table:formula="of:=[.VB5]*[.$A$5]" office:value-type="float" office:value="0.0188241758241758" calcext:value-type="float">
            <text:p>0,0188241758241758</text:p>
          </table:table-cell>
          <table:table-cell table:formula="of:=[.VC5]*[.$A$5]" office:value-type="float" office:value="0.0188571428571429" calcext:value-type="float">
            <text:p>0,0188571428571429</text:p>
          </table:table-cell>
          <table:table-cell table:formula="of:=[.VD5]*[.$A$5]" office:value-type="float" office:value="0.0188901098901099" calcext:value-type="float">
            <text:p>0,0188901098901099</text:p>
          </table:table-cell>
          <table:table-cell table:formula="of:=[.VE5]*[.$A$5]" office:value-type="float" office:value="0.0189230769230769" calcext:value-type="float">
            <text:p>0,0189230769230769</text:p>
          </table:table-cell>
          <table:table-cell table:formula="of:=[.VF5]*[.$A$5]" office:value-type="float" office:value="0.018956043956044" calcext:value-type="float">
            <text:p>0,018956043956044</text:p>
          </table:table-cell>
          <table:table-cell table:formula="of:=[.VG5]*[.$A$5]" office:value-type="float" office:value="0.018989010989011" calcext:value-type="float">
            <text:p>0,018989010989011</text:p>
          </table:table-cell>
          <table:table-cell table:formula="of:=[.VH5]*[.$A$5]" office:value-type="float" office:value="0.019021978021978" calcext:value-type="float">
            <text:p>0,019021978021978</text:p>
          </table:table-cell>
          <table:table-cell table:formula="of:=[.VI5]*[.$A$5]" office:value-type="float" office:value="0.0190549450549451" calcext:value-type="float">
            <text:p>0,0190549450549451</text:p>
          </table:table-cell>
          <table:table-cell table:formula="of:=[.VJ5]*[.$A$5]" office:value-type="float" office:value="0.0190879120879121" calcext:value-type="float">
            <text:p>0,0190879120879121</text:p>
          </table:table-cell>
          <table:table-cell table:formula="of:=[.VK5]*[.$A$5]" office:value-type="float" office:value="0.0191208791208791" calcext:value-type="float">
            <text:p>0,0191208791208791</text:p>
          </table:table-cell>
          <table:table-cell table:formula="of:=[.VL5]*[.$A$5]" office:value-type="float" office:value="0.0191538461538462" calcext:value-type="float">
            <text:p>0,0191538461538462</text:p>
          </table:table-cell>
          <table:table-cell table:formula="of:=[.VM5]*[.$A$5]" office:value-type="float" office:value="0.0191868131868132" calcext:value-type="float">
            <text:p>0,0191868131868132</text:p>
          </table:table-cell>
          <table:table-cell table:formula="of:=[.VN5]*[.$A$5]" office:value-type="float" office:value="0.0192197802197802" calcext:value-type="float">
            <text:p>0,0192197802197802</text:p>
          </table:table-cell>
          <table:table-cell table:formula="of:=[.VO5]*[.$A$5]" office:value-type="float" office:value="0.0192527472527473" calcext:value-type="float">
            <text:p>0,0192527472527473</text:p>
          </table:table-cell>
          <table:table-cell table:formula="of:=[.VP5]*[.$A$5]" office:value-type="float" office:value="0.0192857142857143" calcext:value-type="float">
            <text:p>0,0192857142857143</text:p>
          </table:table-cell>
          <table:table-cell table:formula="of:=[.VQ5]*[.$A$5]" office:value-type="float" office:value="0.0193186813186813" calcext:value-type="float">
            <text:p>0,0193186813186813</text:p>
          </table:table-cell>
          <table:table-cell table:formula="of:=[.VR5]*[.$A$5]" office:value-type="float" office:value="0.0193516483516484" calcext:value-type="float">
            <text:p>0,0193516483516484</text:p>
          </table:table-cell>
          <table:table-cell table:formula="of:=[.VS5]*[.$A$5]" office:value-type="float" office:value="0.0193846153846154" calcext:value-type="float">
            <text:p>0,0193846153846154</text:p>
          </table:table-cell>
          <table:table-cell table:formula="of:=[.VT5]*[.$A$5]" office:value-type="float" office:value="0.0194175824175824" calcext:value-type="float">
            <text:p>0,0194175824175824</text:p>
          </table:table-cell>
          <table:table-cell table:formula="of:=[.VU5]*[.$A$5]" office:value-type="float" office:value="0.0194505494505495" calcext:value-type="float">
            <text:p>0,0194505494505495</text:p>
          </table:table-cell>
          <table:table-cell table:formula="of:=[.VV5]*[.$A$5]" office:value-type="float" office:value="0.0194835164835165" calcext:value-type="float">
            <text:p>0,0194835164835165</text:p>
          </table:table-cell>
          <table:table-cell table:formula="of:=[.VW5]*[.$A$5]" office:value-type="float" office:value="0.0195164835164835" calcext:value-type="float">
            <text:p>0,0195164835164835</text:p>
          </table:table-cell>
          <table:table-cell table:formula="of:=[.VX5]*[.$A$5]" office:value-type="float" office:value="0.0195494505494506" calcext:value-type="float">
            <text:p>0,0195494505494506</text:p>
          </table:table-cell>
          <table:table-cell table:formula="of:=[.VY5]*[.$A$5]" office:value-type="float" office:value="0.0195824175824176" calcext:value-type="float">
            <text:p>0,0195824175824176</text:p>
          </table:table-cell>
          <table:table-cell table:formula="of:=[.VZ5]*[.$A$5]" office:value-type="float" office:value="0.0196153846153846" calcext:value-type="float">
            <text:p>0,0196153846153846</text:p>
          </table:table-cell>
          <table:table-cell table:formula="of:=[.WA5]*[.$A$5]" office:value-type="float" office:value="0.0196483516483517" calcext:value-type="float">
            <text:p>0,0196483516483517</text:p>
          </table:table-cell>
          <table:table-cell table:formula="of:=[.WB5]*[.$A$5]" office:value-type="float" office:value="0.0196813186813187" calcext:value-type="float">
            <text:p>0,0196813186813187</text:p>
          </table:table-cell>
          <table:table-cell table:formula="of:=[.WC5]*[.$A$5]" office:value-type="float" office:value="0.0197142857142857" calcext:value-type="float">
            <text:p>0,0197142857142857</text:p>
          </table:table-cell>
          <table:table-cell table:formula="of:=[.WD5]*[.$A$5]" office:value-type="float" office:value="0.0197472527472528" calcext:value-type="float">
            <text:p>0,0197472527472528</text:p>
          </table:table-cell>
          <table:table-cell table:formula="of:=[.WE5]*[.$A$5]" office:value-type="float" office:value="0.0197802197802198" calcext:value-type="float">
            <text:p>0,0197802197802198</text:p>
          </table:table-cell>
          <table:table-cell table:formula="of:=[.WF5]*[.$A$5]" office:value-type="float" office:value="0.0198131868131868" calcext:value-type="float">
            <text:p>0,0198131868131868</text:p>
          </table:table-cell>
          <table:table-cell table:formula="of:=[.WG5]*[.$A$5]" office:value-type="float" office:value="0.0198461538461539" calcext:value-type="float">
            <text:p>0,0198461538461539</text:p>
          </table:table-cell>
          <table:table-cell table:formula="of:=[.WH5]*[.$A$5]" office:value-type="float" office:value="0.0198791208791209" calcext:value-type="float">
            <text:p>0,0198791208791209</text:p>
          </table:table-cell>
          <table:table-cell table:formula="of:=[.WI5]*[.$A$5]" office:value-type="float" office:value="0.0199120879120879" calcext:value-type="float">
            <text:p>0,0199120879120879</text:p>
          </table:table-cell>
          <table:table-cell table:formula="of:=[.WJ5]*[.$A$5]" office:value-type="float" office:value="0.0199450549450549" calcext:value-type="float">
            <text:p>0,0199450549450549</text:p>
          </table:table-cell>
          <table:table-cell table:formula="of:=[.WK5]*[.$A$5]" office:value-type="float" office:value="0.019978021978022" calcext:value-type="float">
            <text:p>0,019978021978022</text:p>
          </table:table-cell>
          <table:table-cell table:formula="of:=[.WL5]*[.$A$5]" office:value-type="float" office:value="0.020010989010989" calcext:value-type="float">
            <text:p>0,020010989010989</text:p>
          </table:table-cell>
          <table:table-cell table:formula="of:=[.WM5]*[.$A$5]" office:value-type="float" office:value="0.020043956043956" calcext:value-type="float">
            <text:p>0,020043956043956</text:p>
          </table:table-cell>
          <table:table-cell table:formula="of:=[.WN5]*[.$A$5]" office:value-type="float" office:value="0.0200769230769231" calcext:value-type="float">
            <text:p>0,0200769230769231</text:p>
          </table:table-cell>
          <table:table-cell table:formula="of:=[.WO5]*[.$A$5]" office:value-type="float" office:value="0.0201098901098901" calcext:value-type="float">
            <text:p>0,0201098901098901</text:p>
          </table:table-cell>
          <table:table-cell table:formula="of:=[.WP5]*[.$A$5]" office:value-type="float" office:value="0.0201428571428571" calcext:value-type="float">
            <text:p>0,0201428571428571</text:p>
          </table:table-cell>
          <table:table-cell table:formula="of:=[.WQ5]*[.$A$5]" office:value-type="float" office:value="0.0201758241758242" calcext:value-type="float">
            <text:p>0,0201758241758242</text:p>
          </table:table-cell>
          <table:table-cell table:formula="of:=[.WR5]*[.$A$5]" office:value-type="float" office:value="0.0202087912087912" calcext:value-type="float">
            <text:p>0,0202087912087912</text:p>
          </table:table-cell>
          <table:table-cell table:formula="of:=[.WS5]*[.$A$5]" office:value-type="float" office:value="0.0202417582417582" calcext:value-type="float">
            <text:p>0,0202417582417582</text:p>
          </table:table-cell>
          <table:table-cell table:formula="of:=[.WT5]*[.$A$5]" office:value-type="float" office:value="0.0202747252747253" calcext:value-type="float">
            <text:p>0,0202747252747253</text:p>
          </table:table-cell>
          <table:table-cell table:formula="of:=[.WU5]*[.$A$5]" office:value-type="float" office:value="0.0203076923076923" calcext:value-type="float">
            <text:p>0,0203076923076923</text:p>
          </table:table-cell>
          <table:table-cell table:formula="of:=[.WV5]*[.$A$5]" office:value-type="float" office:value="0.0203406593406593" calcext:value-type="float">
            <text:p>0,0203406593406593</text:p>
          </table:table-cell>
          <table:table-cell table:formula="of:=[.WW5]*[.$A$5]" office:value-type="float" office:value="0.0203736263736264" calcext:value-type="float">
            <text:p>0,0203736263736264</text:p>
          </table:table-cell>
          <table:table-cell table:formula="of:=[.WX5]*[.$A$5]" office:value-type="float" office:value="0.0204065934065934" calcext:value-type="float">
            <text:p>0,0204065934065934</text:p>
          </table:table-cell>
          <table:table-cell table:formula="of:=[.WY5]*[.$A$5]" office:value-type="float" office:value="0.0204395604395604" calcext:value-type="float">
            <text:p>0,0204395604395604</text:p>
          </table:table-cell>
          <table:table-cell table:formula="of:=[.WZ5]*[.$A$5]" office:value-type="float" office:value="0.0204725274725275" calcext:value-type="float">
            <text:p>0,0204725274725275</text:p>
          </table:table-cell>
          <table:table-cell table:formula="of:=[.XA5]*[.$A$5]" office:value-type="float" office:value="0.0205054945054945" calcext:value-type="float">
            <text:p>0,0205054945054945</text:p>
          </table:table-cell>
          <table:table-cell table:formula="of:=[.XB5]*[.$A$5]" office:value-type="float" office:value="0.0205384615384615" calcext:value-type="float">
            <text:p>0,0205384615384615</text:p>
          </table:table-cell>
          <table:table-cell table:formula="of:=[.XC5]*[.$A$5]" office:value-type="float" office:value="0.0205714285714286" calcext:value-type="float">
            <text:p>0,0205714285714286</text:p>
          </table:table-cell>
          <table:table-cell table:formula="of:=[.XD5]*[.$A$5]" office:value-type="float" office:value="0.0206043956043956" calcext:value-type="float">
            <text:p>0,0206043956043956</text:p>
          </table:table-cell>
          <table:table-cell table:formula="of:=[.XE5]*[.$A$5]" office:value-type="float" office:value="0.0206373626373626" calcext:value-type="float">
            <text:p>0,0206373626373626</text:p>
          </table:table-cell>
          <table:table-cell table:formula="of:=[.XF5]*[.$A$5]" office:value-type="float" office:value="0.0206703296703297" calcext:value-type="float">
            <text:p>0,0206703296703297</text:p>
          </table:table-cell>
          <table:table-cell table:formula="of:=[.XG5]*[.$A$5]" office:value-type="float" office:value="0.0207032967032967" calcext:value-type="float">
            <text:p>0,0207032967032967</text:p>
          </table:table-cell>
          <table:table-cell table:formula="of:=[.XH5]*[.$A$5]" office:value-type="float" office:value="0.0207362637362637" calcext:value-type="float">
            <text:p>0,0207362637362637</text:p>
          </table:table-cell>
          <table:table-cell table:formula="of:=[.XI5]*[.$A$5]" office:value-type="float" office:value="0.0207692307692308" calcext:value-type="float">
            <text:p>0,0207692307692308</text:p>
          </table:table-cell>
          <table:table-cell table:formula="of:=[.XJ5]*[.$A$5]" office:value-type="float" office:value="0.0208021978021978" calcext:value-type="float">
            <text:p>0,0208021978021978</text:p>
          </table:table-cell>
          <table:table-cell table:formula="of:=[.XK5]*[.$A$5]" office:value-type="float" office:value="0.0208351648351648" calcext:value-type="float">
            <text:p>0,0208351648351648</text:p>
          </table:table-cell>
          <table:table-cell table:formula="of:=[.XL5]*[.$A$5]" office:value-type="float" office:value="0.0208681318681319" calcext:value-type="float">
            <text:p>0,0208681318681319</text:p>
          </table:table-cell>
          <table:table-cell table:formula="of:=[.XM5]*[.$A$5]" office:value-type="float" office:value="0.0209010989010989" calcext:value-type="float">
            <text:p>0,0209010989010989</text:p>
          </table:table-cell>
          <table:table-cell table:formula="of:=[.XN5]*[.$A$5]" office:value-type="float" office:value="0.0209340659340659" calcext:value-type="float">
            <text:p>0,0209340659340659</text:p>
          </table:table-cell>
          <table:table-cell table:formula="of:=[.XO5]*[.$A$5]" office:value-type="float" office:value="0.020967032967033" calcext:value-type="float">
            <text:p>0,020967032967033</text:p>
          </table:table-cell>
          <table:table-cell table:formula="of:=[.XP5]*[.$A$5]" office:value-type="float" office:value="0.021" calcext:value-type="float">
            <text:p>0,021</text:p>
          </table:table-cell>
          <table:table-cell table:formula="of:=[.XQ5]*[.$A$5]" office:value-type="float" office:value="0.021032967032967" calcext:value-type="float">
            <text:p>0,021032967032967</text:p>
          </table:table-cell>
          <table:table-cell table:formula="of:=[.XR5]*[.$A$5]" office:value-type="float" office:value="0.0210659340659341" calcext:value-type="float">
            <text:p>0,0210659340659341</text:p>
          </table:table-cell>
          <table:table-cell table:formula="of:=[.XS5]*[.$A$5]" office:value-type="float" office:value="0.0210989010989011" calcext:value-type="float">
            <text:p>0,0210989010989011</text:p>
          </table:table-cell>
          <table:table-cell table:formula="of:=[.XT5]*[.$A$5]" office:value-type="float" office:value="0.0211318681318681" calcext:value-type="float">
            <text:p>0,0211318681318681</text:p>
          </table:table-cell>
          <table:table-cell table:formula="of:=[.XU5]*[.$A$5]" office:value-type="float" office:value="0.0211648351648352" calcext:value-type="float">
            <text:p>0,0211648351648352</text:p>
          </table:table-cell>
          <table:table-cell table:formula="of:=[.XV5]*[.$A$5]" office:value-type="float" office:value="0.0211978021978022" calcext:value-type="float">
            <text:p>0,0211978021978022</text:p>
          </table:table-cell>
          <table:table-cell table:formula="of:=[.XW5]*[.$A$5]" office:value-type="float" office:value="0.0212307692307692" calcext:value-type="float">
            <text:p>0,0212307692307692</text:p>
          </table:table-cell>
          <table:table-cell table:formula="of:=[.XX5]*[.$A$5]" office:value-type="float" office:value="0.0212637362637363" calcext:value-type="float">
            <text:p>0,0212637362637363</text:p>
          </table:table-cell>
          <table:table-cell table:formula="of:=[.XY5]*[.$A$5]" office:value-type="float" office:value="0.0212967032967033" calcext:value-type="float">
            <text:p>0,0212967032967033</text:p>
          </table:table-cell>
          <table:table-cell table:formula="of:=[.XZ5]*[.$A$5]" office:value-type="float" office:value="0.0213296703296703" calcext:value-type="float">
            <text:p>0,0213296703296703</text:p>
          </table:table-cell>
          <table:table-cell table:formula="of:=[.YA5]*[.$A$5]" office:value-type="float" office:value="0.0213626373626374" calcext:value-type="float">
            <text:p>0,0213626373626374</text:p>
          </table:table-cell>
          <table:table-cell table:formula="of:=[.YB5]*[.$A$5]" office:value-type="float" office:value="0.0213956043956044" calcext:value-type="float">
            <text:p>0,0213956043956044</text:p>
          </table:table-cell>
          <table:table-cell table:formula="of:=[.YC5]*[.$A$5]" office:value-type="float" office:value="0.0214285714285714" calcext:value-type="float">
            <text:p>0,0214285714285714</text:p>
          </table:table-cell>
          <table:table-cell table:formula="of:=[.YD5]*[.$A$5]" office:value-type="float" office:value="0.0214615384615385" calcext:value-type="float">
            <text:p>0,0214615384615385</text:p>
          </table:table-cell>
          <table:table-cell table:formula="of:=[.YE5]*[.$A$5]" office:value-type="float" office:value="0.0214945054945055" calcext:value-type="float">
            <text:p>0,0214945054945055</text:p>
          </table:table-cell>
          <table:table-cell table:formula="of:=[.YF5]*[.$A$5]" office:value-type="float" office:value="0.0215274725274725" calcext:value-type="float">
            <text:p>0,0215274725274725</text:p>
          </table:table-cell>
          <table:table-cell table:formula="of:=[.YG5]*[.$A$5]" office:value-type="float" office:value="0.0215604395604396" calcext:value-type="float">
            <text:p>0,0215604395604396</text:p>
          </table:table-cell>
          <table:table-cell table:formula="of:=[.YH5]*[.$A$5]" office:value-type="float" office:value="0.0215934065934066" calcext:value-type="float">
            <text:p>0,0215934065934066</text:p>
          </table:table-cell>
          <table:table-cell table:formula="of:=[.YI5]*[.$A$5]" office:value-type="float" office:value="0.0216263736263736" calcext:value-type="float">
            <text:p>0,0216263736263736</text:p>
          </table:table-cell>
          <table:table-cell table:formula="of:=[.YJ5]*[.$A$5]" office:value-type="float" office:value="0.0216593406593407" calcext:value-type="float">
            <text:p>0,0216593406593407</text:p>
          </table:table-cell>
          <table:table-cell table:formula="of:=[.YK5]*[.$A$5]" office:value-type="float" office:value="0.0216923076923077" calcext:value-type="float">
            <text:p>0,0216923076923077</text:p>
          </table:table-cell>
          <table:table-cell table:formula="of:=[.YL5]*[.$A$5]" office:value-type="float" office:value="0.0217252747252747" calcext:value-type="float">
            <text:p>0,0217252747252747</text:p>
          </table:table-cell>
          <table:table-cell table:formula="of:=[.YM5]*[.$A$5]" office:value-type="float" office:value="0.0217582417582418" calcext:value-type="float">
            <text:p>0,0217582417582418</text:p>
          </table:table-cell>
          <table:table-cell table:formula="of:=[.YN5]*[.$A$5]" office:value-type="float" office:value="0.0217912087912088" calcext:value-type="float">
            <text:p>0,0217912087912088</text:p>
          </table:table-cell>
          <table:table-cell table:formula="of:=[.YO5]*[.$A$5]" office:value-type="float" office:value="0.0218241758241758" calcext:value-type="float">
            <text:p>0,0218241758241758</text:p>
          </table:table-cell>
          <table:table-cell table:formula="of:=[.YP5]*[.$A$5]" office:value-type="float" office:value="0.0218571428571429" calcext:value-type="float">
            <text:p>0,0218571428571429</text:p>
          </table:table-cell>
          <table:table-cell table:formula="of:=[.YQ5]*[.$A$5]" office:value-type="float" office:value="0.0218901098901099" calcext:value-type="float">
            <text:p>0,0218901098901099</text:p>
          </table:table-cell>
          <table:table-cell table:formula="of:=[.YR5]*[.$A$5]" office:value-type="float" office:value="0.0219230769230769" calcext:value-type="float">
            <text:p>0,0219230769230769</text:p>
          </table:table-cell>
          <table:table-cell table:formula="of:=[.YS5]*[.$A$5]" office:value-type="float" office:value="0.021956043956044" calcext:value-type="float">
            <text:p>0,021956043956044</text:p>
          </table:table-cell>
          <table:table-cell table:formula="of:=[.YT5]*[.$A$5]" office:value-type="float" office:value="0.021989010989011" calcext:value-type="float">
            <text:p>0,021989010989011</text:p>
          </table:table-cell>
          <table:table-cell table:formula="of:=[.YU5]*[.$A$5]" office:value-type="float" office:value="0.022021978021978" calcext:value-type="float">
            <text:p>0,022021978021978</text:p>
          </table:table-cell>
          <table:table-cell table:formula="of:=[.YV5]*[.$A$5]" office:value-type="float" office:value="0.0220549450549451" calcext:value-type="float">
            <text:p>0,0220549450549451</text:p>
          </table:table-cell>
          <table:table-cell table:formula="of:=[.YW5]*[.$A$5]" office:value-type="float" office:value="0.0220879120879121" calcext:value-type="float">
            <text:p>0,0220879120879121</text:p>
          </table:table-cell>
          <table:table-cell table:formula="of:=[.YX5]*[.$A$5]" office:value-type="float" office:value="0.0221208791208791" calcext:value-type="float">
            <text:p>0,0221208791208791</text:p>
          </table:table-cell>
          <table:table-cell table:formula="of:=[.YY5]*[.$A$5]" office:value-type="float" office:value="0.0221538461538462" calcext:value-type="float">
            <text:p>0,0221538461538462</text:p>
          </table:table-cell>
          <table:table-cell table:formula="of:=[.YZ5]*[.$A$5]" office:value-type="float" office:value="0.0221868131868132" calcext:value-type="float">
            <text:p>0,0221868131868132</text:p>
          </table:table-cell>
          <table:table-cell table:formula="of:=[.ZA5]*[.$A$5]" office:value-type="float" office:value="0.0222197802197802" calcext:value-type="float">
            <text:p>0,0222197802197802</text:p>
          </table:table-cell>
          <table:table-cell table:formula="of:=[.ZB5]*[.$A$5]" office:value-type="float" office:value="0.0222527472527473" calcext:value-type="float">
            <text:p>0,0222527472527473</text:p>
          </table:table-cell>
          <table:table-cell table:formula="of:=[.ZC5]*[.$A$5]" office:value-type="float" office:value="0.0222857142857143" calcext:value-type="float">
            <text:p>0,0222857142857143</text:p>
          </table:table-cell>
          <table:table-cell table:formula="of:=[.ZD5]*[.$A$5]" office:value-type="float" office:value="0.0223186813186813" calcext:value-type="float">
            <text:p>0,0223186813186813</text:p>
          </table:table-cell>
          <table:table-cell table:formula="of:=[.ZE5]*[.$A$5]" office:value-type="float" office:value="0.0223516483516484" calcext:value-type="float">
            <text:p>0,0223516483516484</text:p>
          </table:table-cell>
          <table:table-cell table:formula="of:=[.ZF5]*[.$A$5]" office:value-type="float" office:value="0.0223846153846154" calcext:value-type="float">
            <text:p>0,0223846153846154</text:p>
          </table:table-cell>
          <table:table-cell table:formula="of:=[.ZG5]*[.$A$5]" office:value-type="float" office:value="0.0224175824175824" calcext:value-type="float">
            <text:p>0,0224175824175824</text:p>
          </table:table-cell>
          <table:table-cell table:formula="of:=[.ZH5]*[.$A$5]" office:value-type="float" office:value="0.0224505494505495" calcext:value-type="float">
            <text:p>0,0224505494505495</text:p>
          </table:table-cell>
          <table:table-cell table:formula="of:=[.ZI5]*[.$A$5]" office:value-type="float" office:value="0.0224835164835165" calcext:value-type="float">
            <text:p>0,0224835164835165</text:p>
          </table:table-cell>
          <table:table-cell table:formula="of:=[.ZJ5]*[.$A$5]" office:value-type="float" office:value="0.0225164835164835" calcext:value-type="float">
            <text:p>0,0225164835164835</text:p>
          </table:table-cell>
          <table:table-cell table:formula="of:=[.ZK5]*[.$A$5]" office:value-type="float" office:value="0.0225494505494506" calcext:value-type="float">
            <text:p>0,0225494505494506</text:p>
          </table:table-cell>
          <table:table-cell table:formula="of:=[.ZL5]*[.$A$5]" office:value-type="float" office:value="0.0225824175824176" calcext:value-type="float">
            <text:p>0,0225824175824176</text:p>
          </table:table-cell>
          <table:table-cell table:formula="of:=[.ZM5]*[.$A$5]" office:value-type="float" office:value="0.0226153846153846" calcext:value-type="float">
            <text:p>0,0226153846153846</text:p>
          </table:table-cell>
          <table:table-cell table:formula="of:=[.ZN5]*[.$A$5]" office:value-type="float" office:value="0.0226483516483517" calcext:value-type="float">
            <text:p>0,0226483516483517</text:p>
          </table:table-cell>
          <table:table-cell table:formula="of:=[.ZO5]*[.$A$5]" office:value-type="float" office:value="0.0226813186813187" calcext:value-type="float">
            <text:p>0,0226813186813187</text:p>
          </table:table-cell>
          <table:table-cell table:formula="of:=[.ZP5]*[.$A$5]" office:value-type="float" office:value="0.0227142857142857" calcext:value-type="float">
            <text:p>0,0227142857142857</text:p>
          </table:table-cell>
          <table:table-cell table:formula="of:=[.ZQ5]*[.$A$5]" office:value-type="float" office:value="0.0227472527472528" calcext:value-type="float">
            <text:p>0,0227472527472528</text:p>
          </table:table-cell>
          <table:table-cell table:formula="of:=[.ZR5]*[.$A$5]" office:value-type="float" office:value="0.0227802197802198" calcext:value-type="float">
            <text:p>0,0227802197802198</text:p>
          </table:table-cell>
          <table:table-cell table:formula="of:=[.ZS5]*[.$A$5]" office:value-type="float" office:value="0.0228131868131868" calcext:value-type="float">
            <text:p>0,0228131868131868</text:p>
          </table:table-cell>
          <table:table-cell table:formula="of:=[.ZT5]*[.$A$5]" office:value-type="float" office:value="0.0228461538461539" calcext:value-type="float">
            <text:p>0,0228461538461539</text:p>
          </table:table-cell>
          <table:table-cell table:formula="of:=[.ZU5]*[.$A$5]" office:value-type="float" office:value="0.0228791208791209" calcext:value-type="float">
            <text:p>0,0228791208791209</text:p>
          </table:table-cell>
          <table:table-cell table:formula="of:=[.ZV5]*[.$A$5]" office:value-type="float" office:value="0.0229120879120879" calcext:value-type="float">
            <text:p>0,0229120879120879</text:p>
          </table:table-cell>
          <table:table-cell table:formula="of:=[.ZW5]*[.$A$5]" office:value-type="float" office:value="0.0229450549450549" calcext:value-type="float">
            <text:p>0,0229450549450549</text:p>
          </table:table-cell>
          <table:table-cell table:formula="of:=[.ZX5]*[.$A$5]" office:value-type="float" office:value="0.022978021978022" calcext:value-type="float">
            <text:p>0,022978021978022</text:p>
          </table:table-cell>
          <table:table-cell table:formula="of:=[.ZY5]*[.$A$5]" office:value-type="float" office:value="0.023010989010989" calcext:value-type="float">
            <text:p>0,023010989010989</text:p>
          </table:table-cell>
          <table:table-cell table:formula="of:=[.ZZ5]*[.$A$5]" office:value-type="float" office:value="0.023043956043956" calcext:value-type="float">
            <text:p>0,023043956043956</text:p>
          </table:table-cell>
          <table:table-cell table:formula="of:=[.AAA5]*[.$A$5]" office:value-type="float" office:value="0.0230769230769231" calcext:value-type="float">
            <text:p>0,0230769230769231</text:p>
          </table:table-cell>
          <table:table-cell table:formula="of:=[.AAB5]*[.$A$5]" office:value-type="float" office:value="0.0231098901098901" calcext:value-type="float">
            <text:p>0,0231098901098901</text:p>
          </table:table-cell>
          <table:table-cell table:formula="of:=[.AAC5]*[.$A$5]" office:value-type="float" office:value="0.0231428571428571" calcext:value-type="float">
            <text:p>0,0231428571428571</text:p>
          </table:table-cell>
          <table:table-cell table:formula="of:=[.AAD5]*[.$A$5]" office:value-type="float" office:value="0.0231758241758242" calcext:value-type="float">
            <text:p>0,0231758241758242</text:p>
          </table:table-cell>
          <table:table-cell table:formula="of:=[.AAE5]*[.$A$5]" office:value-type="float" office:value="0.0232087912087912" calcext:value-type="float">
            <text:p>0,0232087912087912</text:p>
          </table:table-cell>
          <table:table-cell table:formula="of:=[.AAF5]*[.$A$5]" office:value-type="float" office:value="0.0232417582417582" calcext:value-type="float">
            <text:p>0,0232417582417582</text:p>
          </table:table-cell>
          <table:table-cell table:formula="of:=[.AAG5]*[.$A$5]" office:value-type="float" office:value="0.0232747252747253" calcext:value-type="float">
            <text:p>0,0232747252747253</text:p>
          </table:table-cell>
          <table:table-cell table:formula="of:=[.AAH5]*[.$A$5]" office:value-type="float" office:value="0.0233076923076923" calcext:value-type="float">
            <text:p>0,0233076923076923</text:p>
          </table:table-cell>
          <table:table-cell table:formula="of:=[.AAI5]*[.$A$5]" office:value-type="float" office:value="0.0233406593406593" calcext:value-type="float">
            <text:p>0,0233406593406593</text:p>
          </table:table-cell>
          <table:table-cell table:formula="of:=[.AAJ5]*[.$A$5]" office:value-type="float" office:value="0.0233736263736264" calcext:value-type="float">
            <text:p>0,0233736263736264</text:p>
          </table:table-cell>
          <table:table-cell table:formula="of:=[.AAK5]*[.$A$5]" office:value-type="float" office:value="0.0234065934065934" calcext:value-type="float">
            <text:p>0,0234065934065934</text:p>
          </table:table-cell>
          <table:table-cell table:formula="of:=[.AAL5]*[.$A$5]" office:value-type="float" office:value="0.0234395604395604" calcext:value-type="float">
            <text:p>0,0234395604395604</text:p>
          </table:table-cell>
          <table:table-cell table:formula="of:=[.AAM5]*[.$A$5]" office:value-type="float" office:value="0.0234725274725275" calcext:value-type="float">
            <text:p>0,0234725274725275</text:p>
          </table:table-cell>
          <table:table-cell table:formula="of:=[.AAN5]*[.$A$5]" office:value-type="float" office:value="0.0235054945054945" calcext:value-type="float">
            <text:p>0,0235054945054945</text:p>
          </table:table-cell>
          <table:table-cell table:formula="of:=[.AAO5]*[.$A$5]" office:value-type="float" office:value="0.0235384615384615" calcext:value-type="float">
            <text:p>0,0235384615384615</text:p>
          </table:table-cell>
          <table:table-cell table:formula="of:=[.AAP5]*[.$A$5]" office:value-type="float" office:value="0.0235714285714286" calcext:value-type="float">
            <text:p>0,0235714285714286</text:p>
          </table:table-cell>
          <table:table-cell table:formula="of:=[.AAQ5]*[.$A$5]" office:value-type="float" office:value="0.0236043956043956" calcext:value-type="float">
            <text:p>0,0236043956043956</text:p>
          </table:table-cell>
          <table:table-cell table:formula="of:=[.AAR5]*[.$A$5]" office:value-type="float" office:value="0.0236373626373626" calcext:value-type="float">
            <text:p>0,0236373626373626</text:p>
          </table:table-cell>
          <table:table-cell table:formula="of:=[.AAS5]*[.$A$5]" office:value-type="float" office:value="0.0236703296703297" calcext:value-type="float">
            <text:p>0,0236703296703297</text:p>
          </table:table-cell>
          <table:table-cell table:formula="of:=[.AAT5]*[.$A$5]" office:value-type="float" office:value="0.0237032967032967" calcext:value-type="float">
            <text:p>0,0237032967032967</text:p>
          </table:table-cell>
          <table:table-cell table:formula="of:=[.AAU5]*[.$A$5]" office:value-type="float" office:value="0.0237362637362637" calcext:value-type="float">
            <text:p>0,0237362637362637</text:p>
          </table:table-cell>
          <table:table-cell table:formula="of:=[.AAV5]*[.$A$5]" office:value-type="float" office:value="0.0237692307692308" calcext:value-type="float">
            <text:p>0,0237692307692308</text:p>
          </table:table-cell>
          <table:table-cell table:formula="of:=[.AAW5]*[.$A$5]" office:value-type="float" office:value="0.0238021978021978" calcext:value-type="float">
            <text:p>0,0238021978021978</text:p>
          </table:table-cell>
          <table:table-cell table:formula="of:=[.AAX5]*[.$A$5]" office:value-type="float" office:value="0.0238351648351648" calcext:value-type="float">
            <text:p>0,0238351648351648</text:p>
          </table:table-cell>
          <table:table-cell table:formula="of:=[.AAY5]*[.$A$5]" office:value-type="float" office:value="0.0238681318681319" calcext:value-type="float">
            <text:p>0,0238681318681319</text:p>
          </table:table-cell>
          <table:table-cell table:formula="of:=[.AAZ5]*[.$A$5]" office:value-type="float" office:value="0.0239010989010989" calcext:value-type="float">
            <text:p>0,0239010989010989</text:p>
          </table:table-cell>
          <table:table-cell table:formula="of:=[.ABA5]*[.$A$5]" office:value-type="float" office:value="0.0239340659340659" calcext:value-type="float">
            <text:p>0,0239340659340659</text:p>
          </table:table-cell>
          <table:table-cell table:formula="of:=[.ABB5]*[.$A$5]" office:value-type="float" office:value="0.023967032967033" calcext:value-type="float">
            <text:p>0,023967032967033</text:p>
          </table:table-cell>
          <table:table-cell table:formula="of:=[.ABC5]*[.$A$5]" office:value-type="float" office:value="0.024" calcext:value-type="float">
            <text:p>0,024</text:p>
          </table:table-cell>
          <table:table-cell table:formula="of:=[.ABD5]*[.$A$5]" office:value-type="float" office:value="0.024032967032967" calcext:value-type="float">
            <text:p>0,024032967032967</text:p>
          </table:table-cell>
          <table:table-cell table:formula="of:=[.ABE5]*[.$A$5]" office:value-type="float" office:value="0.0240659340659341" calcext:value-type="float">
            <text:p>0,0240659340659341</text:p>
          </table:table-cell>
          <table:table-cell table:formula="of:=[.ABF5]*[.$A$5]" office:value-type="float" office:value="0.0240989010989011" calcext:value-type="float">
            <text:p>0,0240989010989011</text:p>
          </table:table-cell>
          <table:table-cell table:formula="of:=[.ABG5]*[.$A$5]" office:value-type="float" office:value="0.0241318681318681" calcext:value-type="float">
            <text:p>0,0241318681318681</text:p>
          </table:table-cell>
          <table:table-cell table:formula="of:=[.ABH5]*[.$A$5]" office:value-type="float" office:value="0.0241648351648352" calcext:value-type="float">
            <text:p>0,0241648351648352</text:p>
          </table:table-cell>
          <table:table-cell table:formula="of:=[.ABI5]*[.$A$5]" office:value-type="float" office:value="0.0241978021978022" calcext:value-type="float">
            <text:p>0,0241978021978022</text:p>
          </table:table-cell>
          <table:table-cell table:formula="of:=[.ABJ5]*[.$A$5]" office:value-type="float" office:value="0.0242307692307692" calcext:value-type="float">
            <text:p>0,0242307692307692</text:p>
          </table:table-cell>
          <table:table-cell table:formula="of:=[.ABK5]*[.$A$5]" office:value-type="float" office:value="0.0242637362637363" calcext:value-type="float">
            <text:p>0,0242637362637363</text:p>
          </table:table-cell>
          <table:table-cell table:formula="of:=[.ABL5]*[.$A$5]" office:value-type="float" office:value="0.0242967032967033" calcext:value-type="float">
            <text:p>0,0242967032967033</text:p>
          </table:table-cell>
          <table:table-cell table:formula="of:=[.ABM5]*[.$A$5]" office:value-type="float" office:value="0.0243296703296703" calcext:value-type="float">
            <text:p>0,0243296703296703</text:p>
          </table:table-cell>
          <table:table-cell table:formula="of:=[.ABN5]*[.$A$5]" office:value-type="float" office:value="0.0243626373626374" calcext:value-type="float">
            <text:p>0,0243626373626374</text:p>
          </table:table-cell>
          <table:table-cell table:formula="of:=[.ABO5]*[.$A$5]" office:value-type="float" office:value="0.0243956043956044" calcext:value-type="float">
            <text:p>0,0243956043956044</text:p>
          </table:table-cell>
          <table:table-cell table:formula="of:=[.ABP5]*[.$A$5]" office:value-type="float" office:value="0.0244285714285714" calcext:value-type="float">
            <text:p>0,0244285714285714</text:p>
          </table:table-cell>
          <table:table-cell table:formula="of:=[.ABQ5]*[.$A$5]" office:value-type="float" office:value="0.0244615384615385" calcext:value-type="float">
            <text:p>0,0244615384615385</text:p>
          </table:table-cell>
          <table:table-cell table:formula="of:=[.ABR5]*[.$A$5]" office:value-type="float" office:value="0.0244945054945055" calcext:value-type="float">
            <text:p>0,0244945054945055</text:p>
          </table:table-cell>
          <table:table-cell table:formula="of:=[.ABS5]*[.$A$5]" office:value-type="float" office:value="0.0245274725274725" calcext:value-type="float">
            <text:p>0,0245274725274725</text:p>
          </table:table-cell>
          <table:table-cell table:formula="of:=[.ABT5]*[.$A$5]" office:value-type="float" office:value="0.0245604395604396" calcext:value-type="float">
            <text:p>0,0245604395604396</text:p>
          </table:table-cell>
          <table:table-cell table:formula="of:=[.ABU5]*[.$A$5]" office:value-type="float" office:value="0.0245934065934066" calcext:value-type="float">
            <text:p>0,0245934065934066</text:p>
          </table:table-cell>
          <table:table-cell table:formula="of:=[.ABV5]*[.$A$5]" office:value-type="float" office:value="0.0246263736263736" calcext:value-type="float">
            <text:p>0,0246263736263736</text:p>
          </table:table-cell>
          <table:table-cell table:formula="of:=[.ABW5]*[.$A$5]" office:value-type="float" office:value="0.0246593406593407" calcext:value-type="float">
            <text:p>0,0246593406593407</text:p>
          </table:table-cell>
          <table:table-cell table:formula="of:=[.ABX5]*[.$A$5]" office:value-type="float" office:value="0.0246923076923077" calcext:value-type="float">
            <text:p>0,0246923076923077</text:p>
          </table:table-cell>
          <table:table-cell table:formula="of:=[.ABY5]*[.$A$5]" office:value-type="float" office:value="0.0247252747252747" calcext:value-type="float">
            <text:p>0,0247252747252747</text:p>
          </table:table-cell>
          <table:table-cell table:formula="of:=[.ABZ5]*[.$A$5]" office:value-type="float" office:value="0.0247582417582418" calcext:value-type="float">
            <text:p>0,0247582417582418</text:p>
          </table:table-cell>
          <table:table-cell table:formula="of:=[.ACA5]*[.$A$5]" office:value-type="float" office:value="0.0247912087912088" calcext:value-type="float">
            <text:p>0,0247912087912088</text:p>
          </table:table-cell>
          <table:table-cell table:formula="of:=[.ACB5]*[.$A$5]" office:value-type="float" office:value="0.0248241758241758" calcext:value-type="float">
            <text:p>0,0248241758241758</text:p>
          </table:table-cell>
          <table:table-cell table:formula="of:=[.ACC5]*[.$A$5]" office:value-type="float" office:value="0.0248571428571429" calcext:value-type="float">
            <text:p>0,0248571428571429</text:p>
          </table:table-cell>
          <table:table-cell table:formula="of:=[.ACD5]*[.$A$5]" office:value-type="float" office:value="0.0248901098901099" calcext:value-type="float">
            <text:p>0,0248901098901099</text:p>
          </table:table-cell>
          <table:table-cell table:formula="of:=[.ACE5]*[.$A$5]" office:value-type="float" office:value="0.0249230769230769" calcext:value-type="float">
            <text:p>0,0249230769230769</text:p>
          </table:table-cell>
          <table:table-cell table:formula="of:=[.ACF5]*[.$A$5]" office:value-type="float" office:value="0.024956043956044" calcext:value-type="float">
            <text:p>0,024956043956044</text:p>
          </table:table-cell>
          <table:table-cell table:formula="of:=[.ACG5]*[.$A$5]" office:value-type="float" office:value="0.024989010989011" calcext:value-type="float">
            <text:p>0,024989010989011</text:p>
          </table:table-cell>
          <table:table-cell table:formula="of:=[.ACH5]*[.$A$5]" office:value-type="float" office:value="0.025021978021978" calcext:value-type="float">
            <text:p>0,025021978021978</text:p>
          </table:table-cell>
          <table:table-cell table:formula="of:=[.ACI5]*[.$A$5]" office:value-type="float" office:value="0.0250549450549451" calcext:value-type="float">
            <text:p>0,0250549450549451</text:p>
          </table:table-cell>
          <table:table-cell table:formula="of:=[.ACJ5]*[.$A$5]" office:value-type="float" office:value="0.0250879120879121" calcext:value-type="float">
            <text:p>0,0250879120879121</text:p>
          </table:table-cell>
          <table:table-cell table:formula="of:=[.ACK5]*[.$A$5]" office:value-type="float" office:value="0.0251208791208791" calcext:value-type="float">
            <text:p>0,0251208791208791</text:p>
          </table:table-cell>
          <table:table-cell table:formula="of:=[.ACL5]*[.$A$5]" office:value-type="float" office:value="0.0251538461538462" calcext:value-type="float">
            <text:p>0,0251538461538462</text:p>
          </table:table-cell>
          <table:table-cell table:formula="of:=[.ACM5]*[.$A$5]" office:value-type="float" office:value="0.0251868131868132" calcext:value-type="float">
            <text:p>0,0251868131868132</text:p>
          </table:table-cell>
          <table:table-cell table:formula="of:=[.ACN5]*[.$A$5]" office:value-type="float" office:value="0.0252197802197802" calcext:value-type="float">
            <text:p>0,0252197802197802</text:p>
          </table:table-cell>
          <table:table-cell table:formula="of:=[.ACO5]*[.$A$5]" office:value-type="float" office:value="0.0252527472527473" calcext:value-type="float">
            <text:p>0,0252527472527473</text:p>
          </table:table-cell>
          <table:table-cell table:formula="of:=[.ACP5]*[.$A$5]" office:value-type="float" office:value="0.0252857142857143" calcext:value-type="float">
            <text:p>0,0252857142857143</text:p>
          </table:table-cell>
          <table:table-cell table:formula="of:=[.ACQ5]*[.$A$5]" office:value-type="float" office:value="0.0253186813186813" calcext:value-type="float">
            <text:p>0,0253186813186813</text:p>
          </table:table-cell>
          <table:table-cell table:formula="of:=[.ACR5]*[.$A$5]" office:value-type="float" office:value="0.0253516483516484" calcext:value-type="float">
            <text:p>0,0253516483516484</text:p>
          </table:table-cell>
          <table:table-cell table:formula="of:=[.ACS5]*[.$A$5]" office:value-type="float" office:value="0.0253846153846154" calcext:value-type="float">
            <text:p>0,0253846153846154</text:p>
          </table:table-cell>
          <table:table-cell table:formula="of:=[.ACT5]*[.$A$5]" office:value-type="float" office:value="0.0254175824175824" calcext:value-type="float">
            <text:p>0,0254175824175824</text:p>
          </table:table-cell>
          <table:table-cell table:formula="of:=[.ACU5]*[.$A$5]" office:value-type="float" office:value="0.0254505494505495" calcext:value-type="float">
            <text:p>0,0254505494505495</text:p>
          </table:table-cell>
          <table:table-cell table:formula="of:=[.ACV5]*[.$A$5]" office:value-type="float" office:value="0.0254835164835165" calcext:value-type="float">
            <text:p>0,0254835164835165</text:p>
          </table:table-cell>
          <table:table-cell table:formula="of:=[.ACW5]*[.$A$5]" office:value-type="float" office:value="0.0255164835164835" calcext:value-type="float">
            <text:p>0,0255164835164835</text:p>
          </table:table-cell>
          <table:table-cell table:formula="of:=[.ACX5]*[.$A$5]" office:value-type="float" office:value="0.0255494505494506" calcext:value-type="float">
            <text:p>0,0255494505494506</text:p>
          </table:table-cell>
          <table:table-cell table:formula="of:=[.ACY5]*[.$A$5]" office:value-type="float" office:value="0.0255824175824176" calcext:value-type="float">
            <text:p>0,0255824175824176</text:p>
          </table:table-cell>
          <table:table-cell table:formula="of:=[.ACZ5]*[.$A$5]" office:value-type="float" office:value="0.0256153846153846" calcext:value-type="float">
            <text:p>0,0256153846153846</text:p>
          </table:table-cell>
          <table:table-cell table:formula="of:=[.ADA5]*[.$A$5]" office:value-type="float" office:value="0.0256483516483517" calcext:value-type="float">
            <text:p>0,0256483516483517</text:p>
          </table:table-cell>
          <table:table-cell table:formula="of:=[.ADB5]*[.$A$5]" office:value-type="float" office:value="0.0256813186813187" calcext:value-type="float">
            <text:p>0,0256813186813187</text:p>
          </table:table-cell>
          <table:table-cell table:formula="of:=[.ADC5]*[.$A$5]" office:value-type="float" office:value="0.0257142857142857" calcext:value-type="float">
            <text:p>0,0257142857142857</text:p>
          </table:table-cell>
          <table:table-cell table:formula="of:=[.ADD5]*[.$A$5]" office:value-type="float" office:value="0.0257472527472528" calcext:value-type="float">
            <text:p>0,0257472527472528</text:p>
          </table:table-cell>
          <table:table-cell table:formula="of:=[.ADE5]*[.$A$5]" office:value-type="float" office:value="0.0257802197802198" calcext:value-type="float">
            <text:p>0,0257802197802198</text:p>
          </table:table-cell>
          <table:table-cell table:formula="of:=[.ADF5]*[.$A$5]" office:value-type="float" office:value="0.0258131868131868" calcext:value-type="float">
            <text:p>0,0258131868131868</text:p>
          </table:table-cell>
          <table:table-cell table:formula="of:=[.ADG5]*[.$A$5]" office:value-type="float" office:value="0.0258461538461539" calcext:value-type="float">
            <text:p>0,0258461538461539</text:p>
          </table:table-cell>
          <table:table-cell table:formula="of:=[.ADH5]*[.$A$5]" office:value-type="float" office:value="0.0258791208791209" calcext:value-type="float">
            <text:p>0,0258791208791209</text:p>
          </table:table-cell>
          <table:table-cell table:formula="of:=[.ADI5]*[.$A$5]" office:value-type="float" office:value="0.0259120879120879" calcext:value-type="float">
            <text:p>0,0259120879120879</text:p>
          </table:table-cell>
          <table:table-cell table:formula="of:=[.ADJ5]*[.$A$5]" office:value-type="float" office:value="0.025945054945055" calcext:value-type="float">
            <text:p>0,025945054945055</text:p>
          </table:table-cell>
          <table:table-cell table:formula="of:=[.ADK5]*[.$A$5]" office:value-type="float" office:value="0.025978021978022" calcext:value-type="float">
            <text:p>0,025978021978022</text:p>
          </table:table-cell>
          <table:table-cell table:formula="of:=[.ADL5]*[.$A$5]" office:value-type="float" office:value="0.026010989010989" calcext:value-type="float">
            <text:p>0,026010989010989</text:p>
          </table:table-cell>
          <table:table-cell table:formula="of:=[.ADM5]*[.$A$5]" office:value-type="float" office:value="0.026043956043956" calcext:value-type="float">
            <text:p>0,026043956043956</text:p>
          </table:table-cell>
          <table:table-cell table:formula="of:=[.ADN5]*[.$A$5]" office:value-type="float" office:value="0.0260769230769231" calcext:value-type="float">
            <text:p>0,0260769230769231</text:p>
          </table:table-cell>
          <table:table-cell table:formula="of:=[.ADO5]*[.$A$5]" office:value-type="float" office:value="0.0261098901098901" calcext:value-type="float">
            <text:p>0,0261098901098901</text:p>
          </table:table-cell>
          <table:table-cell table:formula="of:=[.ADP5]*[.$A$5]" office:value-type="float" office:value="0.0261428571428571" calcext:value-type="float">
            <text:p>0,0261428571428571</text:p>
          </table:table-cell>
          <table:table-cell table:formula="of:=[.ADQ5]*[.$A$5]" office:value-type="float" office:value="0.0261758241758242" calcext:value-type="float">
            <text:p>0,0261758241758242</text:p>
          </table:table-cell>
          <table:table-cell table:formula="of:=[.ADR5]*[.$A$5]" office:value-type="float" office:value="0.0262087912087912" calcext:value-type="float">
            <text:p>0,0262087912087912</text:p>
          </table:table-cell>
          <table:table-cell table:formula="of:=[.ADS5]*[.$A$5]" office:value-type="float" office:value="0.0262417582417582" calcext:value-type="float">
            <text:p>0,0262417582417582</text:p>
          </table:table-cell>
          <table:table-cell table:formula="of:=[.ADT5]*[.$A$5]" office:value-type="float" office:value="0.0262747252747253" calcext:value-type="float">
            <text:p>0,0262747252747253</text:p>
          </table:table-cell>
          <table:table-cell table:formula="of:=[.ADU5]*[.$A$5]" office:value-type="float" office:value="0.0263076923076923" calcext:value-type="float">
            <text:p>0,0263076923076923</text:p>
          </table:table-cell>
          <table:table-cell table:formula="of:=[.ADV5]*[.$A$5]" office:value-type="float" office:value="0.0263406593406593" calcext:value-type="float">
            <text:p>0,0263406593406593</text:p>
          </table:table-cell>
          <table:table-cell table:formula="of:=[.ADW5]*[.$A$5]" office:value-type="float" office:value="0.0263736263736264" calcext:value-type="float">
            <text:p>0,0263736263736264</text:p>
          </table:table-cell>
          <table:table-cell table:formula="of:=[.ADX5]*[.$A$5]" office:value-type="float" office:value="0.0264065934065934" calcext:value-type="float">
            <text:p>0,0264065934065934</text:p>
          </table:table-cell>
          <table:table-cell table:formula="of:=[.ADY5]*[.$A$5]" office:value-type="float" office:value="0.0264395604395604" calcext:value-type="float">
            <text:p>0,0264395604395604</text:p>
          </table:table-cell>
          <table:table-cell table:formula="of:=[.ADZ5]*[.$A$5]" office:value-type="float" office:value="0.0264725274725275" calcext:value-type="float">
            <text:p>0,0264725274725275</text:p>
          </table:table-cell>
          <table:table-cell table:formula="of:=[.AEA5]*[.$A$5]" office:value-type="float" office:value="0.0265054945054945" calcext:value-type="float">
            <text:p>0,0265054945054945</text:p>
          </table:table-cell>
          <table:table-cell table:formula="of:=[.AEB5]*[.$A$5]" office:value-type="float" office:value="0.0265384615384615" calcext:value-type="float">
            <text:p>0,0265384615384615</text:p>
          </table:table-cell>
          <table:table-cell table:formula="of:=[.AEC5]*[.$A$5]" office:value-type="float" office:value="0.0265714285714286" calcext:value-type="float">
            <text:p>0,0265714285714286</text:p>
          </table:table-cell>
          <table:table-cell table:formula="of:=[.AED5]*[.$A$5]" office:value-type="float" office:value="0.0266043956043956" calcext:value-type="float">
            <text:p>0,0266043956043956</text:p>
          </table:table-cell>
          <table:table-cell table:formula="of:=[.AEE5]*[.$A$5]" office:value-type="float" office:value="0.0266373626373626" calcext:value-type="float">
            <text:p>0,0266373626373626</text:p>
          </table:table-cell>
          <table:table-cell table:formula="of:=[.AEF5]*[.$A$5]" office:value-type="float" office:value="0.0266703296703297" calcext:value-type="float">
            <text:p>0,0266703296703297</text:p>
          </table:table-cell>
          <table:table-cell table:formula="of:=[.AEG5]*[.$A$5]" office:value-type="float" office:value="0.0267032967032967" calcext:value-type="float">
            <text:p>0,0267032967032967</text:p>
          </table:table-cell>
          <table:table-cell table:formula="of:=[.AEH5]*[.$A$5]" office:value-type="float" office:value="0.0267362637362637" calcext:value-type="float">
            <text:p>0,0267362637362637</text:p>
          </table:table-cell>
          <table:table-cell table:formula="of:=[.AEI5]*[.$A$5]" office:value-type="float" office:value="0.0267692307692308" calcext:value-type="float">
            <text:p>0,0267692307692308</text:p>
          </table:table-cell>
          <table:table-cell table:formula="of:=[.AEJ5]*[.$A$5]" office:value-type="float" office:value="0.0268021978021978" calcext:value-type="float">
            <text:p>0,0268021978021978</text:p>
          </table:table-cell>
          <table:table-cell table:formula="of:=[.AEK5]*[.$A$5]" office:value-type="float" office:value="0.0268351648351648" calcext:value-type="float">
            <text:p>0,0268351648351648</text:p>
          </table:table-cell>
          <table:table-cell table:formula="of:=[.AEL5]*[.$A$5]" office:value-type="float" office:value="0.0268681318681319" calcext:value-type="float">
            <text:p>0,0268681318681319</text:p>
          </table:table-cell>
          <table:table-cell table:formula="of:=[.AEM5]*[.$A$5]" office:value-type="float" office:value="0.0269010989010989" calcext:value-type="float">
            <text:p>0,0269010989010989</text:p>
          </table:table-cell>
          <table:table-cell table:formula="of:=[.AEN5]*[.$A$5]" office:value-type="float" office:value="0.0269340659340659" calcext:value-type="float">
            <text:p>0,0269340659340659</text:p>
          </table:table-cell>
          <table:table-cell table:formula="of:=[.AEO5]*[.$A$5]" office:value-type="float" office:value="0.026967032967033" calcext:value-type="float">
            <text:p>0,026967032967033</text:p>
          </table:table-cell>
          <table:table-cell table:formula="of:=[.AEP5]*[.$A$5]" office:value-type="float" office:value="0.027" calcext:value-type="float">
            <text:p>0,027</text:p>
          </table:table-cell>
          <table:table-cell table:formula="of:=[.AEQ5]*[.$A$5]" office:value-type="float" office:value="0.027032967032967" calcext:value-type="float">
            <text:p>0,027032967032967</text:p>
          </table:table-cell>
          <table:table-cell table:formula="of:=[.AER5]*[.$A$5]" office:value-type="float" office:value="0.0270659340659341" calcext:value-type="float">
            <text:p>0,0270659340659341</text:p>
          </table:table-cell>
          <table:table-cell table:formula="of:=[.AES5]*[.$A$5]" office:value-type="float" office:value="0.0270989010989011" calcext:value-type="float">
            <text:p>0,0270989010989011</text:p>
          </table:table-cell>
          <table:table-cell table:formula="of:=[.AET5]*[.$A$5]" office:value-type="float" office:value="0.0271318681318681" calcext:value-type="float">
            <text:p>0,0271318681318681</text:p>
          </table:table-cell>
          <table:table-cell table:formula="of:=[.AEU5]*[.$A$5]" office:value-type="float" office:value="0.0271648351648352" calcext:value-type="float">
            <text:p>0,0271648351648352</text:p>
          </table:table-cell>
          <table:table-cell table:formula="of:=[.AEV5]*[.$A$5]" office:value-type="float" office:value="0.0271978021978022" calcext:value-type="float">
            <text:p>0,0271978021978022</text:p>
          </table:table-cell>
          <table:table-cell table:formula="of:=[.AEW5]*[.$A$5]" office:value-type="float" office:value="0.0272307692307692" calcext:value-type="float">
            <text:p>0,0272307692307692</text:p>
          </table:table-cell>
          <table:table-cell table:formula="of:=[.AEX5]*[.$A$5]" office:value-type="float" office:value="0.0272637362637363" calcext:value-type="float">
            <text:p>0,0272637362637363</text:p>
          </table:table-cell>
          <table:table-cell table:formula="of:=[.AEY5]*[.$A$5]" office:value-type="float" office:value="0.0272967032967033" calcext:value-type="float">
            <text:p>0,0272967032967033</text:p>
          </table:table-cell>
          <table:table-cell table:formula="of:=[.AEZ5]*[.$A$5]" office:value-type="float" office:value="0.0273296703296703" calcext:value-type="float">
            <text:p>0,0273296703296703</text:p>
          </table:table-cell>
          <table:table-cell table:formula="of:=[.AFA5]*[.$A$5]" office:value-type="float" office:value="0.0273626373626374" calcext:value-type="float">
            <text:p>0,0273626373626374</text:p>
          </table:table-cell>
          <table:table-cell table:formula="of:=[.AFB5]*[.$A$5]" office:value-type="float" office:value="0.0273956043956044" calcext:value-type="float">
            <text:p>0,0273956043956044</text:p>
          </table:table-cell>
          <table:table-cell table:formula="of:=[.AFC5]*[.$A$5]" office:value-type="float" office:value="0.0274285714285714" calcext:value-type="float">
            <text:p>0,0274285714285714</text:p>
          </table:table-cell>
          <table:table-cell table:formula="of:=[.AFD5]*[.$A$5]" office:value-type="float" office:value="0.0274615384615385" calcext:value-type="float">
            <text:p>0,0274615384615385</text:p>
          </table:table-cell>
          <table:table-cell table:formula="of:=[.AFE5]*[.$A$5]" office:value-type="float" office:value="0.0274945054945055" calcext:value-type="float">
            <text:p>0,0274945054945055</text:p>
          </table:table-cell>
          <table:table-cell table:formula="of:=[.AFF5]*[.$A$5]" office:value-type="float" office:value="0.0275274725274725" calcext:value-type="float">
            <text:p>0,0275274725274725</text:p>
          </table:table-cell>
          <table:table-cell table:formula="of:=[.AFG5]*[.$A$5]" office:value-type="float" office:value="0.0275604395604396" calcext:value-type="float">
            <text:p>0,0275604395604396</text:p>
          </table:table-cell>
          <table:table-cell table:formula="of:=[.AFH5]*[.$A$5]" office:value-type="float" office:value="0.0275934065934066" calcext:value-type="float">
            <text:p>0,0275934065934066</text:p>
          </table:table-cell>
          <table:table-cell table:formula="of:=[.AFI5]*[.$A$5]" office:value-type="float" office:value="0.0276263736263736" calcext:value-type="float">
            <text:p>0,0276263736263736</text:p>
          </table:table-cell>
          <table:table-cell table:formula="of:=[.AFJ5]*[.$A$5]" office:value-type="float" office:value="0.0276593406593407" calcext:value-type="float">
            <text:p>0,0276593406593407</text:p>
          </table:table-cell>
          <table:table-cell table:formula="of:=[.AFK5]*[.$A$5]" office:value-type="float" office:value="0.0276923076923077" calcext:value-type="float">
            <text:p>0,0276923076923077</text:p>
          </table:table-cell>
          <table:table-cell table:formula="of:=[.AFL5]*[.$A$5]" office:value-type="float" office:value="0.0277252747252747" calcext:value-type="float">
            <text:p>0,0277252747252747</text:p>
          </table:table-cell>
          <table:table-cell table:formula="of:=[.AFM5]*[.$A$5]" office:value-type="float" office:value="0.0277582417582418" calcext:value-type="float">
            <text:p>0,0277582417582418</text:p>
          </table:table-cell>
          <table:table-cell table:formula="of:=[.AFN5]*[.$A$5]" office:value-type="float" office:value="0.0277912087912088" calcext:value-type="float">
            <text:p>0,0277912087912088</text:p>
          </table:table-cell>
          <table:table-cell table:formula="of:=[.AFO5]*[.$A$5]" office:value-type="float" office:value="0.0278241758241758" calcext:value-type="float">
            <text:p>0,0278241758241758</text:p>
          </table:table-cell>
          <table:table-cell table:formula="of:=[.AFP5]*[.$A$5]" office:value-type="float" office:value="0.0278571428571429" calcext:value-type="float">
            <text:p>0,0278571428571429</text:p>
          </table:table-cell>
          <table:table-cell table:formula="of:=[.AFQ5]*[.$A$5]" office:value-type="float" office:value="0.0278901098901099" calcext:value-type="float">
            <text:p>0,0278901098901099</text:p>
          </table:table-cell>
          <table:table-cell table:formula="of:=[.AFR5]*[.$A$5]" office:value-type="float" office:value="0.0279230769230769" calcext:value-type="float">
            <text:p>0,0279230769230769</text:p>
          </table:table-cell>
          <table:table-cell table:formula="of:=[.AFS5]*[.$A$5]" office:value-type="float" office:value="0.027956043956044" calcext:value-type="float">
            <text:p>0,027956043956044</text:p>
          </table:table-cell>
          <table:table-cell table:formula="of:=[.AFT5]*[.$A$5]" office:value-type="float" office:value="0.027989010989011" calcext:value-type="float">
            <text:p>0,027989010989011</text:p>
          </table:table-cell>
          <table:table-cell table:formula="of:=[.AFU5]*[.$A$5]" office:value-type="float" office:value="0.028021978021978" calcext:value-type="float">
            <text:p>0,028021978021978</text:p>
          </table:table-cell>
          <table:table-cell table:formula="of:=[.AFV5]*[.$A$5]" office:value-type="float" office:value="0.0280549450549451" calcext:value-type="float">
            <text:p>0,0280549450549451</text:p>
          </table:table-cell>
          <table:table-cell table:formula="of:=[.AFW5]*[.$A$5]" office:value-type="float" office:value="0.0280879120879121" calcext:value-type="float">
            <text:p>0,0280879120879121</text:p>
          </table:table-cell>
          <table:table-cell table:formula="of:=[.AFX5]*[.$A$5]" office:value-type="float" office:value="0.0281208791208791" calcext:value-type="float">
            <text:p>0,0281208791208791</text:p>
          </table:table-cell>
          <table:table-cell table:formula="of:=[.AFY5]*[.$A$5]" office:value-type="float" office:value="0.0281538461538462" calcext:value-type="float">
            <text:p>0,0281538461538462</text:p>
          </table:table-cell>
          <table:table-cell table:formula="of:=[.AFZ5]*[.$A$5]" office:value-type="float" office:value="0.0281868131868132" calcext:value-type="float">
            <text:p>0,0281868131868132</text:p>
          </table:table-cell>
          <table:table-cell table:formula="of:=[.AGA5]*[.$A$5]" office:value-type="float" office:value="0.0282197802197802" calcext:value-type="float">
            <text:p>0,0282197802197802</text:p>
          </table:table-cell>
          <table:table-cell table:formula="of:=[.AGB5]*[.$A$5]" office:value-type="float" office:value="0.0282527472527473" calcext:value-type="float">
            <text:p>0,0282527472527473</text:p>
          </table:table-cell>
          <table:table-cell table:formula="of:=[.AGC5]*[.$A$5]" office:value-type="float" office:value="0.0282857142857143" calcext:value-type="float">
            <text:p>0,0282857142857143</text:p>
          </table:table-cell>
          <table:table-cell table:formula="of:=[.AGD5]*[.$A$5]" office:value-type="float" office:value="0.0283186813186813" calcext:value-type="float">
            <text:p>0,0283186813186813</text:p>
          </table:table-cell>
          <table:table-cell table:formula="of:=[.AGE5]*[.$A$5]" office:value-type="float" office:value="0.0283516483516484" calcext:value-type="float">
            <text:p>0,0283516483516484</text:p>
          </table:table-cell>
          <table:table-cell table:formula="of:=[.AGF5]*[.$A$5]" office:value-type="float" office:value="0.0283846153846154" calcext:value-type="float">
            <text:p>0,0283846153846154</text:p>
          </table:table-cell>
          <table:table-cell table:formula="of:=[.AGG5]*[.$A$5]" office:value-type="float" office:value="0.0284175824175824" calcext:value-type="float">
            <text:p>0,0284175824175824</text:p>
          </table:table-cell>
          <table:table-cell table:formula="of:=[.AGH5]*[.$A$5]" office:value-type="float" office:value="0.0284505494505495" calcext:value-type="float">
            <text:p>0,0284505494505495</text:p>
          </table:table-cell>
          <table:table-cell table:formula="of:=[.AGI5]*[.$A$5]" office:value-type="float" office:value="0.0284835164835165" calcext:value-type="float">
            <text:p>0,0284835164835165</text:p>
          </table:table-cell>
          <table:table-cell table:formula="of:=[.AGJ5]*[.$A$5]" office:value-type="float" office:value="0.0285164835164835" calcext:value-type="float">
            <text:p>0,0285164835164835</text:p>
          </table:table-cell>
          <table:table-cell table:formula="of:=[.AGK5]*[.$A$5]" office:value-type="float" office:value="0.0285494505494506" calcext:value-type="float">
            <text:p>0,0285494505494506</text:p>
          </table:table-cell>
          <table:table-cell table:formula="of:=[.AGL5]*[.$A$5]" office:value-type="float" office:value="0.0285824175824176" calcext:value-type="float">
            <text:p>0,0285824175824176</text:p>
          </table:table-cell>
          <table:table-cell table:formula="of:=[.AGM5]*[.$A$5]" office:value-type="float" office:value="0.0286153846153846" calcext:value-type="float">
            <text:p>0,0286153846153846</text:p>
          </table:table-cell>
          <table:table-cell table:formula="of:=[.AGN5]*[.$A$5]" office:value-type="float" office:value="0.0286483516483517" calcext:value-type="float">
            <text:p>0,0286483516483517</text:p>
          </table:table-cell>
          <table:table-cell table:formula="of:=[.AGO5]*[.$A$5]" office:value-type="float" office:value="0.0286813186813187" calcext:value-type="float">
            <text:p>0,0286813186813187</text:p>
          </table:table-cell>
          <table:table-cell table:formula="of:=[.AGP5]*[.$A$5]" office:value-type="float" office:value="0.0287142857142857" calcext:value-type="float">
            <text:p>0,0287142857142857</text:p>
          </table:table-cell>
          <table:table-cell table:formula="of:=[.AGQ5]*[.$A$5]" office:value-type="float" office:value="0.0287472527472528" calcext:value-type="float">
            <text:p>0,0287472527472528</text:p>
          </table:table-cell>
          <table:table-cell table:formula="of:=[.AGR5]*[.$A$5]" office:value-type="float" office:value="0.0287802197802198" calcext:value-type="float">
            <text:p>0,0287802197802198</text:p>
          </table:table-cell>
          <table:table-cell table:formula="of:=[.AGS5]*[.$A$5]" office:value-type="float" office:value="0.0288131868131868" calcext:value-type="float">
            <text:p>0,0288131868131868</text:p>
          </table:table-cell>
          <table:table-cell table:formula="of:=[.AGT5]*[.$A$5]" office:value-type="float" office:value="0.0288461538461539" calcext:value-type="float">
            <text:p>0,0288461538461539</text:p>
          </table:table-cell>
          <table:table-cell table:formula="of:=[.AGU5]*[.$A$5]" office:value-type="float" office:value="0.0288791208791209" calcext:value-type="float">
            <text:p>0,0288791208791209</text:p>
          </table:table-cell>
          <table:table-cell table:formula="of:=[.AGV5]*[.$A$5]" office:value-type="float" office:value="0.0289120879120879" calcext:value-type="float">
            <text:p>0,0289120879120879</text:p>
          </table:table-cell>
          <table:table-cell table:formula="of:=[.AGW5]*[.$A$5]" office:value-type="float" office:value="0.028945054945055" calcext:value-type="float">
            <text:p>0,028945054945055</text:p>
          </table:table-cell>
          <table:table-cell table:formula="of:=[.AGX5]*[.$A$5]" office:value-type="float" office:value="0.028978021978022" calcext:value-type="float">
            <text:p>0,028978021978022</text:p>
          </table:table-cell>
          <table:table-cell table:formula="of:=[.AGY5]*[.$A$5]" office:value-type="float" office:value="0.029010989010989" calcext:value-type="float">
            <text:p>0,029010989010989</text:p>
          </table:table-cell>
          <table:table-cell table:formula="of:=[.AGZ5]*[.$A$5]" office:value-type="float" office:value="0.029043956043956" calcext:value-type="float">
            <text:p>0,029043956043956</text:p>
          </table:table-cell>
          <table:table-cell table:formula="of:=[.AHA5]*[.$A$5]" office:value-type="float" office:value="0.0290769230769231" calcext:value-type="float">
            <text:p>0,0290769230769231</text:p>
          </table:table-cell>
          <table:table-cell table:formula="of:=[.AHB5]*[.$A$5]" office:value-type="float" office:value="0.0291098901098901" calcext:value-type="float">
            <text:p>0,0291098901098901</text:p>
          </table:table-cell>
          <table:table-cell table:formula="of:=[.AHC5]*[.$A$5]" office:value-type="float" office:value="0.0291428571428571" calcext:value-type="float">
            <text:p>0,0291428571428571</text:p>
          </table:table-cell>
          <table:table-cell table:formula="of:=[.AHD5]*[.$A$5]" office:value-type="float" office:value="0.0291758241758242" calcext:value-type="float">
            <text:p>0,0291758241758242</text:p>
          </table:table-cell>
          <table:table-cell table:formula="of:=[.AHE5]*[.$A$5]" office:value-type="float" office:value="0.0292087912087912" calcext:value-type="float">
            <text:p>0,0292087912087912</text:p>
          </table:table-cell>
          <table:table-cell table:formula="of:=[.AHF5]*[.$A$5]" office:value-type="float" office:value="0.0292417582417582" calcext:value-type="float">
            <text:p>0,0292417582417582</text:p>
          </table:table-cell>
          <table:table-cell table:formula="of:=[.AHG5]*[.$A$5]" office:value-type="float" office:value="0.0292747252747253" calcext:value-type="float">
            <text:p>0,0292747252747253</text:p>
          </table:table-cell>
          <table:table-cell table:formula="of:=[.AHH5]*[.$A$5]" office:value-type="float" office:value="0.0293076923076923" calcext:value-type="float">
            <text:p>0,0293076923076923</text:p>
          </table:table-cell>
          <table:table-cell table:formula="of:=[.AHI5]*[.$A$5]" office:value-type="float" office:value="0.0293406593406593" calcext:value-type="float">
            <text:p>0,0293406593406593</text:p>
          </table:table-cell>
          <table:table-cell table:formula="of:=[.AHJ5]*[.$A$5]" office:value-type="float" office:value="0.0293736263736264" calcext:value-type="float">
            <text:p>0,0293736263736264</text:p>
          </table:table-cell>
          <table:table-cell table:formula="of:=[.AHK5]*[.$A$5]" office:value-type="float" office:value="0.0294065934065934" calcext:value-type="float">
            <text:p>0,0294065934065934</text:p>
          </table:table-cell>
          <table:table-cell table:formula="of:=[.AHL5]*[.$A$5]" office:value-type="float" office:value="0.0294395604395604" calcext:value-type="float">
            <text:p>0,0294395604395604</text:p>
          </table:table-cell>
          <table:table-cell table:formula="of:=[.AHM5]*[.$A$5]" office:value-type="float" office:value="0.0294725274725275" calcext:value-type="float">
            <text:p>0,0294725274725275</text:p>
          </table:table-cell>
          <table:table-cell table:formula="of:=[.AHN5]*[.$A$5]" office:value-type="float" office:value="0.0295054945054945" calcext:value-type="float">
            <text:p>0,0295054945054945</text:p>
          </table:table-cell>
          <table:table-cell table:formula="of:=[.AHO5]*[.$A$5]" office:value-type="float" office:value="0.0295384615384615" calcext:value-type="float">
            <text:p>0,0295384615384615</text:p>
          </table:table-cell>
          <table:table-cell table:formula="of:=[.AHP5]*[.$A$5]" office:value-type="float" office:value="0.0295714285714286" calcext:value-type="float">
            <text:p>0,0295714285714286</text:p>
          </table:table-cell>
          <table:table-cell table:formula="of:=[.AHQ5]*[.$A$5]" office:value-type="float" office:value="0.0296043956043956" calcext:value-type="float">
            <text:p>0,0296043956043956</text:p>
          </table:table-cell>
          <table:table-cell table:formula="of:=[.AHR5]*[.$A$5]" office:value-type="float" office:value="0.0296373626373626" calcext:value-type="float">
            <text:p>0,0296373626373626</text:p>
          </table:table-cell>
          <table:table-cell table:formula="of:=[.AHS5]*[.$A$5]" office:value-type="float" office:value="0.0296703296703297" calcext:value-type="float">
            <text:p>0,0296703296703297</text:p>
          </table:table-cell>
          <table:table-cell table:formula="of:=[.AHT5]*[.$A$5]" office:value-type="float" office:value="0.0297032967032967" calcext:value-type="float">
            <text:p>0,0297032967032967</text:p>
          </table:table-cell>
          <table:table-cell table:formula="of:=[.AHU5]*[.$A$5]" office:value-type="float" office:value="0.0297362637362637" calcext:value-type="float">
            <text:p>0,0297362637362637</text:p>
          </table:table-cell>
          <table:table-cell table:formula="of:=[.AHV5]*[.$A$5]" office:value-type="float" office:value="0.0297692307692308" calcext:value-type="float">
            <text:p>0,0297692307692308</text:p>
          </table:table-cell>
          <table:table-cell table:formula="of:=[.AHW5]*[.$A$5]" office:value-type="float" office:value="0.0298021978021978" calcext:value-type="float">
            <text:p>0,0298021978021978</text:p>
          </table:table-cell>
          <table:table-cell table:formula="of:=[.AHX5]*[.$A$5]" office:value-type="float" office:value="0.0298351648351648" calcext:value-type="float">
            <text:p>0,0298351648351648</text:p>
          </table:table-cell>
          <table:table-cell table:formula="of:=[.AHY5]*[.$A$5]" office:value-type="float" office:value="0.0298681318681319" calcext:value-type="float">
            <text:p>0,0298681318681319</text:p>
          </table:table-cell>
          <table:table-cell table:formula="of:=[.AHZ5]*[.$A$5]" office:value-type="float" office:value="0.0299010989010989" calcext:value-type="float">
            <text:p>0,0299010989010989</text:p>
          </table:table-cell>
          <table:table-cell table:formula="of:=[.AIA5]*[.$A$5]" office:value-type="float" office:value="0.0299340659340659" calcext:value-type="float">
            <text:p>0,0299340659340659</text:p>
          </table:table-cell>
          <table:table-cell table:formula="of:=[.AIB5]*[.$A$5]" office:value-type="float" office:value="0.029967032967033" calcext:value-type="float">
            <text:p>0,029967032967033</text:p>
          </table:table-cell>
          <table:table-cell table:formula="of:=[.AIC5]*[.$A$5]" office:value-type="float" office:value="0.03" calcext:value-type="float">
            <text:p>0,03</text:p>
          </table:table-cell>
          <table:table-cell table:formula="of:=[.AID5]*[.$A$5]" office:value-type="float" office:value="0.030032967032967" calcext:value-type="float">
            <text:p>0,030032967032967</text:p>
          </table:table-cell>
          <table:table-cell table:formula="of:=[.AIE5]*[.$A$5]" office:value-type="float" office:value="0.0300659340659341" calcext:value-type="float">
            <text:p>0,0300659340659341</text:p>
          </table:table-cell>
          <table:table-cell table:formula="of:=[.AIF5]*[.$A$5]" office:value-type="float" office:value="0.0300989010989011" calcext:value-type="float">
            <text:p>0,0300989010989011</text:p>
          </table:table-cell>
          <table:table-cell table:formula="of:=[.AIG5]*[.$A$5]" office:value-type="float" office:value="0.0301318681318681" calcext:value-type="float">
            <text:p>0,0301318681318681</text:p>
          </table:table-cell>
          <table:table-cell table:formula="of:=[.AIH5]*[.$A$5]" office:value-type="float" office:value="0.0301648351648352" calcext:value-type="float">
            <text:p>0,0301648351648352</text:p>
          </table:table-cell>
          <table:table-cell table:formula="of:=[.AII5]*[.$A$5]" office:value-type="float" office:value="0.0301978021978022" calcext:value-type="float">
            <text:p>0,0301978021978022</text:p>
          </table:table-cell>
          <table:table-cell table:formula="of:=[.AIJ5]*[.$A$5]" office:value-type="float" office:value="0.0302307692307692" calcext:value-type="float">
            <text:p>0,0302307692307692</text:p>
          </table:table-cell>
          <table:table-cell table:formula="of:=[.AIK5]*[.$A$5]" office:value-type="float" office:value="0.0302637362637363" calcext:value-type="float">
            <text:p>0,0302637362637363</text:p>
          </table:table-cell>
          <table:table-cell table:formula="of:=[.AIL5]*[.$A$5]" office:value-type="float" office:value="0.0302967032967033" calcext:value-type="float">
            <text:p>0,0302967032967033</text:p>
          </table:table-cell>
          <table:table-cell table:formula="of:=[.AIM5]*[.$A$5]" office:value-type="float" office:value="0.0303296703296703" calcext:value-type="float">
            <text:p>0,0303296703296703</text:p>
          </table:table-cell>
          <table:table-cell table:formula="of:=[.AIN5]*[.$A$5]" office:value-type="float" office:value="0.0303626373626374" calcext:value-type="float">
            <text:p>0,0303626373626374</text:p>
          </table:table-cell>
          <table:table-cell table:formula="of:=[.AIO5]*[.$A$5]" office:value-type="float" office:value="0.0303956043956044" calcext:value-type="float">
            <text:p>0,0303956043956044</text:p>
          </table:table-cell>
          <table:table-cell table:formula="of:=[.AIP5]*[.$A$5]" office:value-type="float" office:value="0.0304285714285714" calcext:value-type="float">
            <text:p>0,0304285714285714</text:p>
          </table:table-cell>
          <table:table-cell table:formula="of:=[.AIQ5]*[.$A$5]" office:value-type="float" office:value="0.0304615384615385" calcext:value-type="float">
            <text:p>0,0304615384615385</text:p>
          </table:table-cell>
          <table:table-cell table:formula="of:=[.AIR5]*[.$A$5]" office:value-type="float" office:value="0.0304945054945055" calcext:value-type="float">
            <text:p>0,0304945054945055</text:p>
          </table:table-cell>
          <table:table-cell table:formula="of:=[.AIS5]*[.$A$5]" office:value-type="float" office:value="0.0305274725274725" calcext:value-type="float">
            <text:p>0,0305274725274725</text:p>
          </table:table-cell>
          <table:table-cell table:formula="of:=[.AIT5]*[.$A$5]" office:value-type="float" office:value="0.0305604395604396" calcext:value-type="float">
            <text:p>0,0305604395604396</text:p>
          </table:table-cell>
          <table:table-cell table:formula="of:=[.AIU5]*[.$A$5]" office:value-type="float" office:value="0.0305934065934066" calcext:value-type="float">
            <text:p>0,0305934065934066</text:p>
          </table:table-cell>
          <table:table-cell table:formula="of:=[.AIV5]*[.$A$5]" office:value-type="float" office:value="0.0306263736263736" calcext:value-type="float">
            <text:p>0,0306263736263736</text:p>
          </table:table-cell>
          <table:table-cell table:formula="of:=[.AIW5]*[.$A$5]" office:value-type="float" office:value="0.0306593406593407" calcext:value-type="float">
            <text:p>0,0306593406593407</text:p>
          </table:table-cell>
          <table:table-cell table:formula="of:=[.AIX5]*[.$A$5]" office:value-type="float" office:value="0.0306923076923077" calcext:value-type="float">
            <text:p>0,0306923076923077</text:p>
          </table:table-cell>
          <table:table-cell table:formula="of:=[.AIY5]*[.$A$5]" office:value-type="float" office:value="0.0307252747252747" calcext:value-type="float">
            <text:p>0,0307252747252747</text:p>
          </table:table-cell>
          <table:table-cell table:formula="of:=[.AIZ5]*[.$A$5]" office:value-type="float" office:value="0.0307582417582418" calcext:value-type="float">
            <text:p>0,0307582417582418</text:p>
          </table:table-cell>
          <table:table-cell table:formula="of:=[.AJA5]*[.$A$5]" office:value-type="float" office:value="0.0307912087912088" calcext:value-type="float">
            <text:p>0,0307912087912088</text:p>
          </table:table-cell>
          <table:table-cell table:formula="of:=[.AJB5]*[.$A$5]" office:value-type="float" office:value="0.0308241758241758" calcext:value-type="float">
            <text:p>0,0308241758241758</text:p>
          </table:table-cell>
          <table:table-cell table:formula="of:=[.AJC5]*[.$A$5]" office:value-type="float" office:value="0.0308571428571429" calcext:value-type="float">
            <text:p>0,0308571428571429</text:p>
          </table:table-cell>
          <table:table-cell table:formula="of:=[.AJD5]*[.$A$5]" office:value-type="float" office:value="0.0308901098901099" calcext:value-type="float">
            <text:p>0,0308901098901099</text:p>
          </table:table-cell>
          <table:table-cell table:formula="of:=[.AJE5]*[.$A$5]" office:value-type="float" office:value="0.0309230769230769" calcext:value-type="float">
            <text:p>0,0309230769230769</text:p>
          </table:table-cell>
          <table:table-cell table:formula="of:=[.AJF5]*[.$A$5]" office:value-type="float" office:value="0.030956043956044" calcext:value-type="float">
            <text:p>0,030956043956044</text:p>
          </table:table-cell>
          <table:table-cell table:formula="of:=[.AJG5]*[.$A$5]" office:value-type="float" office:value="0.030989010989011" calcext:value-type="float">
            <text:p>0,030989010989011</text:p>
          </table:table-cell>
          <table:table-cell table:formula="of:=[.AJH5]*[.$A$5]" office:value-type="float" office:value="0.031021978021978" calcext:value-type="float">
            <text:p>0,031021978021978</text:p>
          </table:table-cell>
          <table:table-cell table:formula="of:=[.AJI5]*[.$A$5]" office:value-type="float" office:value="0.0310549450549451" calcext:value-type="float">
            <text:p>0,0310549450549451</text:p>
          </table:table-cell>
          <table:table-cell table:formula="of:=[.AJJ5]*[.$A$5]" office:value-type="float" office:value="0.0310879120879121" calcext:value-type="float">
            <text:p>0,0310879120879121</text:p>
          </table:table-cell>
          <table:table-cell table:formula="of:=[.AJK5]*[.$A$5]" office:value-type="float" office:value="0.0311208791208791" calcext:value-type="float">
            <text:p>0,0311208791208791</text:p>
          </table:table-cell>
          <table:table-cell table:formula="of:=[.AJL5]*[.$A$5]" office:value-type="float" office:value="0.0311538461538462" calcext:value-type="float">
            <text:p>0,0311538461538462</text:p>
          </table:table-cell>
          <table:table-cell table:formula="of:=[.AJM5]*[.$A$5]" office:value-type="float" office:value="0.0311868131868132" calcext:value-type="float">
            <text:p>0,0311868131868132</text:p>
          </table:table-cell>
          <table:table-cell table:formula="of:=[.AJN5]*[.$A$5]" office:value-type="float" office:value="0.0312197802197802" calcext:value-type="float">
            <text:p>0,0312197802197802</text:p>
          </table:table-cell>
          <table:table-cell table:formula="of:=[.AJO5]*[.$A$5]" office:value-type="float" office:value="0.0312527472527473" calcext:value-type="float">
            <text:p>0,0312527472527473</text:p>
          </table:table-cell>
          <table:table-cell table:formula="of:=[.AJP5]*[.$A$5]" office:value-type="float" office:value="0.0312857142857143" calcext:value-type="float">
            <text:p>0,0312857142857143</text:p>
          </table:table-cell>
          <table:table-cell table:formula="of:=[.AJQ5]*[.$A$5]" office:value-type="float" office:value="0.0313186813186813" calcext:value-type="float">
            <text:p>0,0313186813186813</text:p>
          </table:table-cell>
          <table:table-cell table:formula="of:=[.AJR5]*[.$A$5]" office:value-type="float" office:value="0.0313516483516484" calcext:value-type="float">
            <text:p>0,0313516483516484</text:p>
          </table:table-cell>
          <table:table-cell table:formula="of:=[.AJS5]*[.$A$5]" office:value-type="float" office:value="0.0313846153846154" calcext:value-type="float">
            <text:p>0,0313846153846154</text:p>
          </table:table-cell>
          <table:table-cell table:formula="of:=[.AJT5]*[.$A$5]" office:value-type="float" office:value="0.0314175824175824" calcext:value-type="float">
            <text:p>0,0314175824175824</text:p>
          </table:table-cell>
          <table:table-cell table:formula="of:=[.AJU5]*[.$A$5]" office:value-type="float" office:value="0.0314505494505495" calcext:value-type="float">
            <text:p>0,0314505494505495</text:p>
          </table:table-cell>
          <table:table-cell table:formula="of:=[.AJV5]*[.$A$5]" office:value-type="float" office:value="0.0314835164835165" calcext:value-type="float">
            <text:p>0,0314835164835165</text:p>
          </table:table-cell>
          <table:table-cell table:formula="of:=[.AJW5]*[.$A$5]" office:value-type="float" office:value="0.0315164835164835" calcext:value-type="float">
            <text:p>0,0315164835164835</text:p>
          </table:table-cell>
          <table:table-cell table:formula="of:=[.AJX5]*[.$A$5]" office:value-type="float" office:value="0.0315494505494506" calcext:value-type="float">
            <text:p>0,0315494505494506</text:p>
          </table:table-cell>
          <table:table-cell table:formula="of:=[.AJY5]*[.$A$5]" office:value-type="float" office:value="0.0315824175824176" calcext:value-type="float">
            <text:p>0,0315824175824176</text:p>
          </table:table-cell>
          <table:table-cell table:formula="of:=[.AJZ5]*[.$A$5]" office:value-type="float" office:value="0.0316153846153846" calcext:value-type="float">
            <text:p>0,0316153846153846</text:p>
          </table:table-cell>
          <table:table-cell table:formula="of:=[.AKA5]*[.$A$5]" office:value-type="float" office:value="0.0316483516483517" calcext:value-type="float">
            <text:p>0,0316483516483517</text:p>
          </table:table-cell>
          <table:table-cell table:formula="of:=[.AKB5]*[.$A$5]" office:value-type="float" office:value="0.0316813186813187" calcext:value-type="float">
            <text:p>0,0316813186813187</text:p>
          </table:table-cell>
          <table:table-cell table:formula="of:=[.AKC5]*[.$A$5]" office:value-type="float" office:value="0.0317142857142857" calcext:value-type="float">
            <text:p>0,0317142857142857</text:p>
          </table:table-cell>
          <table:table-cell table:formula="of:=[.AKD5]*[.$A$5]" office:value-type="float" office:value="0.0317472527472528" calcext:value-type="float">
            <text:p>0,0317472527472528</text:p>
          </table:table-cell>
          <table:table-cell table:formula="of:=[.AKE5]*[.$A$5]" office:value-type="float" office:value="0.0317802197802198" calcext:value-type="float">
            <text:p>0,0317802197802198</text:p>
          </table:table-cell>
          <table:table-cell table:formula="of:=[.AKF5]*[.$A$5]" office:value-type="float" office:value="0.0318131868131868" calcext:value-type="float">
            <text:p>0,0318131868131868</text:p>
          </table:table-cell>
          <table:table-cell table:formula="of:=[.AKG5]*[.$A$5]" office:value-type="float" office:value="0.0318461538461539" calcext:value-type="float">
            <text:p>0,0318461538461539</text:p>
          </table:table-cell>
          <table:table-cell table:formula="of:=[.AKH5]*[.$A$5]" office:value-type="float" office:value="0.0318791208791209" calcext:value-type="float">
            <text:p>0,0318791208791209</text:p>
          </table:table-cell>
          <table:table-cell table:formula="of:=[.AKI5]*[.$A$5]" office:value-type="float" office:value="0.0319120879120879" calcext:value-type="float">
            <text:p>0,0319120879120879</text:p>
          </table:table-cell>
          <table:table-cell table:formula="of:=[.AKJ5]*[.$A$5]" office:value-type="float" office:value="0.031945054945055" calcext:value-type="float">
            <text:p>0,031945054945055</text:p>
          </table:table-cell>
          <table:table-cell table:formula="of:=[.AKK5]*[.$A$5]" office:value-type="float" office:value="0.031978021978022" calcext:value-type="float">
            <text:p>0,031978021978022</text:p>
          </table:table-cell>
          <table:table-cell table:formula="of:=[.AKL5]*[.$A$5]" office:value-type="float" office:value="0.032010989010989" calcext:value-type="float">
            <text:p>0,032010989010989</text:p>
          </table:table-cell>
          <table:table-cell table:formula="of:=[.AKM5]*[.$A$5]" office:value-type="float" office:value="0.032043956043956" calcext:value-type="float">
            <text:p>0,032043956043956</text:p>
          </table:table-cell>
          <table:table-cell table:formula="of:=[.AKN5]*[.$A$5]" office:value-type="float" office:value="0.0320769230769231" calcext:value-type="float">
            <text:p>0,0320769230769231</text:p>
          </table:table-cell>
          <table:table-cell table:formula="of:=[.AKO5]*[.$A$5]" office:value-type="float" office:value="0.0321098901098901" calcext:value-type="float">
            <text:p>0,0321098901098901</text:p>
          </table:table-cell>
          <table:table-cell table:formula="of:=[.AKP5]*[.$A$5]" office:value-type="float" office:value="0.0321428571428572" calcext:value-type="float">
            <text:p>0,0321428571428572</text:p>
          </table:table-cell>
          <table:table-cell table:formula="of:=[.AKQ5]*[.$A$5]" office:value-type="float" office:value="0.0321758241758242" calcext:value-type="float">
            <text:p>0,0321758241758242</text:p>
          </table:table-cell>
          <table:table-cell table:formula="of:=[.AKR5]*[.$A$5]" office:value-type="float" office:value="0.0322087912087912" calcext:value-type="float">
            <text:p>0,0322087912087912</text:p>
          </table:table-cell>
          <table:table-cell table:formula="of:=[.AKS5]*[.$A$5]" office:value-type="float" office:value="0.0322417582417583" calcext:value-type="float">
            <text:p>0,0322417582417583</text:p>
          </table:table-cell>
          <table:table-cell table:formula="of:=[.AKT5]*[.$A$5]" office:value-type="float" office:value="0.0322747252747253" calcext:value-type="float">
            <text:p>0,0322747252747253</text:p>
          </table:table-cell>
          <table:table-cell table:formula="of:=[.AKU5]*[.$A$5]" office:value-type="float" office:value="0.0323076923076923" calcext:value-type="float">
            <text:p>0,0323076923076923</text:p>
          </table:table-cell>
          <table:table-cell table:formula="of:=[.AKV5]*[.$A$5]" office:value-type="float" office:value="0.0323406593406593" calcext:value-type="float">
            <text:p>0,0323406593406593</text:p>
          </table:table-cell>
          <table:table-cell table:formula="of:=[.AKW5]*[.$A$5]" office:value-type="float" office:value="0.0323736263736264" calcext:value-type="float">
            <text:p>0,0323736263736264</text:p>
          </table:table-cell>
          <table:table-cell table:formula="of:=[.AKX5]*[.$A$5]" office:value-type="float" office:value="0.0324065934065934" calcext:value-type="float">
            <text:p>0,0324065934065934</text:p>
          </table:table-cell>
          <table:table-cell table:formula="of:=[.AKY5]*[.$A$5]" office:value-type="float" office:value="0.0324395604395604" calcext:value-type="float">
            <text:p>0,0324395604395604</text:p>
          </table:table-cell>
          <table:table-cell table:formula="of:=[.AKZ5]*[.$A$5]" office:value-type="float" office:value="0.0324725274725275" calcext:value-type="float">
            <text:p>0,0324725274725275</text:p>
          </table:table-cell>
          <table:table-cell table:formula="of:=[.ALA5]*[.$A$5]" office:value-type="float" office:value="0.0325054945054945" calcext:value-type="float">
            <text:p>0,0325054945054945</text:p>
          </table:table-cell>
          <table:table-cell table:formula="of:=[.ALB5]*[.$A$5]" office:value-type="float" office:value="0.0325384615384615" calcext:value-type="float">
            <text:p>0,0325384615384615</text:p>
          </table:table-cell>
          <table:table-cell table:formula="of:=[.ALC5]*[.$A$5]" office:value-type="float" office:value="0.0325714285714286" calcext:value-type="float">
            <text:p>0,0325714285714286</text:p>
          </table:table-cell>
          <table:table-cell table:formula="of:=[.ALD5]*[.$A$5]" office:value-type="float" office:value="0.0326043956043956" calcext:value-type="float">
            <text:p>0,0326043956043956</text:p>
          </table:table-cell>
          <table:table-cell table:formula="of:=[.ALE5]*[.$A$5]" office:value-type="float" office:value="0.0326373626373626" calcext:value-type="float">
            <text:p>0,0326373626373626</text:p>
          </table:table-cell>
          <table:table-cell table:formula="of:=[.ALF5]*[.$A$5]" office:value-type="float" office:value="0.0326703296703297" calcext:value-type="float">
            <text:p>0,0326703296703297</text:p>
          </table:table-cell>
          <table:table-cell table:formula="of:=[.ALG5]*[.$A$5]" office:value-type="float" office:value="0.0327032967032967" calcext:value-type="float">
            <text:p>0,0327032967032967</text:p>
          </table:table-cell>
          <table:table-cell table:formula="of:=[.ALH5]*[.$A$5]" office:value-type="float" office:value="0.0327362637362637" calcext:value-type="float">
            <text:p>0,0327362637362637</text:p>
          </table:table-cell>
          <table:table-cell table:formula="of:=[.ALI5]*[.$A$5]" office:value-type="float" office:value="0.0327692307692308" calcext:value-type="float">
            <text:p>0,0327692307692308</text:p>
          </table:table-cell>
          <table:table-cell table:formula="of:=[.ALJ5]*[.$A$5]" office:value-type="float" office:value="0.0328021978021978" calcext:value-type="float">
            <text:p>0,0328021978021978</text:p>
          </table:table-cell>
          <table:table-cell table:formula="of:=[.ALK5]*[.$A$5]" office:value-type="float" office:value="0.0328351648351648" calcext:value-type="float">
            <text:p>0,0328351648351648</text:p>
          </table:table-cell>
          <table:table-cell table:formula="of:=[.ALL5]*[.$A$5]" office:value-type="float" office:value="0.0328681318681319" calcext:value-type="float">
            <text:p>0,0328681318681319</text:p>
          </table:table-cell>
          <table:table-cell table:formula="of:=[.ALM5]*[.$A$5]" office:value-type="float" office:value="0.0329010989010989" calcext:value-type="float">
            <text:p>0,0329010989010989</text:p>
          </table:table-cell>
          <table:table-cell table:formula="of:=[.ALN5]*[.$A$5]" office:value-type="float" office:value="0.0329340659340659" calcext:value-type="float">
            <text:p>0,0329340659340659</text:p>
          </table:table-cell>
          <table:table-cell table:formula="of:=[.ALO5]*[.$A$5]" office:value-type="float" office:value="0.032967032967033" calcext:value-type="float">
            <text:p>0,032967032967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.00.0000</text:date>, <text:time style:data-style-name="N2" text:time-value="20:20:20.73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5-18T20:31:19.896000000</dc:date>
    <meta:editing-duration>PT2H39M3S</meta:editing-duration>
    <meta:editing-cycles>5</meta:editing-cycles>
    <meta:document-statistic meta:table-count="1" meta:cell-count="501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0.033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22cm" svg:height="12.857cm" xlink:href=".." xlink:type="simple" chart:class="chart:scatter" chart:style-name="ch1">
        <chart:legend chart:legend-position="top" svg:x="7.721cm" svg:y="0.387cm" style:legend-expansion="custom" svg:width="8.088cm" svg:height="0.454cm" style:legend-expansion-aspect-ratio="17.8149779735683" chart:style-name="ch2"/>
        <chart:plot-area chart:style-name="ch3" table:cell-range-address="'Pomiar_noc_sobota-52'.C6:'Pomiar_noc_sobota-52'.ALO6 'Pomiar_noc_sobota-52'.B2:'Pomiar_noc_sobota-52'.ALO4" chart:data-source-has-labels="column" svg:x="1.857cm" svg:y="0.842cm" svg:width="19.534cm" svg:height="11.13cm">
          <chart:coordinate-region svg:x="2.334cm" svg:y="1.041cm" svg:width="18.632cm" svg:height="10.284cm"/>
          <chart:axis chart:dimension="x" chart:name="primary-x" chart:style-name="ch4">
            <chart:title svg:x="9.973cm" svg:y="12.153cm" chart:style-name="ch5">
              <text:p>Czas pomiaru [s]</text:p>
            </chart:title>
            <chart:grid chart:style-name="ch6" chart:class="major"/>
          </chart:axis>
          <chart:axis chart:dimension="y" chart:name="primary-y" chart:style-name="ch7">
            <chart:title svg:x="0.394cm" svg:y="9.123cm" chart:style-name="ch8">
              <text:p>Poziom mocy odebranej [dBm]</text:p>
            </chart:title>
            <chart:grid chart:style-name="ch6" chart:class="major"/>
          </chart:axis>
          <chart:series chart:style-name="ch9" chart:values-cell-range-address="'Pomiar_noc_sobota-52'.C2:'Pomiar_noc_sobota-52'.ALO2" chart:label-cell-address="'Pomiar_noc_sobota-52'.B2:'Pomiar_noc_sobota-52'.B2" chart:class="chart:scatter">
            <chart:domain table:cell-range-address="'Pomiar_noc_sobota-52'.C6:'Pomiar_noc_sobota-52'.ALO6"/>
            <chart:data-point chart:repeated="1001"/>
          </chart:series>
          <chart:series chart:style-name="ch10" chart:values-cell-range-address="'Pomiar_noc_sobota-52'.C3:'Pomiar_noc_sobota-52'.ALO3" chart:label-cell-address="'Pomiar_noc_sobota-52'.B3:'Pomiar_noc_sobota-52'.B3" chart:class="chart:scatter">
            <chart:data-point chart:repeated="1001"/>
          </chart:series>
          <chart:series chart:style-name="ch11" chart:values-cell-range-address="'Pomiar_noc_sobota-52'.C4:'Pomiar_noc_sobota-52'.ALO4" chart:label-cell-address="'Pomiar_noc_sobota-52'.B4:'Pomiar_noc_sobota-52'.B4" chart:class="chart:scatter">
            <chart:data-point chart:repeated="1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Pomiar_noc_sobota-52'.C6:'Pomiar_noc_sobota-52'.ALO6</svg:desc>
                </draw:g>
              </table:table-cell>
              <table:table-cell office:value-type="float" office:value="0.000032967032967033">
                <text:p>0.000032967032967033</text:p>
              </table:table-cell>
              <table:table-cell office:value-type="float" office:value="0.0000659340659340659">
                <text:p>0.0000659340659340659</text:p>
              </table:table-cell>
              <table:table-cell office:value-type="float" office:value="0.0000989010989010989">
                <text:p>0.0000989010989010989</text:p>
              </table:table-cell>
              <table:table-cell office:value-type="float" office:value="0.000131868131868132">
                <text:p>0.000131868131868132</text:p>
              </table:table-cell>
              <table:table-cell office:value-type="float" office:value="0.000164835164835165">
                <text:p>0.000164835164835165</text:p>
              </table:table-cell>
              <table:table-cell office:value-type="float" office:value="0.000197802197802198">
                <text:p>0.000197802197802198</text:p>
              </table:table-cell>
              <table:table-cell office:value-type="float" office:value="0.000230769230769231">
                <text:p>0.000230769230769231</text:p>
              </table:table-cell>
              <table:table-cell office:value-type="float" office:value="0.000263736263736264">
                <text:p>0.000263736263736264</text:p>
              </table:table-cell>
              <table:table-cell office:value-type="float" office:value="0.000296703296703297">
                <text:p>0.000296703296703297</text:p>
              </table:table-cell>
              <table:table-cell office:value-type="float" office:value="0.00032967032967033">
                <text:p>0.00032967032967033</text:p>
              </table:table-cell>
              <table:table-cell office:value-type="float" office:value="0.000362637362637363">
                <text:p>0.000362637362637363</text:p>
              </table:table-cell>
              <table:table-cell office:value-type="float" office:value="0.000395604395604396">
                <text:p>0.000395604395604396</text:p>
              </table:table-cell>
              <table:table-cell office:value-type="float" office:value="0.000428571428571429">
                <text:p>0.000428571428571429</text:p>
              </table:table-cell>
              <table:table-cell office:value-type="float" office:value="0.000461538461538462">
                <text:p>0.000461538461538462</text:p>
              </table:table-cell>
              <table:table-cell office:value-type="float" office:value="0.000494505494505495">
                <text:p>0.000494505494505495</text:p>
              </table:table-cell>
              <table:table-cell office:value-type="float" office:value="0.000527472527472528">
                <text:p>0.000527472527472528</text:p>
              </table:table-cell>
              <table:table-cell office:value-type="float" office:value="0.000560439560439561">
                <text:p>0.000560439560439561</text:p>
              </table:table-cell>
              <table:table-cell office:value-type="float" office:value="0.000593406593406594">
                <text:p>0.000593406593406594</text:p>
              </table:table-cell>
              <table:table-cell office:value-type="float" office:value="0.000626373626373626">
                <text:p>0.000626373626373626</text:p>
              </table:table-cell>
              <table:table-cell office:value-type="float" office:value="0.000659340659340659">
                <text:p>0.000659340659340659</text:p>
              </table:table-cell>
              <table:table-cell office:value-type="float" office:value="0.000692307692307692">
                <text:p>0.000692307692307692</text:p>
              </table:table-cell>
              <table:table-cell office:value-type="float" office:value="0.000725274725274725">
                <text:p>0.000725274725274725</text:p>
              </table:table-cell>
              <table:table-cell office:value-type="float" office:value="0.000758241758241758">
                <text:p>0.000758241758241758</text:p>
              </table:table-cell>
              <table:table-cell office:value-type="float" office:value="0.000791208791208791">
                <text:p>0.000791208791208791</text:p>
              </table:table-cell>
              <table:table-cell office:value-type="float" office:value="0.000824175824175824">
                <text:p>0.000824175824175824</text:p>
              </table:table-cell>
              <table:table-cell office:value-type="float" office:value="0.000857142857142857">
                <text:p>0.000857142857142857</text:p>
              </table:table-cell>
              <table:table-cell office:value-type="float" office:value="0.00089010989010989">
                <text:p>0.00089010989010989</text:p>
              </table:table-cell>
              <table:table-cell office:value-type="float" office:value="0.000923076923076923">
                <text:p>0.000923076923076923</text:p>
              </table:table-cell>
              <table:table-cell office:value-type="float" office:value="0.000956043956043956">
                <text:p>0.000956043956043956</text:p>
              </table:table-cell>
              <table:table-cell office:value-type="float" office:value="0.000989010989010989">
                <text:p>0.000989010989010989</text:p>
              </table:table-cell>
              <table:table-cell office:value-type="float" office:value="0.00102197802197802">
                <text:p>0.00102197802197802</text:p>
              </table:table-cell>
              <table:table-cell office:value-type="float" office:value="0.00105494505494506">
                <text:p>0.00105494505494506</text:p>
              </table:table-cell>
              <table:table-cell office:value-type="float" office:value="0.00108791208791209">
                <text:p>0.00108791208791209</text:p>
              </table:table-cell>
              <table:table-cell office:value-type="float" office:value="0.00112087912087912">
                <text:p>0.00112087912087912</text:p>
              </table:table-cell>
              <table:table-cell office:value-type="float" office:value="0.00115384615384615">
                <text:p>0.00115384615384615</text:p>
              </table:table-cell>
              <table:table-cell office:value-type="float" office:value="0.00118681318681319">
                <text:p>0.00118681318681319</text:p>
              </table:table-cell>
              <table:table-cell office:value-type="float" office:value="0.00121978021978022">
                <text:p>0.00121978021978022</text:p>
              </table:table-cell>
              <table:table-cell office:value-type="float" office:value="0.00125274725274725">
                <text:p>0.00125274725274725</text:p>
              </table:table-cell>
              <table:table-cell office:value-type="float" office:value="0.00128571428571429">
                <text:p>0.00128571428571429</text:p>
              </table:table-cell>
              <table:table-cell office:value-type="float" office:value="0.00131868131868132">
                <text:p>0.00131868131868132</text:p>
              </table:table-cell>
              <table:table-cell office:value-type="float" office:value="0.00135164835164835">
                <text:p>0.00135164835164835</text:p>
              </table:table-cell>
              <table:table-cell office:value-type="float" office:value="0.00138461538461538">
                <text:p>0.00138461538461538</text:p>
              </table:table-cell>
              <table:table-cell office:value-type="float" office:value="0.00141758241758242">
                <text:p>0.00141758241758242</text:p>
              </table:table-cell>
              <table:table-cell office:value-type="float" office:value="0.00145054945054945">
                <text:p>0.00145054945054945</text:p>
              </table:table-cell>
              <table:table-cell office:value-type="float" office:value="0.00148351648351648">
                <text:p>0.00148351648351648</text:p>
              </table:table-cell>
              <table:table-cell office:value-type="float" office:value="0.00151648351648352">
                <text:p>0.00151648351648352</text:p>
              </table:table-cell>
              <table:table-cell office:value-type="float" office:value="0.00154945054945055">
                <text:p>0.00154945054945055</text:p>
              </table:table-cell>
              <table:table-cell office:value-type="float" office:value="0.00158241758241758">
                <text:p>0.00158241758241758</text:p>
              </table:table-cell>
              <table:table-cell office:value-type="float" office:value="0.00161538461538462">
                <text:p>0.00161538461538462</text:p>
              </table:table-cell>
              <table:table-cell office:value-type="float" office:value="0.00164835164835165">
                <text:p>0.00164835164835165</text:p>
              </table:table-cell>
              <table:table-cell office:value-type="float" office:value="0.00168131868131868">
                <text:p>0.00168131868131868</text:p>
              </table:table-cell>
              <table:table-cell office:value-type="float" office:value="0.00171428571428571">
                <text:p>0.00171428571428571</text:p>
              </table:table-cell>
              <table:table-cell office:value-type="float" office:value="0.00174725274725275">
                <text:p>0.00174725274725275</text:p>
              </table:table-cell>
              <table:table-cell office:value-type="float" office:value="0.00178021978021978">
                <text:p>0.00178021978021978</text:p>
              </table:table-cell>
              <table:table-cell office:value-type="float" office:value="0.00181318681318681">
                <text:p>0.00181318681318681</text:p>
              </table:table-cell>
              <table:table-cell office:value-type="float" office:value="0.00184615384615385">
                <text:p>0.00184615384615385</text:p>
              </table:table-cell>
              <table:table-cell office:value-type="float" office:value="0.00187912087912088">
                <text:p>0.00187912087912088</text:p>
              </table:table-cell>
              <table:table-cell office:value-type="float" office:value="0.00191208791208791">
                <text:p>0.00191208791208791</text:p>
              </table:table-cell>
              <table:table-cell office:value-type="float" office:value="0.00194505494505495">
                <text:p>0.00194505494505495</text:p>
              </table:table-cell>
              <table:table-cell office:value-type="float" office:value="0.00197802197802198">
                <text:p>0.00197802197802198</text:p>
              </table:table-cell>
              <table:table-cell office:value-type="float" office:value="0.00201098901098901">
                <text:p>0.00201098901098901</text:p>
              </table:table-cell>
              <table:table-cell office:value-type="float" office:value="0.00204395604395604">
                <text:p>0.00204395604395604</text:p>
              </table:table-cell>
              <table:table-cell office:value-type="float" office:value="0.00207692307692308">
                <text:p>0.00207692307692308</text:p>
              </table:table-cell>
              <table:table-cell office:value-type="float" office:value="0.00210989010989011">
                <text:p>0.00210989010989011</text:p>
              </table:table-cell>
              <table:table-cell office:value-type="float" office:value="0.00214285714285714">
                <text:p>0.00214285714285714</text:p>
              </table:table-cell>
              <table:table-cell office:value-type="float" office:value="0.00217582417582418">
                <text:p>0.00217582417582418</text:p>
              </table:table-cell>
              <table:table-cell office:value-type="float" office:value="0.00220879120879121">
                <text:p>0.00220879120879121</text:p>
              </table:table-cell>
              <table:table-cell office:value-type="float" office:value="0.00224175824175824">
                <text:p>0.00224175824175824</text:p>
              </table:table-cell>
              <table:table-cell office:value-type="float" office:value="0.00227472527472528">
                <text:p>0.00227472527472528</text:p>
              </table:table-cell>
              <table:table-cell office:value-type="float" office:value="0.00230769230769231">
                <text:p>0.00230769230769231</text:p>
              </table:table-cell>
              <table:table-cell office:value-type="float" office:value="0.00234065934065934">
                <text:p>0.00234065934065934</text:p>
              </table:table-cell>
              <table:table-cell office:value-type="float" office:value="0.00237362637362637">
                <text:p>0.00237362637362637</text:p>
              </table:table-cell>
              <table:table-cell office:value-type="float" office:value="0.00240659340659341">
                <text:p>0.00240659340659341</text:p>
              </table:table-cell>
              <table:table-cell office:value-type="float" office:value="0.00243956043956044">
                <text:p>0.00243956043956044</text:p>
              </table:table-cell>
              <table:table-cell office:value-type="float" office:value="0.00247252747252747">
                <text:p>0.00247252747252747</text:p>
              </table:table-cell>
              <table:table-cell office:value-type="float" office:value="0.00250549450549451">
                <text:p>0.00250549450549451</text:p>
              </table:table-cell>
              <table:table-cell office:value-type="float" office:value="0.00253846153846154">
                <text:p>0.00253846153846154</text:p>
              </table:table-cell>
              <table:table-cell office:value-type="float" office:value="0.00257142857142857">
                <text:p>0.00257142857142857</text:p>
              </table:table-cell>
              <table:table-cell office:value-type="float" office:value="0.0026043956043956">
                <text:p>0.0026043956043956</text:p>
              </table:table-cell>
              <table:table-cell office:value-type="float" office:value="0.00263736263736264">
                <text:p>0.00263736263736264</text:p>
              </table:table-cell>
              <table:table-cell office:value-type="float" office:value="0.00267032967032967">
                <text:p>0.00267032967032967</text:p>
              </table:table-cell>
              <table:table-cell office:value-type="float" office:value="0.0027032967032967">
                <text:p>0.0027032967032967</text:p>
              </table:table-cell>
              <table:table-cell office:value-type="float" office:value="0.00273626373626374">
                <text:p>0.00273626373626374</text:p>
              </table:table-cell>
              <table:table-cell office:value-type="float" office:value="0.00276923076923077">
                <text:p>0.00276923076923077</text:p>
              </table:table-cell>
              <table:table-cell office:value-type="float" office:value="0.0028021978021978">
                <text:p>0.0028021978021978</text:p>
              </table:table-cell>
              <table:table-cell office:value-type="float" office:value="0.00283516483516484">
                <text:p>0.00283516483516484</text:p>
              </table:table-cell>
              <table:table-cell office:value-type="float" office:value="0.00286813186813187">
                <text:p>0.00286813186813187</text:p>
              </table:table-cell>
              <table:table-cell office:value-type="float" office:value="0.0029010989010989">
                <text:p>0.0029010989010989</text:p>
              </table:table-cell>
              <table:table-cell office:value-type="float" office:value="0.00293406593406593">
                <text:p>0.00293406593406593</text:p>
              </table:table-cell>
              <table:table-cell office:value-type="float" office:value="0.00296703296703297">
                <text:p>0.00296703296703297</text:p>
              </table:table-cell>
              <table:table-cell office:value-type="float" office:value="0.003">
                <text:p>0.003</text:p>
              </table:table-cell>
              <table:table-cell office:value-type="float" office:value="0.00303296703296703">
                <text:p>0.00303296703296703</text:p>
              </table:table-cell>
              <table:table-cell office:value-type="float" office:value="0.00306593406593407">
                <text:p>0.00306593406593407</text:p>
              </table:table-cell>
              <table:table-cell office:value-type="float" office:value="0.0030989010989011">
                <text:p>0.0030989010989011</text:p>
              </table:table-cell>
              <table:table-cell office:value-type="float" office:value="0.00313186813186813">
                <text:p>0.00313186813186813</text:p>
              </table:table-cell>
              <table:table-cell office:value-type="float" office:value="0.00316483516483517">
                <text:p>0.00316483516483517</text:p>
              </table:table-cell>
              <table:table-cell office:value-type="float" office:value="0.0031978021978022">
                <text:p>0.0031978021978022</text:p>
              </table:table-cell>
              <table:table-cell office:value-type="float" office:value="0.00323076923076923">
                <text:p>0.00323076923076923</text:p>
              </table:table-cell>
              <table:table-cell office:value-type="float" office:value="0.00326373626373626">
                <text:p>0.00326373626373626</text:p>
              </table:table-cell>
              <table:table-cell office:value-type="float" office:value="0.0032967032967033">
                <text:p>0.0032967032967033</text:p>
              </table:table-cell>
              <table:table-cell office:value-type="float" office:value="0.00332967032967033">
                <text:p>0.00332967032967033</text:p>
              </table:table-cell>
              <table:table-cell office:value-type="float" office:value="0.00336263736263736">
                <text:p>0.00336263736263736</text:p>
              </table:table-cell>
              <table:table-cell office:value-type="float" office:value="0.0033956043956044">
                <text:p>0.0033956043956044</text:p>
              </table:table-cell>
              <table:table-cell office:value-type="float" office:value="0.00342857142857143">
                <text:p>0.00342857142857143</text:p>
              </table:table-cell>
              <table:table-cell office:value-type="float" office:value="0.00346153846153846">
                <text:p>0.00346153846153846</text:p>
              </table:table-cell>
              <table:table-cell office:value-type="float" office:value="0.0034945054945055">
                <text:p>0.0034945054945055</text:p>
              </table:table-cell>
              <table:table-cell office:value-type="float" office:value="0.00352747252747253">
                <text:p>0.00352747252747253</text:p>
              </table:table-cell>
              <table:table-cell office:value-type="float" office:value="0.00356043956043956">
                <text:p>0.00356043956043956</text:p>
              </table:table-cell>
              <table:table-cell office:value-type="float" office:value="0.00359340659340659">
                <text:p>0.00359340659340659</text:p>
              </table:table-cell>
              <table:table-cell office:value-type="float" office:value="0.00362637362637363">
                <text:p>0.00362637362637363</text:p>
              </table:table-cell>
              <table:table-cell office:value-type="float" office:value="0.00365934065934066">
                <text:p>0.00365934065934066</text:p>
              </table:table-cell>
              <table:table-cell office:value-type="float" office:value="0.00369230769230769">
                <text:p>0.00369230769230769</text:p>
              </table:table-cell>
              <table:table-cell office:value-type="float" office:value="0.00372527472527473">
                <text:p>0.00372527472527473</text:p>
              </table:table-cell>
              <table:table-cell office:value-type="float" office:value="0.00375824175824176">
                <text:p>0.00375824175824176</text:p>
              </table:table-cell>
              <table:table-cell office:value-type="float" office:value="0.00379120879120879">
                <text:p>0.00379120879120879</text:p>
              </table:table-cell>
              <table:table-cell office:value-type="float" office:value="0.00382417582417582">
                <text:p>0.00382417582417582</text:p>
              </table:table-cell>
              <table:table-cell office:value-type="float" office:value="0.00385714285714286">
                <text:p>0.00385714285714286</text:p>
              </table:table-cell>
              <table:table-cell office:value-type="float" office:value="0.00389010989010989">
                <text:p>0.00389010989010989</text:p>
              </table:table-cell>
              <table:table-cell office:value-type="float" office:value="0.00392307692307692">
                <text:p>0.00392307692307692</text:p>
              </table:table-cell>
              <table:table-cell office:value-type="float" office:value="0.00395604395604396">
                <text:p>0.00395604395604396</text:p>
              </table:table-cell>
              <table:table-cell office:value-type="float" office:value="0.00398901098901099">
                <text:p>0.00398901098901099</text:p>
              </table:table-cell>
              <table:table-cell office:value-type="float" office:value="0.00402197802197802">
                <text:p>0.00402197802197802</text:p>
              </table:table-cell>
              <table:table-cell office:value-type="float" office:value="0.00405494505494506">
                <text:p>0.00405494505494506</text:p>
              </table:table-cell>
              <table:table-cell office:value-type="float" office:value="0.00408791208791209">
                <text:p>0.00408791208791209</text:p>
              </table:table-cell>
              <table:table-cell office:value-type="float" office:value="0.00412087912087912">
                <text:p>0.00412087912087912</text:p>
              </table:table-cell>
              <table:table-cell office:value-type="float" office:value="0.00415384615384616">
                <text:p>0.00415384615384616</text:p>
              </table:table-cell>
              <table:table-cell office:value-type="float" office:value="0.00418681318681319">
                <text:p>0.00418681318681319</text:p>
              </table:table-cell>
              <table:table-cell office:value-type="float" office:value="0.00421978021978022">
                <text:p>0.00421978021978022</text:p>
              </table:table-cell>
              <table:table-cell office:value-type="float" office:value="0.00425274725274725">
                <text:p>0.00425274725274725</text:p>
              </table:table-cell>
              <table:table-cell office:value-type="float" office:value="0.00428571428571429">
                <text:p>0.00428571428571429</text:p>
              </table:table-cell>
              <table:table-cell office:value-type="float" office:value="0.00431868131868132">
                <text:p>0.00431868131868132</text:p>
              </table:table-cell>
              <table:table-cell office:value-type="float" office:value="0.00435164835164835">
                <text:p>0.00435164835164835</text:p>
              </table:table-cell>
              <table:table-cell office:value-type="float" office:value="0.00438461538461539">
                <text:p>0.00438461538461539</text:p>
              </table:table-cell>
              <table:table-cell office:value-type="float" office:value="0.00441758241758242">
                <text:p>0.00441758241758242</text:p>
              </table:table-cell>
              <table:table-cell office:value-type="float" office:value="0.00445054945054945">
                <text:p>0.00445054945054945</text:p>
              </table:table-cell>
              <table:table-cell office:value-type="float" office:value="0.00448351648351648">
                <text:p>0.00448351648351648</text:p>
              </table:table-cell>
              <table:table-cell office:value-type="float" office:value="0.00451648351648352">
                <text:p>0.00451648351648352</text:p>
              </table:table-cell>
              <table:table-cell office:value-type="float" office:value="0.00454945054945055">
                <text:p>0.00454945054945055</text:p>
              </table:table-cell>
              <table:table-cell office:value-type="float" office:value="0.00458241758241758">
                <text:p>0.00458241758241758</text:p>
              </table:table-cell>
              <table:table-cell office:value-type="float" office:value="0.00461538461538462">
                <text:p>0.00461538461538462</text:p>
              </table:table-cell>
              <table:table-cell office:value-type="float" office:value="0.00464835164835165">
                <text:p>0.00464835164835165</text:p>
              </table:table-cell>
              <table:table-cell office:value-type="float" office:value="0.00468131868131868">
                <text:p>0.00468131868131868</text:p>
              </table:table-cell>
              <table:table-cell office:value-type="float" office:value="0.00471428571428572">
                <text:p>0.00471428571428572</text:p>
              </table:table-cell>
              <table:table-cell office:value-type="float" office:value="0.00474725274725275">
                <text:p>0.00474725274725275</text:p>
              </table:table-cell>
              <table:table-cell office:value-type="float" office:value="0.00478021978021978">
                <text:p>0.00478021978021978</text:p>
              </table:table-cell>
              <table:table-cell office:value-type="float" office:value="0.00481318681318681">
                <text:p>0.00481318681318681</text:p>
              </table:table-cell>
              <table:table-cell office:value-type="float" office:value="0.00484615384615385">
                <text:p>0.00484615384615385</text:p>
              </table:table-cell>
              <table:table-cell office:value-type="float" office:value="0.00487912087912088">
                <text:p>0.00487912087912088</text:p>
              </table:table-cell>
              <table:table-cell office:value-type="float" office:value="0.00491208791208791">
                <text:p>0.00491208791208791</text:p>
              </table:table-cell>
              <table:table-cell office:value-type="float" office:value="0.00494505494505495">
                <text:p>0.00494505494505495</text:p>
              </table:table-cell>
              <table:table-cell office:value-type="float" office:value="0.00497802197802198">
                <text:p>0.00497802197802198</text:p>
              </table:table-cell>
              <table:table-cell office:value-type="float" office:value="0.00501098901098901">
                <text:p>0.00501098901098901</text:p>
              </table:table-cell>
              <table:table-cell office:value-type="float" office:value="0.00504395604395604">
                <text:p>0.00504395604395604</text:p>
              </table:table-cell>
              <table:table-cell office:value-type="float" office:value="0.00507692307692308">
                <text:p>0.00507692307692308</text:p>
              </table:table-cell>
              <table:table-cell office:value-type="float" office:value="0.00510989010989011">
                <text:p>0.00510989010989011</text:p>
              </table:table-cell>
              <table:table-cell office:value-type="float" office:value="0.00514285714285714">
                <text:p>0.00514285714285714</text:p>
              </table:table-cell>
              <table:table-cell office:value-type="float" office:value="0.00517582417582418">
                <text:p>0.00517582417582418</text:p>
              </table:table-cell>
              <table:table-cell office:value-type="float" office:value="0.00520879120879121">
                <text:p>0.00520879120879121</text:p>
              </table:table-cell>
              <table:table-cell office:value-type="float" office:value="0.00524175824175824">
                <text:p>0.00524175824175824</text:p>
              </table:table-cell>
              <table:table-cell office:value-type="float" office:value="0.00527472527472528">
                <text:p>0.00527472527472528</text:p>
              </table:table-cell>
              <table:table-cell office:value-type="float" office:value="0.00530769230769231">
                <text:p>0.00530769230769231</text:p>
              </table:table-cell>
              <table:table-cell office:value-type="float" office:value="0.00534065934065934">
                <text:p>0.00534065934065934</text:p>
              </table:table-cell>
              <table:table-cell office:value-type="float" office:value="0.00537362637362637">
                <text:p>0.00537362637362637</text:p>
              </table:table-cell>
              <table:table-cell office:value-type="float" office:value="0.00540659340659341">
                <text:p>0.00540659340659341</text:p>
              </table:table-cell>
              <table:table-cell office:value-type="float" office:value="0.00543956043956044">
                <text:p>0.00543956043956044</text:p>
              </table:table-cell>
              <table:table-cell office:value-type="float" office:value="0.00547252747252747">
                <text:p>0.00547252747252747</text:p>
              </table:table-cell>
              <table:table-cell office:value-type="float" office:value="0.00550549450549451">
                <text:p>0.00550549450549451</text:p>
              </table:table-cell>
              <table:table-cell office:value-type="float" office:value="0.00553846153846154">
                <text:p>0.00553846153846154</text:p>
              </table:table-cell>
              <table:table-cell office:value-type="float" office:value="0.00557142857142857">
                <text:p>0.00557142857142857</text:p>
              </table:table-cell>
              <table:table-cell office:value-type="float" office:value="0.00560439560439561">
                <text:p>0.00560439560439561</text:p>
              </table:table-cell>
              <table:table-cell office:value-type="float" office:value="0.00563736263736264">
                <text:p>0.00563736263736264</text:p>
              </table:table-cell>
              <table:table-cell office:value-type="float" office:value="0.00567032967032967">
                <text:p>0.00567032967032967</text:p>
              </table:table-cell>
              <table:table-cell office:value-type="float" office:value="0.0057032967032967">
                <text:p>0.0057032967032967</text:p>
              </table:table-cell>
              <table:table-cell office:value-type="float" office:value="0.00573626373626374">
                <text:p>0.00573626373626374</text:p>
              </table:table-cell>
              <table:table-cell office:value-type="float" office:value="0.00576923076923077">
                <text:p>0.00576923076923077</text:p>
              </table:table-cell>
              <table:table-cell office:value-type="float" office:value="0.0058021978021978">
                <text:p>0.0058021978021978</text:p>
              </table:table-cell>
              <table:table-cell office:value-type="float" office:value="0.00583516483516484">
                <text:p>0.00583516483516484</text:p>
              </table:table-cell>
              <table:table-cell office:value-type="float" office:value="0.00586813186813187">
                <text:p>0.00586813186813187</text:p>
              </table:table-cell>
              <table:table-cell office:value-type="float" office:value="0.0059010989010989">
                <text:p>0.0059010989010989</text:p>
              </table:table-cell>
              <table:table-cell office:value-type="float" office:value="0.00593406593406593">
                <text:p>0.00593406593406593</text:p>
              </table:table-cell>
              <table:table-cell office:value-type="float" office:value="0.00596703296703297">
                <text:p>0.00596703296703297</text:p>
              </table:table-cell>
              <table:table-cell office:value-type="float" office:value="0.006">
                <text:p>0.006</text:p>
              </table:table-cell>
              <table:table-cell office:value-type="float" office:value="0.00603296703296703">
                <text:p>0.00603296703296703</text:p>
              </table:table-cell>
              <table:table-cell office:value-type="float" office:value="0.00606593406593407">
                <text:p>0.00606593406593407</text:p>
              </table:table-cell>
              <table:table-cell office:value-type="float" office:value="0.0060989010989011">
                <text:p>0.0060989010989011</text:p>
              </table:table-cell>
              <table:table-cell office:value-type="float" office:value="0.00613186813186813">
                <text:p>0.00613186813186813</text:p>
              </table:table-cell>
              <table:table-cell office:value-type="float" office:value="0.00616483516483517">
                <text:p>0.00616483516483517</text:p>
              </table:table-cell>
              <table:table-cell office:value-type="float" office:value="0.0061978021978022">
                <text:p>0.0061978021978022</text:p>
              </table:table-cell>
              <table:table-cell office:value-type="float" office:value="0.00623076923076923">
                <text:p>0.00623076923076923</text:p>
              </table:table-cell>
              <table:table-cell office:value-type="float" office:value="0.00626373626373626">
                <text:p>0.00626373626373626</text:p>
              </table:table-cell>
              <table:table-cell office:value-type="float" office:value="0.0062967032967033">
                <text:p>0.0062967032967033</text:p>
              </table:table-cell>
              <table:table-cell office:value-type="float" office:value="0.00632967032967033">
                <text:p>0.00632967032967033</text:p>
              </table:table-cell>
              <table:table-cell office:value-type="float" office:value="0.00636263736263736">
                <text:p>0.00636263736263736</text:p>
              </table:table-cell>
              <table:table-cell office:value-type="float" office:value="0.0063956043956044">
                <text:p>0.0063956043956044</text:p>
              </table:table-cell>
              <table:table-cell office:value-type="float" office:value="0.00642857142857143">
                <text:p>0.00642857142857143</text:p>
              </table:table-cell>
              <table:table-cell office:value-type="float" office:value="0.00646153846153846">
                <text:p>0.00646153846153846</text:p>
              </table:table-cell>
              <table:table-cell office:value-type="float" office:value="0.0064945054945055">
                <text:p>0.0064945054945055</text:p>
              </table:table-cell>
              <table:table-cell office:value-type="float" office:value="0.00652747252747253">
                <text:p>0.00652747252747253</text:p>
              </table:table-cell>
              <table:table-cell office:value-type="float" office:value="0.00656043956043956">
                <text:p>0.00656043956043956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0.00662637362637363">
                <text:p>0.00662637362637363</text:p>
              </table:table-cell>
              <table:table-cell office:value-type="float" office:value="0.00665934065934066">
                <text:p>0.00665934065934066</text:p>
              </table:table-cell>
              <table:table-cell office:value-type="float" office:value="0.00669230769230769">
                <text:p>0.00669230769230769</text:p>
              </table:table-cell>
              <table:table-cell office:value-type="float" office:value="0.00672527472527473">
                <text:p>0.00672527472527473</text:p>
              </table:table-cell>
              <table:table-cell office:value-type="float" office:value="0.00675824175824176">
                <text:p>0.00675824175824176</text:p>
              </table:table-cell>
              <table:table-cell office:value-type="float" office:value="0.00679120879120879">
                <text:p>0.00679120879120879</text:p>
              </table:table-cell>
              <table:table-cell office:value-type="float" office:value="0.00682417582417583">
                <text:p>0.00682417582417583</text:p>
              </table:table-cell>
              <table:table-cell office:value-type="float" office:value="0.00685714285714286">
                <text:p>0.00685714285714286</text:p>
              </table:table-cell>
              <table:table-cell office:value-type="float" office:value="0.00689010989010989">
                <text:p>0.00689010989010989</text:p>
              </table:table-cell>
              <table:table-cell office:value-type="float" office:value="0.00692307692307692">
                <text:p>0.00692307692307692</text:p>
              </table:table-cell>
              <table:table-cell office:value-type="float" office:value="0.00695604395604396">
                <text:p>0.00695604395604396</text:p>
              </table:table-cell>
              <table:table-cell office:value-type="float" office:value="0.00698901098901099">
                <text:p>0.00698901098901099</text:p>
              </table:table-cell>
              <table:table-cell office:value-type="float" office:value="0.00702197802197802">
                <text:p>0.00702197802197802</text:p>
              </table:table-cell>
              <table:table-cell office:value-type="float" office:value="0.00705494505494506">
                <text:p>0.00705494505494506</text:p>
              </table:table-cell>
              <table:table-cell office:value-type="float" office:value="0.00708791208791209">
                <text:p>0.00708791208791209</text:p>
              </table:table-cell>
              <table:table-cell office:value-type="float" office:value="0.00712087912087912">
                <text:p>0.00712087912087912</text:p>
              </table:table-cell>
              <table:table-cell office:value-type="float" office:value="0.00715384615384616">
                <text:p>0.00715384615384616</text:p>
              </table:table-cell>
              <table:table-cell office:value-type="float" office:value="0.00718681318681319">
                <text:p>0.00718681318681319</text:p>
              </table:table-cell>
              <table:table-cell office:value-type="float" office:value="0.00721978021978022">
                <text:p>0.00721978021978022</text:p>
              </table:table-cell>
              <table:table-cell office:value-type="float" office:value="0.00725274725274725">
                <text:p>0.00725274725274725</text:p>
              </table:table-cell>
              <table:table-cell office:value-type="float" office:value="0.00728571428571429">
                <text:p>0.00728571428571429</text:p>
              </table:table-cell>
              <table:table-cell office:value-type="float" office:value="0.00731868131868132">
                <text:p>0.00731868131868132</text:p>
              </table:table-cell>
              <table:table-cell office:value-type="float" office:value="0.00735164835164835">
                <text:p>0.00735164835164835</text:p>
              </table:table-cell>
              <table:table-cell office:value-type="float" office:value="0.00738461538461539">
                <text:p>0.00738461538461539</text:p>
              </table:table-cell>
              <table:table-cell office:value-type="float" office:value="0.00741758241758242">
                <text:p>0.00741758241758242</text:p>
              </table:table-cell>
              <table:table-cell office:value-type="float" office:value="0.00745054945054945">
                <text:p>0.00745054945054945</text:p>
              </table:table-cell>
              <table:table-cell office:value-type="float" office:value="0.00748351648351649">
                <text:p>0.00748351648351649</text:p>
              </table:table-cell>
              <table:table-cell office:value-type="float" office:value="0.00751648351648352">
                <text:p>0.00751648351648352</text:p>
              </table:table-cell>
              <table:table-cell office:value-type="float" office:value="0.00754945054945055">
                <text:p>0.00754945054945055</text:p>
              </table:table-cell>
              <table:table-cell office:value-type="float" office:value="0.00758241758241758">
                <text:p>0.00758241758241758</text:p>
              </table:table-cell>
              <table:table-cell office:value-type="float" office:value="0.00761538461538462">
                <text:p>0.00761538461538462</text:p>
              </table:table-cell>
              <table:table-cell office:value-type="float" office:value="0.00764835164835165">
                <text:p>0.00764835164835165</text:p>
              </table:table-cell>
              <table:table-cell office:value-type="float" office:value="0.00768131868131868">
                <text:p>0.00768131868131868</text:p>
              </table:table-cell>
              <table:table-cell office:value-type="float" office:value="0.00771428571428572">
                <text:p>0.00771428571428572</text:p>
              </table:table-cell>
              <table:table-cell office:value-type="float" office:value="0.00774725274725275">
                <text:p>0.00774725274725275</text:p>
              </table:table-cell>
              <table:table-cell office:value-type="float" office:value="0.00778021978021978">
                <text:p>0.00778021978021978</text:p>
              </table:table-cell>
              <table:table-cell office:value-type="float" office:value="0.00781318681318682">
                <text:p>0.00781318681318682</text:p>
              </table:table-cell>
              <table:table-cell office:value-type="float" office:value="0.00784615384615385">
                <text:p>0.00784615384615385</text:p>
              </table:table-cell>
              <table:table-cell office:value-type="float" office:value="0.00787912087912088">
                <text:p>0.00787912087912088</text:p>
              </table:table-cell>
              <table:table-cell office:value-type="float" office:value="0.00791208791208791">
                <text:p>0.00791208791208791</text:p>
              </table:table-cell>
              <table:table-cell office:value-type="float" office:value="0.00794505494505495">
                <text:p>0.00794505494505495</text:p>
              </table:table-cell>
              <table:table-cell office:value-type="float" office:value="0.00797802197802198">
                <text:p>0.00797802197802198</text:p>
              </table:table-cell>
              <table:table-cell office:value-type="float" office:value="0.00801098901098901">
                <text:p>0.00801098901098901</text:p>
              </table:table-cell>
              <table:table-cell office:value-type="float" office:value="0.00804395604395605">
                <text:p>0.00804395604395605</text:p>
              </table:table-cell>
              <table:table-cell office:value-type="float" office:value="0.00807692307692308">
                <text:p>0.00807692307692308</text:p>
              </table:table-cell>
              <table:table-cell office:value-type="float" office:value="0.00810989010989011">
                <text:p>0.00810989010989011</text:p>
              </table:table-cell>
              <table:table-cell office:value-type="float" office:value="0.00814285714285714">
                <text:p>0.00814285714285714</text:p>
              </table:table-cell>
              <table:table-cell office:value-type="float" office:value="0.00817582417582418">
                <text:p>0.00817582417582418</text:p>
              </table:table-cell>
              <table:table-cell office:value-type="float" office:value="0.00820879120879121">
                <text:p>0.00820879120879121</text:p>
              </table:table-cell>
              <table:table-cell office:value-type="float" office:value="0.00824175824175824">
                <text:p>0.00824175824175824</text:p>
              </table:table-cell>
              <table:table-cell office:value-type="float" office:value="0.00827472527472528">
                <text:p>0.00827472527472528</text:p>
              </table:table-cell>
              <table:table-cell office:value-type="float" office:value="0.00830769230769231">
                <text:p>0.00830769230769231</text:p>
              </table:table-cell>
              <table:table-cell office:value-type="float" office:value="0.00834065934065934">
                <text:p>0.00834065934065934</text:p>
              </table:table-cell>
              <table:table-cell office:value-type="float" office:value="0.00837362637362638">
                <text:p>0.00837362637362638</text:p>
              </table:table-cell>
              <table:table-cell office:value-type="float" office:value="0.00840659340659341">
                <text:p>0.00840659340659341</text:p>
              </table:table-cell>
              <table:table-cell office:value-type="float" office:value="0.00843956043956044">
                <text:p>0.00843956043956044</text:p>
              </table:table-cell>
              <table:table-cell office:value-type="float" office:value="0.00847252747252747">
                <text:p>0.00847252747252747</text:p>
              </table:table-cell>
              <table:table-cell office:value-type="float" office:value="0.00850549450549451">
                <text:p>0.00850549450549451</text:p>
              </table:table-cell>
              <table:table-cell office:value-type="float" office:value="0.00853846153846154">
                <text:p>0.00853846153846154</text:p>
              </table:table-cell>
              <table:table-cell office:value-type="float" office:value="0.00857142857142857">
                <text:p>0.00857142857142857</text:p>
              </table:table-cell>
              <table:table-cell office:value-type="float" office:value="0.00860439560439561">
                <text:p>0.00860439560439561</text:p>
              </table:table-cell>
              <table:table-cell office:value-type="float" office:value="0.00863736263736264">
                <text:p>0.00863736263736264</text:p>
              </table:table-cell>
              <table:table-cell office:value-type="float" office:value="0.00867032967032967">
                <text:p>0.00867032967032967</text:p>
              </table:table-cell>
              <table:table-cell office:value-type="float" office:value="0.00870329670329671">
                <text:p>0.00870329670329671</text:p>
              </table:table-cell>
              <table:table-cell office:value-type="float" office:value="0.00873626373626374">
                <text:p>0.00873626373626374</text:p>
              </table:table-cell>
              <table:table-cell office:value-type="float" office:value="0.00876923076923077">
                <text:p>0.00876923076923077</text:p>
              </table:table-cell>
              <table:table-cell office:value-type="float" office:value="0.0088021978021978">
                <text:p>0.0088021978021978</text:p>
              </table:table-cell>
              <table:table-cell office:value-type="float" office:value="0.00883516483516484">
                <text:p>0.00883516483516484</text:p>
              </table:table-cell>
              <table:table-cell office:value-type="float" office:value="0.00886813186813187">
                <text:p>0.00886813186813187</text:p>
              </table:table-cell>
              <table:table-cell office:value-type="float" office:value="0.0089010989010989">
                <text:p>0.0089010989010989</text:p>
              </table:table-cell>
              <table:table-cell office:value-type="float" office:value="0.00893406593406594">
                <text:p>0.00893406593406594</text:p>
              </table:table-cell>
              <table:table-cell office:value-type="float" office:value="0.00896703296703297">
                <text:p>0.00896703296703297</text:p>
              </table:table-cell>
              <table:table-cell office:value-type="float" office:value="0.009">
                <text:p>0.009</text:p>
              </table:table-cell>
              <table:table-cell office:value-type="float" office:value="0.00903296703296704">
                <text:p>0.00903296703296704</text:p>
              </table:table-cell>
              <table:table-cell office:value-type="float" office:value="0.00906593406593407">
                <text:p>0.00906593406593407</text:p>
              </table:table-cell>
              <table:table-cell office:value-type="float" office:value="0.0090989010989011">
                <text:p>0.0090989010989011</text:p>
              </table:table-cell>
              <table:table-cell office:value-type="float" office:value="0.00913186813186813">
                <text:p>0.00913186813186813</text:p>
              </table:table-cell>
              <table:table-cell office:value-type="float" office:value="0.00916483516483517">
                <text:p>0.00916483516483517</text:p>
              </table:table-cell>
              <table:table-cell office:value-type="float" office:value="0.0091978021978022">
                <text:p>0.0091978021978022</text:p>
              </table:table-cell>
              <table:table-cell office:value-type="float" office:value="0.00923076923076923">
                <text:p>0.00923076923076923</text:p>
              </table:table-cell>
              <table:table-cell office:value-type="float" office:value="0.00926373626373627">
                <text:p>0.00926373626373627</text:p>
              </table:table-cell>
              <table:table-cell office:value-type="float" office:value="0.0092967032967033">
                <text:p>0.0092967032967033</text:p>
              </table:table-cell>
              <table:table-cell office:value-type="float" office:value="0.00932967032967033">
                <text:p>0.00932967032967033</text:p>
              </table:table-cell>
              <table:table-cell office:value-type="float" office:value="0.00936263736263737">
                <text:p>0.00936263736263737</text:p>
              </table:table-cell>
              <table:table-cell office:value-type="float" office:value="0.0093956043956044">
                <text:p>0.0093956043956044</text:p>
              </table:table-cell>
              <table:table-cell office:value-type="float" office:value="0.00942857142857143">
                <text:p>0.00942857142857143</text:p>
              </table:table-cell>
              <table:table-cell office:value-type="float" office:value="0.00946153846153846">
                <text:p>0.00946153846153846</text:p>
              </table:table-cell>
              <table:table-cell office:value-type="float" office:value="0.0094945054945055">
                <text:p>0.0094945054945055</text:p>
              </table:table-cell>
              <table:table-cell office:value-type="float" office:value="0.00952747252747253">
                <text:p>0.00952747252747253</text:p>
              </table:table-cell>
              <table:table-cell office:value-type="float" office:value="0.00956043956043956">
                <text:p>0.00956043956043956</text:p>
              </table:table-cell>
              <table:table-cell office:value-type="float" office:value="0.0095934065934066">
                <text:p>0.0095934065934066</text:p>
              </table:table-cell>
              <table:table-cell office:value-type="float" office:value="0.00962637362637363">
                <text:p>0.00962637362637363</text:p>
              </table:table-cell>
              <table:table-cell office:value-type="float" office:value="0.00965934065934066">
                <text:p>0.00965934065934066</text:p>
              </table:table-cell>
              <table:table-cell office:value-type="float" office:value="0.00969230769230769">
                <text:p>0.00969230769230769</text:p>
              </table:table-cell>
              <table:table-cell office:value-type="float" office:value="0.00972527472527473">
                <text:p>0.00972527472527473</text:p>
              </table:table-cell>
              <table:table-cell office:value-type="float" office:value="0.00975824175824176">
                <text:p>0.00975824175824176</text:p>
              </table:table-cell>
              <table:table-cell office:value-type="float" office:value="0.00979120879120879">
                <text:p>0.00979120879120879</text:p>
              </table:table-cell>
              <table:table-cell office:value-type="float" office:value="0.00982417582417583">
                <text:p>0.00982417582417583</text:p>
              </table:table-cell>
              <table:table-cell office:value-type="float" office:value="0.00985714285714286">
                <text:p>0.00985714285714286</text:p>
              </table:table-cell>
              <table:table-cell office:value-type="float" office:value="0.00989010989010989">
                <text:p>0.00989010989010989</text:p>
              </table:table-cell>
              <table:table-cell office:value-type="float" office:value="0.00992307692307693">
                <text:p>0.00992307692307693</text:p>
              </table:table-cell>
              <table:table-cell office:value-type="float" office:value="0.00995604395604396">
                <text:p>0.00995604395604396</text:p>
              </table:table-cell>
              <table:table-cell office:value-type="float" office:value="0.00998901098901099">
                <text:p>0.00998901098901099</text:p>
              </table:table-cell>
              <table:table-cell office:value-type="float" office:value="0.010021978021978">
                <text:p>0.010021978021978</text:p>
              </table:table-cell>
              <table:table-cell office:value-type="float" office:value="0.0100549450549451">
                <text:p>0.0100549450549451</text:p>
              </table:table-cell>
              <table:table-cell office:value-type="float" office:value="0.0100879120879121">
                <text:p>0.0100879120879121</text:p>
              </table:table-cell>
              <table:table-cell office:value-type="float" office:value="0.0101208791208791">
                <text:p>0.0101208791208791</text:p>
              </table:table-cell>
              <table:table-cell office:value-type="float" office:value="0.0101538461538462">
                <text:p>0.0101538461538462</text:p>
              </table:table-cell>
              <table:table-cell office:value-type="float" office:value="0.0101868131868132">
                <text:p>0.0101868131868132</text:p>
              </table:table-cell>
              <table:table-cell office:value-type="float" office:value="0.0102197802197802">
                <text:p>0.0102197802197802</text:p>
              </table:table-cell>
              <table:table-cell office:value-type="float" office:value="0.0102527472527473">
                <text:p>0.0102527472527473</text:p>
              </table:table-cell>
              <table:table-cell office:value-type="float" office:value="0.0102857142857143">
                <text:p>0.0102857142857143</text:p>
              </table:table-cell>
              <table:table-cell office:value-type="float" office:value="0.0103186813186813">
                <text:p>0.0103186813186813</text:p>
              </table:table-cell>
              <table:table-cell office:value-type="float" office:value="0.0103516483516484">
                <text:p>0.0103516483516484</text:p>
              </table:table-cell>
              <table:table-cell office:value-type="float" office:value="0.0103846153846154">
                <text:p>0.0103846153846154</text:p>
              </table:table-cell>
              <table:table-cell office:value-type="float" office:value="0.0104175824175824">
                <text:p>0.0104175824175824</text:p>
              </table:table-cell>
              <table:table-cell office:value-type="float" office:value="0.0104505494505495">
                <text:p>0.0104505494505495</text:p>
              </table:table-cell>
              <table:table-cell office:value-type="float" office:value="0.0104835164835165">
                <text:p>0.0104835164835165</text:p>
              </table:table-cell>
              <table:table-cell office:value-type="float" office:value="0.0105164835164835">
                <text:p>0.0105164835164835</text:p>
              </table:table-cell>
              <table:table-cell office:value-type="float" office:value="0.0105494505494506">
                <text:p>0.0105494505494506</text:p>
              </table:table-cell>
              <table:table-cell office:value-type="float" office:value="0.0105824175824176">
                <text:p>0.0105824175824176</text:p>
              </table:table-cell>
              <table:table-cell office:value-type="float" office:value="0.0106153846153846">
                <text:p>0.0106153846153846</text:p>
              </table:table-cell>
              <table:table-cell office:value-type="float" office:value="0.0106483516483517">
                <text:p>0.0106483516483517</text:p>
              </table:table-cell>
              <table:table-cell office:value-type="float" office:value="0.0106813186813187">
                <text:p>0.0106813186813187</text:p>
              </table:table-cell>
              <table:table-cell office:value-type="float" office:value="0.0107142857142857">
                <text:p>0.0107142857142857</text:p>
              </table:table-cell>
              <table:table-cell office:value-type="float" office:value="0.0107472527472527">
                <text:p>0.0107472527472527</text:p>
              </table:table-cell>
              <table:table-cell office:value-type="float" office:value="0.0107802197802198">
                <text:p>0.0107802197802198</text:p>
              </table:table-cell>
              <table:table-cell office:value-type="float" office:value="0.0108131868131868">
                <text:p>0.0108131868131868</text:p>
              </table:table-cell>
              <table:table-cell office:value-type="float" office:value="0.0108461538461538">
                <text:p>0.0108461538461538</text:p>
              </table:table-cell>
              <table:table-cell office:value-type="float" office:value="0.0108791208791209">
                <text:p>0.0108791208791209</text:p>
              </table:table-cell>
              <table:table-cell office:value-type="float" office:value="0.0109120879120879">
                <text:p>0.0109120879120879</text:p>
              </table:table-cell>
              <table:table-cell office:value-type="float" office:value="0.0109450549450549">
                <text:p>0.0109450549450549</text:p>
              </table:table-cell>
              <table:table-cell office:value-type="float" office:value="0.010978021978022">
                <text:p>0.010978021978022</text:p>
              </table:table-cell>
              <table:table-cell office:value-type="float" office:value="0.011010989010989">
                <text:p>0.011010989010989</text:p>
              </table:table-cell>
              <table:table-cell office:value-type="float" office:value="0.011043956043956">
                <text:p>0.011043956043956</text:p>
              </table:table-cell>
              <table:table-cell office:value-type="float" office:value="0.0110769230769231">
                <text:p>0.0110769230769231</text:p>
              </table:table-cell>
              <table:table-cell office:value-type="float" office:value="0.0111098901098901">
                <text:p>0.0111098901098901</text:p>
              </table:table-cell>
              <table:table-cell office:value-type="float" office:value="0.0111428571428571">
                <text:p>0.0111428571428571</text:p>
              </table:table-cell>
              <table:table-cell office:value-type="float" office:value="0.0111758241758242">
                <text:p>0.0111758241758242</text:p>
              </table:table-cell>
              <table:table-cell office:value-type="float" office:value="0.0112087912087912">
                <text:p>0.0112087912087912</text:p>
              </table:table-cell>
              <table:table-cell office:value-type="float" office:value="0.0112417582417582">
                <text:p>0.0112417582417582</text:p>
              </table:table-cell>
              <table:table-cell office:value-type="float" office:value="0.0112747252747253">
                <text:p>0.0112747252747253</text:p>
              </table:table-cell>
              <table:table-cell office:value-type="float" office:value="0.0113076923076923">
                <text:p>0.0113076923076923</text:p>
              </table:table-cell>
              <table:table-cell office:value-type="float" office:value="0.0113406593406593">
                <text:p>0.0113406593406593</text:p>
              </table:table-cell>
              <table:table-cell office:value-type="float" office:value="0.0113736263736264">
                <text:p>0.0113736263736264</text:p>
              </table:table-cell>
              <table:table-cell office:value-type="float" office:value="0.0114065934065934">
                <text:p>0.0114065934065934</text:p>
              </table:table-cell>
              <table:table-cell office:value-type="float" office:value="0.0114395604395604">
                <text:p>0.0114395604395604</text:p>
              </table:table-cell>
              <table:table-cell office:value-type="float" office:value="0.0114725274725275">
                <text:p>0.0114725274725275</text:p>
              </table:table-cell>
              <table:table-cell office:value-type="float" office:value="0.0115054945054945">
                <text:p>0.0115054945054945</text:p>
              </table:table-cell>
              <table:table-cell office:value-type="float" office:value="0.0115384615384615">
                <text:p>0.0115384615384615</text:p>
              </table:table-cell>
              <table:table-cell office:value-type="float" office:value="0.0115714285714286">
                <text:p>0.0115714285714286</text:p>
              </table:table-cell>
              <table:table-cell office:value-type="float" office:value="0.0116043956043956">
                <text:p>0.0116043956043956</text:p>
              </table:table-cell>
              <table:table-cell office:value-type="float" office:value="0.0116373626373626">
                <text:p>0.0116373626373626</text:p>
              </table:table-cell>
              <table:table-cell office:value-type="float" office:value="0.0116703296703297">
                <text:p>0.0116703296703297</text:p>
              </table:table-cell>
              <table:table-cell office:value-type="float" office:value="0.0117032967032967">
                <text:p>0.0117032967032967</text:p>
              </table:table-cell>
              <table:table-cell office:value-type="float" office:value="0.0117362637362637">
                <text:p>0.0117362637362637</text:p>
              </table:table-cell>
              <table:table-cell office:value-type="float" office:value="0.0117692307692308">
                <text:p>0.0117692307692308</text:p>
              </table:table-cell>
              <table:table-cell office:value-type="float" office:value="0.0118021978021978">
                <text:p>0.0118021978021978</text:p>
              </table:table-cell>
              <table:table-cell office:value-type="float" office:value="0.0118351648351648">
                <text:p>0.0118351648351648</text:p>
              </table:table-cell>
              <table:table-cell office:value-type="float" office:value="0.0118681318681319">
                <text:p>0.0118681318681319</text:p>
              </table:table-cell>
              <table:table-cell office:value-type="float" office:value="0.0119010989010989">
                <text:p>0.0119010989010989</text:p>
              </table:table-cell>
              <table:table-cell office:value-type="float" office:value="0.0119340659340659">
                <text:p>0.0119340659340659</text:p>
              </table:table-cell>
              <table:table-cell office:value-type="float" office:value="0.011967032967033">
                <text:p>0.011967032967033</text:p>
              </table:table-cell>
              <table:table-cell office:value-type="float" office:value="0.012">
                <text:p>0.012</text:p>
              </table:table-cell>
              <table:table-cell office:value-type="float" office:value="0.012032967032967">
                <text:p>0.012032967032967</text:p>
              </table:table-cell>
              <table:table-cell office:value-type="float" office:value="0.0120659340659341">
                <text:p>0.0120659340659341</text:p>
              </table:table-cell>
              <table:table-cell office:value-type="float" office:value="0.0120989010989011">
                <text:p>0.0120989010989011</text:p>
              </table:table-cell>
              <table:table-cell office:value-type="float" office:value="0.0121318681318681">
                <text:p>0.0121318681318681</text:p>
              </table:table-cell>
              <table:table-cell office:value-type="float" office:value="0.0121648351648352">
                <text:p>0.0121648351648352</text:p>
              </table:table-cell>
              <table:table-cell office:value-type="float" office:value="0.0121978021978022">
                <text:p>0.0121978021978022</text:p>
              </table:table-cell>
              <table:table-cell office:value-type="float" office:value="0.0122307692307692">
                <text:p>0.0122307692307692</text:p>
              </table:table-cell>
              <table:table-cell office:value-type="float" office:value="0.0122637362637363">
                <text:p>0.0122637362637363</text:p>
              </table:table-cell>
              <table:table-cell office:value-type="float" office:value="0.0122967032967033">
                <text:p>0.0122967032967033</text:p>
              </table:table-cell>
              <table:table-cell office:value-type="float" office:value="0.0123296703296703">
                <text:p>0.0123296703296703</text:p>
              </table:table-cell>
              <table:table-cell office:value-type="float" office:value="0.0123626373626374">
                <text:p>0.0123626373626374</text:p>
              </table:table-cell>
              <table:table-cell office:value-type="float" office:value="0.0123956043956044">
                <text:p>0.0123956043956044</text:p>
              </table:table-cell>
              <table:table-cell office:value-type="float" office:value="0.0124285714285714">
                <text:p>0.0124285714285714</text:p>
              </table:table-cell>
              <table:table-cell office:value-type="float" office:value="0.0124615384615385">
                <text:p>0.0124615384615385</text:p>
              </table:table-cell>
              <table:table-cell office:value-type="float" office:value="0.0124945054945055">
                <text:p>0.0124945054945055</text:p>
              </table:table-cell>
              <table:table-cell office:value-type="float" office:value="0.0125274725274725">
                <text:p>0.0125274725274725</text:p>
              </table:table-cell>
              <table:table-cell office:value-type="float" office:value="0.0125604395604396">
                <text:p>0.0125604395604396</text:p>
              </table:table-cell>
              <table:table-cell office:value-type="float" office:value="0.0125934065934066">
                <text:p>0.0125934065934066</text:p>
              </table:table-cell>
              <table:table-cell office:value-type="float" office:value="0.0126263736263736">
                <text:p>0.0126263736263736</text:p>
              </table:table-cell>
              <table:table-cell office:value-type="float" office:value="0.0126593406593407">
                <text:p>0.0126593406593407</text:p>
              </table:table-cell>
              <table:table-cell office:value-type="float" office:value="0.0126923076923077">
                <text:p>0.0126923076923077</text:p>
              </table:table-cell>
              <table:table-cell office:value-type="float" office:value="0.0127252747252747">
                <text:p>0.0127252747252747</text:p>
              </table:table-cell>
              <table:table-cell office:value-type="float" office:value="0.0127582417582418">
                <text:p>0.0127582417582418</text:p>
              </table:table-cell>
              <table:table-cell office:value-type="float" office:value="0.0127912087912088">
                <text:p>0.0127912087912088</text:p>
              </table:table-cell>
              <table:table-cell office:value-type="float" office:value="0.0128241758241758">
                <text:p>0.0128241758241758</text:p>
              </table:table-cell>
              <table:table-cell office:value-type="float" office:value="0.0128571428571429">
                <text:p>0.0128571428571429</text:p>
              </table:table-cell>
              <table:table-cell office:value-type="float" office:value="0.0128901098901099">
                <text:p>0.0128901098901099</text:p>
              </table:table-cell>
              <table:table-cell office:value-type="float" office:value="0.0129230769230769">
                <text:p>0.0129230769230769</text:p>
              </table:table-cell>
              <table:table-cell office:value-type="float" office:value="0.012956043956044">
                <text:p>0.012956043956044</text:p>
              </table:table-cell>
              <table:table-cell office:value-type="float" office:value="0.012989010989011">
                <text:p>0.012989010989011</text:p>
              </table:table-cell>
              <table:table-cell office:value-type="float" office:value="0.013021978021978">
                <text:p>0.013021978021978</text:p>
              </table:table-cell>
              <table:table-cell office:value-type="float" office:value="0.0130549450549451">
                <text:p>0.0130549450549451</text:p>
              </table:table-cell>
              <table:table-cell office:value-type="float" office:value="0.0130879120879121">
                <text:p>0.0130879120879121</text:p>
              </table:table-cell>
              <table:table-cell office:value-type="float" office:value="0.0131208791208791">
                <text:p>0.0131208791208791</text:p>
              </table:table-cell>
              <table:table-cell office:value-type="float" office:value="0.0131538461538462">
                <text:p>0.0131538461538462</text:p>
              </table:table-cell>
              <table:table-cell office:value-type="float" office:value="0.0131868131868132">
                <text:p>0.0131868131868132</text:p>
              </table:table-cell>
              <table:table-cell office:value-type="float" office:value="0.0132197802197802">
                <text:p>0.0132197802197802</text:p>
              </table:table-cell>
              <table:table-cell office:value-type="float" office:value="0.0132527472527473">
                <text:p>0.0132527472527473</text:p>
              </table:table-cell>
              <table:table-cell office:value-type="float" office:value="0.0132857142857143">
                <text:p>0.0132857142857143</text:p>
              </table:table-cell>
              <table:table-cell office:value-type="float" office:value="0.0133186813186813">
                <text:p>0.0133186813186813</text:p>
              </table:table-cell>
              <table:table-cell office:value-type="float" office:value="0.0133516483516484">
                <text:p>0.0133516483516484</text:p>
              </table:table-cell>
              <table:table-cell office:value-type="float" office:value="0.0133846153846154">
                <text:p>0.0133846153846154</text:p>
              </table:table-cell>
              <table:table-cell office:value-type="float" office:value="0.0134175824175824">
                <text:p>0.0134175824175824</text:p>
              </table:table-cell>
              <table:table-cell office:value-type="float" office:value="0.0134505494505495">
                <text:p>0.0134505494505495</text:p>
              </table:table-cell>
              <table:table-cell office:value-type="float" office:value="0.0134835164835165">
                <text:p>0.0134835164835165</text:p>
              </table:table-cell>
              <table:table-cell office:value-type="float" office:value="0.0135164835164835">
                <text:p>0.0135164835164835</text:p>
              </table:table-cell>
              <table:table-cell office:value-type="float" office:value="0.0135494505494506">
                <text:p>0.0135494505494506</text:p>
              </table:table-cell>
              <table:table-cell office:value-type="float" office:value="0.0135824175824176">
                <text:p>0.0135824175824176</text:p>
              </table:table-cell>
              <table:table-cell office:value-type="float" office:value="0.0136153846153846">
                <text:p>0.0136153846153846</text:p>
              </table:table-cell>
              <table:table-cell office:value-type="float" office:value="0.0136483516483517">
                <text:p>0.0136483516483517</text:p>
              </table:table-cell>
              <table:table-cell office:value-type="float" office:value="0.0136813186813187">
                <text:p>0.0136813186813187</text:p>
              </table:table-cell>
              <table:table-cell office:value-type="float" office:value="0.0137142857142857">
                <text:p>0.0137142857142857</text:p>
              </table:table-cell>
              <table:table-cell office:value-type="float" office:value="0.0137472527472527">
                <text:p>0.0137472527472527</text:p>
              </table:table-cell>
              <table:table-cell office:value-type="float" office:value="0.0137802197802198">
                <text:p>0.0137802197802198</text:p>
              </table:table-cell>
              <table:table-cell office:value-type="float" office:value="0.0138131868131868">
                <text:p>0.0138131868131868</text:p>
              </table:table-cell>
              <table:table-cell office:value-type="float" office:value="0.0138461538461538">
                <text:p>0.0138461538461538</text:p>
              </table:table-cell>
              <table:table-cell office:value-type="float" office:value="0.0138791208791209">
                <text:p>0.0138791208791209</text:p>
              </table:table-cell>
              <table:table-cell office:value-type="float" office:value="0.0139120879120879">
                <text:p>0.0139120879120879</text:p>
              </table:table-cell>
              <table:table-cell office:value-type="float" office:value="0.0139450549450549">
                <text:p>0.0139450549450549</text:p>
              </table:table-cell>
              <table:table-cell office:value-type="float" office:value="0.013978021978022">
                <text:p>0.013978021978022</text:p>
              </table:table-cell>
              <table:table-cell office:value-type="float" office:value="0.014010989010989">
                <text:p>0.014010989010989</text:p>
              </table:table-cell>
              <table:table-cell office:value-type="float" office:value="0.014043956043956">
                <text:p>0.014043956043956</text:p>
              </table:table-cell>
              <table:table-cell office:value-type="float" office:value="0.0140769230769231">
                <text:p>0.0140769230769231</text:p>
              </table:table-cell>
              <table:table-cell office:value-type="float" office:value="0.0141098901098901">
                <text:p>0.0141098901098901</text:p>
              </table:table-cell>
              <table:table-cell office:value-type="float" office:value="0.0141428571428571">
                <text:p>0.0141428571428571</text:p>
              </table:table-cell>
              <table:table-cell office:value-type="float" office:value="0.0141758241758242">
                <text:p>0.0141758241758242</text:p>
              </table:table-cell>
              <table:table-cell office:value-type="float" office:value="0.0142087912087912">
                <text:p>0.0142087912087912</text:p>
              </table:table-cell>
              <table:table-cell office:value-type="float" office:value="0.0142417582417582">
                <text:p>0.0142417582417582</text:p>
              </table:table-cell>
              <table:table-cell office:value-type="float" office:value="0.0142747252747253">
                <text:p>0.0142747252747253</text:p>
              </table:table-cell>
              <table:table-cell office:value-type="float" office:value="0.0143076923076923">
                <text:p>0.0143076923076923</text:p>
              </table:table-cell>
              <table:table-cell office:value-type="float" office:value="0.0143406593406593">
                <text:p>0.0143406593406593</text:p>
              </table:table-cell>
              <table:table-cell office:value-type="float" office:value="0.0143736263736264">
                <text:p>0.0143736263736264</text:p>
              </table:table-cell>
              <table:table-cell office:value-type="float" office:value="0.0144065934065934">
                <text:p>0.0144065934065934</text:p>
              </table:table-cell>
              <table:table-cell office:value-type="float" office:value="0.0144395604395604">
                <text:p>0.0144395604395604</text:p>
              </table:table-cell>
              <table:table-cell office:value-type="float" office:value="0.0144725274725275">
                <text:p>0.0144725274725275</text:p>
              </table:table-cell>
              <table:table-cell office:value-type="float" office:value="0.0145054945054945">
                <text:p>0.0145054945054945</text:p>
              </table:table-cell>
              <table:table-cell office:value-type="float" office:value="0.0145384615384615">
                <text:p>0.0145384615384615</text:p>
              </table:table-cell>
              <table:table-cell office:value-type="float" office:value="0.0145714285714286">
                <text:p>0.0145714285714286</text:p>
              </table:table-cell>
              <table:table-cell office:value-type="float" office:value="0.0146043956043956">
                <text:p>0.0146043956043956</text:p>
              </table:table-cell>
              <table:table-cell office:value-type="float" office:value="0.0146373626373626">
                <text:p>0.0146373626373626</text:p>
              </table:table-cell>
              <table:table-cell office:value-type="float" office:value="0.0146703296703297">
                <text:p>0.0146703296703297</text:p>
              </table:table-cell>
              <table:table-cell office:value-type="float" office:value="0.0147032967032967">
                <text:p>0.0147032967032967</text:p>
              </table:table-cell>
              <table:table-cell office:value-type="float" office:value="0.0147362637362637">
                <text:p>0.0147362637362637</text:p>
              </table:table-cell>
              <table:table-cell office:value-type="float" office:value="0.0147692307692308">
                <text:p>0.0147692307692308</text:p>
              </table:table-cell>
              <table:table-cell office:value-type="float" office:value="0.0148021978021978">
                <text:p>0.0148021978021978</text:p>
              </table:table-cell>
              <table:table-cell office:value-type="float" office:value="0.0148351648351648">
                <text:p>0.0148351648351648</text:p>
              </table:table-cell>
              <table:table-cell office:value-type="float" office:value="0.0148681318681319">
                <text:p>0.0148681318681319</text:p>
              </table:table-cell>
              <table:table-cell office:value-type="float" office:value="0.0149010989010989">
                <text:p>0.0149010989010989</text:p>
              </table:table-cell>
              <table:table-cell office:value-type="float" office:value="0.0149340659340659">
                <text:p>0.0149340659340659</text:p>
              </table:table-cell>
              <table:table-cell office:value-type="float" office:value="0.014967032967033">
                <text:p>0.014967032967033</text:p>
              </table:table-cell>
              <table:table-cell office:value-type="float" office:value="0.015">
                <text:p>0.015</text:p>
              </table:table-cell>
              <table:table-cell office:value-type="float" office:value="0.015032967032967">
                <text:p>0.015032967032967</text:p>
              </table:table-cell>
              <table:table-cell office:value-type="float" office:value="0.0150659340659341">
                <text:p>0.0150659340659341</text:p>
              </table:table-cell>
              <table:table-cell office:value-type="float" office:value="0.0150989010989011">
                <text:p>0.0150989010989011</text:p>
              </table:table-cell>
              <table:table-cell office:value-type="float" office:value="0.0151318681318681">
                <text:p>0.0151318681318681</text:p>
              </table:table-cell>
              <table:table-cell office:value-type="float" office:value="0.0151648351648352">
                <text:p>0.0151648351648352</text:p>
              </table:table-cell>
              <table:table-cell office:value-type="float" office:value="0.0151978021978022">
                <text:p>0.0151978021978022</text:p>
              </table:table-cell>
              <table:table-cell office:value-type="float" office:value="0.0152307692307692">
                <text:p>0.0152307692307692</text:p>
              </table:table-cell>
              <table:table-cell office:value-type="float" office:value="0.0152637362637363">
                <text:p>0.0152637362637363</text:p>
              </table:table-cell>
              <table:table-cell office:value-type="float" office:value="0.0152967032967033">
                <text:p>0.0152967032967033</text:p>
              </table:table-cell>
              <table:table-cell office:value-type="float" office:value="0.0153296703296703">
                <text:p>0.0153296703296703</text:p>
              </table:table-cell>
              <table:table-cell office:value-type="float" office:value="0.0153626373626374">
                <text:p>0.0153626373626374</text:p>
              </table:table-cell>
              <table:table-cell office:value-type="float" office:value="0.0153956043956044">
                <text:p>0.0153956043956044</text:p>
              </table:table-cell>
              <table:table-cell office:value-type="float" office:value="0.0154285714285714">
                <text:p>0.0154285714285714</text:p>
              </table:table-cell>
              <table:table-cell office:value-type="float" office:value="0.0154615384615385">
                <text:p>0.0154615384615385</text:p>
              </table:table-cell>
              <table:table-cell office:value-type="float" office:value="0.0154945054945055">
                <text:p>0.0154945054945055</text:p>
              </table:table-cell>
              <table:table-cell office:value-type="float" office:value="0.0155274725274725">
                <text:p>0.0155274725274725</text:p>
              </table:table-cell>
              <table:table-cell office:value-type="float" office:value="0.0155604395604396">
                <text:p>0.0155604395604396</text:p>
              </table:table-cell>
              <table:table-cell office:value-type="float" office:value="0.0155934065934066">
                <text:p>0.0155934065934066</text:p>
              </table:table-cell>
              <table:table-cell office:value-type="float" office:value="0.0156263736263736">
                <text:p>0.0156263736263736</text:p>
              </table:table-cell>
              <table:table-cell office:value-type="float" office:value="0.0156593406593407">
                <text:p>0.0156593406593407</text:p>
              </table:table-cell>
              <table:table-cell office:value-type="float" office:value="0.0156923076923077">
                <text:p>0.0156923076923077</text:p>
              </table:table-cell>
              <table:table-cell office:value-type="float" office:value="0.0157252747252747">
                <text:p>0.0157252747252747</text:p>
              </table:table-cell>
              <table:table-cell office:value-type="float" office:value="0.0157582417582418">
                <text:p>0.0157582417582418</text:p>
              </table:table-cell>
              <table:table-cell office:value-type="float" office:value="0.0157912087912088">
                <text:p>0.0157912087912088</text:p>
              </table:table-cell>
              <table:table-cell office:value-type="float" office:value="0.0158241758241758">
                <text:p>0.0158241758241758</text:p>
              </table:table-cell>
              <table:table-cell office:value-type="float" office:value="0.0158571428571429">
                <text:p>0.0158571428571429</text:p>
              </table:table-cell>
              <table:table-cell office:value-type="float" office:value="0.0158901098901099">
                <text:p>0.0158901098901099</text:p>
              </table:table-cell>
              <table:table-cell office:value-type="float" office:value="0.0159230769230769">
                <text:p>0.0159230769230769</text:p>
              </table:table-cell>
              <table:table-cell office:value-type="float" office:value="0.015956043956044">
                <text:p>0.015956043956044</text:p>
              </table:table-cell>
              <table:table-cell office:value-type="float" office:value="0.015989010989011">
                <text:p>0.015989010989011</text:p>
              </table:table-cell>
              <table:table-cell office:value-type="float" office:value="0.016021978021978">
                <text:p>0.016021978021978</text:p>
              </table:table-cell>
              <table:table-cell office:value-type="float" office:value="0.0160549450549451">
                <text:p>0.0160549450549451</text:p>
              </table:table-cell>
              <table:table-cell office:value-type="float" office:value="0.0160879120879121">
                <text:p>0.0160879120879121</text:p>
              </table:table-cell>
              <table:table-cell office:value-type="float" office:value="0.0161208791208791">
                <text:p>0.0161208791208791</text:p>
              </table:table-cell>
              <table:table-cell office:value-type="float" office:value="0.0161538461538462">
                <text:p>0.0161538461538462</text:p>
              </table:table-cell>
              <table:table-cell office:value-type="float" office:value="0.0161868131868132">
                <text:p>0.0161868131868132</text:p>
              </table:table-cell>
              <table:table-cell office:value-type="float" office:value="0.0162197802197802">
                <text:p>0.0162197802197802</text:p>
              </table:table-cell>
              <table:table-cell office:value-type="float" office:value="0.0162527472527473">
                <text:p>0.0162527472527473</text:p>
              </table:table-cell>
              <table:table-cell office:value-type="float" office:value="0.0162857142857143">
                <text:p>0.0162857142857143</text:p>
              </table:table-cell>
              <table:table-cell office:value-type="float" office:value="0.0163186813186813">
                <text:p>0.0163186813186813</text:p>
              </table:table-cell>
              <table:table-cell office:value-type="float" office:value="0.0163516483516484">
                <text:p>0.0163516483516484</text:p>
              </table:table-cell>
              <table:table-cell office:value-type="float" office:value="0.0163846153846154">
                <text:p>0.0163846153846154</text:p>
              </table:table-cell>
              <table:table-cell office:value-type="float" office:value="0.0164175824175824">
                <text:p>0.0164175824175824</text:p>
              </table:table-cell>
              <table:table-cell office:value-type="float" office:value="0.0164505494505495">
                <text:p>0.0164505494505495</text:p>
              </table:table-cell>
              <table:table-cell office:value-type="float" office:value="0.0164835164835165">
                <text:p>0.0164835164835165</text:p>
              </table:table-cell>
              <table:table-cell office:value-type="float" office:value="0.0165164835164835">
                <text:p>0.0165164835164835</text:p>
              </table:table-cell>
              <table:table-cell office:value-type="float" office:value="0.0165494505494506">
                <text:p>0.0165494505494506</text:p>
              </table:table-cell>
              <table:table-cell office:value-type="float" office:value="0.0165824175824176">
                <text:p>0.0165824175824176</text:p>
              </table:table-cell>
              <table:table-cell office:value-type="float" office:value="0.0166153846153846">
                <text:p>0.0166153846153846</text:p>
              </table:table-cell>
              <table:table-cell office:value-type="float" office:value="0.0166483516483517">
                <text:p>0.0166483516483517</text:p>
              </table:table-cell>
              <table:table-cell office:value-type="float" office:value="0.0166813186813187">
                <text:p>0.0166813186813187</text:p>
              </table:table-cell>
              <table:table-cell office:value-type="float" office:value="0.0167142857142857">
                <text:p>0.0167142857142857</text:p>
              </table:table-cell>
              <table:table-cell office:value-type="float" office:value="0.0167472527472528">
                <text:p>0.0167472527472528</text:p>
              </table:table-cell>
              <table:table-cell office:value-type="float" office:value="0.0167802197802198">
                <text:p>0.0167802197802198</text:p>
              </table:table-cell>
              <table:table-cell office:value-type="float" office:value="0.0168131868131868">
                <text:p>0.0168131868131868</text:p>
              </table:table-cell>
              <table:table-cell office:value-type="float" office:value="0.0168461538461538">
                <text:p>0.0168461538461538</text:p>
              </table:table-cell>
              <table:table-cell office:value-type="float" office:value="0.0168791208791209">
                <text:p>0.0168791208791209</text:p>
              </table:table-cell>
              <table:table-cell office:value-type="float" office:value="0.0169120879120879">
                <text:p>0.0169120879120879</text:p>
              </table:table-cell>
              <table:table-cell office:value-type="float" office:value="0.016945054945055">
                <text:p>0.016945054945055</text:p>
              </table:table-cell>
              <table:table-cell office:value-type="float" office:value="0.016978021978022">
                <text:p>0.016978021978022</text:p>
              </table:table-cell>
              <table:table-cell office:value-type="float" office:value="0.017010989010989">
                <text:p>0.017010989010989</text:p>
              </table:table-cell>
              <table:table-cell office:value-type="float" office:value="0.017043956043956">
                <text:p>0.017043956043956</text:p>
              </table:table-cell>
              <table:table-cell office:value-type="float" office:value="0.0170769230769231">
                <text:p>0.0170769230769231</text:p>
              </table:table-cell>
              <table:table-cell office:value-type="float" office:value="0.0171098901098901">
                <text:p>0.0171098901098901</text:p>
              </table:table-cell>
              <table:table-cell office:value-type="float" office:value="0.0171428571428571">
                <text:p>0.0171428571428571</text:p>
              </table:table-cell>
              <table:table-cell office:value-type="float" office:value="0.0171758241758242">
                <text:p>0.0171758241758242</text:p>
              </table:table-cell>
              <table:table-cell office:value-type="float" office:value="0.0172087912087912">
                <text:p>0.0172087912087912</text:p>
              </table:table-cell>
              <table:table-cell office:value-type="float" office:value="0.0172417582417582">
                <text:p>0.0172417582417582</text:p>
              </table:table-cell>
              <table:table-cell office:value-type="float" office:value="0.0172747252747253">
                <text:p>0.0172747252747253</text:p>
              </table:table-cell>
              <table:table-cell office:value-type="float" office:value="0.0173076923076923">
                <text:p>0.0173076923076923</text:p>
              </table:table-cell>
              <table:table-cell office:value-type="float" office:value="0.0173406593406593">
                <text:p>0.0173406593406593</text:p>
              </table:table-cell>
              <table:table-cell office:value-type="float" office:value="0.0173736263736264">
                <text:p>0.0173736263736264</text:p>
              </table:table-cell>
              <table:table-cell office:value-type="float" office:value="0.0174065934065934">
                <text:p>0.0174065934065934</text:p>
              </table:table-cell>
              <table:table-cell office:value-type="float" office:value="0.0174395604395604">
                <text:p>0.0174395604395604</text:p>
              </table:table-cell>
              <table:table-cell office:value-type="float" office:value="0.0174725274725275">
                <text:p>0.0174725274725275</text:p>
              </table:table-cell>
              <table:table-cell office:value-type="float" office:value="0.0175054945054945">
                <text:p>0.0175054945054945</text:p>
              </table:table-cell>
              <table:table-cell office:value-type="float" office:value="0.0175384615384615">
                <text:p>0.0175384615384615</text:p>
              </table:table-cell>
              <table:table-cell office:value-type="float" office:value="0.0175714285714286">
                <text:p>0.0175714285714286</text:p>
              </table:table-cell>
              <table:table-cell office:value-type="float" office:value="0.0176043956043956">
                <text:p>0.0176043956043956</text:p>
              </table:table-cell>
              <table:table-cell office:value-type="float" office:value="0.0176373626373626">
                <text:p>0.0176373626373626</text:p>
              </table:table-cell>
              <table:table-cell office:value-type="float" office:value="0.0176703296703297">
                <text:p>0.0176703296703297</text:p>
              </table:table-cell>
              <table:table-cell office:value-type="float" office:value="0.0177032967032967">
                <text:p>0.0177032967032967</text:p>
              </table:table-cell>
              <table:table-cell office:value-type="float" office:value="0.0177362637362637">
                <text:p>0.0177362637362637</text:p>
              </table:table-cell>
              <table:table-cell office:value-type="float" office:value="0.0177692307692308">
                <text:p>0.0177692307692308</text:p>
              </table:table-cell>
              <table:table-cell office:value-type="float" office:value="0.0178021978021978">
                <text:p>0.0178021978021978</text:p>
              </table:table-cell>
              <table:table-cell office:value-type="float" office:value="0.0178351648351648">
                <text:p>0.0178351648351648</text:p>
              </table:table-cell>
              <table:table-cell office:value-type="float" office:value="0.0178681318681319">
                <text:p>0.0178681318681319</text:p>
              </table:table-cell>
              <table:table-cell office:value-type="float" office:value="0.0179010989010989">
                <text:p>0.0179010989010989</text:p>
              </table:table-cell>
              <table:table-cell office:value-type="float" office:value="0.0179340659340659">
                <text:p>0.0179340659340659</text:p>
              </table:table-cell>
              <table:table-cell office:value-type="float" office:value="0.017967032967033">
                <text:p>0.017967032967033</text:p>
              </table:table-cell>
              <table:table-cell office:value-type="float" office:value="0.018">
                <text:p>0.018</text:p>
              </table:table-cell>
              <table:table-cell office:value-type="float" office:value="0.018032967032967">
                <text:p>0.018032967032967</text:p>
              </table:table-cell>
              <table:table-cell office:value-type="float" office:value="0.0180659340659341">
                <text:p>0.0180659340659341</text:p>
              </table:table-cell>
              <table:table-cell office:value-type="float" office:value="0.0180989010989011">
                <text:p>0.0180989010989011</text:p>
              </table:table-cell>
              <table:table-cell office:value-type="float" office:value="0.0181318681318681">
                <text:p>0.0181318681318681</text:p>
              </table:table-cell>
              <table:table-cell office:value-type="float" office:value="0.0181648351648352">
                <text:p>0.0181648351648352</text:p>
              </table:table-cell>
              <table:table-cell office:value-type="float" office:value="0.0181978021978022">
                <text:p>0.0181978021978022</text:p>
              </table:table-cell>
              <table:table-cell office:value-type="float" office:value="0.0182307692307692">
                <text:p>0.0182307692307692</text:p>
              </table:table-cell>
              <table:table-cell office:value-type="float" office:value="0.0182637362637363">
                <text:p>0.0182637362637363</text:p>
              </table:table-cell>
              <table:table-cell office:value-type="float" office:value="0.0182967032967033">
                <text:p>0.0182967032967033</text:p>
              </table:table-cell>
              <table:table-cell office:value-type="float" office:value="0.0183296703296703">
                <text:p>0.0183296703296703</text:p>
              </table:table-cell>
              <table:table-cell office:value-type="float" office:value="0.0183626373626374">
                <text:p>0.0183626373626374</text:p>
              </table:table-cell>
              <table:table-cell office:value-type="float" office:value="0.0183956043956044">
                <text:p>0.0183956043956044</text:p>
              </table:table-cell>
              <table:table-cell office:value-type="float" office:value="0.0184285714285714">
                <text:p>0.0184285714285714</text:p>
              </table:table-cell>
              <table:table-cell office:value-type="float" office:value="0.0184615384615385">
                <text:p>0.0184615384615385</text:p>
              </table:table-cell>
              <table:table-cell office:value-type="float" office:value="0.0184945054945055">
                <text:p>0.0184945054945055</text:p>
              </table:table-cell>
              <table:table-cell office:value-type="float" office:value="0.0185274725274725">
                <text:p>0.0185274725274725</text:p>
              </table:table-cell>
              <table:table-cell office:value-type="float" office:value="0.0185604395604396">
                <text:p>0.0185604395604396</text:p>
              </table:table-cell>
              <table:table-cell office:value-type="float" office:value="0.0185934065934066">
                <text:p>0.0185934065934066</text:p>
              </table:table-cell>
              <table:table-cell office:value-type="float" office:value="0.0186263736263736">
                <text:p>0.0186263736263736</text:p>
              </table:table-cell>
              <table:table-cell office:value-type="float" office:value="0.0186593406593407">
                <text:p>0.0186593406593407</text:p>
              </table:table-cell>
              <table:table-cell office:value-type="float" office:value="0.0186923076923077">
                <text:p>0.0186923076923077</text:p>
              </table:table-cell>
              <table:table-cell office:value-type="float" office:value="0.0187252747252747">
                <text:p>0.0187252747252747</text:p>
              </table:table-cell>
              <table:table-cell office:value-type="float" office:value="0.0187582417582418">
                <text:p>0.0187582417582418</text:p>
              </table:table-cell>
              <table:table-cell office:value-type="float" office:value="0.0187912087912088">
                <text:p>0.0187912087912088</text:p>
              </table:table-cell>
              <table:table-cell office:value-type="float" office:value="0.0188241758241758">
                <text:p>0.0188241758241758</text:p>
              </table:table-cell>
              <table:table-cell office:value-type="float" office:value="0.0188571428571429">
                <text:p>0.0188571428571429</text:p>
              </table:table-cell>
              <table:table-cell office:value-type="float" office:value="0.0188901098901099">
                <text:p>0.0188901098901099</text:p>
              </table:table-cell>
              <table:table-cell office:value-type="float" office:value="0.0189230769230769">
                <text:p>0.0189230769230769</text:p>
              </table:table-cell>
              <table:table-cell office:value-type="float" office:value="0.018956043956044">
                <text:p>0.018956043956044</text:p>
              </table:table-cell>
              <table:table-cell office:value-type="float" office:value="0.018989010989011">
                <text:p>0.018989010989011</text:p>
              </table:table-cell>
              <table:table-cell office:value-type="float" office:value="0.019021978021978">
                <text:p>0.019021978021978</text:p>
              </table:table-cell>
              <table:table-cell office:value-type="float" office:value="0.0190549450549451">
                <text:p>0.0190549450549451</text:p>
              </table:table-cell>
              <table:table-cell office:value-type="float" office:value="0.0190879120879121">
                <text:p>0.0190879120879121</text:p>
              </table:table-cell>
              <table:table-cell office:value-type="float" office:value="0.0191208791208791">
                <text:p>0.0191208791208791</text:p>
              </table:table-cell>
              <table:table-cell office:value-type="float" office:value="0.0191538461538462">
                <text:p>0.0191538461538462</text:p>
              </table:table-cell>
              <table:table-cell office:value-type="float" office:value="0.0191868131868132">
                <text:p>0.0191868131868132</text:p>
              </table:table-cell>
              <table:table-cell office:value-type="float" office:value="0.0192197802197802">
                <text:p>0.0192197802197802</text:p>
              </table:table-cell>
              <table:table-cell office:value-type="float" office:value="0.0192527472527473">
                <text:p>0.0192527472527473</text:p>
              </table:table-cell>
              <table:table-cell office:value-type="float" office:value="0.0192857142857143">
                <text:p>0.0192857142857143</text:p>
              </table:table-cell>
              <table:table-cell office:value-type="float" office:value="0.0193186813186813">
                <text:p>0.0193186813186813</text:p>
              </table:table-cell>
              <table:table-cell office:value-type="float" office:value="0.0193516483516484">
                <text:p>0.0193516483516484</text:p>
              </table:table-cell>
              <table:table-cell office:value-type="float" office:value="0.0193846153846154">
                <text:p>0.0193846153846154</text:p>
              </table:table-cell>
              <table:table-cell office:value-type="float" office:value="0.0194175824175824">
                <text:p>0.0194175824175824</text:p>
              </table:table-cell>
              <table:table-cell office:value-type="float" office:value="0.0194505494505495">
                <text:p>0.0194505494505495</text:p>
              </table:table-cell>
              <table:table-cell office:value-type="float" office:value="0.0194835164835165">
                <text:p>0.0194835164835165</text:p>
              </table:table-cell>
              <table:table-cell office:value-type="float" office:value="0.0195164835164835">
                <text:p>0.0195164835164835</text:p>
              </table:table-cell>
              <table:table-cell office:value-type="float" office:value="0.0195494505494506">
                <text:p>0.0195494505494506</text:p>
              </table:table-cell>
              <table:table-cell office:value-type="float" office:value="0.0195824175824176">
                <text:p>0.0195824175824176</text:p>
              </table:table-cell>
              <table:table-cell office:value-type="float" office:value="0.0196153846153846">
                <text:p>0.0196153846153846</text:p>
              </table:table-cell>
              <table:table-cell office:value-type="float" office:value="0.0196483516483517">
                <text:p>0.0196483516483517</text:p>
              </table:table-cell>
              <table:table-cell office:value-type="float" office:value="0.0196813186813187">
                <text:p>0.0196813186813187</text:p>
              </table:table-cell>
              <table:table-cell office:value-type="float" office:value="0.0197142857142857">
                <text:p>0.0197142857142857</text:p>
              </table:table-cell>
              <table:table-cell office:value-type="float" office:value="0.0197472527472528">
                <text:p>0.0197472527472528</text:p>
              </table:table-cell>
              <table:table-cell office:value-type="float" office:value="0.0197802197802198">
                <text:p>0.0197802197802198</text:p>
              </table:table-cell>
              <table:table-cell office:value-type="float" office:value="0.0198131868131868">
                <text:p>0.0198131868131868</text:p>
              </table:table-cell>
              <table:table-cell office:value-type="float" office:value="0.0198461538461539">
                <text:p>0.0198461538461539</text:p>
              </table:table-cell>
              <table:table-cell office:value-type="float" office:value="0.0198791208791209">
                <text:p>0.0198791208791209</text:p>
              </table:table-cell>
              <table:table-cell office:value-type="float" office:value="0.0199120879120879">
                <text:p>0.0199120879120879</text:p>
              </table:table-cell>
              <table:table-cell office:value-type="float" office:value="0.0199450549450549">
                <text:p>0.0199450549450549</text:p>
              </table:table-cell>
              <table:table-cell office:value-type="float" office:value="0.019978021978022">
                <text:p>0.019978021978022</text:p>
              </table:table-cell>
              <table:table-cell office:value-type="float" office:value="0.020010989010989">
                <text:p>0.020010989010989</text:p>
              </table:table-cell>
              <table:table-cell office:value-type="float" office:value="0.020043956043956">
                <text:p>0.020043956043956</text:p>
              </table:table-cell>
              <table:table-cell office:value-type="float" office:value="0.0200769230769231">
                <text:p>0.0200769230769231</text:p>
              </table:table-cell>
              <table:table-cell office:value-type="float" office:value="0.0201098901098901">
                <text:p>0.0201098901098901</text:p>
              </table:table-cell>
              <table:table-cell office:value-type="float" office:value="0.0201428571428571">
                <text:p>0.0201428571428571</text:p>
              </table:table-cell>
              <table:table-cell office:value-type="float" office:value="0.0201758241758242">
                <text:p>0.0201758241758242</text:p>
              </table:table-cell>
              <table:table-cell office:value-type="float" office:value="0.0202087912087912">
                <text:p>0.0202087912087912</text:p>
              </table:table-cell>
              <table:table-cell office:value-type="float" office:value="0.0202417582417582">
                <text:p>0.0202417582417582</text:p>
              </table:table-cell>
              <table:table-cell office:value-type="float" office:value="0.0202747252747253">
                <text:p>0.0202747252747253</text:p>
              </table:table-cell>
              <table:table-cell office:value-type="float" office:value="0.0203076923076923">
                <text:p>0.0203076923076923</text:p>
              </table:table-cell>
              <table:table-cell office:value-type="float" office:value="0.0203406593406593">
                <text:p>0.0203406593406593</text:p>
              </table:table-cell>
              <table:table-cell office:value-type="float" office:value="0.0203736263736264">
                <text:p>0.0203736263736264</text:p>
              </table:table-cell>
              <table:table-cell office:value-type="float" office:value="0.0204065934065934">
                <text:p>0.0204065934065934</text:p>
              </table:table-cell>
              <table:table-cell office:value-type="float" office:value="0.0204395604395604">
                <text:p>0.0204395604395604</text:p>
              </table:table-cell>
              <table:table-cell office:value-type="float" office:value="0.0204725274725275">
                <text:p>0.0204725274725275</text:p>
              </table:table-cell>
              <table:table-cell office:value-type="float" office:value="0.0205054945054945">
                <text:p>0.0205054945054945</text:p>
              </table:table-cell>
              <table:table-cell office:value-type="float" office:value="0.0205384615384615">
                <text:p>0.0205384615384615</text:p>
              </table:table-cell>
              <table:table-cell office:value-type="float" office:value="0.0205714285714286">
                <text:p>0.0205714285714286</text:p>
              </table:table-cell>
              <table:table-cell office:value-type="float" office:value="0.0206043956043956">
                <text:p>0.0206043956043956</text:p>
              </table:table-cell>
              <table:table-cell office:value-type="float" office:value="0.0206373626373626">
                <text:p>0.0206373626373626</text:p>
              </table:table-cell>
              <table:table-cell office:value-type="float" office:value="0.0206703296703297">
                <text:p>0.0206703296703297</text:p>
              </table:table-cell>
              <table:table-cell office:value-type="float" office:value="0.0207032967032967">
                <text:p>0.0207032967032967</text:p>
              </table:table-cell>
              <table:table-cell office:value-type="float" office:value="0.0207362637362637">
                <text:p>0.0207362637362637</text:p>
              </table:table-cell>
              <table:table-cell office:value-type="float" office:value="0.0207692307692308">
                <text:p>0.0207692307692308</text:p>
              </table:table-cell>
              <table:table-cell office:value-type="float" office:value="0.0208021978021978">
                <text:p>0.0208021978021978</text:p>
              </table:table-cell>
              <table:table-cell office:value-type="float" office:value="0.0208351648351648">
                <text:p>0.0208351648351648</text:p>
              </table:table-cell>
              <table:table-cell office:value-type="float" office:value="0.0208681318681319">
                <text:p>0.0208681318681319</text:p>
              </table:table-cell>
              <table:table-cell office:value-type="float" office:value="0.0209010989010989">
                <text:p>0.0209010989010989</text:p>
              </table:table-cell>
              <table:table-cell office:value-type="float" office:value="0.0209340659340659">
                <text:p>0.0209340659340659</text:p>
              </table:table-cell>
              <table:table-cell office:value-type="float" office:value="0.020967032967033">
                <text:p>0.020967032967033</text:p>
              </table:table-cell>
              <table:table-cell office:value-type="float" office:value="0.021">
                <text:p>0.021</text:p>
              </table:table-cell>
              <table:table-cell office:value-type="float" office:value="0.021032967032967">
                <text:p>0.021032967032967</text:p>
              </table:table-cell>
              <table:table-cell office:value-type="float" office:value="0.0210659340659341">
                <text:p>0.0210659340659341</text:p>
              </table:table-cell>
              <table:table-cell office:value-type="float" office:value="0.0210989010989011">
                <text:p>0.0210989010989011</text:p>
              </table:table-cell>
              <table:table-cell office:value-type="float" office:value="0.0211318681318681">
                <text:p>0.0211318681318681</text:p>
              </table:table-cell>
              <table:table-cell office:value-type="float" office:value="0.0211648351648352">
                <text:p>0.0211648351648352</text:p>
              </table:table-cell>
              <table:table-cell office:value-type="float" office:value="0.0211978021978022">
                <text:p>0.0211978021978022</text:p>
              </table:table-cell>
              <table:table-cell office:value-type="float" office:value="0.0212307692307692">
                <text:p>0.0212307692307692</text:p>
              </table:table-cell>
              <table:table-cell office:value-type="float" office:value="0.0212637362637363">
                <text:p>0.0212637362637363</text:p>
              </table:table-cell>
              <table:table-cell office:value-type="float" office:value="0.0212967032967033">
                <text:p>0.0212967032967033</text:p>
              </table:table-cell>
              <table:table-cell office:value-type="float" office:value="0.0213296703296703">
                <text:p>0.0213296703296703</text:p>
              </table:table-cell>
              <table:table-cell office:value-type="float" office:value="0.0213626373626374">
                <text:p>0.0213626373626374</text:p>
              </table:table-cell>
              <table:table-cell office:value-type="float" office:value="0.0213956043956044">
                <text:p>0.0213956043956044</text:p>
              </table:table-cell>
              <table:table-cell office:value-type="float" office:value="0.0214285714285714">
                <text:p>0.0214285714285714</text:p>
              </table:table-cell>
              <table:table-cell office:value-type="float" office:value="0.0214615384615385">
                <text:p>0.0214615384615385</text:p>
              </table:table-cell>
              <table:table-cell office:value-type="float" office:value="0.0214945054945055">
                <text:p>0.0214945054945055</text:p>
              </table:table-cell>
              <table:table-cell office:value-type="float" office:value="0.0215274725274725">
                <text:p>0.0215274725274725</text:p>
              </table:table-cell>
              <table:table-cell office:value-type="float" office:value="0.0215604395604396">
                <text:p>0.0215604395604396</text:p>
              </table:table-cell>
              <table:table-cell office:value-type="float" office:value="0.0215934065934066">
                <text:p>0.0215934065934066</text:p>
              </table:table-cell>
              <table:table-cell office:value-type="float" office:value="0.0216263736263736">
                <text:p>0.0216263736263736</text:p>
              </table:table-cell>
              <table:table-cell office:value-type="float" office:value="0.0216593406593407">
                <text:p>0.0216593406593407</text:p>
              </table:table-cell>
              <table:table-cell office:value-type="float" office:value="0.0216923076923077">
                <text:p>0.0216923076923077</text:p>
              </table:table-cell>
              <table:table-cell office:value-type="float" office:value="0.0217252747252747">
                <text:p>0.0217252747252747</text:p>
              </table:table-cell>
              <table:table-cell office:value-type="float" office:value="0.0217582417582418">
                <text:p>0.0217582417582418</text:p>
              </table:table-cell>
              <table:table-cell office:value-type="float" office:value="0.0217912087912088">
                <text:p>0.0217912087912088</text:p>
              </table:table-cell>
              <table:table-cell office:value-type="float" office:value="0.0218241758241758">
                <text:p>0.0218241758241758</text:p>
              </table:table-cell>
              <table:table-cell office:value-type="float" office:value="0.0218571428571429">
                <text:p>0.0218571428571429</text:p>
              </table:table-cell>
              <table:table-cell office:value-type="float" office:value="0.0218901098901099">
                <text:p>0.0218901098901099</text:p>
              </table:table-cell>
              <table:table-cell office:value-type="float" office:value="0.0219230769230769">
                <text:p>0.0219230769230769</text:p>
              </table:table-cell>
              <table:table-cell office:value-type="float" office:value="0.021956043956044">
                <text:p>0.021956043956044</text:p>
              </table:table-cell>
              <table:table-cell office:value-type="float" office:value="0.021989010989011">
                <text:p>0.021989010989011</text:p>
              </table:table-cell>
              <table:table-cell office:value-type="float" office:value="0.022021978021978">
                <text:p>0.022021978021978</text:p>
              </table:table-cell>
              <table:table-cell office:value-type="float" office:value="0.0220549450549451">
                <text:p>0.0220549450549451</text:p>
              </table:table-cell>
              <table:table-cell office:value-type="float" office:value="0.0220879120879121">
                <text:p>0.0220879120879121</text:p>
              </table:table-cell>
              <table:table-cell office:value-type="float" office:value="0.0221208791208791">
                <text:p>0.0221208791208791</text:p>
              </table:table-cell>
              <table:table-cell office:value-type="float" office:value="0.0221538461538462">
                <text:p>0.0221538461538462</text:p>
              </table:table-cell>
              <table:table-cell office:value-type="float" office:value="0.0221868131868132">
                <text:p>0.0221868131868132</text:p>
              </table:table-cell>
              <table:table-cell office:value-type="float" office:value="0.0222197802197802">
                <text:p>0.0222197802197802</text:p>
              </table:table-cell>
              <table:table-cell office:value-type="float" office:value="0.0222527472527473">
                <text:p>0.0222527472527473</text:p>
              </table:table-cell>
              <table:table-cell office:value-type="float" office:value="0.0222857142857143">
                <text:p>0.0222857142857143</text:p>
              </table:table-cell>
              <table:table-cell office:value-type="float" office:value="0.0223186813186813">
                <text:p>0.0223186813186813</text:p>
              </table:table-cell>
              <table:table-cell office:value-type="float" office:value="0.0223516483516484">
                <text:p>0.0223516483516484</text:p>
              </table:table-cell>
              <table:table-cell office:value-type="float" office:value="0.0223846153846154">
                <text:p>0.0223846153846154</text:p>
              </table:table-cell>
              <table:table-cell office:value-type="float" office:value="0.0224175824175824">
                <text:p>0.0224175824175824</text:p>
              </table:table-cell>
              <table:table-cell office:value-type="float" office:value="0.0224505494505495">
                <text:p>0.0224505494505495</text:p>
              </table:table-cell>
              <table:table-cell office:value-type="float" office:value="0.0224835164835165">
                <text:p>0.0224835164835165</text:p>
              </table:table-cell>
              <table:table-cell office:value-type="float" office:value="0.0225164835164835">
                <text:p>0.0225164835164835</text:p>
              </table:table-cell>
              <table:table-cell office:value-type="float" office:value="0.0225494505494506">
                <text:p>0.0225494505494506</text:p>
              </table:table-cell>
              <table:table-cell office:value-type="float" office:value="0.0225824175824176">
                <text:p>0.0225824175824176</text:p>
              </table:table-cell>
              <table:table-cell office:value-type="float" office:value="0.0226153846153846">
                <text:p>0.0226153846153846</text:p>
              </table:table-cell>
              <table:table-cell office:value-type="float" office:value="0.0226483516483517">
                <text:p>0.0226483516483517</text:p>
              </table:table-cell>
              <table:table-cell office:value-type="float" office:value="0.0226813186813187">
                <text:p>0.0226813186813187</text:p>
              </table:table-cell>
              <table:table-cell office:value-type="float" office:value="0.0227142857142857">
                <text:p>0.0227142857142857</text:p>
              </table:table-cell>
              <table:table-cell office:value-type="float" office:value="0.0227472527472528">
                <text:p>0.0227472527472528</text:p>
              </table:table-cell>
              <table:table-cell office:value-type="float" office:value="0.0227802197802198">
                <text:p>0.0227802197802198</text:p>
              </table:table-cell>
              <table:table-cell office:value-type="float" office:value="0.0228131868131868">
                <text:p>0.0228131868131868</text:p>
              </table:table-cell>
              <table:table-cell office:value-type="float" office:value="0.0228461538461539">
                <text:p>0.0228461538461539</text:p>
              </table:table-cell>
              <table:table-cell office:value-type="float" office:value="0.0228791208791209">
                <text:p>0.0228791208791209</text:p>
              </table:table-cell>
              <table:table-cell office:value-type="float" office:value="0.0229120879120879">
                <text:p>0.0229120879120879</text:p>
              </table:table-cell>
              <table:table-cell office:value-type="float" office:value="0.0229450549450549">
                <text:p>0.0229450549450549</text:p>
              </table:table-cell>
              <table:table-cell office:value-type="float" office:value="0.022978021978022">
                <text:p>0.022978021978022</text:p>
              </table:table-cell>
              <table:table-cell office:value-type="float" office:value="0.023010989010989">
                <text:p>0.023010989010989</text:p>
              </table:table-cell>
              <table:table-cell office:value-type="float" office:value="0.023043956043956">
                <text:p>0.023043956043956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1098901098901">
                <text:p>0.0231098901098901</text:p>
              </table:table-cell>
              <table:table-cell office:value-type="float" office:value="0.0231428571428571">
                <text:p>0.0231428571428571</text:p>
              </table:table-cell>
              <table:table-cell office:value-type="float" office:value="0.0231758241758242">
                <text:p>0.0231758241758242</text:p>
              </table:table-cell>
              <table:table-cell office:value-type="float" office:value="0.0232087912087912">
                <text:p>0.0232087912087912</text:p>
              </table:table-cell>
              <table:table-cell office:value-type="float" office:value="0.0232417582417582">
                <text:p>0.0232417582417582</text:p>
              </table:table-cell>
              <table:table-cell office:value-type="float" office:value="0.0232747252747253">
                <text:p>0.0232747252747253</text:p>
              </table:table-cell>
              <table:table-cell office:value-type="float" office:value="0.0233076923076923">
                <text:p>0.0233076923076923</text:p>
              </table:table-cell>
              <table:table-cell office:value-type="float" office:value="0.0233406593406593">
                <text:p>0.0233406593406593</text:p>
              </table:table-cell>
              <table:table-cell office:value-type="float" office:value="0.0233736263736264">
                <text:p>0.0233736263736264</text:p>
              </table:table-cell>
              <table:table-cell office:value-type="float" office:value="0.0234065934065934">
                <text:p>0.0234065934065934</text:p>
              </table:table-cell>
              <table:table-cell office:value-type="float" office:value="0.0234395604395604">
                <text:p>0.0234395604395604</text:p>
              </table:table-cell>
              <table:table-cell office:value-type="float" office:value="0.0234725274725275">
                <text:p>0.0234725274725275</text:p>
              </table:table-cell>
              <table:table-cell office:value-type="float" office:value="0.0235054945054945">
                <text:p>0.0235054945054945</text:p>
              </table:table-cell>
              <table:table-cell office:value-type="float" office:value="0.0235384615384615">
                <text:p>0.0235384615384615</text:p>
              </table:table-cell>
              <table:table-cell office:value-type="float" office:value="0.0235714285714286">
                <text:p>0.0235714285714286</text:p>
              </table:table-cell>
              <table:table-cell office:value-type="float" office:value="0.0236043956043956">
                <text:p>0.0236043956043956</text:p>
              </table:table-cell>
              <table:table-cell office:value-type="float" office:value="0.0236373626373626">
                <text:p>0.0236373626373626</text:p>
              </table:table-cell>
              <table:table-cell office:value-type="float" office:value="0.0236703296703297">
                <text:p>0.0236703296703297</text:p>
              </table:table-cell>
              <table:table-cell office:value-type="float" office:value="0.0237032967032967">
                <text:p>0.0237032967032967</text:p>
              </table:table-cell>
              <table:table-cell office:value-type="float" office:value="0.0237362637362637">
                <text:p>0.0237362637362637</text:p>
              </table:table-cell>
              <table:table-cell office:value-type="float" office:value="0.0237692307692308">
                <text:p>0.0237692307692308</text:p>
              </table:table-cell>
              <table:table-cell office:value-type="float" office:value="0.0238021978021978">
                <text:p>0.0238021978021978</text:p>
              </table:table-cell>
              <table:table-cell office:value-type="float" office:value="0.0238351648351648">
                <text:p>0.0238351648351648</text:p>
              </table:table-cell>
              <table:table-cell office:value-type="float" office:value="0.0238681318681319">
                <text:p>0.0238681318681319</text:p>
              </table:table-cell>
              <table:table-cell office:value-type="float" office:value="0.0239010989010989">
                <text:p>0.0239010989010989</text:p>
              </table:table-cell>
              <table:table-cell office:value-type="float" office:value="0.0239340659340659">
                <text:p>0.0239340659340659</text:p>
              </table:table-cell>
              <table:table-cell office:value-type="float" office:value="0.023967032967033">
                <text:p>0.023967032967033</text:p>
              </table:table-cell>
              <table:table-cell office:value-type="float" office:value="0.024">
                <text:p>0.024</text:p>
              </table:table-cell>
              <table:table-cell office:value-type="float" office:value="0.024032967032967">
                <text:p>0.024032967032967</text:p>
              </table:table-cell>
              <table:table-cell office:value-type="float" office:value="0.0240659340659341">
                <text:p>0.0240659340659341</text:p>
              </table:table-cell>
              <table:table-cell office:value-type="float" office:value="0.0240989010989011">
                <text:p>0.0240989010989011</text:p>
              </table:table-cell>
              <table:table-cell office:value-type="float" office:value="0.0241318681318681">
                <text:p>0.0241318681318681</text:p>
              </table:table-cell>
              <table:table-cell office:value-type="float" office:value="0.0241648351648352">
                <text:p>0.0241648351648352</text:p>
              </table:table-cell>
              <table:table-cell office:value-type="float" office:value="0.0241978021978022">
                <text:p>0.0241978021978022</text:p>
              </table:table-cell>
              <table:table-cell office:value-type="float" office:value="0.0242307692307692">
                <text:p>0.0242307692307692</text:p>
              </table:table-cell>
              <table:table-cell office:value-type="float" office:value="0.0242637362637363">
                <text:p>0.0242637362637363</text:p>
              </table:table-cell>
              <table:table-cell office:value-type="float" office:value="0.0242967032967033">
                <text:p>0.0242967032967033</text:p>
              </table:table-cell>
              <table:table-cell office:value-type="float" office:value="0.0243296703296703">
                <text:p>0.0243296703296703</text:p>
              </table:table-cell>
              <table:table-cell office:value-type="float" office:value="0.0243626373626374">
                <text:p>0.0243626373626374</text:p>
              </table:table-cell>
              <table:table-cell office:value-type="float" office:value="0.0243956043956044">
                <text:p>0.0243956043956044</text:p>
              </table:table-cell>
              <table:table-cell office:value-type="float" office:value="0.0244285714285714">
                <text:p>0.0244285714285714</text:p>
              </table:table-cell>
              <table:table-cell office:value-type="float" office:value="0.0244615384615385">
                <text:p>0.0244615384615385</text:p>
              </table:table-cell>
              <table:table-cell office:value-type="float" office:value="0.0244945054945055">
                <text:p>0.0244945054945055</text:p>
              </table:table-cell>
              <table:table-cell office:value-type="float" office:value="0.0245274725274725">
                <text:p>0.0245274725274725</text:p>
              </table:table-cell>
              <table:table-cell office:value-type="float" office:value="0.0245604395604396">
                <text:p>0.0245604395604396</text:p>
              </table:table-cell>
              <table:table-cell office:value-type="float" office:value="0.0245934065934066">
                <text:p>0.0245934065934066</text:p>
              </table:table-cell>
              <table:table-cell office:value-type="float" office:value="0.0246263736263736">
                <text:p>0.0246263736263736</text:p>
              </table:table-cell>
              <table:table-cell office:value-type="float" office:value="0.0246593406593407">
                <text:p>0.0246593406593407</text:p>
              </table:table-cell>
              <table:table-cell office:value-type="float" office:value="0.0246923076923077">
                <text:p>0.0246923076923077</text:p>
              </table:table-cell>
              <table:table-cell office:value-type="float" office:value="0.0247252747252747">
                <text:p>0.0247252747252747</text:p>
              </table:table-cell>
              <table:table-cell office:value-type="float" office:value="0.0247582417582418">
                <text:p>0.0247582417582418</text:p>
              </table:table-cell>
              <table:table-cell office:value-type="float" office:value="0.0247912087912088">
                <text:p>0.0247912087912088</text:p>
              </table:table-cell>
              <table:table-cell office:value-type="float" office:value="0.0248241758241758">
                <text:p>0.0248241758241758</text:p>
              </table:table-cell>
              <table:table-cell office:value-type="float" office:value="0.0248571428571429">
                <text:p>0.0248571428571429</text:p>
              </table:table-cell>
              <table:table-cell office:value-type="float" office:value="0.0248901098901099">
                <text:p>0.0248901098901099</text:p>
              </table:table-cell>
              <table:table-cell office:value-type="float" office:value="0.0249230769230769">
                <text:p>0.0249230769230769</text:p>
              </table:table-cell>
              <table:table-cell office:value-type="float" office:value="0.024956043956044">
                <text:p>0.024956043956044</text:p>
              </table:table-cell>
              <table:table-cell office:value-type="float" office:value="0.024989010989011">
                <text:p>0.024989010989011</text:p>
              </table:table-cell>
              <table:table-cell office:value-type="float" office:value="0.025021978021978">
                <text:p>0.025021978021978</text:p>
              </table:table-cell>
              <table:table-cell office:value-type="float" office:value="0.0250549450549451">
                <text:p>0.0250549450549451</text:p>
              </table:table-cell>
              <table:table-cell office:value-type="float" office:value="0.0250879120879121">
                <text:p>0.0250879120879121</text:p>
              </table:table-cell>
              <table:table-cell office:value-type="float" office:value="0.0251208791208791">
                <text:p>0.0251208791208791</text:p>
              </table:table-cell>
              <table:table-cell office:value-type="float" office:value="0.0251538461538462">
                <text:p>0.0251538461538462</text:p>
              </table:table-cell>
              <table:table-cell office:value-type="float" office:value="0.0251868131868132">
                <text:p>0.0251868131868132</text:p>
              </table:table-cell>
              <table:table-cell office:value-type="float" office:value="0.0252197802197802">
                <text:p>0.0252197802197802</text:p>
              </table:table-cell>
              <table:table-cell office:value-type="float" office:value="0.0252527472527473">
                <text:p>0.0252527472527473</text:p>
              </table:table-cell>
              <table:table-cell office:value-type="float" office:value="0.0252857142857143">
                <text:p>0.0252857142857143</text:p>
              </table:table-cell>
              <table:table-cell office:value-type="float" office:value="0.0253186813186813">
                <text:p>0.0253186813186813</text:p>
              </table:table-cell>
              <table:table-cell office:value-type="float" office:value="0.0253516483516484">
                <text:p>0.0253516483516484</text:p>
              </table:table-cell>
              <table:table-cell office:value-type="float" office:value="0.0253846153846154">
                <text:p>0.0253846153846154</text:p>
              </table:table-cell>
              <table:table-cell office:value-type="float" office:value="0.0254175824175824">
                <text:p>0.0254175824175824</text:p>
              </table:table-cell>
              <table:table-cell office:value-type="float" office:value="0.0254505494505495">
                <text:p>0.0254505494505495</text:p>
              </table:table-cell>
              <table:table-cell office:value-type="float" office:value="0.0254835164835165">
                <text:p>0.0254835164835165</text:p>
              </table:table-cell>
              <table:table-cell office:value-type="float" office:value="0.0255164835164835">
                <text:p>0.0255164835164835</text:p>
              </table:table-cell>
              <table:table-cell office:value-type="float" office:value="0.0255494505494506">
                <text:p>0.0255494505494506</text:p>
              </table:table-cell>
              <table:table-cell office:value-type="float" office:value="0.0255824175824176">
                <text:p>0.0255824175824176</text:p>
              </table:table-cell>
              <table:table-cell office:value-type="float" office:value="0.0256153846153846">
                <text:p>0.0256153846153846</text:p>
              </table:table-cell>
              <table:table-cell office:value-type="float" office:value="0.0256483516483517">
                <text:p>0.0256483516483517</text:p>
              </table:table-cell>
              <table:table-cell office:value-type="float" office:value="0.0256813186813187">
                <text:p>0.0256813186813187</text:p>
              </table:table-cell>
              <table:table-cell office:value-type="float" office:value="0.0257142857142857">
                <text:p>0.0257142857142857</text:p>
              </table:table-cell>
              <table:table-cell office:value-type="float" office:value="0.0257472527472528">
                <text:p>0.0257472527472528</text:p>
              </table:table-cell>
              <table:table-cell office:value-type="float" office:value="0.0257802197802198">
                <text:p>0.0257802197802198</text:p>
              </table:table-cell>
              <table:table-cell office:value-type="float" office:value="0.0258131868131868">
                <text:p>0.0258131868131868</text:p>
              </table:table-cell>
              <table:table-cell office:value-type="float" office:value="0.0258461538461539">
                <text:p>0.0258461538461539</text:p>
              </table:table-cell>
              <table:table-cell office:value-type="float" office:value="0.0258791208791209">
                <text:p>0.0258791208791209</text:p>
              </table:table-cell>
              <table:table-cell office:value-type="float" office:value="0.0259120879120879">
                <text:p>0.0259120879120879</text:p>
              </table:table-cell>
              <table:table-cell office:value-type="float" office:value="0.025945054945055">
                <text:p>0.025945054945055</text:p>
              </table:table-cell>
              <table:table-cell office:value-type="float" office:value="0.025978021978022">
                <text:p>0.025978021978022</text:p>
              </table:table-cell>
              <table:table-cell office:value-type="float" office:value="0.026010989010989">
                <text:p>0.026010989010989</text:p>
              </table:table-cell>
              <table:table-cell office:value-type="float" office:value="0.026043956043956">
                <text:p>0.026043956043956</text:p>
              </table:table-cell>
              <table:table-cell office:value-type="float" office:value="0.0260769230769231">
                <text:p>0.0260769230769231</text:p>
              </table:table-cell>
              <table:table-cell office:value-type="float" office:value="0.0261098901098901">
                <text:p>0.0261098901098901</text:p>
              </table:table-cell>
              <table:table-cell office:value-type="float" office:value="0.0261428571428571">
                <text:p>0.0261428571428571</text:p>
              </table:table-cell>
              <table:table-cell office:value-type="float" office:value="0.0261758241758242">
                <text:p>0.0261758241758242</text:p>
              </table:table-cell>
              <table:table-cell office:value-type="float" office:value="0.0262087912087912">
                <text:p>0.0262087912087912</text:p>
              </table:table-cell>
              <table:table-cell office:value-type="float" office:value="0.0262417582417582">
                <text:p>0.0262417582417582</text:p>
              </table:table-cell>
              <table:table-cell office:value-type="float" office:value="0.0262747252747253">
                <text:p>0.0262747252747253</text:p>
              </table:table-cell>
              <table:table-cell office:value-type="float" office:value="0.0263076923076923">
                <text:p>0.0263076923076923</text:p>
              </table:table-cell>
              <table:table-cell office:value-type="float" office:value="0.0263406593406593">
                <text:p>0.0263406593406593</text:p>
              </table:table-cell>
              <table:table-cell office:value-type="float" office:value="0.0263736263736264">
                <text:p>0.0263736263736264</text:p>
              </table:table-cell>
              <table:table-cell office:value-type="float" office:value="0.0264065934065934">
                <text:p>0.0264065934065934</text:p>
              </table:table-cell>
              <table:table-cell office:value-type="float" office:value="0.0264395604395604">
                <text:p>0.0264395604395604</text:p>
              </table:table-cell>
              <table:table-cell office:value-type="float" office:value="0.0264725274725275">
                <text:p>0.0264725274725275</text:p>
              </table:table-cell>
              <table:table-cell office:value-type="float" office:value="0.0265054945054945">
                <text:p>0.0265054945054945</text:p>
              </table:table-cell>
              <table:table-cell office:value-type="float" office:value="0.0265384615384615">
                <text:p>0.0265384615384615</text:p>
              </table:table-cell>
              <table:table-cell office:value-type="float" office:value="0.0265714285714286">
                <text:p>0.0265714285714286</text:p>
              </table:table-cell>
              <table:table-cell office:value-type="float" office:value="0.0266043956043956">
                <text:p>0.0266043956043956</text:p>
              </table:table-cell>
              <table:table-cell office:value-type="float" office:value="0.0266373626373626">
                <text:p>0.0266373626373626</text:p>
              </table:table-cell>
              <table:table-cell office:value-type="float" office:value="0.0266703296703297">
                <text:p>0.0266703296703297</text:p>
              </table:table-cell>
              <table:table-cell office:value-type="float" office:value="0.0267032967032967">
                <text:p>0.0267032967032967</text:p>
              </table:table-cell>
              <table:table-cell office:value-type="float" office:value="0.0267362637362637">
                <text:p>0.0267362637362637</text:p>
              </table:table-cell>
              <table:table-cell office:value-type="float" office:value="0.0267692307692308">
                <text:p>0.0267692307692308</text:p>
              </table:table-cell>
              <table:table-cell office:value-type="float" office:value="0.0268021978021978">
                <text:p>0.0268021978021978</text:p>
              </table:table-cell>
              <table:table-cell office:value-type="float" office:value="0.0268351648351648">
                <text:p>0.0268351648351648</text:p>
              </table:table-cell>
              <table:table-cell office:value-type="float" office:value="0.0268681318681319">
                <text:p>0.0268681318681319</text:p>
              </table:table-cell>
              <table:table-cell office:value-type="float" office:value="0.0269010989010989">
                <text:p>0.0269010989010989</text:p>
              </table:table-cell>
              <table:table-cell office:value-type="float" office:value="0.0269340659340659">
                <text:p>0.0269340659340659</text:p>
              </table:table-cell>
              <table:table-cell office:value-type="float" office:value="0.026967032967033">
                <text:p>0.026967032967033</text:p>
              </table:table-cell>
              <table:table-cell office:value-type="float" office:value="0.027">
                <text:p>0.027</text:p>
              </table:table-cell>
              <table:table-cell office:value-type="float" office:value="0.027032967032967">
                <text:p>0.027032967032967</text:p>
              </table:table-cell>
              <table:table-cell office:value-type="float" office:value="0.0270659340659341">
                <text:p>0.0270659340659341</text:p>
              </table:table-cell>
              <table:table-cell office:value-type="float" office:value="0.0270989010989011">
                <text:p>0.0270989010989011</text:p>
              </table:table-cell>
              <table:table-cell office:value-type="float" office:value="0.0271318681318681">
                <text:p>0.0271318681318681</text:p>
              </table:table-cell>
              <table:table-cell office:value-type="float" office:value="0.0271648351648352">
                <text:p>0.0271648351648352</text:p>
              </table:table-cell>
              <table:table-cell office:value-type="float" office:value="0.0271978021978022">
                <text:p>0.0271978021978022</text:p>
              </table:table-cell>
              <table:table-cell office:value-type="float" office:value="0.0272307692307692">
                <text:p>0.0272307692307692</text:p>
              </table:table-cell>
              <table:table-cell office:value-type="float" office:value="0.0272637362637363">
                <text:p>0.0272637362637363</text:p>
              </table:table-cell>
              <table:table-cell office:value-type="float" office:value="0.0272967032967033">
                <text:p>0.0272967032967033</text:p>
              </table:table-cell>
              <table:table-cell office:value-type="float" office:value="0.0273296703296703">
                <text:p>0.0273296703296703</text:p>
              </table:table-cell>
              <table:table-cell office:value-type="float" office:value="0.0273626373626374">
                <text:p>0.0273626373626374</text:p>
              </table:table-cell>
              <table:table-cell office:value-type="float" office:value="0.0273956043956044">
                <text:p>0.0273956043956044</text:p>
              </table:table-cell>
              <table:table-cell office:value-type="float" office:value="0.0274285714285714">
                <text:p>0.0274285714285714</text:p>
              </table:table-cell>
              <table:table-cell office:value-type="float" office:value="0.0274615384615385">
                <text:p>0.0274615384615385</text:p>
              </table:table-cell>
              <table:table-cell office:value-type="float" office:value="0.0274945054945055">
                <text:p>0.0274945054945055</text:p>
              </table:table-cell>
              <table:table-cell office:value-type="float" office:value="0.0275274725274725">
                <text:p>0.0275274725274725</text:p>
              </table:table-cell>
              <table:table-cell office:value-type="float" office:value="0.0275604395604396">
                <text:p>0.0275604395604396</text:p>
              </table:table-cell>
              <table:table-cell office:value-type="float" office:value="0.0275934065934066">
                <text:p>0.0275934065934066</text:p>
              </table:table-cell>
              <table:table-cell office:value-type="float" office:value="0.0276263736263736">
                <text:p>0.0276263736263736</text:p>
              </table:table-cell>
              <table:table-cell office:value-type="float" office:value="0.0276593406593407">
                <text:p>0.0276593406593407</text:p>
              </table:table-cell>
              <table:table-cell office:value-type="float" office:value="0.0276923076923077">
                <text:p>0.0276923076923077</text:p>
              </table:table-cell>
              <table:table-cell office:value-type="float" office:value="0.0277252747252747">
                <text:p>0.0277252747252747</text:p>
              </table:table-cell>
              <table:table-cell office:value-type="float" office:value="0.0277582417582418">
                <text:p>0.0277582417582418</text:p>
              </table:table-cell>
              <table:table-cell office:value-type="float" office:value="0.0277912087912088">
                <text:p>0.0277912087912088</text:p>
              </table:table-cell>
              <table:table-cell office:value-type="float" office:value="0.0278241758241758">
                <text:p>0.0278241758241758</text:p>
              </table:table-cell>
              <table:table-cell office:value-type="float" office:value="0.0278571428571429">
                <text:p>0.0278571428571429</text:p>
              </table:table-cell>
              <table:table-cell office:value-type="float" office:value="0.0278901098901099">
                <text:p>0.0278901098901099</text:p>
              </table:table-cell>
              <table:table-cell office:value-type="float" office:value="0.0279230769230769">
                <text:p>0.0279230769230769</text:p>
              </table:table-cell>
              <table:table-cell office:value-type="float" office:value="0.027956043956044">
                <text:p>0.027956043956044</text:p>
              </table:table-cell>
              <table:table-cell office:value-type="float" office:value="0.027989010989011">
                <text:p>0.027989010989011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80549450549451">
                <text:p>0.0280549450549451</text:p>
              </table:table-cell>
              <table:table-cell office:value-type="float" office:value="0.0280879120879121">
                <text:p>0.0280879120879121</text:p>
              </table:table-cell>
              <table:table-cell office:value-type="float" office:value="0.0281208791208791">
                <text:p>0.0281208791208791</text:p>
              </table:table-cell>
              <table:table-cell office:value-type="float" office:value="0.0281538461538462">
                <text:p>0.0281538461538462</text:p>
              </table:table-cell>
              <table:table-cell office:value-type="float" office:value="0.0281868131868132">
                <text:p>0.0281868131868132</text:p>
              </table:table-cell>
              <table:table-cell office:value-type="float" office:value="0.0282197802197802">
                <text:p>0.0282197802197802</text:p>
              </table:table-cell>
              <table:table-cell office:value-type="float" office:value="0.0282527472527473">
                <text:p>0.0282527472527473</text:p>
              </table:table-cell>
              <table:table-cell office:value-type="float" office:value="0.0282857142857143">
                <text:p>0.0282857142857143</text:p>
              </table:table-cell>
              <table:table-cell office:value-type="float" office:value="0.0283186813186813">
                <text:p>0.0283186813186813</text:p>
              </table:table-cell>
              <table:table-cell office:value-type="float" office:value="0.0283516483516484">
                <text:p>0.0283516483516484</text:p>
              </table:table-cell>
              <table:table-cell office:value-type="float" office:value="0.0283846153846154">
                <text:p>0.0283846153846154</text:p>
              </table:table-cell>
              <table:table-cell office:value-type="float" office:value="0.0284175824175824">
                <text:p>0.0284175824175824</text:p>
              </table:table-cell>
              <table:table-cell office:value-type="float" office:value="0.0284505494505495">
                <text:p>0.0284505494505495</text:p>
              </table:table-cell>
              <table:table-cell office:value-type="float" office:value="0.0284835164835165">
                <text:p>0.0284835164835165</text:p>
              </table:table-cell>
              <table:table-cell office:value-type="float" office:value="0.0285164835164835">
                <text:p>0.0285164835164835</text:p>
              </table:table-cell>
              <table:table-cell office:value-type="float" office:value="0.0285494505494506">
                <text:p>0.0285494505494506</text:p>
              </table:table-cell>
              <table:table-cell office:value-type="float" office:value="0.0285824175824176">
                <text:p>0.0285824175824176</text:p>
              </table:table-cell>
              <table:table-cell office:value-type="float" office:value="0.0286153846153846">
                <text:p>0.0286153846153846</text:p>
              </table:table-cell>
              <table:table-cell office:value-type="float" office:value="0.0286483516483517">
                <text:p>0.0286483516483517</text:p>
              </table:table-cell>
              <table:table-cell office:value-type="float" office:value="0.0286813186813187">
                <text:p>0.0286813186813187</text:p>
              </table:table-cell>
              <table:table-cell office:value-type="float" office:value="0.0287142857142857">
                <text:p>0.0287142857142857</text:p>
              </table:table-cell>
              <table:table-cell office:value-type="float" office:value="0.0287472527472528">
                <text:p>0.0287472527472528</text:p>
              </table:table-cell>
              <table:table-cell office:value-type="float" office:value="0.0287802197802198">
                <text:p>0.0287802197802198</text:p>
              </table:table-cell>
              <table:table-cell office:value-type="float" office:value="0.0288131868131868">
                <text:p>0.0288131868131868</text:p>
              </table:table-cell>
              <table:table-cell office:value-type="float" office:value="0.0288461538461539">
                <text:p>0.0288461538461539</text:p>
              </table:table-cell>
              <table:table-cell office:value-type="float" office:value="0.0288791208791209">
                <text:p>0.0288791208791209</text:p>
              </table:table-cell>
              <table:table-cell office:value-type="float" office:value="0.0289120879120879">
                <text:p>0.0289120879120879</text:p>
              </table:table-cell>
              <table:table-cell office:value-type="float" office:value="0.028945054945055">
                <text:p>0.028945054945055</text:p>
              </table:table-cell>
              <table:table-cell office:value-type="float" office:value="0.028978021978022">
                <text:p>0.028978021978022</text:p>
              </table:table-cell>
              <table:table-cell office:value-type="float" office:value="0.029010989010989">
                <text:p>0.029010989010989</text:p>
              </table:table-cell>
              <table:table-cell office:value-type="float" office:value="0.029043956043956">
                <text:p>0.029043956043956</text:p>
              </table:table-cell>
              <table:table-cell office:value-type="float" office:value="0.0290769230769231">
                <text:p>0.0290769230769231</text:p>
              </table:table-cell>
              <table:table-cell office:value-type="float" office:value="0.0291098901098901">
                <text:p>0.0291098901098901</text:p>
              </table:table-cell>
              <table:table-cell office:value-type="float" office:value="0.0291428571428571">
                <text:p>0.0291428571428571</text:p>
              </table:table-cell>
              <table:table-cell office:value-type="float" office:value="0.0291758241758242">
                <text:p>0.0291758241758242</text:p>
              </table:table-cell>
              <table:table-cell office:value-type="float" office:value="0.0292087912087912">
                <text:p>0.0292087912087912</text:p>
              </table:table-cell>
              <table:table-cell office:value-type="float" office:value="0.0292417582417582">
                <text:p>0.0292417582417582</text:p>
              </table:table-cell>
              <table:table-cell office:value-type="float" office:value="0.0292747252747253">
                <text:p>0.0292747252747253</text:p>
              </table:table-cell>
              <table:table-cell office:value-type="float" office:value="0.0293076923076923">
                <text:p>0.0293076923076923</text:p>
              </table:table-cell>
              <table:table-cell office:value-type="float" office:value="0.0293406593406593">
                <text:p>0.0293406593406593</text:p>
              </table:table-cell>
              <table:table-cell office:value-type="float" office:value="0.0293736263736264">
                <text:p>0.0293736263736264</text:p>
              </table:table-cell>
              <table:table-cell office:value-type="float" office:value="0.0294065934065934">
                <text:p>0.0294065934065934</text:p>
              </table:table-cell>
              <table:table-cell office:value-type="float" office:value="0.0294395604395604">
                <text:p>0.0294395604395604</text:p>
              </table:table-cell>
              <table:table-cell office:value-type="float" office:value="0.0294725274725275">
                <text:p>0.0294725274725275</text:p>
              </table:table-cell>
              <table:table-cell office:value-type="float" office:value="0.0295054945054945">
                <text:p>0.0295054945054945</text:p>
              </table:table-cell>
              <table:table-cell office:value-type="float" office:value="0.0295384615384615">
                <text:p>0.0295384615384615</text:p>
              </table:table-cell>
              <table:table-cell office:value-type="float" office:value="0.0295714285714286">
                <text:p>0.0295714285714286</text:p>
              </table:table-cell>
              <table:table-cell office:value-type="float" office:value="0.0296043956043956">
                <text:p>0.0296043956043956</text:p>
              </table:table-cell>
              <table:table-cell office:value-type="float" office:value="0.0296373626373626">
                <text:p>0.0296373626373626</text:p>
              </table:table-cell>
              <table:table-cell office:value-type="float" office:value="0.0296703296703297">
                <text:p>0.0296703296703297</text:p>
              </table:table-cell>
              <table:table-cell office:value-type="float" office:value="0.0297032967032967">
                <text:p>0.0297032967032967</text:p>
              </table:table-cell>
              <table:table-cell office:value-type="float" office:value="0.0297362637362637">
                <text:p>0.0297362637362637</text:p>
              </table:table-cell>
              <table:table-cell office:value-type="float" office:value="0.0297692307692308">
                <text:p>0.0297692307692308</text:p>
              </table:table-cell>
              <table:table-cell office:value-type="float" office:value="0.0298021978021978">
                <text:p>0.0298021978021978</text:p>
              </table:table-cell>
              <table:table-cell office:value-type="float" office:value="0.0298351648351648">
                <text:p>0.0298351648351648</text:p>
              </table:table-cell>
              <table:table-cell office:value-type="float" office:value="0.0298681318681319">
                <text:p>0.0298681318681319</text:p>
              </table:table-cell>
              <table:table-cell office:value-type="float" office:value="0.0299010989010989">
                <text:p>0.0299010989010989</text:p>
              </table:table-cell>
              <table:table-cell office:value-type="float" office:value="0.0299340659340659">
                <text:p>0.0299340659340659</text:p>
              </table:table-cell>
              <table:table-cell office:value-type="float" office:value="0.029967032967033">
                <text:p>0.029967032967033</text:p>
              </table:table-cell>
              <table:table-cell office:value-type="float" office:value="0.03">
                <text:p>0.03</text:p>
              </table:table-cell>
              <table:table-cell office:value-type="float" office:value="0.030032967032967">
                <text:p>0.030032967032967</text:p>
              </table:table-cell>
              <table:table-cell office:value-type="float" office:value="0.0300659340659341">
                <text:p>0.0300659340659341</text:p>
              </table:table-cell>
              <table:table-cell office:value-type="float" office:value="0.0300989010989011">
                <text:p>0.0300989010989011</text:p>
              </table:table-cell>
              <table:table-cell office:value-type="float" office:value="0.0301318681318681">
                <text:p>0.0301318681318681</text:p>
              </table:table-cell>
              <table:table-cell office:value-type="float" office:value="0.0301648351648352">
                <text:p>0.0301648351648352</text:p>
              </table:table-cell>
              <table:table-cell office:value-type="float" office:value="0.0301978021978022">
                <text:p>0.0301978021978022</text:p>
              </table:table-cell>
              <table:table-cell office:value-type="float" office:value="0.0302307692307692">
                <text:p>0.0302307692307692</text:p>
              </table:table-cell>
              <table:table-cell office:value-type="float" office:value="0.0302637362637363">
                <text:p>0.0302637362637363</text:p>
              </table:table-cell>
              <table:table-cell office:value-type="float" office:value="0.0302967032967033">
                <text:p>0.0302967032967033</text:p>
              </table:table-cell>
              <table:table-cell office:value-type="float" office:value="0.0303296703296703">
                <text:p>0.0303296703296703</text:p>
              </table:table-cell>
              <table:table-cell office:value-type="float" office:value="0.0303626373626374">
                <text:p>0.0303626373626374</text:p>
              </table:table-cell>
              <table:table-cell office:value-type="float" office:value="0.0303956043956044">
                <text:p>0.0303956043956044</text:p>
              </table:table-cell>
              <table:table-cell office:value-type="float" office:value="0.0304285714285714">
                <text:p>0.0304285714285714</text:p>
              </table:table-cell>
              <table:table-cell office:value-type="float" office:value="0.0304615384615385">
                <text:p>0.0304615384615385</text:p>
              </table:table-cell>
              <table:table-cell office:value-type="float" office:value="0.0304945054945055">
                <text:p>0.0304945054945055</text:p>
              </table:table-cell>
              <table:table-cell office:value-type="float" office:value="0.0305274725274725">
                <text:p>0.0305274725274725</text:p>
              </table:table-cell>
              <table:table-cell office:value-type="float" office:value="0.0305604395604396">
                <text:p>0.0305604395604396</text:p>
              </table:table-cell>
              <table:table-cell office:value-type="float" office:value="0.0305934065934066">
                <text:p>0.0305934065934066</text:p>
              </table:table-cell>
              <table:table-cell office:value-type="float" office:value="0.0306263736263736">
                <text:p>0.0306263736263736</text:p>
              </table:table-cell>
              <table:table-cell office:value-type="float" office:value="0.0306593406593407">
                <text:p>0.0306593406593407</text:p>
              </table:table-cell>
              <table:table-cell office:value-type="float" office:value="0.0306923076923077">
                <text:p>0.0306923076923077</text:p>
              </table:table-cell>
              <table:table-cell office:value-type="float" office:value="0.0307252747252747">
                <text:p>0.0307252747252747</text:p>
              </table:table-cell>
              <table:table-cell office:value-type="float" office:value="0.0307582417582418">
                <text:p>0.0307582417582418</text:p>
              </table:table-cell>
              <table:table-cell office:value-type="float" office:value="0.0307912087912088">
                <text:p>0.0307912087912088</text:p>
              </table:table-cell>
              <table:table-cell office:value-type="float" office:value="0.0308241758241758">
                <text:p>0.0308241758241758</text:p>
              </table:table-cell>
              <table:table-cell office:value-type="float" office:value="0.0308571428571429">
                <text:p>0.0308571428571429</text:p>
              </table:table-cell>
              <table:table-cell office:value-type="float" office:value="0.0308901098901099">
                <text:p>0.0308901098901099</text:p>
              </table:table-cell>
              <table:table-cell office:value-type="float" office:value="0.0309230769230769">
                <text:p>0.0309230769230769</text:p>
              </table:table-cell>
              <table:table-cell office:value-type="float" office:value="0.030956043956044">
                <text:p>0.030956043956044</text:p>
              </table:table-cell>
              <table:table-cell office:value-type="float" office:value="0.030989010989011">
                <text:p>0.030989010989011</text:p>
              </table:table-cell>
              <table:table-cell office:value-type="float" office:value="0.031021978021978">
                <text:p>0.031021978021978</text:p>
              </table:table-cell>
              <table:table-cell office:value-type="float" office:value="0.0310549450549451">
                <text:p>0.0310549450549451</text:p>
              </table:table-cell>
              <table:table-cell office:value-type="float" office:value="0.0310879120879121">
                <text:p>0.0310879120879121</text:p>
              </table:table-cell>
              <table:table-cell office:value-type="float" office:value="0.0311208791208791">
                <text:p>0.0311208791208791</text:p>
              </table:table-cell>
              <table:table-cell office:value-type="float" office:value="0.0311538461538462">
                <text:p>0.0311538461538462</text:p>
              </table:table-cell>
              <table:table-cell office:value-type="float" office:value="0.0311868131868132">
                <text:p>0.0311868131868132</text:p>
              </table:table-cell>
              <table:table-cell office:value-type="float" office:value="0.0312197802197802">
                <text:p>0.0312197802197802</text:p>
              </table:table-cell>
              <table:table-cell office:value-type="float" office:value="0.0312527472527473">
                <text:p>0.0312527472527473</text:p>
              </table:table-cell>
              <table:table-cell office:value-type="float" office:value="0.0312857142857143">
                <text:p>0.0312857142857143</text:p>
              </table:table-cell>
              <table:table-cell office:value-type="float" office:value="0.0313186813186813">
                <text:p>0.0313186813186813</text:p>
              </table:table-cell>
              <table:table-cell office:value-type="float" office:value="0.0313516483516484">
                <text:p>0.0313516483516484</text:p>
              </table:table-cell>
              <table:table-cell office:value-type="float" office:value="0.0313846153846154">
                <text:p>0.0313846153846154</text:p>
              </table:table-cell>
              <table:table-cell office:value-type="float" office:value="0.0314175824175824">
                <text:p>0.0314175824175824</text:p>
              </table:table-cell>
              <table:table-cell office:value-type="float" office:value="0.0314505494505495">
                <text:p>0.0314505494505495</text:p>
              </table:table-cell>
              <table:table-cell office:value-type="float" office:value="0.0314835164835165">
                <text:p>0.0314835164835165</text:p>
              </table:table-cell>
              <table:table-cell office:value-type="float" office:value="0.0315164835164835">
                <text:p>0.0315164835164835</text:p>
              </table:table-cell>
              <table:table-cell office:value-type="float" office:value="0.0315494505494506">
                <text:p>0.0315494505494506</text:p>
              </table:table-cell>
              <table:table-cell office:value-type="float" office:value="0.0315824175824176">
                <text:p>0.0315824175824176</text:p>
              </table:table-cell>
              <table:table-cell office:value-type="float" office:value="0.0316153846153846">
                <text:p>0.0316153846153846</text:p>
              </table:table-cell>
              <table:table-cell office:value-type="float" office:value="0.0316483516483517">
                <text:p>0.0316483516483517</text:p>
              </table:table-cell>
              <table:table-cell office:value-type="float" office:value="0.0316813186813187">
                <text:p>0.0316813186813187</text:p>
              </table:table-cell>
              <table:table-cell office:value-type="float" office:value="0.0317142857142857">
                <text:p>0.0317142857142857</text:p>
              </table:table-cell>
              <table:table-cell office:value-type="float" office:value="0.0317472527472528">
                <text:p>0.0317472527472528</text:p>
              </table:table-cell>
              <table:table-cell office:value-type="float" office:value="0.0317802197802198">
                <text:p>0.0317802197802198</text:p>
              </table:table-cell>
              <table:table-cell office:value-type="float" office:value="0.0318131868131868">
                <text:p>0.0318131868131868</text:p>
              </table:table-cell>
              <table:table-cell office:value-type="float" office:value="0.0318461538461539">
                <text:p>0.0318461538461539</text:p>
              </table:table-cell>
              <table:table-cell office:value-type="float" office:value="0.0318791208791209">
                <text:p>0.0318791208791209</text:p>
              </table:table-cell>
              <table:table-cell office:value-type="float" office:value="0.0319120879120879">
                <text:p>0.0319120879120879</text:p>
              </table:table-cell>
              <table:table-cell office:value-type="float" office:value="0.031945054945055">
                <text:p>0.031945054945055</text:p>
              </table:table-cell>
              <table:table-cell office:value-type="float" office:value="0.031978021978022">
                <text:p>0.031978021978022</text:p>
              </table:table-cell>
              <table:table-cell office:value-type="float" office:value="0.032010989010989">
                <text:p>0.032010989010989</text:p>
              </table:table-cell>
              <table:table-cell office:value-type="float" office:value="0.032043956043956">
                <text:p>0.032043956043956</text:p>
              </table:table-cell>
              <table:table-cell office:value-type="float" office:value="0.0320769230769231">
                <text:p>0.0320769230769231</text:p>
              </table:table-cell>
              <table:table-cell office:value-type="float" office:value="0.0321098901098901">
                <text:p>0.0321098901098901</text:p>
              </table:table-cell>
              <table:table-cell office:value-type="float" office:value="0.0321428571428572">
                <text:p>0.0321428571428572</text:p>
              </table:table-cell>
              <table:table-cell office:value-type="float" office:value="0.0321758241758242">
                <text:p>0.0321758241758242</text:p>
              </table:table-cell>
              <table:table-cell office:value-type="float" office:value="0.0322087912087912">
                <text:p>0.0322087912087912</text:p>
              </table:table-cell>
              <table:table-cell office:value-type="float" office:value="0.0322417582417583">
                <text:p>0.0322417582417583</text:p>
              </table:table-cell>
              <table:table-cell office:value-type="float" office:value="0.0322747252747253">
                <text:p>0.0322747252747253</text:p>
              </table:table-cell>
              <table:table-cell office:value-type="float" office:value="0.0323076923076923">
                <text:p>0.0323076923076923</text:p>
              </table:table-cell>
              <table:table-cell office:value-type="float" office:value="0.0323406593406593">
                <text:p>0.0323406593406593</text:p>
              </table:table-cell>
              <table:table-cell office:value-type="float" office:value="0.0323736263736264">
                <text:p>0.0323736263736264</text:p>
              </table:table-cell>
              <table:table-cell office:value-type="float" office:value="0.0324065934065934">
                <text:p>0.0324065934065934</text:p>
              </table:table-cell>
              <table:table-cell office:value-type="float" office:value="0.0324395604395604">
                <text:p>0.0324395604395604</text:p>
              </table:table-cell>
              <table:table-cell office:value-type="float" office:value="0.0324725274725275">
                <text:p>0.0324725274725275</text:p>
              </table:table-cell>
              <table:table-cell office:value-type="float" office:value="0.0325054945054945">
                <text:p>0.0325054945054945</text:p>
              </table:table-cell>
              <table:table-cell office:value-type="float" office:value="0.0325384615384615">
                <text:p>0.0325384615384615</text:p>
              </table:table-cell>
              <table:table-cell office:value-type="float" office:value="0.0325714285714286">
                <text:p>0.0325714285714286</text:p>
              </table:table-cell>
              <table:table-cell office:value-type="float" office:value="0.0326043956043956">
                <text:p>0.0326043956043956</text:p>
              </table:table-cell>
              <table:table-cell office:value-type="float" office:value="0.0326373626373626">
                <text:p>0.0326373626373626</text:p>
              </table:table-cell>
              <table:table-cell office:value-type="float" office:value="0.0326703296703297">
                <text:p>0.0326703296703297</text:p>
              </table:table-cell>
              <table:table-cell office:value-type="float" office:value="0.0327032967032967">
                <text:p>0.0327032967032967</text:p>
              </table:table-cell>
              <table:table-cell office:value-type="float" office:value="0.0327362637362637">
                <text:p>0.0327362637362637</text:p>
              </table:table-cell>
              <table:table-cell office:value-type="float" office:value="0.0327692307692308">
                <text:p>0.0327692307692308</text:p>
              </table:table-cell>
              <table:table-cell office:value-type="float" office:value="0.0328021978021978">
                <text:p>0.0328021978021978</text:p>
              </table:table-cell>
              <table:table-cell office:value-type="float" office:value="0.0328351648351648">
                <text:p>0.0328351648351648</text:p>
              </table:table-cell>
              <table:table-cell office:value-type="float" office:value="0.0328681318681319">
                <text:p>0.0328681318681319</text:p>
              </table:table-cell>
              <table:table-cell office:value-type="float" office:value="0.0329010989010989">
                <text:p>0.0329010989010989</text:p>
              </table:table-cell>
              <table:table-cell office:value-type="float" office:value="0.0329340659340659">
                <text:p>0.0329340659340659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string">
                <text:p>Szum</text:p>
                <draw:g>
                  <svg:desc>'Pomiar_noc_sobota-52'.B2:'Pomiar_noc_sobota-52'.B2</svg:desc>
                </draw:g>
              </table:table-cell>
              <table:table-cell office:value-type="float" office:value="-115.0047226">
                <text:p>-115.0047226</text:p>
                <draw:g>
                  <svg:desc>'Pomiar_noc_sobota-52'.C2:'Pomiar_noc_sobota-52'.ALO2</svg:desc>
                </draw:g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1654434">
                <text:p>-114.165443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1774215">
                <text:p>-116.177421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2186889">
                <text:p>-116.2186889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3857269">
                <text:p>-116.3857269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5991516">
                <text:p>-116.5991516</text:p>
              </table:table-cell>
              <table:table-cell office:value-type="float" office:value="-116.5991516">
                <text:p>-116.5991516</text:p>
              </table:table-cell>
              <table:table-cell office:value-type="float" office:value="-116.5560455">
                <text:p>-116.5560455</text:p>
              </table:table-cell>
              <table:table-cell office:value-type="float" office:value="-116.4917831">
                <text:p>-116.4917831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513153">
                <text:p>-116.513153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5775756">
                <text:p>-116.5775756</text:p>
              </table:table-cell>
              <table:table-cell office:value-type="float" office:value="-116.6424713">
                <text:p>-116.6424713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6207809">
                <text:p>-116.6207809</text:p>
              </table:table-cell>
              <table:table-cell office:value-type="float" office:value="-116.513153">
                <text:p>-116.513153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343666">
                <text:p>-116.343666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3227081">
                <text:p>-116.3227081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6424713">
                <text:p>-116.6424713</text:p>
              </table:table-cell>
              <table:table-cell office:value-type="float" office:value="-116.7958221">
                <text:p>-116.7958221</text:p>
              </table:table-cell>
              <table:table-cell office:value-type="float" office:value="-116.9970474">
                <text:p>-116.9970474</text:p>
              </table:table-cell>
              <table:table-cell office:value-type="float" office:value="-117.2494964">
                <text:p>-117.2494964</text:p>
              </table:table-cell>
              <table:table-cell office:value-type="float" office:value="-117.1799163">
                <text:p>-117.1799163</text:p>
              </table:table-cell>
              <table:table-cell office:value-type="float" office:value="-117.1338348">
                <text:p>-117.1338348</text:p>
              </table:table-cell>
              <table:table-cell office:value-type="float" office:value="-117.0651702">
                <text:p>-117.0651702</text:p>
              </table:table-cell>
              <table:table-cell office:value-type="float" office:value="-116.9970474">
                <text:p>-116.9970474</text:p>
              </table:table-cell>
              <table:table-cell office:value-type="float" office:value="-116.9519195">
                <text:p>-116.9519195</text:p>
              </table:table-cell>
              <table:table-cell office:value-type="float" office:value="-116.8401336">
                <text:p>-116.8401336</text:p>
              </table:table-cell>
              <table:table-cell office:value-type="float" office:value="-116.7517242">
                <text:p>-116.7517242</text:p>
              </table:table-cell>
              <table:table-cell office:value-type="float" office:value="-116.6424713">
                <text:p>-116.6424713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4492034">
                <text:p>-116.4492034</text:p>
              </table:table-cell>
              <table:table-cell office:value-type="float" office:value="-116.3646698">
                <text:p>-116.3646698</text:p>
              </table:table-cell>
              <table:table-cell office:value-type="float" office:value="-116.2809524">
                <text:p>-116.2809524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1774215">
                <text:p>-116.177421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0841903">
                <text:p>-114.0841903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1654434">
                <text:p>-114.165443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2186889">
                <text:p>-116.2186889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2809524">
                <text:p>-116.2809524</text:p>
              </table:table-cell>
              <table:table-cell office:value-type="float" office:value="-116.3646698">
                <text:p>-116.3646698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4917831">
                <text:p>-116.4917831</text:p>
              </table:table-cell>
              <table:table-cell office:value-type="float" office:value="-116.343666">
                <text:p>-116.343666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6642074">
                <text:p>-116.6642074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7517242">
                <text:p>-116.7517242</text:p>
              </table:table-cell>
              <table:table-cell office:value-type="float" office:value="-116.7958221">
                <text:p>-116.7958221</text:p>
              </table:table-cell>
              <table:table-cell office:value-type="float" office:value="-116.7737426">
                <text:p>-116.7737426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5775756">
                <text:p>-116.5775756</text:p>
              </table:table-cell>
              <table:table-cell office:value-type="float" office:value="-116.4492034">
                <text:p>-116.4492034</text:p>
              </table:table-cell>
              <table:table-cell office:value-type="float" office:value="-116.3227081">
                <text:p>-116.3227081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1654434">
                <text:p>-114.1654434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588531">
                <text:p>-115.0588531</text:p>
              </table:table-cell>
            </table:table-row>
            <table:table-row>
              <table:table-cell office:value-type="string">
                <text:p>Wzór 1</text:p>
                <draw:g>
                  <svg:desc>'Pomiar_noc_sobota-52'.B3:'Pomiar_noc_sobota-52'.B3</svg:desc>
                </draw:g>
              </table:table-cell>
              <table:table-cell office:value-type="float" office:value="-114.4138641">
                <text:p>-114.4138641</text:p>
                <draw:g>
                  <svg:desc>'Pomiar_noc_sobota-52'.C3:'Pomiar_noc_sobota-52'.ALO3</svg:desc>
                </draw:g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814285">
                <text:p>-113.5814285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2186889">
                <text:p>-116.2186889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3857269">
                <text:p>-116.3857269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1774215">
                <text:p>-116.177421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357971">
                <text:p>-114.0357971</text:p>
              </table:table-cell>
            </table:table-row>
            <table:table-row>
              <table:table-cell office:value-type="string">
                <text:p>Wzór 2</text:p>
                <draw:g>
                  <svg:desc>'Pomiar_noc_sobota-52'.B4:'Pomiar_noc_sobota-52'.B4</svg:desc>
                </draw:g>
              </table:table-cell>
              <table:table-cell office:value-type="float" office:value="-112.7106552">
                <text:p>-112.7106552</text:p>
                <draw:g>
                  <svg:desc>'Pomiar_noc_sobota-52'.C4:'Pomiar_noc_sobota-52'.ALO4</svg:desc>
                </draw:g>
              </table:table-cell>
              <table:table-cell office:value-type="float" office:value="-112.9486389">
                <text:p>-112.9486389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4521713">
                <text:p>-112.4521713</text:p>
              </table:table-cell>
              <table:table-cell office:value-type="float" office:value="-112.3191528">
                <text:p>-112.3191528</text:p>
              </table:table-cell>
              <table:table-cell office:value-type="float" office:value="-112.2141876">
                <text:p>-112.2141876</text:p>
              </table:table-cell>
              <table:table-cell office:value-type="float" office:value="-112.1492157">
                <text:p>-112.1492157</text:p>
              </table:table-cell>
              <table:table-cell office:value-type="float" office:value="-112.0847396">
                <text:p>-112.0847396</text:p>
              </table:table-cell>
              <table:table-cell office:value-type="float" office:value="-112.020729">
                <text:p>-112.020729</text:p>
              </table:table-cell>
              <table:table-cell office:value-type="float" office:value="-111.9698638">
                <text:p>-111.9698638</text:p>
              </table:table-cell>
              <table:table-cell office:value-type="float" office:value="-111.8941116">
                <text:p>-111.8941116</text:p>
              </table:table-cell>
              <table:table-cell office:value-type="float" office:value="-111.8314895">
                <text:p>-111.8314895</text:p>
              </table:table-cell>
              <table:table-cell office:value-type="float" office:value="-111.76931">
                <text:p>-111.76931</text:p>
              </table:table-cell>
              <table:table-cell office:value-type="float" office:value="-111.7322158">
                <text:p>-111.7322158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6707458">
                <text:p>-111.6707458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585006">
                <text:p>-111.6585006</text:p>
              </table:table-cell>
              <table:table-cell office:value-type="float" office:value="-111.6830062">
                <text:p>-111.6830062</text:p>
              </table:table-cell>
              <table:table-cell office:value-type="float" office:value="-111.7075729">
                <text:p>-111.7075729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8065643">
                <text:p>-111.8065643</text:p>
              </table:table-cell>
              <table:table-cell office:value-type="float" office:value="-111.8690109">
                <text:p>-111.8690109</text:p>
              </table:table-cell>
              <table:table-cell office:value-type="float" office:value="-111.9319">
                <text:p>-111.9319</text:p>
              </table:table-cell>
              <table:table-cell office:value-type="float" office:value="-112.0079803">
                <text:p>-112.0079803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2.1362838">
                <text:p>-112.1362838</text:p>
              </table:table-cell>
              <table:table-cell office:value-type="float" office:value="-112.2011566">
                <text:p>-112.2011566</text:p>
              </table:table-cell>
              <table:table-cell office:value-type="float" office:value="-112.2796402">
                <text:p>-112.2796402</text:p>
              </table:table-cell>
              <table:table-cell office:value-type="float" office:value="-112.3987197">
                <text:p>-112.3987197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7354354">
                <text:p>-113.7354354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841903">
                <text:p>-114.0841903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10913">
                <text:p>-113.310913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7665634">
                <text:p>-113.7665634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7354354">
                <text:p>-113.7354354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693267">
                <text:p>-112.6693267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310913">
                <text:p>-113.31091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10913">
                <text:p>-113.310913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4521713">
                <text:p>-112.4521713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3323669">
                <text:p>-112.3323669</text:p>
              </table:table-cell>
              <table:table-cell office:value-type="float" office:value="-112.2927932">
                <text:p>-112.2927932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2534027">
                <text:p>-112.2534027</text:p>
              </table:table-cell>
              <table:table-cell office:value-type="float" office:value="-112.2534027">
                <text:p>-112.2534027</text:p>
              </table:table-cell>
              <table:table-cell office:value-type="float" office:value="-112.2534027">
                <text:p>-112.2534027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2796402">
                <text:p>-112.2796402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3191528">
                <text:p>-112.3191528</text:p>
              </table:table-cell>
              <table:table-cell office:value-type="float" office:value="-112.3455963">
                <text:p>-112.3455963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4254074">
                <text:p>-112.4254074</text:p>
              </table:table-cell>
              <table:table-cell office:value-type="float" office:value="-112.4924774">
                <text:p>-112.4924774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7354354">
                <text:p>-113.7354354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854064">
                <text:p>-112.3854064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1621704">
                <text:p>-112.1621704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1.9825515">
                <text:p>-111.9825515</text:p>
              </table:table-cell>
              <table:table-cell office:value-type="float" office:value="-111.9192886">
                <text:p>-111.9192886</text:p>
              </table:table-cell>
              <table:table-cell office:value-type="float" office:value="-111.8564758">
                <text:p>-111.8564758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7817077">
                <text:p>-111.7817077</text:p>
              </table:table-cell>
              <table:table-cell office:value-type="float" office:value="-111.7817077">
                <text:p>-111.7817077</text:p>
              </table:table-cell>
              <table:table-cell office:value-type="float" office:value="-111.7817077">
                <text:p>-111.7817077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8564758">
                <text:p>-111.8564758</text:p>
              </table:table-cell>
              <table:table-cell office:value-type="float" office:value="-111.9192886">
                <text:p>-111.9192886</text:p>
              </table:table-cell>
              <table:table-cell office:value-type="float" office:value="-111.9952621">
                <text:p>-111.9952621</text:p>
              </table:table-cell>
              <table:table-cell office:value-type="float" office:value="-112.0975952">
                <text:p>-112.0975952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4790267">
                <text:p>-112.4790267</text:p>
              </table:table-cell>
              <table:table-cell office:value-type="float" office:value="-112.5872573">
                <text:p>-112.5872573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6555938">
                <text:p>-112.6555938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555938">
                <text:p>-112.6555938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7665634">
                <text:p>-113.7665634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0841903">
                <text:p>-114.084190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1751556">
                <text:p>-112.1751556</text:p>
              </table:table-cell>
              <table:table-cell office:value-type="float" office:value="-112.0462799">
                <text:p>-112.0462799</text:p>
              </table:table-cell>
              <table:table-cell office:value-type="float" office:value="-111.9698638">
                <text:p>-111.9698638</text:p>
              </table:table-cell>
              <table:table-cell office:value-type="float" office:value="-111.8941116">
                <text:p>-111.8941116</text:p>
              </table:table-cell>
              <table:table-cell office:value-type="float" office:value="-111.8314895">
                <text:p>-111.8314895</text:p>
              </table:table-cell>
              <table:table-cell office:value-type="float" office:value="-111.76931">
                <text:p>-111.76931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5975494">
                <text:p>-111.5975494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585411">
                <text:p>-111.585411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6340713">
                <text:p>-111.6340713</text:p>
              </table:table-cell>
              <table:table-cell office:value-type="float" office:value="-111.6707458">
                <text:p>-111.6707458</text:p>
              </table:table-cell>
              <table:table-cell office:value-type="float" office:value="-111.7445678">
                <text:p>-111.7445678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9066925">
                <text:p>-111.9066925</text:p>
              </table:table-cell>
              <table:table-cell office:value-type="float" office:value="-112.0079803">
                <text:p>-112.0079803</text:p>
              </table:table-cell>
              <table:table-cell office:value-type="float" office:value="-112.1362838">
                <text:p>-112.1362838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6555938">
                <text:p>-112.6555938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1492157">
                <text:p>-112.1492157</text:p>
              </table:table-cell>
              <table:table-cell office:value-type="float" office:value="-112.020729">
                <text:p>-112.020729</text:p>
              </table:table-cell>
              <table:table-cell office:value-type="float" office:value="-111.9445419">
                <text:p>-111.9445419</text:p>
              </table:table-cell>
              <table:table-cell office:value-type="float" office:value="-111.8690109">
                <text:p>-111.8690109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7445678">
                <text:p>-111.7445678</text:p>
              </table:table-cell>
              <table:table-cell office:value-type="float" office:value="-111.6585006">
                <text:p>-111.6585006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9319">
                <text:p>-111.9319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987197">
                <text:p>-112.3987197</text:p>
              </table:table-cell>
              <table:table-cell office:value-type="float" office:value="-112.3323669">
                <text:p>-112.3323669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1621704">
                <text:p>-112.1621704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1.9825515">
                <text:p>-111.9825515</text:p>
              </table:table-cell>
              <table:table-cell office:value-type="float" office:value="-111.9066925">
                <text:p>-111.9066925</text:p>
              </table:table-cell>
              <table:table-cell office:value-type="float" office:value="-111.8314895">
                <text:p>-111.8314895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5732879">
                <text:p>-111.5732879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129241">
                <text:p>-111.5129241</text:p>
              </table:table-cell>
              <table:table-cell office:value-type="float" office:value="-111.4769134">
                <text:p>-111.4769134</text:p>
              </table:table-cell>
              <table:table-cell office:value-type="float" office:value="-111.4529876">
                <text:p>-111.4529876</text:p>
              </table:table-cell>
              <table:table-cell office:value-type="float" office:value="-111.44104">
                <text:p>-111.44104</text:p>
              </table:table-cell>
              <table:table-cell office:value-type="float" office:value="-111.44104">
                <text:p>-111.44104</text:p>
              </table:table-cell>
              <table:table-cell office:value-type="float" office:value="-111.44104">
                <text:p>-111.44104</text:p>
              </table:table-cell>
              <table:table-cell office:value-type="float" office:value="-111.4529876">
                <text:p>-111.4529876</text:p>
              </table:table-cell>
              <table:table-cell office:value-type="float" office:value="-111.4649429">
                <text:p>-111.4649429</text:p>
              </table:table-cell>
              <table:table-cell office:value-type="float" office:value="-111.4888992">
                <text:p>-111.4888992</text:p>
              </table:table-cell>
              <table:table-cell office:value-type="float" office:value="-111.5129241">
                <text:p>-111.5129241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732879">
                <text:p>-111.5732879</text:p>
              </table:table-cell>
              <table:table-cell office:value-type="float" office:value="-111.6340713">
                <text:p>-111.6340713</text:p>
              </table:table-cell>
              <table:table-cell office:value-type="float" office:value="-111.7075729">
                <text:p>-111.7075729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8815536">
                <text:p>-111.8815536</text:p>
              </table:table-cell>
              <table:table-cell office:value-type="float" office:value="-111.9952621">
                <text:p>-111.9952621</text:p>
              </table:table-cell>
              <table:table-cell office:value-type="float" office:value="-112.1104736">
                <text:p>-112.1104736</text:p>
              </table:table-cell>
              <table:table-cell office:value-type="float" office:value="-112.2403106">
                <text:p>-112.2403106</text:p>
              </table:table-cell>
              <table:table-cell office:value-type="float" office:value="-112.3323669">
                <text:p>-112.3323669</text:p>
              </table:table-cell>
              <table:table-cell office:value-type="float" office:value="-112.4254074">
                <text:p>-112.4254074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6693267">
                <text:p>-112.6693267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5872573">
                <text:p>-112.5872573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5872573">
                <text:p>-112.5872573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7660751">
                <text:p>-112.7660751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7665634">
                <text:p>-113.766563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3588485">
                <text:p>-112.3588485</text:p>
              </table:table-cell>
              <table:table-cell office:value-type="float" office:value="-112.3191528">
                <text:p>-112.3191528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2141876">
                <text:p>-112.2141876</text:p>
              </table:table-cell>
              <table:table-cell office:value-type="float" office:value="-112.2141876">
                <text:p>-112.2141876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4254074">
                <text:p>-112.4254074</text:p>
              </table:table-cell>
              <table:table-cell office:value-type="float" office:value="-112.4924774">
                <text:p>-112.4924774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7660751">
                <text:p>-112.7660751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814285">
                <text:p>-113.5814285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5814285">
                <text:p>-113.5814285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1362838">
                <text:p>-112.1362838</text:p>
              </table:table-cell>
              <table:table-cell office:value-type="float" office:value="-111.9952621">
                <text:p>-111.9952621</text:p>
              </table:table-cell>
              <table:table-cell office:value-type="float" office:value="-111.8815536">
                <text:p>-111.8815536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6830062">
                <text:p>-111.6830062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4769134">
                <text:p>-111.4769134</text:p>
              </table:table-cell>
              <table:table-cell office:value-type="float" office:value="-111.3934478">
                <text:p>-111.3934478</text:p>
              </table:table-cell>
              <table:table-cell office:value-type="float" office:value="-111.3107833">
                <text:p>-111.3107833</text:p>
              </table:table-cell>
              <table:table-cell office:value-type="float" office:value="-111.2405471">
                <text:p>-111.2405471</text:p>
              </table:table-cell>
              <table:table-cell office:value-type="float" office:value="-111.1940383">
                <text:p>-111.1940383</text:p>
              </table:table-cell>
              <table:table-cell office:value-type="float" office:value="-111.1477737">
                <text:p>-111.1477737</text:p>
              </table:table-cell>
              <table:table-cell office:value-type="float" office:value="-111.1132354">
                <text:p>-111.1132354</text:p>
              </table:table-cell>
              <table:table-cell office:value-type="float" office:value="-111.1017532">
                <text:p>-111.1017532</text:p>
              </table:table-cell>
              <table:table-cell office:value-type="float" office:value="-111.0902862">
                <text:p>-111.0902862</text:p>
              </table:table-cell>
              <table:table-cell office:value-type="float" office:value="-111.0902862">
                <text:p>-111.0902862</text:p>
              </table:table-cell>
              <table:table-cell office:value-type="float" office:value="-111.0902862">
                <text:p>-111.0902862</text:p>
              </table:table-cell>
              <table:table-cell office:value-type="float" office:value="-111.1132354">
                <text:p>-111.1132354</text:p>
              </table:table-cell>
              <table:table-cell office:value-type="float" office:value="-111.1247406">
                <text:p>-111.1247406</text:p>
              </table:table-cell>
              <table:table-cell office:value-type="float" office:value="-111.1593093">
                <text:p>-111.1593093</text:p>
              </table:table-cell>
              <table:table-cell office:value-type="float" office:value="-111.2172546">
                <text:p>-111.2172546</text:p>
              </table:table-cell>
              <table:table-cell office:value-type="float" office:value="-111.2755966">
                <text:p>-111.2755966</text:p>
              </table:table-cell>
              <table:table-cell office:value-type="float" office:value="-111.3579254">
                <text:p>-111.3579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